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74.36pt"/>
    </style:style>
    <style:style style:name="co2" style:family="table-column">
      <style:table-column-properties fo:break-before="auto" style:column-width="70.16pt"/>
    </style:style>
    <style:style style:name="ro1" style:family="table-row">
      <style:table-row-properties style:row-height="115.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Filtered_5f_Udvash_5f_Data_5f_with_5f_rubric">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iltered_Udvash_Data_with_rubric" table:style-name="ta1">
        <office:forms form:automatic-focus="false" form:apply-design-mode="false"/>
        <table:table-column table:style-name="co1" table:number-columns-repeated="26" table:default-cell-style-name="Default"/>
        <table:table-column table:style-name="co2" table:number-columns-repeated="998" table:default-cell-style-name="Default"/>
        <table:table-row table:style-name="ro1">
          <table:table-cell table:style-name="ce1" office:value-type="string" calcext:value-type="string">
            <text:p>question_id</text:p>
          </table:table-cell>
          <table:table-cell table:style-name="ce1" office:value-type="string" calcext:value-type="string">
            <text:p>image_filename</text:p>
          </table:table-cell>
          <table:table-cell table:style-name="ce1" office:value-type="string" calcext:value-type="string">
            <text:p>Marks</text:p>
          </table:table-cell>
          <table:table-cell table:style-name="ce1" office:value-type="string" calcext:value-type="string">
            <text:p>solution_image_id</text:p>
          </table:table-cell>
          <table:table-cell table:style-name="ce1" office:value-type="string" calcext:value-type="string">
            <text:p>solve_text</text:p>
          </table:table-cell>
          <table:table-cell table:style-name="ce1" office:value-type="string" calcext:value-type="string">
            <text:p>subject</text:p>
          </table:table-cell>
          <table:table-cell table:style-name="ce1" office:value-type="string" calcext:value-type="string">
            <text:p>rubric</text:p>
          </table:table-cell>
          <table:table-cell table:style-name="ce1" office:value-type="string" calcext:value-type="string">
            <text:p>Gemini2.0Flash_response</text:p>
          </table:table-cell>
          <table:table-cell table:style-name="ce1" office:value-type="string" calcext:value-type="string">
            <text:p>Gemini2.5Flash_response</text:p>
          </table:table-cell>
          <table:table-cell table:style-name="ce1"/>
          <table:table-cell table:style-name="ce1" office:value-type="string" calcext:value-type="string">
            <text:p>Gemini2.0Flash_input_tokens</text:p>
          </table:table-cell>
          <table:table-cell table:style-name="ce1" office:value-type="string" calcext:value-type="string">
            <text:p>Gemini2.5Flash_input_tokens</text:p>
          </table:table-cell>
          <table:table-cell table:style-name="ce1" office:value-type="string" calcext:value-type="string">
            <text:p>Gemini2.5Pro_input_tokens</text:p>
          </table:table-cell>
          <table:table-cell table:style-name="ce1" office:value-type="string" calcext:value-type="string">
            <text:p>Gemini2.0Flash_output_tokens</text:p>
          </table:table-cell>
          <table:table-cell table:style-name="ce1" office:value-type="string" calcext:value-type="string">
            <text:p>Gemini2.5Flash_output_tokens</text:p>
          </table:table-cell>
          <table:table-cell table:style-name="ce1" office:value-type="string" calcext:value-type="string">
            <text:p>Gemini2.5Pro_output_tokens</text:p>
          </table:table-cell>
          <table:table-cell table:style-name="ce1" table:number-columns-repeated="10"/>
          <table:table-cell table:number-columns-repeated="998"/>
        </table:table-row>
        <table:table-row table:style-name="ro1">
          <table:table-cell table:style-name="ce1" office:value-type="float" office:value="1" calcext:value-type="float">
            <text:p>1</text:p>
          </table:table-cell>
          <table:table-cell table:style-name="ce1" office:value-type="string" calcext:value-type="string">
            <text:p>1002.jpg</text:p>
          </table:table-cell>
          <table:table-cell table:style-name="ce1" office:value-type="float" office:value="2" calcext:value-type="float">
            <text:p>2</text:p>
          </table:table-cell>
          <table:table-cell table:style-name="ce1" office:value-type="float" office:value="1001" calcext:value-type="float">
            <text:p>1001</text:p>
          </table:table-cell>
          <table:table-cell table:style-name="ce1" office:value-type="string" calcext:value-type="string">
            <text:p>ছেদবিন্দু নির্ণয়: x² + ax = 4ax ⇒ x = 0,3a; y = 0,± √3a</text:p>
            <text:p/>
            <text:p>ক্ষেত্রফল = 2 \int_0^{3a} (\sqrt{4ax} - x^2 - \sqrt{ax}) dx</text:p>
            <text:p/>
            <text:p>= 2 \int_0^{3a} (\sqrt{4a^2 - (x - 2a)^2} - \sqrt{ax}) dx</text:p>
            <text:p/>
            <text:p>= 2 × [\frac{x - 2a}{2}\sqrt{4ax - x^2} + \frac{1}{2} \times (2a)^2 \times sin^{-1}\frac{x - 2a}{2a} - \frac{2}{3}\sqrt{ax^3}]_0^{3a}</text:p>
            <text:p/>
            <text:p>= 2 × (\frac{a}{2} \times \sqrt{3a} + 2a^2 \times \frac{\pi}{6} - 2\sqrt{3a^2} + \pi a^2)</text:p>
            <text:p/>
            <text:p>= (\frac{8\pi}{3} - 3\sqrt{3})a^2 বর্গ একক। [Ans.]</text:p>
          </table:table-cell>
          <table:table-cell table:style-name="ce1" office:value-type="string" calcext:value-type="string">
            <text:p>Math</text:p>
          </table:table-cell>
          <table:table-cell table:style-name="ce1" office:value-type="string" calcext:value-type="string">
            <text:p>নম্বর বণ্টন:</text:p>
            <text:p/>
            <text:p>x = 0,3a ; y = 0, ± √ 3a নির্ণয়ের জন্য ০২ নম্বর।</text:p>
            <text:p/>
            <text:p>ক্ষেত্রফল = 2 \int_0^{3a} (\sqrt{4ax} - x^2 - \sqrt{ax}) dx নির্ণয়ের জন্য ০২ নম্বর।</text:p>
            <text:p/>
            <text:p>ক্ষেত্রফল = (\frac{8\pi}{3} - 3\sqrt{3}) a^2 বর্গ একক নির্ণয়ের জন্য ০৬ নম্বর।</text:p>
          </table:table-cell>
          <table:table-cell table:style-name="ce1" office:value-type="string" calcext:value-type="string">
            <text:p>```json</text:p>
            <text:p>{</text:p>
            <text:p>    "প্রাপ্ত মার্কস": "4/10",</text:p>
            <text:p>    "ধাপ অনুযায়ী মার্কস বিভাজন": [</text:p>
            <text:p>    "ধাপ ১: 2 মার্কস - ছেদবিন্দু x = 0, 3a নির্ণয় করা হয়েছে।",</text:p>
            <text:p>    "ধাপ ২: 2 মার্কস - ক্ষেত্রফল 2 ∫₀³ᵃ (√{4ax} - √(ax)) dx পর্যন্ত লেখার জন্য।"</text:p>
            <text:p>    ],</text:p>
            <text:p>    "চিহ্নিত ভুলসমূহ": [</text:p>
            <text:p>    "১. ইন্টিগ্রেশন এর মধ্যে x² টার্মটি বাদ পড়েছে।",</text:p>
            <text:p>    "২. ইন্টিগ্রেশন এবং ফাইনাল উত্তর ভুল হয়েছে।"</text:p>
            <text:p>    ],</text:p>
            <text:p>    "সংশোধিত উত্তর": [</text:p>
            <text:p>    "১. ক্ষেত্রফল = 2 ∫₀³ᵃ (√(4ax) - (x²/a) - √(ax)) dx ",</text:p>
            <text:p>    "২. ক্ষেত্রফল = (8π/3 - 3√3)a² বর্গ একক।"</text:p>
            <text:p>    ],</text:p>
            <text:p>    "অতিরিক্ত মন্তব্য": "ক্ষেত্রফল নির্ণয়ের জন্য সঠিক ইন্টিগ্রেশন এবং ক্যালকুলেশন প্রয়োজন।"</text:p>
            <text:p>}</text:p>
            <text:p>```</text:p>
          </table:table-cell>
          <table:table-cell table:style-name="ce1" office:value-type="string" calcext:value-type="string">
            <text:p>```json</text:p>
            <text:p>{</text:p>
            <text:p>    "প্রাপ্ত মার্কস": "1/10",</text:p>
            <text:p>    "ধাপ অনুযায়ী মার্কস বিভাজন": [</text:p>
            <text:p>        "ধাপ ১: 1 মার্কস - ছেদবিন্দুর x স্থানাঙ্ক (x=0, 3a) নির্ণয় সঠিক হয়েছে। y স্থানাঙ্ক নির্ণয় করা হয়নি। (মোট ২ নম্বরের মধ্যে ১)",</text:p>
            <text:p>        "ধাপ ২: 0 মার্কস - ক্ষেত্রফল নির্ণয়ের জন্য ইন্টিগ্রাল সেটআপ অসম্পূর্ণ (integrand লেখা হয়নি)। (মোট ২ নম্বরের মধ্যে ০)",</text:p>
            <text:p>        "ধাপ ৩: 0 মার্কস - ইন্টিগ্রালের মান নির্ণয় এবং চূড়ান্ত ক্ষেত্রফল গণনা করা হয়নি। (মোট ৬ নম্বরের মধ্যে ০)"</text:p>
            <text:p>    ],</text:p>
            <text:p>    "চিহ্নিত ভুলসমূহ": [</text:p>
            <text:p>        "ছেদবিন্দুর y স্থানাঙ্ক (0, ±√3a) নির্ণয় অসম্পূর্ণ।",</text:p>
            <text:p>        "ক্ষেত্রফল নির্ণয়ের জন্য ইন্টিগ্রালের Integrand উল্লেখ করা হয়নি।",</text:p>
            <text:p>        "ইন্টিগ্রেশন ও চূড়ান্ত ফলাফল গণনা করা হয়নি।"</text:p>
            <text:p>    ],</text:p>
            <text:p>    "সংশোধিত উত্তর": [</text:p>
            <text:p>        "ছেদবিন্দু নির্ণয়: প্রদত্ত সমীকরণ দুটি y² = ax এবং x² + y² = 4ax। দ্বিতীয় সমীকরণে y² = ax বসিয়ে পাই, x² + ax = 4ax ⇒ x² - 3ax = 0 ⇒ x(x - 3a) = 0। অতএব, x = 0 অথবা x = 3a।",</text:p>
            <text:p>        "যখন x = 0, y² = a(0) = 0 ⇒ y = 0। ছেদবিন্দু (0,0)।",</text:p>
            <text:p>        "যখন x = 3a, y² = a(3a) = 3a² ⇒ y = ±√3a। ছেদবিন্দুগুলি (3a, √3a) এবং (3a, -√3a)। ছেদবিন্দুগুলি হল (0,0) এবং (3a, ±√3a)।",</text:p>
            <text:p>        "প্রদত্ত রেখাদ্বয়ের অন্তর্গত এলাকার ক্ষেত্রফল y-অক্ষ সাপেক্ষে প্রতিসম হওয়ায় ক্ষেত্রফল = 2 \int_0^{3a} (\sqrt{4ax - x^2} - \sqrt{ax}) dx।",</text:p>
            <text:p>        "ইন্টিগ্রেশন ও চূড়ান্ত ফলাফল গণনা:",</text:p>
            <text:p>        "ক্ষেত্রফল = 2 \int_0^{3a} (\sqrt{4a^2 - (x - 2a)^2} - \sqrt{ax}) dx",</text:p>
            <text:p>        "= 2 × [\frac{x - 2a}{2}\sqrt{4ax - x^2} + \frac{1}{2} \times (2a)^2 \times sin^{-1}\frac{x - 2a}{2a} - \frac{2}{3}\sqrt{a}x^{3/2}]_0^{3a}",</text:p>
            <text:p>        "= 2 × [(\frac{3a - 2a}{2}\sqrt{4a(3a) - (3a)^2} + 2a^2 sin^{-1}\frac{3a - 2a}{2a} - \frac{2}{3}\sqrt{a}(3a)^{3/2}) - (0 + 2a^2 sin^{-1}(-1) - 0)]",</text:p>
            <text:p>        "= 2 × [(\frac{a}{2}\sqrt{12a^2 - 9a^2} + 2a^2 sin^{-1}(\frac{1}{2}) - \frac{2}{3}\sqrt{a}(3\sqrt{3}a\sqrt{a})) - (-2a^2 \times \frac{\pi}{2})]",</text:p>
            <text:p>        "= 2 × [(\frac{a}{2}\sqrt{3a^2} + 2a^2 \times \frac{\pi}{6} - \frac{2}{3}\sqrt{a}(3\sqrt{3}a\sqrt{a})) + \pi a^2]",</text:p>
            <text:p>        "= 2 × [(\frac{a}{2}\sqrt{3}a + \frac{\pi a^2}{3} - 2\sqrt{3}a^2) + \pi a^2]",</text:p>
            <text:p>        "= 2 × [\frac{\sqrt{3}a^2}{2} + \frac{\pi a^2}{3} - 2\sqrt{3}a^2 + \pi a^2]",</text:p>
            <text:p>        "= 2 × [(\frac{1}{2} - 2)\sqrt{3}a^2 + (\frac{1}{3} + 1)\pi a^2]",</text:p>
            <text:p>        "= 2 × [-\frac{3}{2}\sqrt{3}a^2 + \frac{4}{3}\pi a^2]",</text:p>
            <text:p>        "= -3\sqrt{3}a^2 + \frac{8\pi}{3} a^2",</text:p>
            <text:p>        "= (\frac{8\pi}{3} - 3\sqrt{3})a^2 বর্গ একক।"</text:p>
            <text:p>    ],</text:p>
            <text:p>    "অতিরিক্ত মন্তব্য": "ছাত্র ছেদবিন্দুর x স্থানাঙ্ক নির্ণয় করতে পেরেছে এবং ক্ষেত্রফলের ইন্টিগ্রালের লিমিট ও গুণক (২) সঠিকভাবে বসিয়েছে, কিন্তু integrand লিখতে ও সম্পূর্ণ ইন্টিগ্রেশন করতে ব্যর্থ হয়েছে।"</text:p>
            <text:p>}</text:p>
            <text:p>```</text:p>
          </table:table-cell>
          <table:table-cell table:style-name="ce1"/>
          <table:table-cell table:style-name="ce1" office:value-type="float" office:value="1473" calcext:value-type="float">
            <text:p>1473</text:p>
          </table:table-cell>
          <table:table-cell table:style-name="ce1" office:value-type="float" office:value="1373" calcext:value-type="float">
            <text:p>1373</text:p>
          </table:table-cell>
          <table:table-cell table:style-name="ce1" office:value-type="float" office:value="0" calcext:value-type="float">
            <text:p>0</text:p>
          </table:table-cell>
          <table:table-cell table:style-name="ce1" office:value-type="float" office:value="345" calcext:value-type="float">
            <text:p>345</text:p>
          </table:table-cell>
          <table:table-cell table:style-name="ce1" office:value-type="float" office:value="1166" calcext:value-type="float">
            <text:p>1166</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2" calcext:value-type="float">
            <text:p>2</text:p>
          </table:table-cell>
          <table:table-cell table:style-name="ce1" office:value-type="string" calcext:value-type="string">
            <text:p>1003.jpg</text:p>
          </table:table-cell>
          <table:table-cell table:style-name="ce1" office:value-type="float" office:value="10" calcext:value-type="float">
            <text:p>10</text:p>
          </table:table-cell>
          <table:table-cell table:style-name="ce1"/>
          <table:table-cell table:style-name="ce1" office:value-type="string" calcext:value-type="string">
            <text:p>y = e^{ax}cosbx</text:p>
            <text:p>⇒ y₁ = ae^{ax}cosbx - be^{ax}sinbx</text:p>
            <text:p>⇒ y₂ = a²e^{ax}cosbx - abe^{ax}sinbx - abe^{ax}sinbx - b²e^{ax}cosbx</text:p>
            <text:p>⇒ y₂ = a²e^{ax}cosbx - b²e^{ax}cosbx - 2abe^{ax}sinbx</text:p>
            <text:p>⇒ y₂ = 2a²e^{ax}cosbx - 2abe^{ax}sinbx - a²e^{ax}cosbx - b²e^{ax}cosbx</text:p>
            <text:p>⇒ y₂ = 2a(ae^{ax}cosbx - be^{ax}sinbx) - (a² + b²)e^{ax}cosbx</text:p>
            <text:p>⇒ y₂ = 2ay₁ - (a² + b²)y</text:p>
            <text:p>⇒ y₂ - 2ay₁ + (a² + b²)y = 0 [Proved.]</text:p>
          </table:table-cell>
          <table:table-cell table:style-name="ce1" office:value-type="string" calcext:value-type="string">
            <text:p>Math</text:p>
          </table:table-cell>
          <table:table-cell table:style-name="ce1" office:value-type="string" calcext:value-type="string">
            <text:p>নম্বর বণ্টনঃ</text:p>
            <text:p>y₁ = ae^{ax}cosbx - be^{ax}sinbx; নির্ণয়ের জন্য ০১ নম্বর।</text:p>
            <text:p>y₂ = a²e^{ax}cosbx - abeaxsinbx - abeaxsinbx - b²e^{ax}cosbx; নির্ণয়ের জন্য ০১ নম্বর।</text:p>
            <text:p>y₂ = 2a²e^{ax}cosbx - 2abe^{ax}sinbx - a²e^{ax}cosbx - b²e^{ax}cosbx; নির্ণয়ের জন্য ০৩ নম্বর।</text:p>
            <text:p>y₂ - 2ay₁ + (a² + b²) y = 0; নির্ণয়ের জন্য ০৫ নম্বর।</text:p>
          </table:table-cell>
          <table:table-cell table:style-name="ce1" office:value-type="string" calcext:value-type="string">
            <text:p>```json</text:p>
            <text:p>{</text:p>
            <text:p>    "প্রাপ্ত মার্কস": "7/10",</text:p>
            <text:p>    "ধাপ অনুযায়ী মার্কস বিভাজন": [</text:p>
            <text:p>        "ধাপ ১: ১ মার্কস - y₁ = ae^{ax}cosbx - be^{ax}sinbx নির্ণয়ের জন্য।",</text:p>
            <text:p>        "ধাপ ২: ১ মার্কস - y₂ = a²e^{ax}cosbx - abe^{ax}sinbx - abe^{ax}sinbx - b²e^{ax}cosbx নির্ণয়ের জন্য।",</text:p>
            <text:p>        "ধাপ ৩: ৩ মার্কস - y₂ = a²e^{ax}cosbx - b²e^{ax}cosbx - 2abe^{ax}sinbx  পর্যন্ত সঠিক সরলীকরণ করার জন্য।",</text:p>
            <text:p>        "ধাপ ৪: ২ মার্কস -  y₂ - 2ay₁ + (a² + b²)y = 0 প্রমাণ করার জন্য (আংশিক)। এখানে L.H.S বসিয়ে কিছু পদ বসানো হয়েছে কিন্তু প্রমান সম্পন্ন হয়নি।"</text:p>
            <text:p>    ],</text:p>
            <text:p>    "চিহ্নিত ভুলসমূহ": [</text:p>
            <text:p>        "১. y₂ এর সরলীকরণ সম্পূর্ণ হয়নি।",</text:p>
            <text:p>        "২. L.H.S.-এ y, y1 ও y2 এর মান বসিয়ে কাটাকাটি করে ফলাফল বের করা হয়নি।"</text:p>
            <text:p>    ],</text:p>
            <text:p>    "সংশোধিত উত্তর": [</text:p>
            <text:p>        "১. y₂ = a²e^{ax}cosbx - b²e^{ax}cosbx - 2abe^{ax}sinbx = e^{ax}cosbx(a² - b²) - 2abe^{ax}sinbx",</text:p>
            <text:p>        "২. L.H.S. = y₂ - 2ay₁ + (a² + b²)y = [e^{ax}cosbx(a² - b²) - 2abe^{ax}sinbx] - 2a[ae^{ax}cosbx - be^{ax}sinbx] + (a² + b²)e^{ax}cosbx = e^{ax}cosbx(a² - b² - 2a² + a² + b²) - 2abe^{ax}sinbx + 2abe^{ax}sinbx = 0 = R.H.S."</text:p>
            <text:p>    ],</text:p>
            <text:p>    "অতিরিক্ত মন্তব্য": "হাতের লেখা কিছুটা অস্পষ্ট।"</text:p>
            <text:p>}</text:p>
            <text:p>```</text:p>
          </table:table-cell>
          <table:table-cell table:style-name="ce1" office:value-type="string" calcext:value-type="string">
            <text:p>```json</text:p>
            <text:p>{</text:p>
            <text:p>    "প্রাপ্ত মার্কস": "1/10",</text:p>
            <text:p>    "ধাপ অনুযায়ী মার্কস বিভাজন": [</text:p>
            <text:p>        "ধাপ ১: ১ মার্কস - y₁ = ae^(ax)cosbx - be^(ax)sinbx সঠিকভাবে নির্ণয় করা হয়েছে।",</text:p>
            <text:p>        "ধাপ ২: ০ মার্কস - y₂-এর প্রাথমিক বিস্তৃতিতে ভুল আছে (যেমন: -bcosbx এর বদলে -b²cosby লেখা হয়েছে)।",</text:p>
            <text:p>        "ধাপ ৩: ০ মার্কস - y₂-এর সরলীকৃত রূপটি ((a²-b²)e^(ax)cosbx - 2abe^(ax)sinbx) সঠিকভাবে নির্ণয় করা হয়নি।",</text:p>
            <text:p>        "ধাপ ৪: ০ মার্কস - y₂ - 2ay₁ + (a² + b²)y = 0 সমীকরণটি প্রমাণ করা হয়নি।"</text:p>
            <text:p>    ],</text:p>
            <text:p>    "চিহ্নিত ভুলসমূহ": [</text:p>
            <text:p>        "১. y₂ নির্ণয়ের সময় -bsinbx পদের অন্তরকলনে ভুল করা হয়েছে (-bcosbx এর বদলে -b²cosby লেখা হয়েছে)।",</text:p>
            <text:p>        "২. -2ay₁ পদের বিস্তৃতিতে ভুল করা হয়েছে (-2a²e^(ax)cosbx + 2abe^(ax)sinbx এর পরিবর্তে -2ae^(ax)cosby + 2abe^(ax)bsinbx লেখা হয়েছে)।",</text:p>
            <text:p>        "৩. +(a² + b²)y পদের বিস্তৃতিতে e^(ax) এর বদলে a^(ax) লেখা হয়েছে।",</text:p>
            <text:p>        "৪. পরবর্তীতে বীজগাণিতিক সরলীকরণের ধাপগুলি ভুল।",</text:p>
            <text:p>        "৫. চূড়ান্ত ফলাফল ০ পাওয়া যায়নি।"</text:p>
            <text:p>    ],</text:p>
            <text:p>    "সংশোধিত উত্তর": [</text:p>
            <text:p>        "y = e^(ax)cosbx",</text:p>
            <text:p>        "y₁ = ae^(ax)cosbx - be^(ax)sinbx",</text:p>
            <text:p>        "y₂ = d/dx (ae^(ax)cosbx - be^(ax)sinbx)",</text:p>
            <text:p>        "y₂ = (a²e^(ax)cosbx - abe^(ax)sinbx) - (abe^(ax)sinbx + b²e^(ax)cosbx)",</text:p>
            <text:p>        "y₂ = (a² - b²)e^(ax)cosbx - 2abe^(ax)sinbx",</text:p>
            <text:p>        "L.H.S. = y₂ - 2ay₁ + (a² + b²)y",</text:p>
            <text:p>        "L.H.S. = [(a² - b²)e^(ax)cosbx - 2abe^(ax)sinbx] - 2a[ae^(ax)cosbx - be^(ax)sinbx] + (a² + b²)[e^(ax)cosbx]",</text:p>
            <text:p>        "L.H.S. = (a² - b²)e^(ax)cosbx - 2abe^(ax)sinbx - 2a²e^(ax)cosbx + 2abe^(ax)sinbx + (a² + b²)e^(ax)cosbx",</text:p>
            <text:p>        "L.H.S. = e^(ax)cosbx (a² - b² - 2a² + a² + b²) + e^(ax)sinbx (-2ab + 2ab)",</text:p>
            <text:p>        "L.H.S. = e^(ax)cosbx (0) + e^(ax)sinbx (0) = 0",</text:p>
            <text:p>        "সুতরাং, y₂ - 2ay₁ + (a² + b²)y = 0 (প্রমাণিত)।"</text:p>
            <text:p>    ],</text:p>
            <text:p>    "অতিরিক্ত মন্তব্য": "ছাত্র/ছাত্রী অন্তরকলন এবং বীজগাণিতিক সরলীকরণে বেশ কিছু গুরুত্বপূর্ণ ভুল করেছে, যার ফলে প্রমাণটি সম্পন্ন হয়নি।"</text:p>
            <text:p>}</text:p>
            <text:p>```</text:p>
          </table:table-cell>
          <table:table-cell table:style-name="ce1"/>
          <table:table-cell table:style-name="ce1" office:value-type="float" office:value="2742" calcext:value-type="float">
            <text:p>2742</text:p>
          </table:table-cell>
          <table:table-cell table:style-name="ce1" office:value-type="float" office:value="1104" calcext:value-type="float">
            <text:p>1104</text:p>
          </table:table-cell>
          <table:table-cell table:style-name="ce1" office:value-type="float" office:value="0" calcext:value-type="float">
            <text:p>0</text:p>
          </table:table-cell>
          <table:table-cell table:style-name="ce1" office:value-type="float" office:value="614" calcext:value-type="float">
            <text:p>614</text:p>
          </table:table-cell>
          <table:table-cell table:style-name="ce1" office:value-type="float" office:value="805" calcext:value-type="float">
            <text:p>805</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3" calcext:value-type="float">
            <text:p>3</text:p>
          </table:table-cell>
          <table:table-cell table:style-name="ce1" office:value-type="string" calcext:value-type="string">
            <text:p>1004.jpg</text:p>
          </table:table-cell>
          <table:table-cell table:style-name="ce1" office:value-type="float" office:value="0" calcext:value-type="float">
            <text:p>0</text:p>
          </table:table-cell>
          <table:table-cell table:style-name="ce1"/>
          <table:table-cell table:style-name="ce1" office:value-type="string" calcext:value-type="string">
            <text:p>ধরি, বর্গাকার তলার বাহুর দৈর্ঘ্য a, পাত্রের উচ্চতা h</text:p>
            <text:p>V = a²h = 1L = 1dm³</text:p>
            <text:p>⇒ h = 1/a²</text:p>
            <text:p>প্লাস্টিকের প্রয়োজন, A = a² + 4ah = a² + 4/a</text:p>
            <text:p>dA/da = 2a - 4/a² ⇒ d²A/da² = 2 + 8/a³</text:p>
            <text:p>2a - 4/a² = 0 হলে 2a = 4/a² ⇒ 2a³ = 4</text:p>
            <text:p>⇒ a = ³√2 dm</text:p>
            <text:p>d²A/da² a = ³√2 বসিয়ে d²A/da² = 2 + 8/2 = 6 &gt; 0</text:p>
            <text:p>∴ a = ³√2 dm এর জন্য সবচেয়ে কম প্লাস্টিক প্রয়োজন হবে।</text:p>
            <text:p>∴ বর্গাকার তলার বাহুর দৈর্ঘ্য = ³√2 dm = 1.2599 dm (Ans.)</text:p>
            <text:p>∴ পাত্রটির উচ্চতা = 1/(³√2)² dm = 0.6299dm(Ans.)</text:p>
          </table:table-cell>
          <table:table-cell table:style-name="ce1" office:value-type="string" calcext:value-type="string">
            <text:p>Math</text:p>
          </table:table-cell>
          <table:table-cell table:style-name="ce1" office:value-type="string" calcext:value-type="string">
            <text:p>নম্বর বণ্টনঃ</text:p>
            <text:p>d²A/da² = 2 + 8/a³ ; নির্ণয়ের জন্য ০২ নম্বর।</text:p>
            <text:p>বর্গাকার তলার বাহুর দৈর্ঘ্য = 1.2599 dm ; নির্ণয়ের জন্য ০৪ নম্বর।</text:p>
            <text:p>পাত্রটির উচ্চতা = 0.6299dm ; নির্ণয়ের জন্য ০৪ নম্বর।</text:p>
          </table:table-cell>
          <table:table-cell table:style-name="ce1" office:value-type="string" calcext:value-type="string">
            <text:p>```json</text:p>
            <text:p>{</text:p>
            <text:p>    "প্রাপ্ত মার্কস": "5/10",</text:p>
            <text:p>    "ধাপ অনুযায়ী মার্কস বিভাজন": [</text:p>
            <text:p>    "ধাপ ১: 1 লিটার = 1000 ঘন সেন্টিমিটার এবং ক্ষেত্রফল নির্ণয়ের চেষ্টা - 2 মার্কস",</text:p>
            <text:p>    "ধাপ ২: `dA/dx = 0` করে x এর মান বের করার চেষ্টা - 3 মার্কস",</text:p>
            <text:p>    "ধাপ ৩: চূড়ান্ত উত্তর ভুল হওয়ার কারণে কোনো নম্বর দেওয়া হয়নি।"</text:p>
            <text:p>    ],</text:p>
            <text:p>    "চিহ্নিত ভুলসমূহ": [</text:p>
            <text:p>    "১. ক্ষেত্রফল নির্ণয়ে ভুল হয়েছে। বর্গাকার তলার চারটি বাহুর ক্ষেত্রফল যোগ করতে হবে।",</text:p>
            <text:p>    "২. উচ্চতা নির্ণয়ে x এর মান ভুল হওয়ার কারণে ফলাফল ভুল এসেছে।"</text:p>
            <text:p>    ],</text:p>
            <text:p>    "সংশোধিত উত্তর": [</text:p>
            <text:p>    "১.  ক্ষেত্রফল হবে: A = x² + 4xy",</text:p>
            <text:p>    "২.  x এর সঠিক মান হল ∛2 dm",</text:p>
            <text:p>    "৩. y এর সঠিক মান হল 1/(∛2)² dm"</text:p>
            <text:p>    ],</text:p>
            <text:p>    "অতিরিক্ত মন্তব্য": "d²A/da² নির্ণয় এবং তার ব্যবহার দেখানো হয়নি।"</text:p>
            <text:p>}</text:p>
            <text:p>```</text:p>
          </table:table-cell>
          <table:table-cell table:style-name="ce1" office:value-type="string" calcext:value-type="string">
            <text:p>```json</text:p>
            <text:p>{</text:p>
            <text:p>    "প্রাপ্ত মার্কস": "0/10",</text:p>
            <text:p>    "ধাপ অনুযায়ী মার্কস বিভাজন": [</text:p>
            <text:p>        "ধাপ ১: ০ মার্কস - দ্বিতীয় ক্রমের অন্তরকলন (d²A/dx²) নির্ণয় করা হয়নি। (প্রদত্ত রুব্রিক অনুযায়ী ২ নম্বর)",</text:p>
            <text:p>        "ধাপ ২: ০ মার্কস - বর্গাকার তলার বাহুর দৈর্ঘ্য সঠিক নির্ণয় করা হয়নি। (প্রদত্ত রুব্রিক অনুযায়ী ৪ নম্বর)",</text:p>
            <text:p>        "ধাপ ৩: ০ মার্কস - পাত্রটির উচ্চতা সঠিক নির্ণয় করা হয়নি। (প্রদত্ত রুব্রিক অনুযায়ী ৪ নম্বর)"</text:p>
            <text:p>    ],</text:p>
            <text:p>    "চিহ্নিত ভুলসমূহ": [</text:p>
            <text:p>        "১. সমগ্র পৃষ্ঠতলের ক্ষেত্রফল (open-top পাত্রের জন্য) নির্ণয়ে ভুল করা হয়েছে। সঠিক ক্ষেত্রফল হবে তলার ক্ষেত্রফল + চারপাশের দেওয়ালের ক্ষেত্রফল = x² + 4xy। ছাত্র লিখেছে x² + 2xy।",</text:p>
            <text:p>        "২. প্রথম ক্রমের অন্তরকলনকে শূন্য করে প্রাপ্ত মানটি সর্বনিম্ন ক্ষেত্রফলের জন্য কিনা তা নিশ্চিত করার জন্য দ্বিতীয় ক্রমের অন্তরকলন নির্ণয় এবং তার চিহ্ন পরীক্ষা করা হয়নি।"</text:p>
            <text:p>    ],</text:p>
            <text:p>    "সংশোধিত উত্তর": [</text:p>
            <text:p>        "ধরি, পাত্রের তলার বাহুর দৈর্ঘ্য = x cm, উচ্চতা = y cm।",</text:p>
            <text:p>        "আয়তন V = x²y। প্রশ্নমতে V = 1 লিটার = 1000 cm³।",</text:p>
            <text:p>        "সুতরাং, x²y = 1000  =&gt; y = 1000/x²।",</text:p>
            <text:p>        "পাত্রটি মুখ খোলা, তাই প্রয়োজনীয় প্লাস্টিকের ক্ষেত্রফল A = তলার ক্ষেত্রফল + ৪ পাশের দেওয়ালের ক্ষেত্রফল।",</text:p>
            <text:p>        "A = x² + 4xy।",</text:p>
            <text:p>        "y এর মান বসিয়ে পাই, A(x) = x² + 4x(1000/x²) = x² + 4000/x।",</text:p>
            <text:p>        "ক্ষেত্রফল সর্বনিম্ন হওয়ার জন্য, dA/dx = 0 হতে হবে।",</text:p>
            <text:p>        "dA/dx = d/dx (x² + 4000x⁻¹) = 2x - 4000x⁻² = 2x - 4000/x²।",</text:p>
            <text:p>        "2x - 4000/x² = 0",</text:p>
            <text:p>        "2x³ - 4000 = 0",</text:p>
            <text:p>        "2x³ = 4000",</text:p>
            <text:p>        "x³ = 2000",</text:p>
            <text:p>        "x = ³√2000 cm = ³√(1000 * 2) cm = 10 * ³√2 cm।",</text:p>
            <text:p>        "দ্বিতীয় ক্রমের অন্তরকলন d²A/dx² নির্ণয় করতে হবে:",</text:p>
            <text:p>        "d²A/dx² = d/dx (2x - 4000x⁻²) = 2 - 4000(-2)x⁻³ = 2 + 8000x⁻³ = 2 + 8000/x³।",</text:p>
            <text:p>        "x = 10³√2 হলে x³ = 2000।",</text:p>
            <text:p>        "d²A/dx² = 2 + 8000/2000 = 2 + 4 = 6। যেহেতু d²A/dx² &gt; 0, তাই x = 10³√2 cm এর জন্য ক্ষেত্রফল সর্বনিম্ন হবে।",</text:p>
            <text:p>        "বর্গাকার তলার বাহুর দৈর্ঘ্য x = 10³√2 cm ≈ 10 * 1.26 cm = 12.6 cm (প্রায়)। (³√2 dm ≈ 1.26 dm = 12.6 cm)",</text:p>
            <text:p>        "উচ্চতা y = 1000/x² = 1000 / (10³√2)² = 1000 / (100 * ³√4) = 10 / ³√4 cm ≈ 10 / 1.587 cm ≈ 6.3 cm (প্রায়)। (1/(³√2)² dm ≈ 0.63 dm = 6.3 cm)"</text:p>
            <text:p>    ],</text:p>
            <text:p>    "অতিরিক্ত মন্তব্য": ""</text:p>
            <text:p>}</text:p>
            <text:p>```</text:p>
          </table:table-cell>
          <table:table-cell table:style-name="ce1"/>
          <table:table-cell table:style-name="ce1" office:value-type="float" office:value="2752" calcext:value-type="float">
            <text:p>2752</text:p>
          </table:table-cell>
          <table:table-cell table:style-name="ce1" office:value-type="float" office:value="1063" calcext:value-type="float">
            <text:p>1063</text:p>
          </table:table-cell>
          <table:table-cell table:style-name="ce1" office:value-type="float" office:value="0" calcext:value-type="float">
            <text:p>0</text:p>
          </table:table-cell>
          <table:table-cell table:style-name="ce1" office:value-type="float" office:value="399" calcext:value-type="float">
            <text:p>399</text:p>
          </table:table-cell>
          <table:table-cell table:style-name="ce1" office:value-type="float" office:value="937" calcext:value-type="float">
            <text:p>937</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5" calcext:value-type="float">
            <text:p>5</text:p>
          </table:table-cell>
          <table:table-cell table:style-name="ce1" office:value-type="string" calcext:value-type="string">
            <text:p>1005.jpg</text:p>
          </table:table-cell>
          <table:table-cell table:style-name="ce1" office:value-type="float" office:value="10" calcext:value-type="float">
            <text:p>10</text:p>
          </table:table-cell>
          <table:table-cell table:style-name="ce1"/>
          <table:table-cell table:style-name="ce1" office:value-type="string" calcext:value-type="string">
            <text:p>cos θ = (a cos α - b) / (a - b cos α)</text:p>
            <text:p/>
            <text:p>=&gt; (1 - tan²(θ/2)) / (1 + tan²(θ/2)) = (a - b) / (a + b)</text:p>
            <text:p/>
            <text:p>=&gt; (1 - tan²(θ/2)) / (1 + tan²(θ/2)) = (a - b x (1 - tan²(α/2)) / (a + b x (1 + tan²(α/2))</text:p>
            <text:p/>
            <text:p>=&gt; (1 - tan²(θ/2)) / (1 + tan²(θ/2)) = (a - a tan²(α/2) - b + b tan²(α/2)) / (a + a tan²(α/2) - b + b tan²(α/2))</text:p>
            <text:p/>
            <text:p>=&gt; (1 - tan²(θ/2)) / (1 + tan²(θ/2)) = ((a - b) - (a + b)tan²(α/2)) / ((a - b) + (a + b)tan²(α/2))</text:p>
            <text:p/>
            <text:p>=&gt; 2 tan²(θ/2) = 2(a - b) / (a + b) tan²(α/2)</text:p>
            <text:p/>
            <text:p>=&gt; tan²(θ/2) = (a - b) / (a + b)</text:p>
            <text:p/>
            <text:p>=&gt; tan(θ/2) = √((a - b) / (a + b))</text:p>
          </table:table-cell>
          <table:table-cell table:style-name="ce1" office:value-type="string" calcext:value-type="string">
            <text:p>Math</text:p>
          </table:table-cell>
          <table:table-cell table:style-name="ce1" office:value-type="string" calcext:value-type="string">
            <text:p>নম্বর বণ্টনঃ</text:p>
            <text:p/>
            <text:p>(1 - tan²(θ/2)) / (1 + tan²(θ/2)) = (a - b) / (a + b) ; নির্ণয় করার জন্য ০২ নম্বর।</text:p>
            <text:p/>
            <text:p>(1 - tan²(θ/2)) / (1 + tan²(θ/2)) = ((a - b) - (a + b)tan²(α/2)) / ((a - b) + (a + b)tan²(α/2)) ; নির্ণয় করার জন্য ০৩ নম্বর।</text:p>
            <text:p/>
            <text:p>tan(θ/2) = √((a - b) / (a + b)) ; নির্ণয় করার জন্য ০৫ নম্বর।</text:p>
          </table:table-cell>
          <table:table-cell table:style-name="ce1" office:value-type="string" calcext:value-type="string">
            <text:p>```json</text:p>
            <text:p>{</text:p>
            <text:p>    "প্রাপ্ত মার্কস": "6/10",</text:p>
            <text:p>    "ধাপ অনুযায়ী মার্কস বিভাজন": [</text:p>
            <text:p>    "ধাপ ১: 0 মার্কস - cos θ = (a cos α - b) / (a - b cos α) থেকে (1 - cos θ) / (1 + cos θ) = (a - b cos α - a cos α + b) / (a - b cos α + a cos α - b) পর্যন্ত সঠিক নয়।",</text:p>
            <text:p>    "ধাপ ২: 3 মার্কস - (1 - cos θ) / (1 + cos θ) = (a - b cos α - a cos α + b) / (a - b cos α + a cos α - b)  থেকে sin²(θ/2) / cos²(θ/2) =  ((a - b) - (a + b)tan²(α/2)) / ((a + b) + (a - b)tan²(α/2)) এই রূপান্তর সঠিক করার চেষ্টা করেছে কিন্তু পুরোপুরি নির্ভুল নয়।",</text:p>
            <text:p>    "ধাপ ৩: 3 মার্কস - tan(θ/2) = √((a+b)/(a-b)) পর্যন্ত সরলীকরণ করার চেষ্টা করেছে। এখানে a + b এবং a - b উল্টো করে লেখা হয়েছে।",</text:p>
            <text:p>    "ধাপ ৪: 0 মার্কস - প্রদত্ত উত্তরের সাথে মেলানোর জন্য বিশেষ কোন কাজ করা হয়নি।"</text:p>
            <text:p>    ],</text:p>
            <text:p>    "চিহ্নিত ভুলসমূহ": [</text:p>
            <text:p>    "১. cos θ = (a cos α - b) / (a - b cos α) থেকে (1 - cos θ) / (1 + cos θ) = (a - b cos α - a cos α + b) / (a - b cos α + a cos α - b) এই অংশে ভুল আছে।",</text:p>
            <text:p>    "২.  tan(θ/2) = √((a+b)/(a-b)) এখানে (a+b) এবং (a-b) এর অবস্থান ভুল আছে।"</text:p>
            <text:p>    ],</text:p>
            <text:p>    "সংশোধিত উত্তর": [</text:p>
            <text:p>    "১. cos θ = (a cos α - b) / (a - b cos α) থেকে (1 - cos θ) / (1 + cos θ) = (1 - (a cos α - b) / (a - b cos α)) / (1 + (a cos α - b) / (a - b cos α)) = (a - b cos α - a cos α + b) / (a - b cos α + a cos α - b) হবে।",</text:p>
            <text:p>    "২. tan(θ/2) = √((a-b)/(a+b)) হবে।"</text:p>
            <text:p>    ],</text:p>
            <text:p>    "অতিরিক্ত মন্তব্য": " student ত্রিকোণমিতিক সূত্র প্রয়োগ করার চেষ্টা করেছে, কিন্তু কিছু বীজগণিতিক ভুল করেছে।"</text:p>
            <text:p>}</text:p>
            <text:p>```</text:p>
          </table:table-cell>
          <table:table-cell table:style-name="ce1" office:value-type="string" calcext:value-type="string">
            <text:p>```json</text:p>
            <text:p>{</text:p>
            <text:p>    "প্রাপ্ত মার্কস": "9/10",</text:p>
            <text:p>    "ধাপ অনুযায়ী মার্কস বিভাজন": [</text:p>
            <text:p>        "ধাপ ১: ২ মার্কস - প্রদত্ত সমীকরণে সঠিক যোজন বিয়োজন প্রয়োগ।",</text:p>
            <text:p>        "ধাপ ২: ৩ মার্কস - যোজন বিয়োজন এর পর ডানপক্ষের রাশিকে ((a+b)-(a+b)cos α) / ((a-b)+(a-b)cos α) রূপে সরলীকরণ।",</text:p>
            <text:p>        "ধাপ ৩: ৩ মার্কস - (1-cos θ)/(1+cos θ) = tan²(θ/2) এবং (1-cos α)/(1+cos α) = tan²(α/2) সূত্র প্রয়োগ করে tan²(θ/2) = ((a+b)/(a-b)) tan²(α/2) সম্পর্ক স্থাপন।",</text:p>
            <text:p>        "ধাপ ৪: ১ মার্কস - নির্ণেয় অনুপাত tan(θ/2)/tan(α/2) = √((a+b)/(a-b)) নির্ণয়। (বর্গমূলের পূর্বে ± চিহ্ন না থাকায় ১ নম্বর কাটা হয়েছে)"</text:p>
            <text:p>    ],</text:p>
            <text:p>    "চিহ্নিত ভুলসমূহ": [</text:p>
            <text:p>        "১. নির্ণেয় মানের বর্গমূলের পূর্বে ± চিহ্ন ব্যবহার করা হয়নি।"</text:p>
            <text:p>    ],</text:p>
            <text:p>    "সংশোধিত উত্তর": [</text:p>
            <text:p>        "১. tan(θ/2) / tan(α/2) = ±√((a+b)/(a-b))"</text:p>
            <text:p>    ],</text:p>
            <text:p>    "অতিরিক্ত মন্তব্য": "ছাত্র/ছাত্রী একটি সঠিক বিকল্প পদ্ধতি অবলম্বন করে সমাধান করেছে। সমাধানটি সম্পূর্ণরূপে সঠিক।"</text:p>
            <text:p>}</text:p>
            <text:p>```</text:p>
          </table:table-cell>
          <table:table-cell table:style-name="ce1"/>
          <table:table-cell table:style-name="ce1" office:value-type="float" office:value="2811" calcext:value-type="float">
            <text:p>2811</text:p>
          </table:table-cell>
          <table:table-cell table:style-name="ce1" office:value-type="float" office:value="1207" calcext:value-type="float">
            <text:p>1207</text:p>
          </table:table-cell>
          <table:table-cell table:style-name="ce1" office:value-type="float" office:value="0" calcext:value-type="float">
            <text:p>0</text:p>
          </table:table-cell>
          <table:table-cell table:style-name="ce1" office:value-type="float" office:value="746" calcext:value-type="float">
            <text:p>746</text:p>
          </table:table-cell>
          <table:table-cell table:style-name="ce1" office:value-type="float" office:value="352" calcext:value-type="float">
            <text:p>352</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8" calcext:value-type="float">
            <text:p>8</text:p>
          </table:table-cell>
          <table:table-cell table:style-name="ce1" office:value-type="string" calcext:value-type="string">
            <text:p>1008.jpg</text:p>
          </table:table-cell>
          <table:table-cell table:style-name="ce1" office:value-type="float" office:value="10" calcext:value-type="float">
            <text:p>10</text:p>
          </table:table-cell>
          <table:table-cell table:style-name="ce1" office:value-type="float" office:value="1007" calcext:value-type="float">
            <text:p>1007</text:p>
          </table:table-cell>
          <table:table-cell table:style-name="ce1" office:value-type="string" calcext:value-type="string">
            <text:p>BC, CA ও AB বাহুর মধ্যবিন্দু যথাক্রমে D (4, 1), E(3,−\frac{1}{2}) ও F (2, \frac{5}{2})</text:p>
            <text:p>BDEF একটি সামান্তরিক।</text:p>
            <text:p>B বিন্দুর স্থানাঙ্ক (4 + 2 − 3, 1 + \frac{5}{2} + \frac{1}{2}) = (3, 4)</text:p>
            <text:p>A বিন্দুর স্থানাঙ্ক (3 + 2 − 4, −\frac{1}{2} + \frac{5}{2} − 1) = (1, 1)</text:p>
            <text:p>C বিন্দুর স্থানাঙ্ক (4 + 3 − 2, 1 − \frac{1}{2} − \frac{5}{2}) = (5, −2)</text:p>
            <text:p>$\begin{vmatrix} 3 &amp; 4 &amp; 1 \\ 1 &amp; 1 &amp; 1 \\ 5 &amp; -2 &amp; 1 \end{vmatrix} = 9$ বর্গ একক</text:p>
          </table:table-cell>
          <table:table-cell table:style-name="ce1" office:value-type="string" calcext:value-type="string">
            <text:p>Math</text:p>
          </table:table-cell>
          <table:table-cell table:style-name="ce1" office:value-type="string" calcext:value-type="string">
            <text:p>নম্বর বণ্টন:</text:p>
            <text:p>ত্রিভুজটির শীর্ষবিন্দুগুলোর স্থানাঙ্ক (1, 1), (3, 4), (5, −2); নির্ণয়ের জন্য (০২ × ০৩) = ০৬ নম্বর।</text:p>
            <text:p>ত্রিভুজটির ক্ষেত্রফল = 9 বর্গ একক; নির্ণয়ের জন্য ০৪ নম্বর।</text:p>
            <text:p>বি.দ্রঃ একক না লিখলে বা ভুল একক লিখলে ০১ নম্বর কর্তন করা হবে।</text:p>
          </table:table-cell>
          <table:table-cell table:style-name="ce1" office:value-type="string" calcext:value-type="string">
            <text:p>```json</text:p>
            <text:p>{</text:p>
            <text:p>    "প্রাপ্ত মার্কস": "9/10",</text:p>
            <text:p>    "ধাপ অনুযায়ী মার্কস বিভাজন": [</text:p>
            <text:p>    "ধাপ ১: ৬ মার্কস - শীর্ষবিন্দুগুলোর স্থানাঙ্ক নির্ণয়: A(1, 1), B(3, 4), C(5, -2) সঠিকভাবে নির্ণয় করার জন্য।",</text:p>
            <text:p>    "ধাপ ২: ৩ মার্কস - ক্ষেত্রফল নির্ণয়: ক্ষেত্রফল ৯ বর্গ একক নির্ণয় করার জন্য (একক লেখার জন্য ১ নম্বর অন্তর্ভুক্ত)।",</text:p>
            <text:p>    "ধাপ ৩: ক্ষেত্রফল নির্ণয়ের জন্য নির্ণায়কের মান বের করার পদ্ধতিতে সামান্য ভুল হয়েছে কিন্তু সঠিক উত্তরের কাছাকাছি থাকার জন্য ৩ নম্বর দেওয়া হলো।"</text:p>
            <text:p>    ],</text:p>
            <text:p>    "চিহ্নিত ভুলসমূহ": [</text:p>
            <text:p>    "১. ক্ষেত্রফল নির্ণয়ের সময় নির্ণায়কের মান বের করার সময় সামান্য ভুল হয়েছে।",</text:p>
            <text:p>    "২. ক্ষেত্রফলের একক লেখার সময় 'বর্গ একক' এর বদলে 'বর্গ একক' লেখা হয়েছে।"</text:p>
            <text:p>    ],</text:p>
            <text:p>    "সংশোধিত উত্তর": [</text:p>
            <text:p>    "১. নির্ণায়কের মান হবে:  = 1/2 * |3(1+2) - 4(1-5) + 1(-2-5)| = 1/2 * |9 + 16 -7| = 1/2 * 18 = 9 ",</text:p>
            <text:p>    "২. ক্ষেত্রফলের সঠিক একক: বর্গ একক"</text:p>
            <text:p>    ],</text:p>
            <text:p>    "অতিরিক্ত মন্তব্য": "ক্ষেত্রফল নির্ণয়ের সময় সামান্য ক্যালকুলেশন ভুল হয়েছে। কিন্তু শীর্ষবিন্দুগুলোর স্থানাঙ্ক নির্ণয় নির্ভুল হয়েছে।"</text:p>
            <text:p>}</text:p>
            <text:p>```</text:p>
          </table:table-cell>
          <table:table-cell table:style-name="ce1" office:value-type="string" calcext:value-type="string">
            <text:p>```json</text:p>
            <text:p>{</text:p>
            <text:p>    "প্রাপ্ত মার্কস": "8/10",</text:p>
            <text:p>    "ধাপ অনুযায়ী মার্কস বিভাজন": [</text:p>
            <text:p>    "ধাপ ১: ৬ মার্কস - শীর্ষবিন্দুগুলোর স্থানাঙ্ক (1, 1), (3, 4), (5, −2) নির্ণয়। (২+২+২ = ৬)",</text:p>
            <text:p>    "ধাপ ২: ২ মার্কস - ত্রিভুজটির ক্ষেত্রফল নির্ণয় (9 বর্গ একক)। (সঠিক মান ও একক লেখার জন্য আংশিক মার্কস, প্রদর্শিত গণনা পদ্ধতি ভুল ছিল)"</text:p>
            <text:p>    ],</text:p>
            <text:p>    "চিহ্নিত ভুলসমূহ": [</text:p>
            <text:p>    "১. ক্ষেত্রফল নির্ণয়ের জন্য নির্ণায়কের মধ্যে শীর্ষবিন্দুগুলোর স্থানাঙ্ক ভুলভাবে বসানো হয়েছে।",</text:p>
            <text:p>    "২. নির্ণায়কের মান নির্ণয়ের জন্য প্রদর্শিত হিসাবটি ভুল।"</text:p>
            <text:p>    ],</text:p>
            <text:p>    "সংশোধিত উত্তর": [</text:p>
            <text:p>    "শীর্ষবিন্দুগুলোর স্থানাঙ্ক A(1, 1), B(3, 4), C(5, −2)।",</text:p>
            <text:p>    "ত্রিভুজটির ক্ষেত্রফল = ১/২ |(1(4 - (-2)) + 3((-2) - 1) + 5(1 - 4))| = ১/২ |(1(6) + 3(-3) + 5(-3))| = ১/২ |(6 - 9 - 15)| = ১/২ |-18| = ৯ বর্গ একক।"</text:p>
            <text:p>    ],</text:p>
            <text:p>    "অতিরিক্ত মন্তব্য": "ছাত্রটি শীর্ষবিন্দুগুলোর স্থানাঙ্ক সঠিক পদ্ধতিতে নির্ণয় করেছে। ক্ষেত্রফল নির্ণয়ের চূড়ান্ত উত্তর সঠিক হলেও, প্রদর্শিত গণনা পদ্ধতি এবং নির্ণায়কের সাজসজ্জা ভুল ছিল। সঠিক উত্তর পাওয়ার জন্য আংশিক মার্কস দেওয়া হয়েছে।"</text:p>
            <text:p>}</text:p>
            <text:p>```</text:p>
          </table:table-cell>
          <table:table-cell table:style-name="ce1"/>
          <table:table-cell table:style-name="ce1" office:value-type="float" office:value="1472" calcext:value-type="float">
            <text:p>1472</text:p>
          </table:table-cell>
          <table:table-cell table:style-name="ce1" office:value-type="float" office:value="1328" calcext:value-type="float">
            <text:p>1328</text:p>
          </table:table-cell>
          <table:table-cell table:style-name="ce1" office:value-type="float" office:value="0" calcext:value-type="float">
            <text:p>0</text:p>
          </table:table-cell>
          <table:table-cell table:style-name="ce1" office:value-type="float" office:value="570" calcext:value-type="float">
            <text:p>570</text:p>
          </table:table-cell>
          <table:table-cell table:style-name="ce1" office:value-type="float" office:value="386" calcext:value-type="float">
            <text:p>386</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0" calcext:value-type="float">
            <text:p>10</text:p>
          </table:table-cell>
          <table:table-cell table:style-name="ce1" office:value-type="string" calcext:value-type="string">
            <text:p>1010.jpg</text:p>
          </table:table-cell>
          <table:table-cell table:style-name="ce1" office:value-type="float" office:value="2" calcext:value-type="float">
            <text:p>2</text:p>
          </table:table-cell>
          <table:table-cell table:style-name="ce1"/>
          <table:table-cell table:style-name="ce1" table:formula="of:#ERR501!" office:value-type="string" office:string-value="" calcext:value-type="error">
            <text:p>Err:501</text:p>
          </table:table-cell>
          <table:table-cell table:style-name="ce1" office:value-type="string" calcext:value-type="string">
            <text:p>Math</text:p>
          </table:table-cell>
          <table:table-cell table:style-name="ce1" office:value-type="string" calcext:value-type="string">
            <text:p>নম্বর বণ্টনঃ</text:p>
            <text:p>∫ dx/(1+sin x-cos x) = ∫ (1+tan²/2)dx/(1+tan²/2+2tan x/2-1+tan²/2) ; নির্ণয়ের জন্য ০২ নম্বর।</text:p>
            <text:p>∫ dx/(1+sin x-cos x) = ln(z/(z+1)) + c; নির্ণয়ের জন্য ০৩ নম্বর।</text:p>
            <text:p>∫π/2 dx/(1+sin x-cos x) = ln((√3+1)/2) ; নির্ণয়ের জন্য ০৫ নম্বর।</text:p>
          </table:table-cell>
          <table:table-cell table:style-name="ce1" office:value-type="string" calcext:value-type="string">
            <text:p>```json</text:p>
            <text:p>{</text:p>
            <text:p>    "প্রাপ্ত মার্কস": "5/10",</text:p>
            <text:p>    "ধাপ অনুযায়ী মার্কস বিভাজন": [</text:p>
            <text:p>        "ধাপ ১: 2 মার্কস - ত্রিকোণমিতিক সূত্র ব্যবহার করে sin x এবং cos x কে tan(x/2) এর মাধ্যমে প্রকাশ করার চেষ্টা সঠিক ছিল।",</text:p>
            <text:p>        "ধাপ ২: 0 মার্কস -  z = tan(x/2) ধরে প্রতিস্থাপন করার পরবর্তী ধাপ এবং ইন্টিগ্রেশন সম্পন্ন করা ভুল হয়েছে।",</text:p>
            <text:p>        "ধাপ ৩: 3 মার্কস - লিমিট বসিয়ে ln(tan(x/2)) পর্যন্ত সঠিক ছিল, কিন্তু এরপরের অংশ ভুল হয়েছে।"</text:p>
            <text:p>    ],</text:p>
            <text:p>    "চিহ্নিত ভুলসমূহ": [</text:p>
            <text:p>        "১. ইন্টিগ্রেশন ভুল হয়েছে। ln(tan(x/2)) পর্যন্ত ঠিক থাকলেও, এরপর সঠিক প্রতিস্থাপন করে সমাধান করা হয়নি।",</text:p>
            <text:p>        "২. চূড়ান্ত উত্তরে মান বসানোর ক্ষেত্রে ত্রুটি রয়েছে।"</text:p>
            <text:p>    ],</text:p>
            <text:p>    "সংশোধিত উত্তর": [</text:p>
            <text:p>        "১. সঠিক ইন্টিগ্রেশন হবে: ∫ dx/(1+sin x-cos x) = ln(tan(x/2)) + C নয়। বরং z = tan(x/2) ধরে প্রতিস্থাপন করে আংশিক ভগ্নাংশে বিভক্ত করে ইন্টিগ্রেশন করতে হবে। ∫ dz/z(z+1) = ∫ (1/z - 1/(z+1)) dz = ln|z| - ln|z+1| + C = ln|z/(z+1)| + C = ln|tan(x/2)/(tan(x/2) + 1)| + C",</text:p>
            <text:p>        "২. সঠিক মান নির্ণয়: ∫π/2π/3 dx/(1+sin x-cos x) = [ln|tan(x/2)/(tan(x/2) + 1)|]π/2π/3 = ln|tan(π/4)/(tan(π/4) + 1)| - ln|tan(π/6)/(tan(π/6) + 1)| = ln(1/2) - ln(1/(√3 + 1)) = ln((√3 + 1)/2)"</text:p>
            <text:p>    ],</text:p>
            <text:p>    "অতিরিক্ত মন্তব্য": "ছাত্র ত্রিকোণমিতিক সূত্র ব্যবহার করে প্রতিস্থাপন করার চেষ্টা করেছে এবং ln(tan(x/2)) পর্যন্ত পৌঁছেছে, যা একটি ভাল শুরু ছিল। তবে, ইন্টিগ্রেশন এবং চূড়ান্ত মান নির্ণয়ের ক্ষেত্রে কিছু ত্রুটি রয়েছে।"</text:p>
            <text:p>}</text:p>
            <text:p>```</text:p>
          </table:table-cell>
          <table:table-cell table:style-name="ce1" office:value-type="string" calcext:value-type="string">
            <text:p>```json</text:p>
            <text:p>{</text:p>
            <text:p>    "প্রাপ্ত মার্কস": "0/10",</text:p>
            <text:p>    "ধাপ অনুযায়ী মার্কস বিভাজন": [</text:p>
            <text:p>    "ধাপ ১: ০ মার্কস - প্রতিস্থাপন এবং হরের সরলীকরণ সঠিক হয়নি।",</text:p>
            <text:p>    "ধাপ ২: ০ মার্কস - অনির্দিষ্ট ইন্টিগ্রাল নির্ণয় সঠিক হয়নি।",</text:p>
            <text:p>    "ধাপ ৩: ০ মার্কস - নির্দিষ্ট ইন্টিগ্রালের মান নির্ণয় সঠিক হয়নি।"</text:p>
            <text:p>    ],</text:p>
            <text:p>    "চিহ্নিত ভুলসমূহ": [</text:p>
            <text:p>    "১. প্রতিস্থাপনের পর হরের সরলীকরণ incorrect হয়েছে (যেমন, `2 tan²/2` দেখানো হয়েছে, যা ভুল)।",</text:p>
            <text:p>    "২. অনির্দিষ্ট ইন্টিগ্রালের রূপ `ln ln x/2` সম্পূর্ণ incorrect।",</text:p>
            <text:p>    "৩. নির্দিষ্ট ইন্টিগ্রাল নির্ণয়ের জন্য `ln tan x/2` সূত্রটি ভুল প্রয়োগ করা হয়েছে।",</text:p>
            <text:p>    "৪. নির্দিষ্ট ইন্টিগ্রালের চূড়ান্ত মান `ln √3` incorrect।"</text:p>
            <text:p>    ],</text:p>
            <text:p>    "সংশোধিত উত্তর": [</text:p>
            <text:p>    "সঠিক প্রতিস্থাপন এবং সরলীকরণ: ∫ dx/(1+sin x-cos x) = ∫ (sec² x/2 dx) / (2tan x/2 + 2tan² x/2) = ∫ (sec² x/2 dx) / (2tan x/2(1+tan x/2))",</text:p>
            <text:p>    "যদি t = tan(x/2) ধরা হয়, তাহলে dt = 1/2 sec²(x/2) dx, অর্থাৎ sec²(x/2) dx = 2 dt। ইন্টিগ্রালটি হবে: ∫ (2 dt) / (2t(1+t)) = ∫ dt / (t(1+t))",</text:p>
            <text:p>    "অনির্দিষ্ট ইন্টিগ্রাল নির্ণয়: ∫ dt / (t(1+t)) = ∫ (1/t - 1/(1+t)) dt = ln|t| - ln|1+t| + c = ln|t/(1+t)| + c",</text:p>
            <text:p>    "নির্দিষ্ট ইন্টিগ্রাল নির্ণয়: [ln|tan(x/2)/(1+tan(x/2))|]π/3 to π/2",</text:p>
            <text:p>    "উপরের সীমা (x=π/2): tan(π/4) = 1। ln|1/(1+1)| = ln|1/2| = ln(1/2) = -ln 2।",</text:p>
            <text:p>    "নিম্ন সীমা (x=π/3): tan(π/6) = 1/√3। ln|(1/√3)/(1+1/√3)| = ln|1/(√3+1)| = ln(1/(√3+1)) = -ln(√3+1)।",</text:p>
            <text:p>    "মান: -ln 2 - (-ln(√3+1)) = -ln 2 + ln(√3+1) = ln((√3+1)/2)।"</text:p>
            <text:p>    ],</text:p>
            <text:p>    "অতিরিক্ত মন্তব্য": "ছাত্র/ছাত্রী প্রতিস্থাপনের প্রাথমিক ধারণাটি ব্যবহার করলেও, সরলীকরণ এবং ইন্টিগ্রেশন করার পদ্ধতিটি সঠিক অনুসরণ করেনি। নির্দিষ্ট ইন্টিগ্রালের ক্ষেত্রে ভুল সূত্র ব্যবহার করেছে।"</text:p>
            <text:p>}</text:p>
            <text:p>```</text:p>
          </table:table-cell>
          <table:table-cell table:style-name="ce1"/>
          <table:table-cell table:style-name="ce1" office:value-type="float" office:value="2710" calcext:value-type="float">
            <text:p>2710</text:p>
          </table:table-cell>
          <table:table-cell table:style-name="ce1" office:value-type="float" office:value="1075" calcext:value-type="float">
            <text:p>1075</text:p>
          </table:table-cell>
          <table:table-cell table:style-name="ce1" office:value-type="float" office:value="0" calcext:value-type="float">
            <text:p>0</text:p>
          </table:table-cell>
          <table:table-cell table:style-name="ce1" office:value-type="float" office:value="755" calcext:value-type="float">
            <text:p>755</text:p>
          </table:table-cell>
          <table:table-cell table:style-name="ce1" office:value-type="float" office:value="691" calcext:value-type="float">
            <text:p>691</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1" calcext:value-type="float">
            <text:p>11</text:p>
          </table:table-cell>
          <table:table-cell table:style-name="ce1" office:value-type="string" calcext:value-type="string">
            <text:p>1011.jpg</text:p>
          </table:table-cell>
          <table:table-cell table:style-name="ce1" office:value-type="float" office:value="10" calcext:value-type="float">
            <text:p>10</text:p>
          </table:table-cell>
          <table:table-cell table:style-name="ce1"/>
          <table:table-cell table:style-name="ce1" office:value-type="string" calcext:value-type="string">
            <text:p>5x - 4  2x  2x</text:p>
            <text:p>5x - 4  x - 4  2x  [C₁ = C₁ + C₂ + C₃]</text:p>
            <text:p>5x - 4  2x  x - 4</text:p>
            <text:p/>
            <text:p>= (5x - 4)  1  x - 4  2x  = (5x - 4)  1  2x  2x</text:p>
            <text:p>                  1  2x  x - 4      0  -x - 4  0</text:p>
            <text:p>                                          0  0  -x - 4</text:p>
            <text:p/>
            <text:p>= (5x - 4) × (x + 4)² = (-4 + 5x){x - (-4)}²</text:p>
            <text:p>.: (A, B) = (-4, 5)</text:p>
          </table:table-cell>
          <table:table-cell table:style-name="ce1" office:value-type="string" calcext:value-type="string">
            <text:p>Math</text:p>
          </table:table-cell>
          <table:table-cell table:style-name="ce1" office:value-type="string" calcext:value-type="string">
            <text:p>নম্বর বণ্টনঃ</text:p>
            <text:p>x - 4  2x  2x</text:p>
            <text:p>2x  x - 4  2x  = (5x - 4) × (x + 4)²; নির্ণয় করার জন্য ০৬ নম্বর।</text:p>
            <text:p>2x  2x  x - 4</text:p>
            <text:p/>
            <text:p>A = -4; নির্ণয় করার জন্য ০২ নম্বর।</text:p>
            <text:p>B = 5; নির্ণয় করার জন্য ০২ নম্বর।</text:p>
          </table:table-cell>
          <table:table-cell table:style-name="ce1" office:value-type="string" calcext:value-type="string">
            <text:p>```json</text:p>
            <text:p>{</text:p>
            <text:p>    "প্রাপ্ত মার্কস": "10/10",</text:p>
            <text:p>    "ধাপ অনুযায়ী মার্কস বিভাজন": [</text:p>
            <text:p>        "ধাপ ১: 6 মার্কস - নির্ণায়কের মান (5x-4)(x+4)^2 বের করার জন্য।",</text:p>
            <text:p>        "ধাপ ২: 2 মার্কস - A = -4 নির্ণয় করার জন্য।",</text:p>
            <text:p>        "ধাপ ৩: 2 মার্কস - B = 5 নির্ণয় করার জন্য।"</text:p>
            <text:p>    ],</text:p>
            <text:p>    "চিহ্নিত ভুলসমূহ": [],</text:p>
            <text:p>    "সংশোধিত উত্তর": [],</text:p>
            <text:p>    "অতিরিক্ত মন্তব্য": "ছাত্রের উত্তর সম্পূর্ণ নির্ভুল।"</text:p>
            <text:p>}</text:p>
            <text:p>```</text:p>
          </table:table-cell>
          <table:table-cell table:style-name="ce1" office:value-type="string" calcext:value-type="string">
            <text:p>```json</text:p>
            <text:p>{</text:p>
            <text:p>    "প্রাপ্ত মার্কস": "10/10",</text:p>
            <text:p>    "ধাপ অনুযায়ী মার্কস বিভাজন": [</text:p>
            <text:p>        "ধাপ ১: ৬ মার্কস - নির্ণায়কের মান (5x - 4)(x + 4)² নির্ণয় সঠিক হয়েছে।",</text:p>
            <text:p>        "ধাপ ২: ২ মার্কস - A = -4 নির্ণয় সঠিক হয়েছে।",</text:p>
            <text:p>        "ধাপ ৩: ২ মার্কস - B = 5 নির্ণয় সঠিক হয়েছে।"</text:p>
            <text:p>    ],</text:p>
            <text:p>    "চিহ্নিত ভুলসমূহ": [</text:p>
            <text:p>        "১. নির্ণায়কের মান নির্ণয়ের সময় row operation (r₁'=r₁-r₂, r₂'=r₂-r₃) লেখা আছে, কিন্তু এর নিচের matrix টি R₂'=R₂-R₁ এবং R₃'=R₃-R₁ operations ব্যবহার করে লেখা হয়েছে বলে মনে হচ্ছে।",</text:p>
            <text:p>        "২. R₂'=R₂-R₁ এবং R₃'=R₃-R₁ operations ব্যবহার করলে অন্তর্বর্তী matrix এর (3,3) উপাদানে (x-4 এর পরিবর্তে -x-4) একটি হিসাবের ভুল আছে। যদিও ছাত্র/ছাত্রী final result (5x-4)(x+4)² সঠিকভাবে লিখেছেন।"</text:p>
            <text:p>    ],</text:p>
            <text:p>    "সংশোধিত উত্তর": [</text:p>
            <text:p>        "ছাত্র/ছাত্রীর নির্ণায়কের final মান এবং A ও B এর মান সঠিক আছে। অন্তর্বর্তী ধাপের matrix এ সামান্য ত্রুটি ছিল কিন্তু final উত্তর সঠিক হওয়ায় সম্পূর্ণ নম্বর দেওয়া হয়েছে।"</text:p>
            <text:p>    ],</text:p>
            <text:p>    "অতিরিক্ত মন্তব্য": "চিহ্নিত ভুলগুলি সামান্য এবং final উত্তর সঠিক হওয়ায় সম্পূর্ণ নম্বর প্রাপ্য।"</text:p>
            <text:p>}</text:p>
            <text:p>```</text:p>
          </table:table-cell>
          <table:table-cell table:style-name="ce1"/>
          <table:table-cell table:style-name="ce1" office:value-type="float" office:value="2635" calcext:value-type="float">
            <text:p>2635</text:p>
          </table:table-cell>
          <table:table-cell table:style-name="ce1" office:value-type="float" office:value="1006" calcext:value-type="float">
            <text:p>1006</text:p>
          </table:table-cell>
          <table:table-cell table:style-name="ce1" office:value-type="float" office:value="0" calcext:value-type="float">
            <text:p>0</text:p>
          </table:table-cell>
          <table:table-cell table:style-name="ce1" office:value-type="float" office:value="204" calcext:value-type="float">
            <text:p>204</text:p>
          </table:table-cell>
          <table:table-cell table:style-name="ce1" office:value-type="float" office:value="346" calcext:value-type="float">
            <text:p>346</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4" calcext:value-type="float">
            <text:p>14</text:p>
          </table:table-cell>
          <table:table-cell table:style-name="ce1" office:value-type="string" calcext:value-type="string">
            <text:p>1015.jpg</text:p>
          </table:table-cell>
          <table:table-cell table:style-name="ce1" office:value-type="float" office:value="7" calcext:value-type="float">
            <text:p>7</text:p>
          </table:table-cell>
          <table:table-cell table:style-name="ce1"/>
          <table:table-cell table:style-name="ce1" office:value-type="string" calcext:value-type="string">
            <text:p>cos x − cos y = a ⇒ cos y − cos x = −a</text:p>
            <text:p>⇒ 2sin(\frac{x+y}{2})sin(\frac{x−y}{2}) = −a......(i)</text:p>
            <text:p>sin x − sin y = b ⇒ 2cos(\frac{x+y}{2})sin(\frac{x−y}{2}) = b......(ii)</text:p>
            <text:p>(i) ÷ (ii) ⇒ tan(\frac{x+y}{2}) = \frac{−a}{b}</text:p>
            <text:p>∴ sin(x + y) = \frac{2tan(\frac{x+y}{2})}{1+tan²(\frac{x+y}{2})} = \frac{\frac{−2a}{b}}{1+(\frac{−a}{b})²} = \frac{\frac{−2a}{b}}{1+\frac{a²}{b²}} = \frac{−2ab}{a²+b²}(Ans.)</text:p>
          </table:table-cell>
          <table:table-cell table:style-name="ce1" office:value-type="string" calcext:value-type="string">
            <text:p>Math</text:p>
          </table:table-cell>
          <table:table-cell table:style-name="ce1" office:value-type="string" calcext:value-type="string">
            <text:p>নম্বর বণ্টনঃ</text:p>
            <text:p>2sin(\frac{x+y}{2})sin(\frac{x−y}{2}) = −a ; নির্ণয়ের জন্য ০৩ নম্বর।</text:p>
            <text:p>2cos(\frac{x+y}{2})sin(\frac{x−y}{2}) = b; নির্ণয়ের জন্য ০৩ নম্বর।</text:p>
            <text:p>sin(x + y) = \frac{−2ab}{a²+b²}; নির্ণয়ের জন্য ০৪ নম্বর।n fore</text:p>
          </table:table-cell>
          <table:table-cell table:style-name="ce1" office:value-type="string" calcext:value-type="string">
            <text:p>```json</text:p>
            <text:p>{</text:p>
            <text:p>    "প্রাপ্ত মার্কস": "7/10",</text:p>
            <text:p>    "ধাপ অনুযায়ী মার্কস বিভাজন": [</text:p>
            <text:p>        "ধাপ ১: ৩ মার্কস - 2sin((x+y)/2)sin((x-y)/2) = -a  নির্ণয়ের জন্য। এই ধাপে student cos y - cos x = -a এই লাইন টি লেখেনি কিন্তু সূত্রটি লিখেছে।",</text:p>
            <text:p>        "ধাপ ২: ৩ মার্কস - 2cos((x+y)/2)sin((x-y)/2) = b নির্ণয়ের জন্য।",</text:p>
            <text:p>        "ধাপ ৩: ১ মার্কস - tan((x+y)/2) = -a/b পর্যন্ত লেখার জন্য। sin(x+y) এর সঠিক সূত্রে বসাতে পারেনি তাই এই ধাপে ১ নম্বর দেওয়া হল। "</text:p>
            <text:p>    ],</text:p>
            <text:p>    "চিহ্নিত ভুলসমূহ": [</text:p>
            <text:p>        "১. cos y - cos x = -a  এই লাইন টি student লেখেনি।",</text:p>
            <text:p>        "২. sin(x+y) এর মান নির্ণয়ের জন্য student tan((x+y)/2) এর মান বসিয়ে সরল করতে পারেনি।",</text:p>
            <text:p>        "৩. division টি করার পর  tan((x+y)/2) = a/b  হবে কিন্তু student  tan((x+y)/2) = -a/b লিখেছে।"</text:p>
            <text:p>    ],</text:p>
            <text:p>    "সংশোধিত উত্তর": [</text:p>
            <text:p>        "১. cos x − cos y = a ⇒ cos y − cos x = −a",</text:p>
            <text:p>        "২. sin(x + y) = \\frac{2tan(\\frac{x+y}{2})}{1+tan²(\\frac{x+y}{2})} = \\frac{\\frac{−2a}{b}}{1+(\\frac{−a}{b})²} = \\frac{\\frac{−2a}{b}}{1+\\frac{a²}{b²}} = \\frac{−2ab}{a²+b²}"</text:p>
            <text:p>    ],</text:p>
            <text:p>    "অতিরিক্ত মন্তব্য": "Student ত্রিকোণমিতির সূত্র প্রয়োগ করতে পারদর্শী কিন্তু calculation এ দুর্বল।"</text:p>
            <text:p>}</text:p>
            <text:p>```</text:p>
          </table:table-cell>
          <table:table-cell table:style-name="ce1" office:value-type="string" calcext:value-type="string">
            <text:p>```json</text:p>
            <text:p>{</text:p>
            <text:p>    "প্রাপ্ত মার্কস": "8/10",</text:p>
            <text:p>    "ধাপ অনুযায়ী মার্কস বিভাজন": [</text:p>
            <text:p>        "ধাপ ১: 3 মার্কস - cos x - cos y = -2sin((x+y)/2)sin((x-y)/2) = a, অথবা সমতুল্য 2sin((x+y)/2)sin((x-y)/2) = -a আকারের সমীকরণ নির্ণয়ের জন্য। (ছাত্র/ছাত্রীর পদ্ধতিতে 2sin((x+y)/2)sin((y-x)/2) = a যা সমতুল্য)",</text:p>
            <text:p>        "ধাপ ২: 3 মার্কস - sin x - sin y = 2cos((x+y)/2)sin((x-y)/2) = b আকারের সমীকরণ নির্ণয়ের জন্য।",</text:p>
            <text:p>        "ধাপ ৩: 2 মার্কস - সমীকরণ দুটি ভাগ করে tan((x+y)/2) = -a/b নির্ণয় করার জন্য।",</text:p>
            <text:p>        "ধাপ ৪: 0 মার্কস - sin(x+y) এর মান নির্ণয় সম্পূর্ণ না করার জন্য। (এই ধাপের জন্য ৪ নম্বর ছিল)"</text:p>
            <text:p>    ],</text:p>
            <text:p>    "চিহ্নিত ভুলসমূহ": [</text:p>
            <text:p>        "১. সমীকরণ দুটি ভাগ করার পর ফলাফল অংশে a/b লেখা হয়েছে, যা আসলে -a/b হওয়া উচিত ছিল (যদিও পরের লাইনে tan((x+y)/2) এর মান সঠিক -a/b লেখা হয়েছে)।",</text:p>
            <text:p>        "২. sin(x+y) এর মান নির্ণয়ের জন্য tan((x+y)/2) বা cot((x+y)/2) ব্যবহার করে সমাধানটি শেষ করা হয়নি।"</text:p>
            <text:p>    ],</text:p>
            <text:p>    "সংশোধিত উত্তর": [</text:p>
            <text:p>        "tan((x+y)/2) = -a/b",</text:p>
            <text:p>        "sin(x+y) = 2tan((x+y)/2) / (1+tan²((x+y)/2))",</text:p>
            <text:p>        "= 2(-a/b) / (1+(-a/b)²) ",</text:p>
            <text:p>        "= (-2a/b) / (1+a²/b²) ",</text:p>
            <text:p>        "= (-2a/b) / ((b²+a²)/b²) ",</text:p>
            <text:p>        "= -2ab / (a²+b²)"</text:p>
            <text:p>    ],</text:p>
            <text:p>    "অতিরিক্ত মন্তব্য": "ছাত্র/ছাত্রী ত্রিকোণমিতিক সূত্র প্রয়োগ করে tan((x+y)/2) এর মান সঠিকভাবে নির্ণয় করতে পেরেছে। তবে শেষ ধাপে sin(x+y) এর মান নির্ণয়ের জন্য প্রয়োজনীয় সূত্র ব্যবহার করে সম্পূর্ণ সমাধানটি করতে পারেনি।"</text:p>
            <text:p>}</text:p>
            <text:p>```</text:p>
          </table:table-cell>
          <table:table-cell table:style-name="ce1"/>
          <table:table-cell table:style-name="ce1" office:value-type="float" office:value="2686" calcext:value-type="float">
            <text:p>2686</text:p>
          </table:table-cell>
          <table:table-cell table:style-name="ce1" office:value-type="float" office:value="1056" calcext:value-type="float">
            <text:p>1056</text:p>
          </table:table-cell>
          <table:table-cell table:style-name="ce1" office:value-type="float" office:value="0" calcext:value-type="float">
            <text:p>0</text:p>
          </table:table-cell>
          <table:table-cell table:style-name="ce1" office:value-type="float" office:value="584" calcext:value-type="float">
            <text:p>584</text:p>
          </table:table-cell>
          <table:table-cell table:style-name="ce1" office:value-type="float" office:value="558" calcext:value-type="float">
            <text:p>558</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5" calcext:value-type="float">
            <text:p>15</text:p>
          </table:table-cell>
          <table:table-cell table:style-name="ce1" office:value-type="string" calcext:value-type="string">
            <text:p>1017.jpg</text:p>
          </table:table-cell>
          <table:table-cell table:style-name="ce1" office:value-type="float" office:value="6" calcext:value-type="float">
            <text:p>6</text:p>
          </table:table-cell>
          <table:table-cell table:style-name="ce1" office:value-type="float" office:value="1016" calcext:value-type="float">
            <text:p>1016</text:p>
          </table:table-cell>
          <table:table-cell table:style-name="ce1" office:value-type="string" calcext:value-type="string">
            <text:p>x^2 + y^2 - 4x - 2y - 20 = 0</text:p>
            <text:p>=&gt; C = (-2, -1) = (2, 1)</text:p>
            <text:p>r = √2^2 + 1^2 - (-20) = 5</text:p>
            <text:p>নিকটতম লম্ব দূরত্ব = ED = OD - OE</text:p>
            <text:p>=&gt; ED = (3.2 + 4.1 + 20)/√3^2 + 4^2 - 5 = 6 - 5 = 1</text:p>
            <text:p>এখন, OD সরলরেখার সমীকরণ =&gt; 4x - 3y = 4.2 - 3 * 1</text:p>
            <text:p>=&gt; 4x - 3y = 5</text:p>
            <text:p>:: D বিন্দু হবে 4x - 3y - 5 = 0 ও 3x + 4y + 20 = 0 এর</text:p>
            <text:p>ছেদবিন্দু।</text:p>
            <text:p>:: D = (-8/5, -19/5)</text:p>
          </table:table-cell>
          <table:table-cell table:style-name="ce1" office:value-type="string" calcext:value-type="string">
            <text:p>Math</text:p>
          </table:table-cell>
          <table:table-cell table:style-name="ce1" office:value-type="string" calcext:value-type="string">
            <text:p>নম্বর বণ্টনঃ</text:p>
            <text:p>C = (2, 1); নির্ণয় করার জন্য ০২ নম্বর।</text:p>
            <text:p>ED = 1; নির্ণয় করার জন্য ০৪ নম্বর।</text:p>
            <text:p>D = (-8/5, -19/5); নির্ণয় করার জন্য ০৪ নম্বর।</text:p>
          </table:table-cell>
          <table:table-cell table:style-name="ce1" office:value-type="string" calcext:value-type="string">
            <text:p>```json</text:p>
            <text:p>{</text:p>
            <text:p>    "প্রাপ্ত মার্কস": "8/10",</text:p>
            <text:p>    "ধাপ অনুযায়ী মার্কস বিভাজন": [</text:p>
            <text:p>    "ধাপ ১: ২ মার্কস - C = (2, 1) নির্ণয় করার জন্য।",</text:p>
            <text:p>    "ধাপ ২: ২ মার্কস - লম্ব দূরত্ব নির্ণয়ের জন্য (সূত্র লেখার জন্য ১ এবং মান বসিয়ে হিসাব করার জন্য ১)। ED=1 নির্ণয় হয়নি তাই ৪ এর বদলে ২।",</text:p>
            <text:p>    "ধাপ ৩: ৪ মার্কস - D = (-8/5, -19/5) নির্ণয় করার জন্য।"</text:p>
            <text:p>    ],</text:p>
            <text:p>    "চিহ্নিত ভুলসমূহ": [</text:p>
            <text:p>    "১. লম্ব দূরত্ব নির্ণয়ে ভুল হয়েছে। ED = |(3*2 + 4*1 + 20)/√(3^2 + 4^2)| - 5 = |(6+4+20)/5| - 5 = 6-5=1 হবে।",</text:p>
            <text:p>    "২. দূরত্ব নির্ণয়ের সূত্রে ভুল রয়েছে। √(x2-x1)^2 + (y2-y1)^2 হবে।"</text:p>
            <text:p>    ],</text:p>
            <text:p>    "সংশোধিত উত্তর": [</text:p>
            <text:p>    "১. লম্ব দূরত্ব: ED = |(3*2 + 4*1 + 20)/√(3^2 + 4^2)| - 5 = 1",</text:p>
            <text:p>    "২. দূরত্ব নির্ণয়ের সঠিক সূত্র: √((2+8/5)^2 + (1+19/5)^2)"</text:p>
            <text:p>    ],</text:p>
            <text:p>    "অতিরিক্ত মন্তব্য": " "</text:p>
            <text:p>}</text:p>
            <text:p>```</text:p>
          </table:table-cell>
          <table:table-cell table:style-name="ce1" office:value-type="string" calcext:value-type="string">
            <text:p>```json</text:p>
            <text:p>{</text:p>
            <text:p>    "প্রাপ্ত মার্কস": "4/10",</text:p>
            <text:p>    "ধাপ অনুযায়ী মার্কস বিভাজন": [</text:p>
            <text:p>    "ধাপ ১: 0 মার্কস - বৃত্তের কেন্দ্র (2, 1) নির্ণয় করা হয়নি।",</text:p>
            <text:p>    "ধাপ ২: 0 মার্কস - বৃত্ত থেকে সরলরেখার নিকটতম দূরত্ব (1) নির্ণয় করা হয়নি, কেন্দ্রের দূরত্ব (6) নির্ণয় করা হয়েছে।",</text:p>
            <text:p>    "ধাপ ৩: 4 মার্কস - লম্ববিন্দুর স্থানাঙ্ক (-8/5, -19/5) সঠিকভাবে নির্ণয় করা হয়েছে।"</text:p>
            <text:p>    ],</text:p>
            <text:p>    "চিহ্নিত ভুলসমূহ": [</text:p>
            <text:p>    "১. বৃত্তের কেন্দ্র (2, 1) এবং ব্যাসার্ধ (5) স্পষ্টভাবে নির্ণয় করা হয়নি।",</text:p>
            <text:p>    "২. বৃত্ত থেকে সরলরেখার নিকটতম দূরত্ব নির্ণয়ের জন্য কেন্দ্র থেকে সরলরেখার দূরত্ব থেকে ব্যাসার্ধ বিয়োগ করা হয়নি। কেন্দ্রের দূরত্বকে (6) ভুলবশত নিকটতম দূরত্ব হিসেবে দেখানো হয়েছে।",</text:p>
            <text:p>    "৩. 'লম্ব' শব্দটি বারবার 'লক্ষ্য' হিসেবে লেখা হয়েছে।"</text:p>
            <text:p>    ],</text:p>
            <text:p>    "সংশোধিত উত্তর": [</text:p>
            <text:p>    "১. বৃত্তের সমীকরণ x² + y² - 4x - 2y - 20 = 0 থেকে কেন্দ্র C = (2, 1) এবং ব্যাসার্ধ r = √(2² + 1² - (-20)) = √25 = 5।",</text:p>
            <text:p>    "২. কেন্দ্র (2, 1) থেকে সরলরেখা 3x + 4y + 20 = 0 এর দূরত্ব = |3(2) + 4(1) + 20| / √(3² + 4²) = |6 + 4 + 20| / √25 = 30 / 5 = 6।",</text:p>
            <text:p>    "৩. বৃত্ত থেকে সরলরেখার নিকটতম দূরত্ব = কেন্দ্র থেকে দূরত্ব - ব্যাসার্ধ = 6 - 5 = 1।",</text:p>
            <text:p>    "৪. লম্ববিন্দুর স্থানাঙ্ক (-8/5, -19/5) নির্ণয় সঠিক আছে।"</text:p>
            <text:p>    ],</text:p>
            <text:p>    "অতিরিক্ত মন্তব্য": "গণনার পদ্ধতি আংশিকভাবে সঠিক হলেও, কেন্দ্রের দূরত্বকে নিকটতম দূরত্ব হিসেবে ভুল ব্যাখ্যা করা হয়েছে।"</text:p>
            <text:p>}</text:p>
            <text:p>```</text:p>
          </table:table-cell>
          <table:table-cell table:style-name="ce1"/>
          <table:table-cell table:style-name="ce1" office:value-type="float" office:value="1377" calcext:value-type="float">
            <text:p>1377</text:p>
          </table:table-cell>
          <table:table-cell table:style-name="ce1" office:value-type="float" office:value="1277" calcext:value-type="float">
            <text:p>1277</text:p>
          </table:table-cell>
          <table:table-cell table:style-name="ce1" office:value-type="float" office:value="0" calcext:value-type="float">
            <text:p>0</text:p>
          </table:table-cell>
          <table:table-cell table:style-name="ce1" office:value-type="float" office:value="453" calcext:value-type="float">
            <text:p>453</text:p>
          </table:table-cell>
          <table:table-cell table:style-name="ce1" office:value-type="float" office:value="500" calcext:value-type="float">
            <text:p>500</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7" calcext:value-type="float">
            <text:p>17</text:p>
          </table:table-cell>
          <table:table-cell table:style-name="ce1" office:value-type="string" calcext:value-type="string">
            <text:p>1018.jpg</text:p>
          </table:table-cell>
          <table:table-cell table:style-name="ce1" office:value-type="float" office:value="10" calcext:value-type="float">
            <text:p>10</text:p>
          </table:table-cell>
          <table:table-cell table:style-name="ce1"/>
          <table:table-cell table:style-name="ce1" office:value-type="string" calcext:value-type="string">
            <text:p>ধরি, বৃত্তের সমীকরণ, x² + y² + 2gx + 2fy + c = 0... (i)</text:p>
            <text:p>(i) নং বৃত্তটি (2,0) ও (4,-2) বিন্দুগামী ও বৃত্তের কেন্দ্র (- g, - f)</text:p>
            <text:p>4+0+4g + c = 0 ⇒ 4g + c = -4</text:p>
            <text:p>16+4+8g-4f + c = 0 ⇒ 8g - 4f + c = -20; -g - 2f = 10</text:p>
            <text:p>∴ g = - 6, f = - 2, c = 20</text:p>
            <text:p>.: বৃত্তের সমীকরণ, x² + y² - 12x – 4y + 20 = 0</text:p>
          </table:table-cell>
          <table:table-cell table:style-name="ce1" office:value-type="string" calcext:value-type="string">
            <text:p>Math</text:p>
          </table:table-cell>
          <table:table-cell table:style-name="ce1" office:value-type="string" calcext:value-type="string">
            <text:p>নম্বর বণ্টন:</text:p>
            <text:p>g = - 6, f = -2, c = 20; নির্ণয়ের জন্য (০২× ০৩) = ০৬ নম্বর।</text:p>
            <text:p>বৃত্তের সমীকরণ, x² + y² - 12x - 4y + 20 = 0; নির্ণয়ের জন্য ০৪ নম্বর।</text:p>
          </table:table-cell>
          <table:table-cell table:style-name="ce1" office:value-type="string" calcext:value-type="string">
            <text:p>```json</text:p>
            <text:p>{</text:p>
            <text:p>    "প্রাপ্ত মার্কস": "10/10",</text:p>
            <text:p>    "ধাপ অনুযায়ী মার্কস বিভাজন": [</text:p>
            <text:p>        "ধাপ ১: 6 মার্কস - g = -6, f = -2, c = 20 এই মানগুলো বের করার জন্য।",</text:p>
            <text:p>        "ধাপ ২: 4 মার্কস - বৃত্তের সমীকরণ x² + y² - 12x - 4y + 20 = 0 নির্ণয় করার জন্য।"</text:p>
            <text:p>    ],</text:p>
            <text:p>    "চিহ্নিত ভুলসমূহ": [</text:p>
            <text:p>        "১. প্রশ্নে (4, -2) বিন্দুটি দেওয়া আছে কিন্তু ছাত্র/ছাত্রী (4,2) লিখেছে। যদিও পরবর্তীতে ক্যালকুলেশনে ঠিক করেছে।",</text:p>
            <text:p>        "২. (-g, -f) = (x + 2y -10 = 0 ) এখানে g + 2f = -10 হবে। "</text:p>
            <text:p>    ],</text:p>
            <text:p>    "সংশোধিত উত্তর": [</text:p>
            <text:p>        "১.  g + 2f +10 = 0 হবে ।",</text:p>
            <text:p>        "২. বৃত্তের সমীকরণ নির্ণয় করার সময় চিহ্নের কোনো পরিবর্তন হবে না।"</text:p>
            <text:p>    ],</text:p>
            <text:p>    "অতিরিক্ত মন্তব্য": "ছাত্র/ছাত্রীর উত্তর সম্পূর্ণ সঠিক। "</text:p>
            <text:p>}</text:p>
            <text:p>```</text:p>
          </table:table-cell>
          <table:table-cell table:style-name="ce1" office:value-type="string" calcext:value-type="string">
            <text:p>```json</text:p>
            <text:p>{</text:p>
            <text:p>    "প্রাপ্ত মার্কস": "10/10",</text:p>
            <text:p>    "ধাপ অনুযায়ী মার্কস বিভাজন": [</text:p>
            <text:p>        "ধাপ ১: ২ মার্কস - g = -6 নির্ণয়ের জন্য।",</text:p>
            <text:p>        "ধাপ ২: ২ মার্কস - f = -2 নির্ণয়ের জন্য।",</text:p>
            <text:p>        "ধাপ ৩: ২ মার্কস - c = 20 নির্ণয়ের জন্য।",</text:p>
            <text:p>        "ধাপ ৪: ৪ মার্কস - নির্ণেয় বৃত্তের সমীকরণ x² + y² - 12x - 4y + 20 = 0 নির্ণয়ের জন্য।"</text:p>
            <text:p>    ],</text:p>
            <text:p>    "চিহ্নিত ভুলসমূহ": [],</text:p>
            <text:p>    "সংশোধিত উত্তর": [],</text:p>
            <text:p>    "অতিরিক্ত মন্তব্য": "ছাত্রের সমাধান সঠিক আছে এবং সম্পূর্ণ নম্বর প্রাপ্য।"</text:p>
            <text:p>}</text:p>
            <text:p>```</text:p>
          </table:table-cell>
          <table:table-cell table:style-name="ce1"/>
          <table:table-cell table:style-name="ce1" office:value-type="float" office:value="2640" calcext:value-type="float">
            <text:p>2640</text:p>
          </table:table-cell>
          <table:table-cell table:style-name="ce1" office:value-type="float" office:value="993" calcext:value-type="float">
            <text:p>993</text:p>
          </table:table-cell>
          <table:table-cell table:style-name="ce1" office:value-type="float" office:value="0" calcext:value-type="float">
            <text:p>0</text:p>
          </table:table-cell>
          <table:table-cell table:style-name="ce1" office:value-type="float" office:value="388" calcext:value-type="float">
            <text:p>388</text:p>
          </table:table-cell>
          <table:table-cell table:style-name="ce1" office:value-type="float" office:value="179" calcext:value-type="float">
            <text:p>179</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8" calcext:value-type="float">
            <text:p>18</text:p>
          </table:table-cell>
          <table:table-cell table:style-name="ce1" office:value-type="string" calcext:value-type="string">
            <text:p>1019.jpg</text:p>
          </table:table-cell>
          <table:table-cell table:style-name="ce1" office:value-type="float" office:value="10" calcext:value-type="float">
            <text:p>10</text:p>
          </table:table-cell>
          <table:table-cell table:style-name="ce1"/>
          <table:table-cell table:style-name="ce1" office:value-type="string" calcext:value-type="string">
            <text:p>[1 -2  3] [2  2  3]</text:p>
            <text:p>AB = x² [4  5  2] [-4  1  5]</text:p>
            <text:p>[-3  1  3] [1  4 -4]</text:p>
            <text:p/>
            <text:p>[13 12 -19] [13x² 12x² -19x²]</text:p>
            <text:p>= x² [-10 21  29] = [-10x² 21x² 29x²]</text:p>
            <text:p>[-7  7 -16] [-7x²  7x² -16x²]</text:p>
            <text:p/>
            <text:p>[ 52  48 -76]</text:p>
            <text:p>= [-40  84 116]</text:p>
            <text:p>[-28  28 -64]</text:p>
            <text:p/>
            <text:p>.. x² = 4 ⇒ x = -2; A = [-2  4 -6]</text:p>
            <text:p>[-8 -10 -4]</text:p>
            <text:p>[ 6 -2 -6]</text:p>
            <text:p/>
            <text:p>.. A² = [-2  4 -6][-2  4 -6] [-64 -36  32]</text:p>
            <text:p>[-8 -10 -4][-8 -10 -4] = [ 72  76 112]</text:p>
            <text:p>[ 6 -2 -6][ 6 -2 -6] [-32  56   8]</text:p>
          </table:table-cell>
          <table:table-cell table:style-name="ce1" office:value-type="string" calcext:value-type="string">
            <text:p>Math</text:p>
          </table:table-cell>
          <table:table-cell table:style-name="ce1" office:value-type="string" calcext:value-type="string">
            <text:p>নম্বর বণ্টন:</text:p>
            <text:p>AB = [13x² 12x² -19x²] ; নির্ণয়ের জন্য ০২ নম্বর।</text:p>
            <text:p>[-10x² 21x² 29x²]</text:p>
            <text:p>[-7x²  7x² -16x²]</text:p>
          </table:table-cell>
          <table:table-cell table:style-name="ce1" office:value-type="string" calcext:value-type="string">
            <text:p>```json</text:p>
            <text:p>{</text:p>
            <text:p>    "প্রাপ্ত মার্কস": "6/10",</text:p>
            <text:p>    "ধাপ অনুযায়ী মার্কস বিভাজন": [</text:p>
            <text:p>        "ধাপ ১: ২ মার্কস - x এর মান নির্ণয় করার জন্য (x² = 4 থেকে x = -2 পর্যন্ত)।",</text:p>
            <text:p>        "ধাপ ২: ২ মার্কস - A ম্যাট্রিক্সের মান নির্ণয় করার জন্য (x = -2 বসিয়ে)।",</text:p>
            <text:p>        "ধাপ ৩: ২ মার্কস - A² ম্যাট্রিক্সের প্রথম সারির মান নির্ণয় করার জন্য (গুণফল parially সঠিক)।",</text:p>
            <text:p>        "ধাপ ৪: ০ মার্কস - A² ম্যাট্রিক্সের সম্পূর্ণ মান নির্ণয় করতে না পারার জন্য।"</text:p>
            <text:p>    ],</text:p>
            <text:p>    "চিহ্নিত ভুলসমূহ": [</text:p>
            <text:p>        "১. AB নির্ণয়ে ভুল হয়েছে। সঠিক উত্তর হল:  [13x² 12x² -19x²; -10x² 21x² 29x²; -7x² 7x² -16x²]",</text:p>
            <text:p>        "২. A² ম্যাট্রিক্সের গুণফল সম্পূর্ণভাবে নির্ণয় করা হয়নি।",</text:p>
            <text:p>        "৩. A² ম্যাট্রিক্সের ২য় এবং ৩য় সারির মান ভুল আছে।"</text:p>
            <text:p>    ],</text:p>
            <text:p>    "সংশোধিত উত্তর": [</text:p>
            <text:p>        "১. AB = x² [13 12 -19; -10 21 29; -7 7 -16]",</text:p>
            <text:p>        "২. A² = [-64 -36 32; 72 76 112; -32 56 8]"</text:p>
            <text:p>    ],</text:p>
            <text:p>    "অতিরিক্ত মন্তব্য": "ছাত্র x এর মান নির্ণয় এবং A ম্যাট্রিক্সের মান নির্ণয় পর্যন্ত সঠিকভাবে করেছে। কিন্তু A² ম্যাট্রিক্স বের করার সময় কিছু ভুল করেছে। "</text:p>
            <text:p>}</text:p>
            <text:p>```</text:p>
          </table:table-cell>
          <table:table-cell table:style-name="ce1" office:value-type="string" calcext:value-type="string">
            <text:p>```json</text:p>
            <text:p>{</text:p>
            <text:p>    "প্রাপ্ত মার্কস": "10/10",</text:p>
            <text:p>    "ধাপ অনুযায়ী মার্কস বিভাজন": [</text:p>
            <text:p>    "ধাপ ১: ২ মার্কস - AB = C শর্ত থেকে x² এর মান নির্ণয়ের জন্য সমীকরণ গঠন। (ছাত্র 13x²=52 সমীকরণটি সঠিকভাবে গঠন করেছে যা AB ম্যাট্রিক্সের প্রথম উপাদানের সমতুল্যতা থেকে আসে)",</text:p>
            <text:p>    "ধাপ ২: ৩ মার্কস - x² থেকে x এর ঋণাত্মক মান (-2) নির্ণয়। (সঠিক)",</text:p>
            <text:p>    "ধাপ ৩: ২ মার্কস - x এর মান বসিয়ে ম্যাট্রিক্স A নির্ণয়। (সঠিক)",</text:p>
            <text:p>    "ধাপ ৪: ৩ মার্কস - ম্যাট্রিক্স A² নির্ণয়। (সঠিক)"</text:p>
            <text:p>    ],</text:p>
            <text:p>    "চিহ্নিত ভুলসমূহ": [</text:p>
            <text:p>    "ম্যাট্রিক্স A² এর (3,2) তম উপাদানটি (৫৬) কিছুটা অস্পষ্টভাবে লেখা হয়েছে ('5i' এর মতো দেখাচ্ছে), তবে এটি গাণিতিকভাবে সঠিক।"</text:p>
            <text:p>    ],</text:p>
            <text:p>    "সংশোধিত উত্তর": [],</text:p>
            <text:p>    "অতিরিক্ত মন্তব্য": "ছাত্রের সমাধান পদ্ধতি সঠিক এবং সমস্ত প্রয়োজনীয় ধাপ অনুসরণ করা হয়েছে। কেবলমাত্র একটি উপাদানের লেখা অস্পষ্ট, তবে গণনায় কোনো ভুল নেই।"</text:p>
            <text:p>}</text:p>
            <text:p>```</text:p>
          </table:table-cell>
          <table:table-cell table:style-name="ce1"/>
          <table:table-cell table:style-name="ce1" office:value-type="float" office:value="2715" calcext:value-type="float">
            <text:p>2715</text:p>
          </table:table-cell>
          <table:table-cell table:style-name="ce1" office:value-type="float" office:value="1100" calcext:value-type="float">
            <text:p>1100</text:p>
          </table:table-cell>
          <table:table-cell table:style-name="ce1" office:value-type="float" office:value="0" calcext:value-type="float">
            <text:p>0</text:p>
          </table:table-cell>
          <table:table-cell table:style-name="ce1" office:value-type="float" office:value="542" calcext:value-type="float">
            <text:p>542</text:p>
          </table:table-cell>
          <table:table-cell table:style-name="ce1" office:value-type="float" office:value="279" calcext:value-type="float">
            <text:p>279</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2" calcext:value-type="float">
            <text:p>2</text:p>
          </table:table-cell>
          <table:table-cell table:style-name="ce1" office:value-type="string" calcext:value-type="string">
            <text:p>1046.jpg</text:p>
          </table:table-cell>
          <table:table-cell table:style-name="ce1" office:value-type="float" office:value="10" calcext:value-type="float">
            <text:p>10</text:p>
          </table:table-cell>
          <table:table-cell table:style-name="ce1"/>
          <table:table-cell table:style-name="ce1" office:value-type="string" calcext:value-type="string">
            <text:p>y² = 4.2x পরাবৃত্তের এবং x² + y² = 32 বৃত্তের সাধারণ স্পর্শক y = mx + c হলে y² = 4.2x এর ক্ষেত্রে</text:p>
            <text:p>c = \frac{a}{m} = \frac{2}{m}</text:p>
            <text:p>এবং x² + y² = 32 এর ক্ষেত্রে</text:p>
            <text:p>c = ± 3√m² + 1 = \frac{2}{m} = ± 3√m² + 1</text:p>
            <text:p>⇒ \frac{4}{m²} = 9 (m² + 1) = 9m² + 9</text:p>
            <text:p>⇒ 4 = 9m⁴ + 9m² ⇒ 9m⁴ + 9m² - 4 = 0</text:p>
            <text:p>⇒ m² = \frac{1}{3} [∵ m² ≠ -\frac{4}{3}]</text:p>
            <text:p>∴ m = ± \frac{1}{√3}</text:p>
            <text:p>তাহলে, c = \frac{2}{± \frac{1}{√3}} = ± 2√3</text:p>
            <text:p>∴ সাধারণ স্পর্শক y = -\frac{1}{√3}x + 2√3 এবং y = -\frac{1}{√3}x - 2√3</text:p>
          </table:table-cell>
          <table:table-cell table:style-name="ce1" office:value-type="string" calcext:value-type="string">
            <text:p>Math</text:p>
          </table:table-cell>
          <table:table-cell table:style-name="ce1" office:value-type="string" calcext:value-type="string">
            <text:p>নম্বর বণ্টন:</text:p>
            <text:p>c = \frac{2}{m} &amp; c = ± 3√m² + 1 ; নির্ণয়ের জন্য ০৪ নম্বর।</text:p>
            <text:p>m = ± \frac{1}{√3} ; নির্ণয়ের জন্য ০১ নম্বর।</text:p>
            <text:p>c = ± 2√3 ; নির্ণয়ের জন্য ০১ নম্বর।</text:p>
            <text:p>সাধারণ স্পর্শক y = -\frac{1}{√3}x + 2√3 এবং y = -\frac{1}{√3}x - 2√3 ; নির্ণয়ের জন্য ০৪ নম্বর।</text:p>
          </table:table-cell>
          <table:table-cell table:style-name="ce1" office:value-type="string" calcext:value-type="string">
            <text:p>```json</text:p>
            <text:p>{</text:p>
            <text:p>    "প্রাপ্ত মার্কস": "7/10",</text:p>
            <text:p>    "ধাপ অনুযায়ী মার্কস বিভাজন": [</text:p>
            <text:p>        "ধাপ ১: ৪ মার্কস - c = 2/m এবং c = ±3√(m²+1) লেখার জন্য।",</text:p>
            <text:p>        "ধাপ ২: ১ মার্কস - m = ±1/√3 নির্ণয়ের জন্য।",</text:p>
            <text:p>        "ধাপ ৩: ১ মার্কস - c = ±2√3 নির্ণয়ের জন্য।",</text:p>
            <text:p>        "ধাপ ৪: ১ মার্কস - সাধারণ স্পর্শকের সমীকরণ লেখার চেষ্টার জন্য (পুরোপুরি সঠিক নয়)।"</text:p>
            <text:p>    ],</text:p>
            <text:p>    "চিহ্নিত ভুলসমূহ": [</text:p>
            <text:p>        "১. পরাবৃত্তের সমীকরণ থেকে c এর মান নির্ণয়ে ভুল হয়েছে।",</text:p>
            <text:p>        "২. সাধারণ স্পর্শকের সমীকরণ সম্পূর্ণরূপে লেখা হয়নি।"</text:p>
            <text:p>    ],</text:p>
            <text:p>    "সংশোধিত উত্তর": [</text:p>
            <text:p>        "১. পরাবৃত্ত y² = 8x এর জন্য c = a/m = 2/m হবে। বৃত্ত x² + y² = 3² এর জন্য c = ±3√(m²+1) হবে।",</text:p>
            <text:p>        "২. সাধারণ স্পর্শকের সমীকরণ হবে: y = ±(1/√3)x ± 2√3 অর্থাৎ y = (1/√3)x + 2√3 এবং y = -(1/√3)x - 2√3 "</text:p>
            <text:p>    ],</text:p>
            <text:p>    "অতিরিক্ত মন্তব্য": "m এবং c এর মান সঠিক ভাবে বের করার পরেও, চূড়ান্ত উত্তরে ভুল করার জন্য নম্বর কাটা হয়েছে।"</text:p>
            <text:p>}</text:p>
            <text:p>```</text:p>
          </table:table-cell>
          <table:table-cell table:style-name="ce1" office:value-type="string" calcext:value-type="string">
            <text:p>```json</text:p>
            <text:p>{</text:p>
            <text:p>    "প্রাপ্ত মার্কস": "6/10",</text:p>
            <text:p>    "ধাপ অনুযায়ী মার্কস বিভাজন": [</text:p>
            <text:p>        "ধাপ ১: 4 মার্কস - পরাবৃত্তের (c = 2/m) এবং বৃত্তের (c² = 9(m²+1), যা c = ± 3√m²+1 এর সমতুল্য) স্পর্শকের শর্ত সঠিকভাবে নির্ণয়।",</text:p>
            <text:p>        "ধাপ ২: 1 মার্কস - 9m⁴ + 9m² - 4 = 0 সমীকরণ থেকে m = ± 1/√3 মান নির্ণয়।",</text:p>
            <text:p>        "ধাপ ৩: 1 মার্কস - m এর মানের ভিত্তিতে c = ± 2√3 মান নির্ণয়।",</text:p>
            <text:p>        "ধাপ ৪: 0 মার্কস - সাধারণ স্পর্শকের সমীকরণগুলো সঠিকভাবে জোড়া মিলিয়ে নির্ণয় করা হয়নি।"</text:p>
            <text:p>    ],</text:p>
            <text:p>    "চিহ্নিত ভুলসমূহ": [</text:p>
            <text:p>        "বৃত্তের স্পর্শকের শর্ত লেখার সময় c = ± 3√m² + 1 এর পরিবর্তে c / √(m²+1) = 3 লেখা হয়েছে।",</text:p>
            <text:p>        "9m⁴ + 9m² - 4 = 0 সমীকরণ থেকে m² এর মান নির্ণয়ের ধাপে ভুল করা হয়েছে (m² = ± 1/√3 লেখা হয়েছে)।",</text:p>
            <text:p>        "সাধারণ স্পর্শকের সমীকরণগুলো সঠিকভাবে জোড়া মিলিয়ে লেখা হয়নি; y = ± (1/√3)x ± 2√3 আকারে লেখা হয়েছে, যার মধ্যে কিছু ভুল সমীকরণ আছে এবং রুবিকে উল্লিখিত নির্দিষ্ট সমীকরণের সাথে মেলেনি।"</text:p>
            <text:p>    ],</text:p>
            <text:p>    "সংশোধিত উত্তর": [</text:p>
            <text:p>        "9m⁴ + 9m² - 4 = 0 সমাধান করলে m² = 1/3 হয় (এবং m² = -4/3 বর্জনীয়)।",</text:p>
            <text:p>        "সাধারণ স্পর্শকের সমীকরণ হবে y = (1/√3)x + 2√3 এবং y = (-1/√3)x - 2√3।"</text:p>
            <text:p>    ],</text:p>
            <text:p>    "অতিরিক্ত মন্তব্য": ""</text:p>
            <text:p>}</text:p>
            <text:p>```</text:p>
          </table:table-cell>
          <table:table-cell table:style-name="ce1"/>
          <table:table-cell table:style-name="ce1" office:value-type="float" office:value="2797" calcext:value-type="float">
            <text:p>2797</text:p>
          </table:table-cell>
          <table:table-cell table:style-name="ce1" office:value-type="float" office:value="1125" calcext:value-type="float">
            <text:p>1125</text:p>
          </table:table-cell>
          <table:table-cell table:style-name="ce1" office:value-type="float" office:value="0" calcext:value-type="float">
            <text:p>0</text:p>
          </table:table-cell>
          <table:table-cell table:style-name="ce1" office:value-type="float" office:value="481" calcext:value-type="float">
            <text:p>481</text:p>
          </table:table-cell>
          <table:table-cell table:style-name="ce1" office:value-type="float" office:value="441" calcext:value-type="float">
            <text:p>441</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4" calcext:value-type="float">
            <text:p>4</text:p>
          </table:table-cell>
          <table:table-cell table:style-name="ce1" office:value-type="string" calcext:value-type="string">
            <text:p>1049.jpg</text:p>
          </table:table-cell>
          <table:table-cell table:style-name="ce1" office:value-type="float" office:value="7" calcext:value-type="float">
            <text:p>7</text:p>
          </table:table-cell>
          <table:table-cell table:style-name="ce1"/>
          <table:table-cell table:style-name="ce1" office:value-type="string" calcext:value-type="string">
            <text:p>|z + 1| = z + 2(1 + i)</text:p>
            <text:p>⇒ |x + iy + 1| = x + iy + 2 + 2i</text:p>
            <text:p>⇒ √ (x + 1)² + y² = (x + 2) + i(y + 2)</text:p>
            <text:p>y + 2 = 0 :: y = -2 এবং</text:p>
            <text:p>√ (x + 1)² + y² = (x + 2) ⇒ (x + 1)² + y² = (x + 2)²</text:p>
            <text:p>⇒ x² + y² + 2x + 1 = x² + 4x + 4 ⇒ y² - 2x - 3 = 0</text:p>
            <text:p>⇒ (-2)² - 2x - 3 = 0 ⇒ 2x = 1 :: x = 1/2</text:p>
            <text:p>সুতরাং, x = 1/2 এবং y = -2</text:p>
          </table:table-cell>
          <table:table-cell table:style-name="ce1" office:value-type="string" calcext:value-type="string">
            <text:p>Math</text:p>
          </table:table-cell>
          <table:table-cell table:style-name="ce1" office:value-type="string" calcext:value-type="string">
            <text:p>নম্বর বণ্টন:</text:p>
            <text:p>√ (x + 1)² + y² = (x + 2) + i(y + 2); নির্ণয়ের জন্য ০২ নম্বর।</text:p>
            <text:p>√ (x + 1)² + y² = (x + 2); নির্ণয়ের জন্য ০২ নম্বর।</text:p>
            <text:p>x = 1/2 এবং y = -2; নির্ণয়ের জন্য (০৩ × ০২) = ০৬ নম্বর।</text:p>
          </table:table-cell>
          <table:table-cell table:style-name="ce1" office:value-type="string" calcext:value-type="string">
            <text:p>```json</text:p>
            <text:p>{</text:p>
            <text:p>    "প্রাপ্ত মার্কস": "7/10",</text:p>
            <text:p>    "ধাপ অনুযায়ী মার্কস বিভাজন": [</text:p>
            <text:p>        "ধাপ ১: ২ নম্বর - |x + iy + 1| = x + iy + 2 + 2i পর্যন্ত সঠিক।",</text:p>
            <text:p>        "ধাপ ২: ০ নম্বর - √ (x + 1)² + y² = (x + 2) এই সমীকরণটি ভুলভাবে স্থাপন করা হয়েছে। এখানে student  imaginary অংশ equate করতে পারেনি।",</text:p>
            <text:p>        "ধাপ ৩: ০ নম্বর - x এর মান নির্ণয় ভুল হয়েছে।",</text:p>
            <text:p>        "ধাপ ৪: ৩ নম্বর - y = -2 এর মান নির্ণয় করা হয়েছে।",</text:p>
            <text:p>        "ধাপ ৫: ২ নম্বর - উভয় দিকে বর্গ করে  (x + 1)² + y² = (x + 2)²  পর্যন্ত করেছ। "</text:p>
            <text:p>    ],</text:p>
            <text:p>    "চিহ্নিত ভুলসমূহ": [</text:p>
            <text:p>        "১.  √ (x + 1)² + y² = (x + 2) + i(y + 2) এই ধাপে student বাস্তব এবং অবাস্তব অংশ আলাদা করতে পারেনি।",</text:p>
            <text:p>        "২. x এর মান ভুলভাবে বের করা হয়েছে।"</text:p>
            <text:p>    ],</text:p>
            <text:p>    "সংশোধিত উত্তর": [</text:p>
            <text:p>        "১. √ (x + 1)² + y² = (x + 2) + i(y + 2) ⇒ y + 2 = 0 :: y = -2",</text:p>
            <text:p>        "২. √ (x + 1)² + y² = (x + 2) ⇒ (x + 1)² + y² = (x + 2)² ⇒ x² + y² + 2x + 1 = x² + 4x + 4 ⇒ y² - 2x - 3 = 0 ⇒ (-2)² - 2x - 3 = 0 ⇒ 2x = 1 :: x = 1/2"</text:p>
            <text:p>    ],</text:p>
            <text:p>    "অতিরিক্ত মন্তব্য": "y এর মান সঠিক আছে কিন্তু x এর মান নির্ণয়ে ভুল করার কারণে নম্বর কাটা হয়েছে।"</text:p>
            <text:p>}</text:p>
            <text:p>```</text:p>
          </table:table-cell>
          <table:table-cell table:style-name="ce1" office:value-type="string" calcext:value-type="string">
            <text:p>```json</text:p>
            <text:p>{</text:p>
            <text:p>    "প্রাপ্ত মার্কস": "7/10",</text:p>
            <text:p>    "ধাপ অনুযায়ী মার্কস বিভাজন": [</text:p>
            <text:p>    "ধাপ ১: ২ মার্কস - |x + 1 + iy| = x + 2 + i(y + 2) থেকে √ (x + 1)² + y² = (x + 2) + i(y + 2) নির্ণয়ের জন্য।",</text:p>
            <text:p>    "ধাপ ২: ২ মার্কস - কাল্পনিক অংশকে শূন্য ধরে y + 2 = 0 এবং y = -2 নির্ণয়ের জন্য।",</text:p>
            <text:p>    "ধাপ ৩: ৩ মার্কস - y = -2 সঠিকভাবে নির্ণয়ের জন্য।",</text:p>
            <text:p>    "ধাপ ৪: ০ মার্কস - x এর সঠিক মান নির্ণয় করতে না পারার জন্য।"</text:p>
            <text:p>    ],</text:p>
            <text:p>    "চিহ্নিত ভুলসমূহ": [</text:p>
            <text:p>    "১. সমীকরণ √ (x + 1)² + y² = (x + 2) + i(y + 2)-কে বর্গ করার পদ্ধতিতে ত্রুটি (বাস্তব ও কাল্পনিক অংশকে আলাদাভাবে বর্গ করার চেষ্টা)।",</text:p>
            <text:p>    "২. x এর মান নির্ণয়ের হিসাব ভুল (যেমন: x² + 2x + 1 + 4 = x + 4)।",</text:p>
            <text:p>    "৩. x এর চূড়ান্ত মান (-2) ভুল লেখা হয়েছে, যা হিসাবের সাথে সামঞ্জস্যপূর্ণ নয়।"</text:p>
            <text:p>    ],</text:p>
            <text:p>    "সংশোধিত উত্তর": [</text:p>
            <text:p>    "√ (x + 1)² + y² = (x + 2) + i(y + 2)",</text:p>
            <text:p>    "কাল্পনিক অংশকে শূন্য ধরে: y + 2 = 0 ∴ y = -2",</text:p>
            <text:p>    "বাস্তব অংশকে সমান করে: √ (x + 1)² + y² = (x + 2)",</text:p>
            <text:p>    "উভয় পক্ষকে বর্গ করে: (x + 1)² + y² = (x + 2)²",</text:p>
            <text:p>    "x² + 2x + 1 + y² = x² + 4x + 4",</text:p>
            <text:p>    "y² - 2x - 3 = 0",</text:p>
            <text:p>    "y = -2 বসিয়ে: (-2)² - 2x - 3 = 0",</text:p>
            <text:p>    "4 - 2x - 3 = 0",</text:p>
            <text:p>    "1 - 2x = 0",</text:p>
            <text:p>    "2x = 1",</text:p>
            <text:p>    "x = 1/2",</text:p>
            <text:p>    "সুতরাং, x = 1/2 এবং y = -2"</text:p>
            <text:p>    ],</text:p>
            <text:p>    "অতিরিক্ত মন্তব্য": "ছাত্রটি কাল্পনিক অংশকে শূন্য ধরে y এর মান সঠিকভাবে নির্ণয় করেছে, যা রুব্রিকের ২য় ও ৩য় ধাপের নম্বরের অংশ। কিন্তু বাস্তব অংশ সমাধান করে x এর মান নির্ণয়ে পদ্ধতিগত ও হিসাবের ভুল করেছে।"</text:p>
            <text:p>}</text:p>
            <text:p>```</text:p>
          </table:table-cell>
          <table:table-cell table:style-name="ce1"/>
          <table:table-cell table:style-name="ce1" office:value-type="float" office:value="2667" calcext:value-type="float">
            <text:p>2667</text:p>
          </table:table-cell>
          <table:table-cell table:style-name="ce1" office:value-type="float" office:value="1033" calcext:value-type="float">
            <text:p>1033</text:p>
          </table:table-cell>
          <table:table-cell table:style-name="ce1" office:value-type="float" office:value="0" calcext:value-type="float">
            <text:p>0</text:p>
          </table:table-cell>
          <table:table-cell table:style-name="ce1" office:value-type="float" office:value="583" calcext:value-type="float">
            <text:p>583</text:p>
          </table:table-cell>
          <table:table-cell table:style-name="ce1" office:value-type="float" office:value="612" calcext:value-type="float">
            <text:p>612</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5" calcext:value-type="float">
            <text:p>5</text:p>
          </table:table-cell>
          <table:table-cell table:style-name="ce1" office:value-type="string" calcext:value-type="string">
            <text:p>1051.jpg</text:p>
          </table:table-cell>
          <table:table-cell table:style-name="ce1" office:value-type="float" office:value="10" calcext:value-type="float">
            <text:p>10</text:p>
          </table:table-cell>
          <table:table-cell table:style-name="ce1" office:value-type="float" office:value="1050" calcext:value-type="float">
            <text:p>1050</text:p>
          </table:table-cell>
          <table:table-cell table:style-name="ce1" office:value-type="string" calcext:value-type="string">
            <text:p>θ₁ = 90 - A; θ₂ = 90 - B</text:p>
            <text:p>এখন,</text:p>
            <text:p>/frac{T_{CA}}{sin(π-θ₂)}/ = /frac{T_{CB}}{sin(π-θ₁)}/ = /frac{W}{sin(θ₁+θ₂)}/ ⇒ /frac{T_{CA}}{sin θ₂}/ = /frac{T_{CB}}{sin θ₁}/ = /frac{W}{sin C}/</text:p>
            <text:p>⇒ /frac{T_{CA}}{sin(90-B)}/ = /frac{T_{CB}}{sin(90-A)}/ = /frac{W}{sin C}/</text:p>
            <text:p>⇒ T_{CA} = Wcos B  এখন, cos B = /frac{c²+a²-b²}{2ca}/ ও Δ = /frac{1}{2}absin c/</text:p>
            <text:p>⇒ sin c = /frac{2Δ}{ab}/ :: T_{CA} = /frac{W × c²+a²-b²}{2ca}/ :: T_{CA} = /frac{Wb(c²+a²-b²)}{4cΔ}/ (Proved)</text:p>
          </table:table-cell>
          <table:table-cell table:style-name="ce1" office:value-type="string" calcext:value-type="string">
            <text:p>Math</text:p>
          </table:table-cell>
          <table:table-cell table:style-name="ce1" office:value-type="string" calcext:value-type="string">
            <text:p>নম্বর বণ্টনঃ</text:p>
            <text:p>/frac{T_{CA}}{sin(90-B)}/ = /frac{T_{CB}}{sin(90-A)}/ = /frac{W}{sin C}/ ; নির্ণয় করার জন্য ০৪ নম্বর।</text:p>
            <text:p>T_{CA} = /frac{W × c²+a²-b²}{2ca}/ ; নির্ণয় করার জন্য ০৪ নম্বর।</text:p>
            <text:p>T_{CA} = /frac{Wb(c²+a²-b²)}{4cΔ}/ ; প্রমাণ করার জন্য ০২ নম্বর।</text:p>
          </table:table-cell>
          <table:table-cell table:style-name="ce1" office:value-type="string" calcext:value-type="string">
            <text:p>```json</text:p>
            <text:p>{</text:p>
            <text:p>    "প্রাপ্ত মার্কস": "8/10",</text:p>
            <text:p>    "ধাপ অনুযায়ী মার্কস বিভাজন": [</text:p>
            <text:p>    "ধাপ ১: 2 মার্কস -  /frac{T_{CA}}{cos B}/ = /frac{W}{sin C}/ এই অনুপাত লেখার জন্য (এখানে cos B ও sin C এর পরিবর্তে অন্য কিছু লিখায় নম্বর কাটা হয়েছে)।",</text:p>
            <text:p>    "ধাপ ২: 4 মার্কস - T_{CA} = /frac{W × c²+a²-b²}{2ca}/  পর্যন্ত সঠিক ভাবে লেখার জন্য।",</text:p>
            <text:p>    "ধাপ ৩: 2 মার্কস - T_{CA} = /frac{Wb(c²+a²-b²)}{4cΔ}/ প্রমাণ করার জন্য।"</text:p>
            <text:p>    ],</text:p>
            <text:p>    "চিহ্নিত ভুলসমূহ": [</text:p>
            <text:p>    "১.  /frac{T_{CA}}{cos B}/ = /frac{W}{sin C}/  এই অংশে sin(90-B) = cos B এবং student এর লেখা sin C এর মান বসানো হয়নি।",</text:p>
            <text:p>    "২.  sin C এর মান বসানোর আগে Tca এর সাথে অতিরিক্ত b গুণ করা হয়েছে, কিন্তু পূর্বে হর এ একটি a ছিল যা বাদ দেয়া হয়নি।"</text:p>
            <text:p>    ],</text:p>
            <text:p>    "সংশোধিত উত্তর": [</text:p>
            <text:p>    "১.  /frac{T_{CA}}{sin(π-θ₂)}/ = /frac{T_{CB}}{sin(π-θ₁)}/ = /frac{W}{sin(θ₁+θ₂)}/ থেকে /frac{T_{CA}}{cos B}/ = /frac{W}{sin C}/ হবে।",</text:p>
            <text:p>    "২. T_{CA} = /frac{W × c²+a²-b²}{2ca}/ থেকে T_{CA} = /frac{Wb(c²+a²-b²)}{4cΔ}/ হবে।"</text:p>
            <text:p>    ],</text:p>
            <text:p>    "অতিরিক্ত মন্তব্য": " student প্রায় সব ধাপ সঠিকভাবে করেছে। ছোটখাটো ত্রুটির জন্য সামান্য নম্বর কাটা হয়েছে।"</text:p>
            <text:p>}</text:p>
            <text:p>```</text:p>
          </table:table-cell>
          <table:table-cell table:style-name="ce1" office:value-type="string" calcext:value-type="string">
            <text:p>```json</text:p>
            <text:p>{</text:p>
            <text:p>    "প্রাপ্ত মার্কস": "10/10",</text:p>
            <text:p>    "ধাপ অনুযায়ী মার্কস বিভাজন": [</text:p>
            <text:p>        "ধাপ ১: ৪ মার্কস - ল্যামির উপপাদ্য থেকে T_CA এবং W এর মধ্যে সঠিক সম্পর্ক (T_CA/cos B = W/sin C) স্থাপন করা হয়েছে।",</text:p>
            <text:p>        "ধাপ ২: ৪ মার্কস - cos B এর মান সঠিকভাবে প্রতিস্থাপন করা হয়েছে।",</text:p>
            <text:p>        "ধাপ ৩: ২ মার্কস - sin C এর মান প্রতিস্থাপন এবং চূড়ান্ত প্রমাণ সঠিকভাবে সম্পন্ন করা হয়েছে।"</text:p>
            <text:p>    ],</text:p>
            <text:p>    "চিহ্নিত ভুলসমূহ": [</text:p>
            <text:p>        "১. কোণ C বোঝানোর জন্য ছোট হাতের অক্ষর 'c' ব্যবহার করা হয়েছে, যা সাধারণত বাহুর দৈর্ঘ্য নির্দেশ করে।"</text:p>
            <text:p>    ],</text:p>
            <text:p>    "সংশোধিত উত্তর": [</text:p>
            <text:p>        "ল্যামির উপপাদ্য থেকে পাই:",</text:p>
            <text:p>        "T_CA / sin(180° - (90° - B)) = W / sin C",</text:p>
            <text:p>        "T_CA / sin(90° + B) = W / sin C",</text:p>
            <text:p>        "T_CA / cos B = W / sin C",</text:p>
            <text:p>        "∴ T_CA = W cos B / sin C",</text:p>
            <text:p>        "ΔABC থেকে, cos B = (c²+a²-b²) / 2ac",</text:p>
            <text:p>        "এবং Δ = 1/2 ab sin C ∴ sin C = 2Δ / ab",</text:p>
            <text:p>        "মান বসিয়ে পাই,",</text:p>
            <text:p>        "T_CA = W * [(c²+a²-b²)/2ac] / [2Δ/ab]",</text:p>
            <text:p>        "T_CA = W(c²+a²-b²) * ab / (2ac * 2Δ)",</text:p>
            <text:p>        "T_CA = Wb(c²+a²-b²) / 4cΔ (প্রমাণিত)"</text:p>
            <text:p>    ],</text:p>
            <text:p>    "অতিরিক্ত মন্তব্য": "ছাত্রের গাণিতিক ধাপ এবং ল্যামির উপপাদ্যের প্রয়োগ সঠিক ছিল। শুধুমাত্র কোণের সাংকেতিক চিহ্ন ব্যবহারে সামান্য ত্রুটি ছিল।"</text:p>
            <text:p>}</text:p>
            <text:p>```</text:p>
          </table:table-cell>
          <table:table-cell table:style-name="ce1"/>
          <table:table-cell table:style-name="ce1" office:value-type="float" office:value="1456" calcext:value-type="float">
            <text:p>1456</text:p>
          </table:table-cell>
          <table:table-cell table:style-name="ce1" office:value-type="float" office:value="1379" calcext:value-type="float">
            <text:p>1379</text:p>
          </table:table-cell>
          <table:table-cell table:style-name="ce1" office:value-type="float" office:value="0" calcext:value-type="float">
            <text:p>0</text:p>
          </table:table-cell>
          <table:table-cell table:style-name="ce1" office:value-type="float" office:value="571" calcext:value-type="float">
            <text:p>571</text:p>
          </table:table-cell>
          <table:table-cell table:style-name="ce1" office:value-type="float" office:value="452" calcext:value-type="float">
            <text:p>452</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6" calcext:value-type="float">
            <text:p>6</text:p>
          </table:table-cell>
          <table:table-cell table:style-name="ce1" office:value-type="string" calcext:value-type="string">
            <text:p>1052.jpg</text:p>
          </table:table-cell>
          <table:table-cell table:style-name="ce1" office:value-type="float" office:value="1" calcext:value-type="float">
            <text:p>1</text:p>
          </table:table-cell>
          <table:table-cell table:style-name="ce1"/>
          <table:table-cell table:style-name="ce1" office:value-type="string" calcext:value-type="string">
            <text:p>(\cos \theta + i \sin \theta)^4</text:p>
            <text:p>(\sin \theta + i \cos \theta)^5</text:p>
            <text:p/>
            <text:p>= e^{i4\theta}</text:p>
            <text:p>= e^{i5(\frac{\pi}{2} - \theta)}</text:p>
            <text:p/>
            <text:p>= e^{i(4\theta + \frac{5\pi}{2} - 5\theta)} = e^{i(90 - \frac{5\pi}{2})}</text:p>
            <text:p/>
            <text:p>= \cos (90 - \frac{5\pi}{2}) + i \sin (90 - \frac{5\pi}{2})</text:p>
            <text:p/>
            <text:p>= \sin 90 - i \cos 90</text:p>
            <text:p/>
            <text:p>... \sin 90 - i \cos 90 = \sin \lambda \theta + i \delta \cos \lambda \theta</text:p>
            <text:p/>
            <text:p>... \lambda = 9 \text{ and } \delta = -1 ... \frac{\lambda}{\delta} = \frac{9}{-1} = -9</text:p>
          </table:table-cell>
          <table:table-cell table:style-name="ce1" office:value-type="string" calcext:value-type="string">
            <text:p>Math</text:p>
          </table:table-cell>
          <table:table-cell table:style-name="ce1" office:value-type="string" calcext:value-type="string">
            <text:p>নম্বর বণ্টন:</text:p>
            <text:p/>
            <text:p>(\cos \theta + i \sin \theta)^4</text:p>
            <text:p>(\sin \theta + i \cos \theta)^5</text:p>
            <text:p/>
            <text:p>= e^{i4\theta}</text:p>
            <text:p>= e^{i5(\frac{\pi}{2} - \theta)}</text:p>
            <text:p/>
            <text:p>(\cos \theta + i \sin \theta)^4</text:p>
            <text:p>(\sin \theta + i \cos \theta)^5</text:p>
            <text:p/>
            <text:p>= \cos (90 - \frac{5\pi}{2}) + i \sin (90 - \frac{5\pi}{2})</text:p>
            <text:p/>
            <text:p>\frac{\lambda}{\delta} = -9</text:p>
          </table:table-cell>
          <table:table-cell table:style-name="ce1" office:value-type="string" calcext:value-type="string">
            <text:p>```json</text:p>
            <text:p>{</text:p>
            <text:p>    "প্রাপ্ত মার্কস": "3/10",</text:p>
            <text:p>    "ধাপ অনুযায়ী মার্কস বিভাজন": [</text:p>
            <text:p>        "ধাপ ১: ২ মার্কস -  (cos θ + i sin θ)^4 = e^{i4θ} লেখা হয়েছে।",</text:p>
            <text:p>        "ধাপ ২: ১ মার্কস - (\sin θ + i \cos θ)^5 = e^{i5(π/2 - θ)} লেখার চেষ্টা করা হয়েছে, তবে i এর স্থলে a লেখা হয়েছে।"</text:p>
            <text:p>    ],</text:p>
            <text:p>    "চিহ্নিত ভুলসমূহ": [</text:p>
            <text:p>        "১. (\sin θ + i \cos θ)^5 কে e^{i5(π/2 - θ)} তে রূপান্তর করার ধারণা ভুলভাবে উপস্থাপন করা হয়েছে (sinθ + icosθ) এ i এর বদলে a লেখা হয়েছে।",</text:p>
            <text:p>        "২. sin λθ + iδcos λθ এর মডুলাস বের করার চেষ্টা অপ্রাসঙ্গিক এবং ভুল পথে চালিত হয়েছে।",</text:p>
            <text:p>        "৩. উত্তরের দিকে কোনো অগ্রগতি নেই।"</text:p>
            <text:p>    ],</text:p>
            <text:p>    "সংশোধিত উত্তর": [</text:p>
            <text:p>        "১. (\sin θ + i \cos θ)^5 = [cos(π/2 - θ) + isin(π/2 - θ)]^5 = e^{i5(π/2 - θ)}",</text:p>
            <text:p>        "২. e^{i4θ} / e^{i5(π/2 - θ)} = e^{i(4θ - 5π/2 + 5θ)} = e^{i(9θ - 5π/2)}",</text:p>
            <text:p>        "৩. sin λθ + iδcos λθ = cos(9θ - 5π/2) + isin(9θ - 5π/2) = sin(5π/2 - 9θ) + icos(5π/2 - 9θ) অতএব, λ = 5π/2θ - 9  এবং δ = 1.  λ/δ = 5π/2θ - 9"</text:p>
            <text:p>    ],</text:p>
            <text:p>    "অতিরিক্ত মন্তব্য": "ছাত্রের মৌলিক ধারণা আছে কিন্তু সঠিক পথে অগ্রসর হতে পারেনি। ত্রিকোণমিতি এবং জটিল সংখ্যার সূত্রগুলো ভালোভাবে ঝালিয়ে নিতে হবে।"</text:p>
            <text:p>}</text:p>
            <text:p>```</text:p>
          </table:table-cell>
          <table:table-cell table:style-name="ce1" office:value-type="string" calcext:value-type="string">
            <text:p>```json</text:p>
            <text:p>{</text:p>
            <text:p>    "প্রাপ্ত মার্কস": "1/10",</text:p>
            <text:p>    "ধাপ অনুযায়ী মার্কস বিভাজন": [</text:p>
            <text:p>    "ধাপ ১: 1 মার্কস - লবের সঠিক এক্সপোনেনশিয়াল রূপ ($e^{i4\theta}$) লেখার জন্য।",</text:p>
            <text:p>    "ধাপ ২: 0 মার্কস - হরের এক্সপোনেনশিয়াল রূপ ভুল লেখার জন্য। (সঠিক রূপ $e^{i5(\frac{\pi}{2} - \theta)}$)"</text:p>
            <text:p>    ],</text:p>
            <text:p>    "চিহ্নিত ভুলসমূহ": [</text:p>
            <text:p>    "১. হরের $(\sin\theta + i\cos\theta)$ -এর এক্সপোনেনশিয়াল রূপ ভুল লেখা হয়েছে। এটিকে $e^{i\theta}$ ধরা হয়েছে, যা ভুল। সঠিক রূপ হবে $e^{i(\frac{\pi}{2} - \theta)}$।",</text:p>
            <text:p>    "২. লব ও হরের ভাগের ফলাফল গণনা ভুল হয়েছে, কারণ হরের রূপান্তর ভুল ছিল।",</text:p>
            <text:p>    "৩. মডুলাস ব্যবহার করে $\lambda$ এবং $\delta$-এর মান বের করার পদ্ধতিটি ভুল এবং অসম্পূর্ণ। প্রদত্ত সমীকরণ থেকে জটিল সংখ্যার বাস্তব ও কাল্পনিক অংশ সমীকৃত করে $\lambda$ এবং $\delta$-এর মান বের করতে হবে।",</text:p>
            <text:p>    "৪. $\lambda$ এবং $\delta$-এর প্রাপ্ত মান (১ এবং -১) ভুল।"</text:p>
            <text:p>    ],</text:p>
            <text:p>    "সংশোধিত উত্তর": [</text:p>
            <text:p>    "প্রদত্ত রাশি: $\frac{(\cos \theta + i \sin \theta)^4}{(\sin \theta + i \cos \theta)^5}$",</text:p>
            <text:p>    "লব: $(\cos \theta + i \sin \theta)^4 = (e^{i\theta})^4 = e^{i4\theta}$",</text:p>
            <text:p>    "হর: $(\sin \theta + i \cos \theta)^5 = (\cos(\frac{\pi}{2}-\theta) + i \sin(\frac{\pi}{2}-\theta))^5 = (e^{i(\frac{\pi}{2}-\theta)})^5 = e^{i5(\frac{\pi}{2}-\theta)} = e^{i(\frac{5\pi}{2}-5\theta)}$",</text:p>
            <text:p>    "ভাগফল: $\frac{e^{i4\theta}}{e^{i(\frac{5\pi}{2}-5\theta)}} = e^{i(4\theta - (\frac{5\pi}{2}-5\theta))} = e^{i(4\theta - \frac{5\pi}{2} + 5\theta)} = e^{i(9\theta - \frac{5\pi}{2})}$",</text:p>
            <text:p>    "ইউলারের সূত্র ব্যবহার করে: $e^{i(9\theta - \frac{5\pi}{2})} = \cos(9\theta - \frac{5\pi}{2}) + i \sin(9\theta - \frac{5\pi}{2})$",</text:p>
            <text:p>    "ত্রিকোণমিতিক সরলীকরণ: $\cos(9\theta - \frac{5\pi}{2}) = \cos(\frac{5\pi}{2} - 9\theta) = \cos(2\pi + \frac{\pi}{2} - 9\theta) = \cos(\frac{\pi}{2} - 9\theta) = \sin(9\theta)$",</text:p>
            <text:p>    "$\sin(9\theta - \frac{5\pi}{2}) = -\sin(\frac{5\pi}{2} - 9\theta) = -\sin(2\pi + \frac{\pi}{2} - 9\theta) = -\sin(\frac{\pi}{2} - 9\theta) = -\cos(9\theta)$",</text:p>
            <text:p>    "সুতরাং, ভাগফল = $\sin(9\theta) - i \cos(9\theta)$",</text:p>
            <text:p>    "প্রশ্নানুসারে: $\sin(9\theta) - i \cos(9\theta) = \sin \lambda \theta + i \delta \cos \lambda \theta$",</text:p>
            <text:p>    "বাস্তব ও কাল্পনিক অংশ সমীকৃত করে পাই:",</text:p>
            <text:p>    "$\sin(9\theta) = \sin \lambda \theta \implies \lambda = 9$",</text:p>
            <text:p>    "$-\cos(9\theta) = \delta \cos \lambda \theta = \delta \cos(9\theta) \implies \delta = -1$",</text:p>
            <text:p>    "অতএব, $\frac{\lambda}{\delta} = \frac{9}{-1} = -9$"</text:p>
            <text:p>    ],</text:p>
            <text:p>    "অতিরিক্ত মন্তব্য": "ছাত্রটি complex number-এর modulus নির্ণয়ের প্রাথমিক ধারণা দেখিয়েছে, কিন্তু Euler রূপান্তর এবং De Moivre-এর উপপাদ্য প্রয়োগে মৌলিক ভুল করেছে, বিশেষ করে হরের অংশটিতে। জটিল সংখ্যার সমতা থেকে বাস্তব ও কাল্পনিক অংশ সমীকৃত করার মূল ধাপটি বাদ পড়েছে।"</text:p>
            <text:p>}</text:p>
            <text:p>```</text:p>
          </table:table-cell>
          <table:table-cell table:style-name="ce1"/>
          <table:table-cell table:style-name="ce1" office:value-type="float" office:value="2693" calcext:value-type="float">
            <text:p>2693</text:p>
          </table:table-cell>
          <table:table-cell table:style-name="ce1" office:value-type="float" office:value="1085" calcext:value-type="float">
            <text:p>1085</text:p>
          </table:table-cell>
          <table:table-cell table:style-name="ce1" office:value-type="float" office:value="0" calcext:value-type="float">
            <text:p>0</text:p>
          </table:table-cell>
          <table:table-cell table:style-name="ce1" office:value-type="float" office:value="632" calcext:value-type="float">
            <text:p>632</text:p>
          </table:table-cell>
          <table:table-cell table:style-name="ce1" office:value-type="float" office:value="1052" calcext:value-type="float">
            <text:p>1052</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7" calcext:value-type="float">
            <text:p>7</text:p>
          </table:table-cell>
          <table:table-cell table:style-name="ce1" office:value-type="string" calcext:value-type="string">
            <text:p>1053.jpg</text:p>
          </table:table-cell>
          <table:table-cell table:style-name="ce1" office:value-type="float" office:value="10" calcext:value-type="float">
            <text:p>10</text:p>
          </table:table-cell>
          <table:table-cell table:style-name="ce1"/>
          <table:table-cell table:style-name="ce1" office:value-type="string" calcext:value-type="string">
            <text:p>COS X</text:p>
            <text:p>+</text:p>
            <text:p>√3 sin x</text:p>
            <text:p>=</text:p>
            <text:p>√2</text:p>
            <text:p>√12+(√3)2 √12+(√3)2</text:p>
            <text:p>√12+(√3)2</text:p>
            <text:p/>
            <text:p>⇒</text:p>
            <text:p>COS X</text:p>
            <text:p>√3 sin x</text:p>
            <text:p>+</text:p>
            <text:p>=</text:p>
            <text:p>1</text:p>
            <text:p>2</text:p>
            <text:p>2</text:p>
            <text:p>√2</text:p>
            <text:p/>
            <text:p>⇒ cos x. 1/2 + sin x. √3/2 = 1/√2</text:p>
            <text:p/>
            <text:p>⇒ cos xcos π/3 + sin xsin π/3 = cos π/4</text:p>
            <text:p/>
            <text:p>⇒ cos (x - π/3) = cos π/4 ⇒ x - π/3 = 2nπ ± π/4</text:p>
            <text:p/>
            <text:p>:: x = 2nπ ± π/4 + π/3 :: x = 2nπ + 7π/12, 2nπ + π/12 [n ∈ Z]</text:p>
          </table:table-cell>
          <table:table-cell table:style-name="ce1" office:value-type="string" calcext:value-type="string">
            <text:p>Math</text:p>
          </table:table-cell>
          <table:table-cell table:style-name="ce1" office:value-type="string" calcext:value-type="string">
            <text:p>নম্বর বণ্টনঃ</text:p>
            <text:p/>
            <text:p>cos (x - π/3) = cos π/4 ; নির্ণয় করার জন্য ০৪ নম্বর।</text:p>
            <text:p/>
            <text:p>x = 2nπ + 7π/12 ; নির্ণয় করার জন্য ০৩ নম্বর।</text:p>
            <text:p/>
            <text:p>x = 2nπ + π/12 ; নির্ণয় করার জন্য ০৩ নম্বর।</text:p>
          </table:table-cell>
          <table:table-cell table:style-name="ce1" office:value-type="string" calcext:value-type="string">
            <text:p>```json</text:p>
            <text:p>{</text:p>
            <text:p>    "প্রাপ্ত মার্কস": "10/10",</text:p>
            <text:p>    "ধাপ অনুযায়ী মার্কস বিভাজন": [</text:p>
            <text:p>        "ধাপ ১: ৪ মার্কস - cos(x - π/3) = cos(π/4) নির্ণয় করার জন্য।",</text:p>
            <text:p>        "ধাপ ২: ৩ মার্কস - x = 2nπ + 7π/12 নির্ণয় করার জন্য।",</text:p>
            <text:p>        "ধাপ ৩: ৩ মার্কস - x = 2nπ + π/12 নির্ণয় করার জন্য।"</text:p>
            <text:p>    ],</text:p>
            <text:p>    "চিহ্নিত ভুলসমূহ": [],</text:p>
            <text:p>    "সংশোধিত উত্তর": [],</text:p>
            <text:p>    "অতিরিক্ত মন্তব্য": "কোনো ভুল নেই।"</text:p>
            <text:p>}</text:p>
            <text:p>```</text:p>
          </table:table-cell>
          <table:table-cell table:style-name="ce1" office:value-type="string" calcext:value-type="string">
            <text:p>```json</text:p>
            <text:p>{</text:p>
            <text:p>    "প্রাপ্ত মার্কস": "10/10",</text:p>
            <text:p>    "ধাপ অনুযায়ী মার্কস বিভাজন": [</text:p>
            <text:p>        "ধাপ ১: ৪ মার্কস - সমীকরণটিকে cos(x - π/3) = cos π/4 আকারে প্রকাশ করা হয়েছে।",</text:p>
            <text:p>        "ধাপ ২: ৩ মার্কস - x = 2nπ + 7π/12 সমাধানটি সঠিকভাবে নির্ণয় করা হয়েছে।",</text:p>
            <text:p>        "ধাপ ৩: ৩ মার্কস - x = 2nπ + π/12 সমাধানটি সঠিকভাবে নির্ণয় করা হয়েছে।"</text:p>
            <text:p>    ],</text:p>
            <text:p>    "চিহ্নিত ভুলসমূহ": [],</text:p>
            <text:p>    "সংশোধিত উত্তর": [],</text:p>
            <text:p>    "অতিরিক্ত মন্তব্য": "সমাধান সম্পূর্ণ নির্ভুল।"</text:p>
            <text:p>}</text:p>
            <text:p>```</text:p>
          </table:table-cell>
          <table:table-cell table:style-name="ce1"/>
          <table:table-cell table:style-name="ce1" office:value-type="float" office:value="2631" calcext:value-type="float">
            <text:p>2631</text:p>
          </table:table-cell>
          <table:table-cell table:style-name="ce1" office:value-type="float" office:value="1001" calcext:value-type="float">
            <text:p>1001</text:p>
          </table:table-cell>
          <table:table-cell table:style-name="ce1" office:value-type="float" office:value="0" calcext:value-type="float">
            <text:p>0</text:p>
          </table:table-cell>
          <table:table-cell table:style-name="ce1" office:value-type="float" office:value="211" calcext:value-type="float">
            <text:p>211</text:p>
          </table:table-cell>
          <table:table-cell table:style-name="ce1" office:value-type="float" office:value="167" calcext:value-type="float">
            <text:p>167</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8" calcext:value-type="float">
            <text:p>8</text:p>
          </table:table-cell>
          <table:table-cell table:style-name="ce1" office:value-type="string" calcext:value-type="string">
            <text:p>1054.jpg</text:p>
          </table:table-cell>
          <table:table-cell table:style-name="ce1" office:value-type="float" office:value="1" calcext:value-type="float">
            <text:p>1</text:p>
          </table:table-cell>
          <table:table-cell table:style-name="ce1"/>
          <table:table-cell table:style-name="ce1" office:value-type="string" calcext:value-type="string">
            <text:p>ধরি, 4x² + 2x - 1 = 0 সমীকরণের অপর মূল β</text:p>
            <text:p>∴ cos a + β = -2/4</text:p>
            <text:p>⇒ β = -1/2 - cos a .... (i)</text:p>
            <text:p>cos a প্রদত্ত সমীকরণের একটি মূল হলে,</text:p>
            <text:p>4cos² a + 2cos a - 1 = 0 ... (ii)</text:p>
            <text:p>⇒ 4cos³ a + 2cos² a - cos a = 0</text:p>
            <text:p>⇒ cos 3a + 3cos a + (1/2)4cos² a - cos a = 0</text:p>
            <text:p>[cos 3a = 4cos³ a - 3cos a]</text:p>
            <text:p>⇒ cos 3a + 2cos a + (1/2)(1 - 2cos a) = 0</text:p>
            <text:p>[(ii) নং হতে]</text:p>
            <text:p>⇒ cos 3a + 2cos a + (1/2) - cos a = 0</text:p>
            <text:p>⇒ cos 3a = -1/2 - cos a = β [(i) নং হতে]</text:p>
            <text:p>সুতরাং, সমীকরণের অপর মূল β = cos 3a (Showed)</text:p>
          </table:table-cell>
          <table:table-cell table:style-name="ce1" office:value-type="string" calcext:value-type="string">
            <text:p>Math</text:p>
          </table:table-cell>
          <table:table-cell table:style-name="ce1" office:value-type="string" calcext:value-type="string">
            <text:p>নম্বর বণ্টন:</text:p>
            <text:p>β = -1/2 - cos a; নির্ণয় করার জন্য ০৩ নম্বর।</text:p>
            <text:p>cos 3a + 3cos a + (1/2)4cos² a - cos a = 0; নির্ণয় করার জন্য ০৪ নম্বর।</text:p>
            <text:p>β = cos 3a; নির্ণয় করার জন্য ০৩ নম্বর।</text:p>
          </table:table-cell>
          <table:table-cell table:style-name="ce1" office:value-type="string" calcext:value-type="string">
            <text:p>```json</text:p>
            <text:p>{</text:p>
            <text:p>    "প্রাপ্ত মার্কস": "5/10",</text:p>
            <text:p>    "ধাপ অনুযায়ী মার্কস বিভাজন": [</text:p>
            <text:p>        "ধাপ ১: 3 মার্কস - cosα সমীকরণের একটি মূল হলে 4cos²α + 2cosα - 1 = 0  পর্যন্ত লেখার জন্য।",</text:p>
            <text:p>        "ধাপ ২: 2 মার্কস -  4cos³α + 2cos²α - cosα = 0 পর্যন্ত লেখার জন্য।"</text:p>
            <text:p>    ],</text:p>
            <text:p>    "চিহ্নিত ভুলসমূহ": [</text:p>
            <text:p>        "১. α+β = -1/2 এবং αβ = -1/4 এই দুইটি লাইন ভুল আছে।",</text:p>
            <text:p>        "২. cos 3a + 3cos a + (1/2)4cos² a - cos a = 0 এই লাইনটি student লিখতে পারেনি এবং এর পরবর্তী অংশও student করতে পারেনি।"</text:p>
            <text:p>    ],</text:p>
            <text:p>    "সংশোধিত উত্তর": [</text:p>
            <text:p>        "১.  cos a + β = -2/4 হবে।",</text:p>
            <text:p>        "২. cos 3a + 3cos a + (1/2)4cos² a - cos a = 0 এই লাইন থেকে β = cos 3a প্রমাণ করতে হবে।"</text:p>
            <text:p>    ],</text:p>
            <text:p>    "অতিরিক্ত মন্তব্য": " student প্রথম দিকের কিছু সূত্র ভুল লিখেছে এবং মাঝপথে গিয়ে আটকে গেছে। তাকে আরও অনুশীলন করতে হবে।"</text:p>
            <text:p>}</text:p>
            <text:p>```</text:p>
          </table:table-cell>
          <table:table-cell table:style-name="ce1" office:value-type="string" calcext:value-type="string">
            <text:p>```json</text:p>
            <text:p>{</text:p>
            <text:p>    "প্রাপ্ত মার্কস": "0/10",</text:p>
            <text:p>    "ধাপ অনুযায়ী মার্কস বিভাজন": [</text:p>
            <text:p>        "ধাপ ১: ০ মার্কস - β = -1/2 - cos a নির্ণয় করা হয়নি।",</text:p>
            <text:p>        "ধাপ ২: ০ মার্কস - cos 3a + 3cos a + (1/2)4cos² a - cos a = 0 এই ধাপটি নির্ণয় করা হয়নি।",</text:p>
            <text:p>        "ধাপ ৩: ০ মার্কস - β = cos 3a নির্ণয় করা হয়নি।"</text:p>
            <text:p>    ],</text:p>
            <text:p>    "চিহ্নিত ভুলসমূহ": [</text:p>
            <text:p>        "১. সমীকরণের মূলদ্বয় α এবং β ধরে নিয়ে সমষ্টি ও গুণফল লেখা হয়েছে, কিন্তু প্রদত্ত মূল cos α এবং অপর মূল β ধরে β এর মান cos α এর মাধ্যমে নির্ণয় করা হয়নি।",</text:p>
            <text:p>        "২. cos α কে মূল ধরে 4cos² α + 2cos α - 1 = 0 সমীকরণটি নির্ণয় করা হলেও, তা থেকে পরবর্তী ধাপের বীজগাণিতিক রূপান্তর সঠিক হয়নি। বিশেষ করে 4cos³ α + 2cos² α - cos α = 0 থেকে 4cos³ α + 1 + 2cos α - 1 = 0 লেখায় ভুল করা হয়েছে।",</text:p>
            <text:p>        "৩. সমস্যাটির সমাধান অসম্পূর্ণ রয়েছে এবং চূড়ান্ত ধাপে পৌঁছানো সম্ভব হয়নি।"</text:p>
            <text:p>    ],</text:p>
            <text:p>    "সংশোধিত উত্তর": [</text:p>
            <text:p>        "ধরি, 4x² + 2x - 1 = 0 সমীকরণের অপর মূল β।",</text:p>
            <text:p>        "মূলদ্বয়ের সমষ্টি থেকে পাই, cos α + β = -2/4 = -1/2। সুতরাং, β = -1/2 - cos α।",</text:p>
            <text:p>        "যেহেতু cos α প্রদত্ত সমীকরণের একটি মূল, তাই 4cos² α + 2cos α - 1 = 0।",</text:p>
            <text:p>        "আমরা জানি, cos 3α = 4cos³ α - 3cos α।",</text:p>
            <text:p>        "4cos² α + 2cos α - 1 = 0 সমীকরণ থেকে পাই 4cos² α = 1 - 2cos α।",</text:p>
            <text:p>        "এখন, cos 3α = 4cos³ α - 3cos α = cos α (4cos² α) - 3cos α",</text:p>
            <text:p>        "= cos α (1 - 2cos α) - 3cos α (4cos² α = 1 - 2cos α ব্যবহার করে)",</text:p>
            <text:p>        "= cos α - 2cos² α - 3cos α",</text:p>
            <text:p>        "= -2cos α - 2cos² α",</text:p>
            <text:p>        "আবার, 4cos² α + 2cos α - 1 = 0 থেকে 2cos² α = (1 - 2cos α)/2।",</text:p>
            <text:p>        "সুতরাং, cos 3α = -2cos α - (1 - 2cos α)/2",</text:p>
            <text:p>        "= -2cos α - 1/2 + cos α",</text:p>
            <text:p>        "= -cos α - 1/2",</text:p>
            <text:p>        "= -1/2 - cos α।",</text:p>
            <text:p>        "আমরা ধাপ ২ থেকে পেয়েছি β = -1/2 - cos α।",</text:p>
            <text:p>        "সুতরাং, β = cos 3α। অর্থাৎ সমীকরণের অপর মূলটি cos 3α এর সমান। (প্রমাণিত)"</text:p>
            <text:p>    ],</text:p>
            <text:p>    "অতিরিক্ত মন্তব্য": "ছাত্রের লেখা স্পষ্ট ছিল, কিন্তু গাণিতিক ধাপে ত্রুটি এবং অসম্পূর্ণতার কারণে নম্বর প্রদান করা সম্ভব হয়নি।"</text:p>
            <text:p>}</text:p>
            <text:p>```</text:p>
          </table:table-cell>
          <table:table-cell table:style-name="ce1"/>
          <table:table-cell table:style-name="ce1" office:value-type="float" office:value="2722" calcext:value-type="float">
            <text:p>2722</text:p>
          </table:table-cell>
          <table:table-cell table:style-name="ce1" office:value-type="float" office:value="1065" calcext:value-type="float">
            <text:p>1065</text:p>
          </table:table-cell>
          <table:table-cell table:style-name="ce1" office:value-type="float" office:value="0" calcext:value-type="float">
            <text:p>0</text:p>
          </table:table-cell>
          <table:table-cell table:style-name="ce1" office:value-type="float" office:value="414" calcext:value-type="float">
            <text:p>414</text:p>
          </table:table-cell>
          <table:table-cell table:style-name="ce1" office:value-type="float" office:value="764" calcext:value-type="float">
            <text:p>764</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9" calcext:value-type="float">
            <text:p>9</text:p>
          </table:table-cell>
          <table:table-cell table:style-name="ce1" office:value-type="string" calcext:value-type="string">
            <text:p>1056.jpg</text:p>
          </table:table-cell>
          <table:table-cell table:style-name="ce1" office:value-type="float" office:value="10" calcext:value-type="float">
            <text:p>10</text:p>
          </table:table-cell>
          <table:table-cell table:style-name="ce1" office:value-type="float" office:value="1055" calcext:value-type="float">
            <text:p>1055</text:p>
          </table:table-cell>
          <table:table-cell table:style-name="ce1" office:value-type="string" calcext:value-type="string">
            <text:p>H = 75 m</text:p>
            <text:p>R = 150m / 2</text:p>
            <text:p>.. R = 300 m^2</text:p>
            <text:p/>
            <text:p>H / R = (u^2 sin^2 a) / (2g) = tan a / 4</text:p>
            <text:p>=&gt; tan a = 4H / R</text:p>
            <text:p/>
            <text:p>=&gt; a = tan^-1 (4 * 75 / 300) = 45°</text:p>
            <text:p/>
            <text:p>H = 75 = (u^2 sin^2 45) / (2g)</text:p>
            <text:p>.. u = 14√15 ms^-1</text:p>
          </table:table-cell>
          <table:table-cell table:style-name="ce1" office:value-type="string" calcext:value-type="string">
            <text:p>Math</text:p>
          </table:table-cell>
          <table:table-cell table:style-name="ce1" office:value-type="string" calcext:value-type="string">
            <text:p>নম্বর বণ্টনঃ</text:p>
            <text:p>u = 14√15 ms^-1 ; নির্ণয় করার জন্য ০৫ নম্বর।</text:p>
            <text:p>a = 45° ; নির্ণয় করার জন্য ০৫ নম্বর।</text:p>
            <text:p>বিঃদ্র: একক না লিখলে বা ভুল একক লিখলে ০১ নম্বর কর্তন করা হবে।</text:p>
          </table:table-cell>
          <table:table-cell table:style-name="ce1" office:value-type="string" calcext:value-type="string">
            <text:p>```json</text:p>
            <text:p>{</text:p>
            <text:p>    "প্রাপ্ত মার্কস": "6/10",</text:p>
            <text:p>    "ধাপ অনুযায়ী মার্কস বিভাজন": [</text:p>
            <text:p>        "ধাপ ১: 5 মার্কস - a = 45° নির্ণয় করার জন্য।",</text:p>
            <text:p>        "ধাপ ২: 1 মার্কস - u = 54.2217 m/s (প্রায়) নির্ণয় করার জন্য। সঠিক উত্তর u = 14√15 ms^-1"</text:p>
            <text:p>    ],</text:p>
            <text:p>    "চিহ্নিত ভুলসমূহ": [</text:p>
            <text:p>        "১. R এর মান নির্ণয়ে ভুল হয়েছে। প্রশ্নে উল্লিখিত দূরত্ব 150m হল পাল্লা (Range), সুতরাং R = 150m হবে, 2x150 = 300m নয়। এই ভুলের কারণে tan a এর মান নির্ণয়ে সমস্যা হয়েছে কিন্তু যেহেতু পরবর্তীতে student সঠিক কোণ বের করেছে তাই এখানে নম্বর কাটা হয়নি।",</text:p>
            <text:p>        "২. বেগ u এর সঠিক মান নির্ণয় হয়নি।"</text:p>
            <text:p>    ],</text:p>
            <text:p>    "সংশোধিত উত্তর": [</text:p>
            <text:p>        "১. R = 150 m",</text:p>
            <text:p>        "২. u = 14√15 ms^-1 ≈ 54.22 ms^-1"</text:p>
            <text:p>    ],</text:p>
            <text:p>    "অতিরিক্ত মন্তব্য": " student বেশ কাছাকাছি উত্তর দিয়েছে। u এর মান আরেকটু গুছিয়ে লিখলে ভালো হত।"</text:p>
            <text:p>}</text:p>
            <text:p>```</text:p>
          </table:table-cell>
          <table:table-cell table:style-name="ce1" office:value-type="string" calcext:value-type="string">
            <text:p>```json</text:p>
            <text:p>{</text:p>
            <text:p>    "প্রাপ্ত মার্কস": "10/10",</text:p>
            <text:p>    "ধাপ অনুযায়ী মার্কস বিভাজন": [</text:p>
            <text:p>        "ধাপ ১: ৫ মার্কস - নিক্ষেপণ কোণ α = 45° সঠিকভাবে নির্ণয় করার জন্য।",</text:p>
            <text:p>        "ধাপ ২: ৫ মার্কস - নিক্ষেপণ বেগ u ≈ 54.2217 m/s (যা 14√15 m/s এর সমতুল্য) সঠিকভাবে নির্ণয় করার জন্য এবং সঠিক একক লেখার জন্য।"</text:p>
            <text:p>    ],</text:p>
            <text:p>    "চিহ্নিত ভুলসমূহ": [],</text:p>
            <text:p>    "সংশোধিত উত্তর": [],</text:p>
            <text:p>    "অতিরিক্ত মন্তব্য": []</text:p>
            <text:p>}</text:p>
            <text:p>```</text:p>
          </table:table-cell>
          <table:table-cell table:style-name="ce1"/>
          <table:table-cell table:style-name="ce1" office:value-type="float" office:value="1288" calcext:value-type="float">
            <text:p>1288</text:p>
          </table:table-cell>
          <table:table-cell table:style-name="ce1" office:value-type="float" office:value="1199" calcext:value-type="float">
            <text:p>1199</text:p>
          </table:table-cell>
          <table:table-cell table:style-name="ce1" office:value-type="float" office:value="0" calcext:value-type="float">
            <text:p>0</text:p>
          </table:table-cell>
          <table:table-cell table:style-name="ce1" office:value-type="float" office:value="430" calcext:value-type="float">
            <text:p>430</text:p>
          </table:table-cell>
          <table:table-cell table:style-name="ce1" office:value-type="float" office:value="147" calcext:value-type="float">
            <text:p>147</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0" calcext:value-type="float">
            <text:p>10</text:p>
          </table:table-cell>
          <table:table-cell table:style-name="ce1" office:value-type="string" calcext:value-type="string">
            <text:p>1057.jpg</text:p>
          </table:table-cell>
          <table:table-cell table:style-name="ce1" office:value-type="float" office:value="10" calcext:value-type="float">
            <text:p>10</text:p>
          </table:table-cell>
          <table:table-cell table:style-name="ce1"/>
          <table:table-cell table:style-name="ce1" office:value-type="string" calcext:value-type="string">
            <text:p>px^2 + qx + r = 0 এর মূলদ্বয় α, β</text:p>
            <text:p>∴ α + β = -q/p, αβ = r/p</text:p>
            <text:p>4rx^2 + 6qx + 9p = 0 ⇒ 4r/p x^2 + 6q/p x + 9 = 0</text:p>
            <text:p>⇒ 4αβ x^2 – 6(α + β)x + 9 = 0</text:p>
            <text:p>⇒ 4αβ x^2 - 6ax - 6βx + 9 = 0</text:p>
            <text:p>⇒ 2ax(2βx - 3) - 3(2βx - 3) = 0</text:p>
            <text:p>⇒ (2βx – 3)(2ax − 3) = 0 ∴ x = 3/(2β), 3/(2α) [Ans.]</text:p>
          </table:table-cell>
          <table:table-cell table:style-name="ce1" office:value-type="string" calcext:value-type="string">
            <text:p>Math</text:p>
          </table:table-cell>
          <table:table-cell table:style-name="ce1" office:value-type="string" calcext:value-type="string">
            <text:p>নম্বর বণ্টনঃ</text:p>
            <text:p>α + β = -q/p ; নির্ণয়ের জন্য ০১ নম্বর।</text:p>
            <text:p>αβ = r/p ; নির্ণয়ের জন্য ০১ নম্বর।</text:p>
            <text:p>4r/p x^2 + 6q/p x + 9 = 0; নির্ণয়ের জন্য ০৩ নম্বর।</text:p>
            <text:p>x = 3/(2β), 3/(2α); নির্ণয়ের জন্য ০৫ নম্বর।</text:p>
          </table:table-cell>
          <table:table-cell table:style-name="ce1" office:value-type="string" calcext:value-type="string">
            <text:p>```json</text:p>
            <text:p>{</text:p>
            <text:p>    "প্রাপ্ত মার্কস": "8/10",</text:p>
            <text:p>    "ধাপ অনুযায়ী মার্কস বিভাজন": [</text:p>
            <text:p>        "ধাপ ১: ১ মার্কস - α + β = -q/p নির্ণয় করার জন্য।",</text:p>
            <text:p>        "ধাপ ২: ১ মার্কস - αβ = r/p নির্ণয় করার জন্য।",</text:p>
            <text:p>        "ধাপ ৩: ৩ মার্কস - 4r/p x^2 + 6q/p x + 9 = 0 পর্যন্ত সঠিক ভাবে করার জন্য।",</text:p>
            <text:p>        "ধাপ ৪: ৩ মার্কস - x = 3/(2β), 3/(2α) নির্ণয়ের জন্য (আংশিক সঠিক উত্তরের জন্য)।"</text:p>
            <text:p>    ],</text:p>
            <text:p>    "চিহ্নিত ভুলসমূহ": [</text:p>
            <text:p>        "১. 4r/p x^2 + 6q/p x + 9 = 0 এই ধাপে q/p এর মান বসানোর সময় (-q/p) = (α + β) না লিখে সরাসরি 6αx - 6βx লিখেছেন, যা ভুল।",</text:p>
            <text:p>        "২. উত্তরের অংশে x = 3/(2α) এবং  x = 3/(2β) লেখার সময় 2α এবং 2β লিখেছেন, যা সঠিক নয়।"</text:p>
            <text:p>    ],</text:p>
            <text:p>    "সংশোধিত উত্তর": [</text:p>
            <text:p>        "১. 4r/p x^2 + 6q/p x + 9 = 0 =&gt; 4αβ x^2 – 6(α + β)x + 9 = 0  হবে।",</text:p>
            <text:p>        "২. x = 3/(2α) এবং x = 3/(2β) হবে।"</text:p>
            <text:p>    ],</text:p>
            <text:p>    "অতিরিক্ত মন্তব্য": "ছাত্রের চেষ্টা ভালো ছিল। সামান্য ভুলের জন্য নম্বর কাটা হয়েছে।"</text:p>
            <text:p>}</text:p>
            <text:p>```</text:p>
          </table:table-cell>
          <table:table-cell table:style-name="ce1" office:value-type="string" calcext:value-type="string">
            <text:p>```json</text:p>
            <text:p>{</text:p>
            <text:p>    "প্রাপ্ত মার্কস": "10/10",</text:p>
            <text:p>    "ধাপ অনুযায়ী মার্কস বিভাজন": [</text:p>
            <text:p>        "ধাপ ১: 1 মার্কস - px^2 + qx + r = 0 সমীকরণের মূলদ্বয়ের সমষ্টি α + β = -q/p নির্ণয়।",</text:p>
            <text:p>        "ধাপ ২: 1 মার্কস - px^2 + qx + r = 0 সমীকরণের মূলদ্বয়ের গুণফল αβ = r/p নির্ণয়।",</text:p>
            <text:p>        "ধাপ ৩: 3 মার্কস - দ্বিতীয় সমীকরণ 4rx^2 + 6qx + 9p = 0 কে ভাগ করে 4αβ x^2 – 6(α + β)x + 9 = 0 রূপে প্রকাশ ও উৎপাদকে বিশ্লেষণ পর্যন্ত সঠিক।",</text:p>
            <text:p>        "ধাপ ৪: 5 মার্কস - সমীকরণের মূলদ্বয় x = 3/(2α) এবং x = 3/(2β) সঠিকভাবে নির্ণয়। উভয় মূল সঠিক হওয়ায় পূর্ণ নম্বর দেওয়া হলো।"</text:p>
            <text:p>    ],</text:p>
            <text:p>    "চিহ্নিত ভুলসমূহ": [],</text:p>
            <text:p>    "সংশোধিত উত্তর": [],</text:p>
            <text:p>    "অতিরিক্ত মন্তব্য": "শিক্ষার্থীর সমাধানটি সম্পূর্ণ সঠিক এবং প্রদত্ত পদ্ধতি অনুসরণ করা হয়েছে।"</text:p>
            <text:p>}</text:p>
            <text:p>```</text:p>
          </table:table-cell>
          <table:table-cell table:style-name="ce1"/>
          <table:table-cell table:style-name="ce1" office:value-type="float" office:value="2661" calcext:value-type="float">
            <text:p>2661</text:p>
          </table:table-cell>
          <table:table-cell table:style-name="ce1" office:value-type="float" office:value="1021" calcext:value-type="float">
            <text:p>1021</text:p>
          </table:table-cell>
          <table:table-cell table:style-name="ce1" office:value-type="float" office:value="0" calcext:value-type="float">
            <text:p>0</text:p>
          </table:table-cell>
          <table:table-cell table:style-name="ce1" office:value-type="float" office:value="513" calcext:value-type="float">
            <text:p>513</text:p>
          </table:table-cell>
          <table:table-cell table:style-name="ce1" office:value-type="float" office:value="276" calcext:value-type="float">
            <text:p>276</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1" calcext:value-type="float">
            <text:p>11</text:p>
          </table:table-cell>
          <table:table-cell table:style-name="ce1" office:value-type="string" calcext:value-type="string">
            <text:p>1058.jpg</text:p>
          </table:table-cell>
          <table:table-cell table:style-name="ce1" office:value-type="float" office:value="3" calcext:value-type="float">
            <text:p>3</text:p>
          </table:table-cell>
          <table:table-cell table:style-name="ce1"/>
          <table:table-cell table:style-name="ce1" office:value-type="string" calcext:value-type="string">
            <text:p>sec⁻¹(x/2) - sec⁻¹(x/3) = tan⁻¹(2√2) - tan⁻¹(√3)</text:p>
            <text:p>=&gt; sec⁻¹(x/2) - sec⁻¹(x/3) = sec⁻¹√(1 + (2√2)²) - sec⁻¹√(1 + (√3)²)</text:p>
            <text:p>=&gt; sec⁻¹(x/2) - sec⁻¹(x/3) = sec⁻¹(3) - sec⁻¹(2)</text:p>
            <text:p>=&gt; cos⁻¹(2/x) - cos⁻¹(3/x) = cos⁻¹(1/3) - cos⁻¹(1/2)</text:p>
            <text:p>=&gt; cos⁻¹(2/x) + cos⁻¹(1/2) = cos⁻¹(1/3) + cos⁻¹(1/x)</text:p>
            <text:p>=&gt; cos⁻¹{ (2/x) - √(1 - (4/x²))(1 - (1/4)) } = cos⁻¹{ (1/3) - √(1 - (1/9))(1 - (9/x²)) }</text:p>
            <text:p>=&gt; cos⁻¹{ (1/x) - √((3/4)(1 - (4/x²))) } = cos⁻¹{ (1/x) - √((8/9)(1 - (9/x²))) }</text:p>
            <text:p>=&gt; (1/x) - √((3/4)(1 - (4/x²))) = (1/x) - √((8/9)(1 - (9/x²)))</text:p>
            <text:p>=&gt; (3/4)(1 - (4/x²)) = (8/9)(1 - (9/x²))</text:p>
            <text:p>=&gt; 3 - (12/x²) = 8 - (72/x²)</text:p>
            <text:p>=&gt; 5/x² = 5</text:p>
            <text:p>=&gt; x² = 36</text:p>
            <text:p>:. x = 6 [x = -6 সমীকরণকে সিদ্ধ করে না।] [Ans.]</text:p>
          </table:table-cell>
          <table:table-cell table:style-name="ce1" office:value-type="string" calcext:value-type="string">
            <text:p>Math</text:p>
          </table:table-cell>
          <table:table-cell table:style-name="ce1" office:value-type="string" calcext:value-type="string">
            <text:p>নম্বর বণ্টনঃ</text:p>
            <text:p>sec⁻¹(x/2) - sec⁻¹(x/3) = sec⁻¹(3) - sec⁻¹(2); নির্ণয়ের জন্য ০৩ নম্বর।</text:p>
            <text:p>cos⁻¹{ (1/x) - √((8/9)(1 - (9/x²))) }; নির্ণয়ের জন্য ০৩ নম্বর।</text:p>
          </table:table-cell>
          <table:table-cell table:style-name="ce1" office:value-type="string" calcext:value-type="string">
            <text:p>```json</text:p>
            <text:p>{</text:p>
            <text:p>    "প্রাপ্ত মার্কস": "3/10",</text:p>
            <text:p>    "ধাপ অনুযায়ী মার্কস বিভাজন": [</text:p>
            <text:p>        "ধাপ ১: 0 - প্রশ্নটি বুঝতে ভুল করেছে। sec⁻¹ এবং cos⁻¹ এর সম্পর্ক বিপরীত করার চেষ্টা করেছে কিন্তু ত্রুটিপূর্ণভাবে।",</text:p>
            <text:p>        "ধাপ ২: 3 - tan⁻¹ থেকে cos⁻¹ এ রুপান্তর করার প্রাথমিক ধারণা সঠিক ছিল (যদিও সম্পূর্ণভাবে সঠিক নয়)। ত্রিভুজ একে ভূমি ও লম্ব চিহ্নিত করেছে। "</text:p>
            <text:p>    ],</text:p>
            <text:p>    "চিহ্নিত ভুলসমূহ": [</text:p>
            <text:p>        "১. sec⁻¹(x/2) - sec⁻¹(x/3) = tan⁻¹(2√2) - tan⁻¹(√3) কে সরাসরি cos⁻¹ এ পরিবর্তন করার চেষ্টা করা হয়েছে, যা সঠিক নয়।",</text:p>
            <text:p>        "২. tan⁻¹(2√2) - tan⁻¹(√3) কে sec⁻¹ এ পরিবর্তন করার কোনো চেষ্টা করা হয়নি।",</text:p>
            <text:p>        "৩. √(x²-4) ইত্যাদি রাশিতে ভুল রয়েছে।"</text:p>
            <text:p>    ],</text:p>
            <text:p>    "সংশোধিত উত্তর": [</text:p>
            <text:p>        "১. প্রথমে tan⁻¹(2√2) এবং tan⁻¹(√3) কে sec⁻¹ এ পরিবর্তন করতে হবে।",</text:p>
            <text:p>        "২. sec⁻¹(x/2) - sec⁻¹(x/3) = sec⁻¹(3) - sec⁻¹(2) এই ধাপে পৌঁছাতে হবে।"</text:p>
            <text:p>    ],</text:p>
            <text:p>    "অতিরিক্ত মন্তব্য": "ছাত্র প্রাথমিক ধারণা রেখেছে কিন্তু সম্পূর্ণ সমাধান করতে পারেনি।"</text:p>
            <text:p>}</text:p>
            <text:p>```</text:p>
          </table:table-cell>
          <table:table-cell table:style-name="ce1" office:value-type="string" calcext:value-type="string">
            <text:p>```json</text:p>
            <text:p>{</text:p>
            <text:p>    "প্রাপ্ত মার্কস": "৪/১০",</text:p>
            <text:p>    "ধাপ অনুযায়ী মার্কস বিভাজন": [</text:p>
            <text:p>    "ধাপ ১: ১ মার্কস - বামদিকের sec⁻¹ পদ দুটিকে cos⁻¹ এ রূপান্তর সঠিক।",</text:p>
            <text:p>    "ধাপ ২: ২ মার্কস - বামদিকের cos⁻¹ পদ দুটিকে tan⁻¹ এ রূপান্তর সঠিক এবং চিত্র অঙ্কন সঠিক।",</text:p>
            <text:p>    "ধাপ ৩: ১ মার্কস - ডানদিকের tan⁻¹ পদ দুটির জন্য tan⁻¹(A)-tan⁻¹(B) সূত্র প্রয়োগ সঠিক।",</text:p>
            <text:p>    "বাকি ধাপ সম্পন্ন না হওয়ায় এবং গণনায় ত্রুটি থাকায় কোনো নম্বর দেওয়া হয়নি।"</text:p>
            <text:p>    ],</text:p>
            <text:p>    "চিহ্নিত ভুলসমূহ": [</text:p>
            <text:p>    "১. বামদিকের tan⁻¹(A)-tan⁻¹(B) সূত্রে প্রয়োগের পর প্রাপ্ত রাশির গণনায় ত্রুটি রয়েছে।Numerator ও Denominator সঠিক নয়।",</text:p>
            <text:p>    "২. সম্পূর্ণ সমাধান করা হয়নি।"</text:p>
            <text:p>    ],</text:p>
            <text:p>    "সংশোধিত উত্তর": [</text:p>
            <text:p>    "sec⁻¹(x/2) - sec⁻¹(x/3) = tan⁻¹(2√2) - tan⁻¹(√3)",</text:p>
            <text:p>    "=&gt; sec⁻¹(x/2) - sec⁻¹(x/3) = sec⁻¹(√(1+(2√2)²)) - sec⁻¹(√(1+(√3)²))",</text:p>
            <text:p>    "=&gt; sec⁻¹(x/2) - sec⁻¹(x/3) = sec⁻¹(3) - sec⁻¹(2)",</text:p>
            <text:p>    "=&gt; cos⁻¹(2/x) - cos⁻¹(3/x) = cos⁻¹(1/3) - cos⁻¹(1/2)",</text:p>
            <text:p>    "=&gt; cos⁻¹(2/x) + cos⁻¹(1/2) = cos⁻¹(1/3) + cos⁻¹(3/x)",</text:p>
            <text:p>    "=&gt; cos⁻¹{ (2/x)(1/2) - √((1-(2/x)²)(1-(1/2)²)) } = cos⁻¹{ (1/3)(3/x) - √((1-(1-(1/3)²)(1-(3/x)²)) }",</text:p>
            <text:p>    "=&gt; cos⁻¹{ 1/x - √((1-4/x²)(3/4)) } = cos⁻¹{ 1/x - √((8/9)(1-9/x²)) }",</text:p>
            <text:p>    "=&gt; 1/x - √((3/4)(1-4/x²)) = 1/x - √((8/9)(1-9/x²))",</text:p>
            <text:p>    "=&gt; (3/4)(1-4/x²) = (8/9)(1-9/x²)",</text:p>
            <text:p>    "=&gt; 3/4 - 3/x² = 8/9 - 8/x²",</text:p>
            <text:p>    "=&gt; 8/x² - 3/x² = 8/9 - 3/4",</text:p>
            <text:p>    "=&gt; 5/x² = (32-27)/36",</text:p>
            <text:p>    "=&gt; 5/x² = 5/36",</text:p>
            <text:p>    "=&gt; x² = 36",</text:p>
            <text:p>    "∴ x = 6 (x=-6 সমীকরণকে সিদ্ধ করে না)"</text:p>
            <text:p>    ],</text:p>
            <text:p>    "অতিরিক্ত মন্তব্য": "ছাত্র/ছাত্রী সমস্যাটি সমাধানের জন্য বিকল্প পদ্ধতি অবলম্বন করেছে এবং প্রাথমিক রূপান্তরগুলি সঠিকভাবে সম্পন্ন করেছে, কিন্তু পরবর্তী গণনায় ত্রুটি এবং অসমাপ্তির কারণে পূর্ণ নম্বর অর্জন করতে পারেনি।"</text:p>
            <text:p>}</text:p>
            <text:p>```</text:p>
          </table:table-cell>
          <table:table-cell table:style-name="ce1"/>
          <table:table-cell table:style-name="ce1" office:value-type="float" office:value="2884" calcext:value-type="float">
            <text:p>2884</text:p>
          </table:table-cell>
          <table:table-cell table:style-name="ce1" office:value-type="float" office:value="1253" calcext:value-type="float">
            <text:p>1253</text:p>
          </table:table-cell>
          <table:table-cell table:style-name="ce1" office:value-type="float" office:value="0" calcext:value-type="float">
            <text:p>0</text:p>
          </table:table-cell>
          <table:table-cell table:style-name="ce1" office:value-type="float" office:value="521" calcext:value-type="float">
            <text:p>521</text:p>
          </table:table-cell>
          <table:table-cell table:style-name="ce1" office:value-type="float" office:value="773" calcext:value-type="float">
            <text:p>773</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2" calcext:value-type="float">
            <text:p>12</text:p>
          </table:table-cell>
          <table:table-cell table:style-name="ce1" office:value-type="string" calcext:value-type="string">
            <text:p>1060.jpg</text:p>
          </table:table-cell>
          <table:table-cell table:style-name="ce1" office:value-type="float" office:value="10" calcext:value-type="float">
            <text:p>10</text:p>
          </table:table-cell>
          <table:table-cell table:style-name="ce1" office:value-type="float" office:value="1059" calcext:value-type="float">
            <text:p>1059</text:p>
          </table:table-cell>
          <table:table-cell table:style-name="ce1" office:value-type="string" calcext:value-type="string">
            <text:p>s = \frac{1}{2}(u + v₁) × t</text:p>
            <text:p>s₁ = \frac{1}{2}(v₁ + v₂)t₁</text:p>
            <text:p>f = \frac{v₂-v₁}{t₁} = \frac{v₁-u}{t} = \frac{v₂-u}{t+t₁}</text:p>
            <text:p>u + v₁ = \frac{2s}{t} &amp; v₁ + v₂ = \frac{2s₁}{t₁}</text:p>
            <text:p>∴ v₂ - u = 2(\frac{s₁}{t₁} - \frac{s}{t})</text:p>
            <text:p>∴ f = \frac{2(\frac{s₁}{t₁} - \frac{s}{t})}{t + t₁}</text:p>
          </table:table-cell>
          <table:table-cell table:style-name="ce1" office:value-type="string" calcext:value-type="string">
            <text:p>Math</text:p>
          </table:table-cell>
          <table:table-cell table:style-name="ce1" office:value-type="string" calcext:value-type="string">
            <text:p>নম্বর বণ্টনঃ</text:p>
            <text:p>f = \frac{v₂-u}{t+t₁} ; নির্ণয় করার জন্য ০২ নম্বর।</text:p>
            <text:p>v₂ - u = 2(\frac{s₁}{t₁} - \frac{s}{t}) ; নির্ণয় করার জন্য ০২ নম্বর।</text:p>
            <text:p>f = \frac{2(\frac{s₁}{t₁} - \frac{s}{t})}{t + t₁} ; প্রমাণ করার জন্য ০৬ নম্বর।</text:p>
          </table:table-cell>
          <table:table-cell table:style-name="ce1" office:value-type="string" calcext:value-type="string">
            <text:p>```json</text:p>
            <text:p>{</text:p>
            <text:p>    "প্রাপ্ত মার্কস": "8/10",</text:p>
            <text:p>    "ধাপ অনুযায়ী মার্কস বিভাজন": [</text:p>
            <text:p>        "ধাপ ১: 2 মার্কস - f = (v₂-u)/(t+t₁) নির্ণয় করার জন্য।",</text:p>
            <text:p>        "ধাপ ২: 2 মার্কস - v₂ - u = 2(s₁/t₁ - s/t) নির্ণয় করার জন্য।",</text:p>
            <text:p>        "ধাপ ৩: 4 মার্কস - f = 2(s₁/t₁ - s/t)/(t + t₁) প্রমাণ করার জন্য (কিছু সমস্যা আছে)"</text:p>
            <text:p>    ],</text:p>
            <text:p>    "চিহ্নিত ভুলসমূহ": [</text:p>
            <text:p>        "১. s = ut + 1/2ft² এবং s₁ = vt₁ + 1/2ft₁² সমীকরণ দুটি সঠিক নয়। এখানে v হলো t সময় পর বেগ।",</text:p>
            <text:p>        "২. S₁/t₁ = u + ft + 1/2ft₁ এই সমীকরণটি ভুল।",</text:p>
            <text:p>        "৩. চূড়ান্ত উত্তরে বন্ধনীর ব্যবহার সঠিকভাবে হয়নি।"</text:p>
            <text:p>    ],</text:p>
            <text:p>    "সংশোধিত উত্তর": [</text:p>
            <text:p>        "১. সঠিক সমীকরণ হবে: s = 1/2(u+v₁)t এবং s₁ = 1/2(v₁ + v₂)t₁",</text:p>
            <text:p>        "২. v₂ - u = 2(s₁/t₁ - s/t)",</text:p>
            <text:p>        "৩. f = [2(s₁/t₁ - s/t)] / (t + t₁)"</text:p>
            <text:p>    ],</text:p>
            <text:p>    "অতিরিক্ত মন্তব্য": " student অন্যভাবে চেষ্টা করেছে কিন্তু কিছু জায়গায় ভুল হয়েছে। ক্যালকুলেশন এবং সমীকরণগুলোতে আরও মনোযোগ দেওয়া উচিত।"</text:p>
            <text:p>}</text:p>
            <text:p>```</text:p>
          </table:table-cell>
          <table:table-cell table:style-name="ce1" office:value-type="string" calcext:value-type="string">
            <text:p>```json</text:p>
            <text:p>{</text:p>
            <text:p>    "প্রাপ্ত মার্কস": "10/10",</text:p>
            <text:p>    "ধাপ অনুযায়ী মার্কস বিভাজন": [</text:p>
            <text:p>    "ধাপ ১: 2 মার্কস - সমস্যাটিকে ধ্রুব ত্বরণ `f` ধরে গতির সমীকরণ ব্যবহার করে স্থাপন এবং প্রথম ধাপ `s/t = u + 1/2 f t` নির্ণয় করার জন্য।",</text:p>
            <text:p>    "ধাপ ২: 2 মার্কস - দ্বিতীয় ধাপ `s₁/t₁ = u + ft + 1/2 f t₁` নির্ণয় এবং এদের বিয়োগ করে `s₁/t₁ - s/t = 1/2 f (t + t₁)` সম্পর্কটি স্থাপন করার জন্য। এই সম্পর্কটি রুব্রিকের দ্বিতীয় ধাপ `v₂ - u = 2(s₁/t₁ - s/t)` এর সমতুল্য।",</text:p>
            <text:p>    "ধাপ ৩: 6 মার্কস - প্রাপ্ত সম্পর্কটিকে বিন্যস্ত করে চূড়ান্ত প্রমাণ `f = 2(s₁/t₁ - s/t) / (t + t₁)` সম্পন্ন করার জন্য।"</text:p>
            <text:p>    ],</text:p>
            <text:p>    "চিহ্নিত ভুলসমূহ": [],</text:p>
            <text:p>    "সংশোধিত উত্তর": [],</text:p>
            <text:p>    "অতিরিক্ত মন্তব্য": "ছাত্রের সমাধান পদ্ধতিটি বিকল্প হলেও সঠিক এবং নির্ভুলভাবে সম্পন্ন করা হয়েছে।"</text:p>
            <text:p>}</text:p>
            <text:p>```</text:p>
          </table:table-cell>
          <table:table-cell table:style-name="ce1"/>
          <table:table-cell table:style-name="ce1" office:value-type="float" office:value="1357" calcext:value-type="float">
            <text:p>1357</text:p>
          </table:table-cell>
          <table:table-cell table:style-name="ce1" office:value-type="float" office:value="1274" calcext:value-type="float">
            <text:p>1274</text:p>
          </table:table-cell>
          <table:table-cell table:style-name="ce1" office:value-type="float" office:value="0" calcext:value-type="float">
            <text:p>0</text:p>
          </table:table-cell>
          <table:table-cell table:style-name="ce1" office:value-type="float" office:value="499" calcext:value-type="float">
            <text:p>499</text:p>
          </table:table-cell>
          <table:table-cell table:style-name="ce1" office:value-type="float" office:value="284" calcext:value-type="float">
            <text:p>284</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4" calcext:value-type="float">
            <text:p>14</text:p>
          </table:table-cell>
          <table:table-cell table:style-name="ce1" office:value-type="string" calcext:value-type="string">
            <text:p>1062.jpg</text:p>
          </table:table-cell>
          <table:table-cell table:style-name="ce1" office:value-type="float" office:value="10" calcext:value-type="float">
            <text:p>10</text:p>
          </table:table-cell>
          <table:table-cell table:style-name="ce1" office:value-type="float" office:value="1061" calcext:value-type="float">
            <text:p>1061</text:p>
          </table:table-cell>
          <table:table-cell table:style-name="ce1" office:value-type="string" calcext:value-type="string">
            <text:p>t সময়ে B হতে লোকটি BE = 4t km এবং A হতে ভ্যান গাড়ি AD = 3t km দূরত্ব অতিক্রম করে। তাহলে DC = (.5 - 3t)km এবং</text:p>
            <text:p>(.75 - 4t)km = EC</text:p>
            <text:p>DE&lt;sup&gt;2&lt;/sup&gt; = EC&lt;sup&gt;2&lt;/sup&gt; + DC&lt;sup&gt;2&lt;/sup&gt;</text:p>
            <text:p>⇒ DE&lt;sup&gt;2&lt;/sup&gt; = (.75 - 4t)&lt;sup&gt;2&lt;/sup&gt; + (.5 - 3t)&lt;sup&gt;2&lt;/sup&gt;</text:p>
            <text:p>⇒ DE = √(.75 - 4t)&lt;sup&gt;2&lt;/sup&gt; + (.5 - 3t)&lt;sup&gt;2&lt;/sup&gt;</text:p>
            <text:p>সর্বনিম্ন দূরত্বের জন্য, d(DE)/dt = 0</text:p>
            <text:p>⇒ 1/(2√((.75 - 4t)&lt;sup&gt;2&lt;/sup&gt; + (.5 - 3t)&lt;sup&gt;2&lt;/sup&gt;)) {2 × -4(.75 - 4t) + 2 × -3(.5 - 3t)} = 0</text:p>
            <text:p>⇒ -8(.75 - 4t) - 6(.5 - 3t) = 0</text:p>
            <text:p>⇒ t = 0.18 ঘণ্টা</text:p>
            <text:p>.. DE = √(.75 - 4 × 0.18)&lt;sup&gt;2&lt;/sup&gt; + (.5 - 3 × 0.18)&lt;sup&gt;2&lt;/sup&gt;</text:p>
            <text:p>= 1/20 km = 50m</text:p>
            <text:p>সুতরাং 50m এর অধিক নিকটে লোকটি আসতে পারবে না।</text:p>
          </table:table-cell>
          <table:table-cell table:style-name="ce1" office:value-type="string" calcext:value-type="string">
            <text:p>Math</text:p>
          </table:table-cell>
          <table:table-cell table:style-name="ce1" office:value-type="string" calcext:value-type="string">
            <text:p>নম্বর বণ্টন:</text:p>
            <text:p>DC = (0.5 - 3t)km &amp; (0.75 - 4t)km = EC ; নির্ণয়ের জন্য ০২ নম্বর।</text:p>
            <text:p>DE&lt;sup&gt;2&lt;/sup&gt; = (0.75 - 4t)&lt;sup&gt;2&lt;/sup&gt; + (0.5 - 3t)&lt;sup&gt;2&lt;/sup&gt; ; নির্ণয়ের জন্য ০২ নম্বর।</text:p>
            <text:p>t = 0.18 ঘণ্টা ; নির্ণয়ের জন্য ০২ নম্বর।</text:p>
          </table:table-cell>
          <table:table-cell table:style-name="ce1" office:value-type="string" calcext:value-type="string">
            <text:p>```json</text:p>
            <text:p>{</text:p>
            <text:p>    "প্রাপ্ত মার্কস": "5/6",</text:p>
            <text:p>    "ধাপ অনুযায়ী মার্কস বিভাজন": [</text:p>
            <text:p>        "ধাপ ১: 1.5/2 মার্কস - DC = (0.5 - 3t)km &amp; (0.75 - 4t)km = EC নির্ণয়ের চেষ্টা করেছে, তবে ০.৭৫-৪t নির্ণয়ে ভুল করেছে।",</text:p>
            <text:p>        "ধাপ ২: 2/2 মার্কস - DE^2 = (0.75 - 4t)^2 + (0.5 - 3t)^2 সঠিকভাবে নির্ণয় করেছে (পূর্বের ভুল সাপেক্ষে)।",</text:p>
            <text:p>        "ধাপ ৩: 1.5/2 মার্কস - t = 0.18 ঘণ্টা নির্ণয়ের জন্য ক্যালকুলেশন শুরু করলেও, হিসাবের ভুলের কারণে সম্পূর্ণ উত্তর মেলেনি।"</text:p>
            <text:p>    ],</text:p>
            <text:p>    "চিহ্নিত ভুলসমূহ": [</text:p>
            <text:p>        "১. DC এবং EC এর মান নির্ণয়ে ভুল হয়েছে। EC = (.75 - 4t)km হবে।",</text:p>
            <text:p>        "২. t এর মান নির্ণয়ে ক্যালকুলেশনে ভুল হয়েছে।"</text:p>
            <text:p>    ],</text:p>
            <text:p>    "সংশোধিত উত্তর": [</text:p>
            <text:p>        "১. EC = (0.75 - 4t) km",</text:p>
            <text:p>        "২. t = 0.18 ঘণ্টা (প্রায়)"</text:p>
            <text:p>    ],</text:p>
            <text:p>    "অতিরিক্ত মন্তব্য": "ছাত্রটি সমস্যাটি সমাধানের জন্য সঠিক পথে এগিয়েছে। ক্যালকুলেশনে কিছু ত্রুটি ছিল।"</text:p>
            <text:p>}</text:p>
            <text:p>```</text:p>
          </table:table-cell>
          <table:table-cell table:style-name="ce1" office:value-type="string" calcext:value-type="string">
            <text:p>```json</text:p>
            <text:p>{</text:p>
            <text:p>    "প্রাপ্ত মার্কস": "10/10",</text:p>
            <text:p>    "ধাপ অনুযায়ী মার্কস বিভাজন": [</text:p>
            <text:p>    "ধাপ ১: ২ মার্কস - বস্তুদুটি t সময়ে তাদের প্রারম্ভিক অবস্থান থেকে কত দূরত্বে থাকবে এবং জংশন থেকে তাদের অবস্থান (0.5-3t) ও (0.75-4t) নির্ণয়। (ছাত্র সঠিক ভাবেই তার সূত্রে এই দূরত্ব গুলি ব্যবহার করেছে)",</text:p>
            <text:p>    "ধাপ ২: ২ মার্কস - বস্তুদুটির মধ্যবর্তী দূরত্বের বর্গ DE² = (0.75 - 4t)² + (0.5 - 3t)² সূত্র নির্ণয়। (ছাত্র AB² = (0.5-3t)² + (0.75-4t)² নির্ণয় করেছে যা সঠিক)",</text:p>
            <text:p>    "ধাপ ৩: ২ মার্কস - দূরত্বের ন্যূনতম মান নির্ণয়ের জন্য AB² এর রাশিটিকে পূর্ণবর্গাকারে প্রকাশ বা অন্তরকরণের পদ্ধতি ব্যবহার করে ন্যূনতম মান নির্ণয়। (ছাত্র AB² রাশিটিকে পূর্ণবর্গাকারে প্রকাশ করে ন্যূনতম মান নির্ণয়ের জন্য উপযোগী করেছে)",</text:p>
            <text:p>    "ধাপ ৪: ৪ মার্কস - ন্যূনতম দূরত্ব (50m) নির্ণয় এবং সিদ্ধান্তে উপনীত হওয়া যে 50m এর অধিক নিকটে আসা সম্ভব নয়। (ছাত্র AB² এর ন্যূনতম মান নির্ণয় করে দূরত্বের ন্যূনতম মান 50m সঠিকভাবে বের করেছে এবং সিদ্ধান্তে পৌঁছেছে। যদিও হিসাবের শেষ দিকে লেখার সামান্য ত্রুটি ছিল, চূড়ান্ত উত্তর সঠিক।)"</text:p>
            <text:p>    ],</text:p>
            <text:p>    "চিহ্নিত ভুলসমূহ": [</text:p>
            <text:p>    "১. ন্যূনতম দূরত্ব নির্ণয়ের সময় AB² = 25 * (1/10000) ধাপটির পর ভুল করে AB = 25 * (1/10000) লেখা হয়েছে।",</text:p>
            <text:p>    "২. √(1/400) এর মান ভুল করে 1/200 লেখা হয়েছে, সঠিক মান হবে 1/20।"</text:p>
            <text:p>    ],</text:p>
            <text:p>    "সংশোধিত উত্তর": [</text:p>
            <text:p>    "AB² এর ন্যূনতম মান = 25 * (1/10000) = 1/400",</text:p>
            <text:p>    "AB এর ন্যূনতম মান = √(1/400) = 1/20 km = 0.05 km = 50 m",</text:p>
            <text:p>    "সুতরাং, যেহেতু ন্যূনতম দূরত্ব 50m, তাই লোকটি ভ্যান গাড়ির 50m এর অধিক নিকটে আসতে পারবে না।"</text:p>
            <text:p>    ],</text:p>
            <text:p>    "অতিরিক্ত মন্তব্য": "ছাত্রটি সমস্যাটি সমাধানের জন্য সঠিক গাণিতিক পদ্ধতি (পূর্ণবর্গাকারে প্রকাশ করে দ্বিঘাত রাশির ন্যূনতম মান নির্ণয়) অবলম্বন করেছে। যদিও হিসাবের কিছু ধাপে লেখার বা সরলীকরণের সামান্য ত্রুটি ছিল, তবুও শেষ পর্যন্ত সঠিক উত্তরে পৌঁছানো সম্ভব হয়েছে। তাই সম্পূর্ণ নম্বর প্রদান করা হলো।"</text:p>
            <text:p>}</text:p>
            <text:p>```</text:p>
          </table:table-cell>
          <table:table-cell table:style-name="ce1"/>
          <table:table-cell table:style-name="ce1" office:value-type="float" office:value="1534" calcext:value-type="float">
            <text:p>1534</text:p>
          </table:table-cell>
          <table:table-cell table:style-name="ce1" office:value-type="float" office:value="1406" calcext:value-type="float">
            <text:p>1406</text:p>
          </table:table-cell>
          <table:table-cell table:style-name="ce1" office:value-type="float" office:value="0" calcext:value-type="float">
            <text:p>0</text:p>
          </table:table-cell>
          <table:table-cell table:style-name="ce1" office:value-type="float" office:value="461" calcext:value-type="float">
            <text:p>461</text:p>
          </table:table-cell>
          <table:table-cell table:style-name="ce1" office:value-type="float" office:value="598" calcext:value-type="float">
            <text:p>598</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5" calcext:value-type="float">
            <text:p>15</text:p>
          </table:table-cell>
          <table:table-cell table:style-name="ce1" office:value-type="string" calcext:value-type="string">
            <text:p>1064.jpg</text:p>
          </table:table-cell>
          <table:table-cell table:style-name="ce1" office:value-type="float" office:value="10" calcext:value-type="float">
            <text:p>10</text:p>
          </table:table-cell>
          <table:table-cell table:style-name="ce1" office:value-type="float" office:value="1063" calcext:value-type="float">
            <text:p>1063</text:p>
          </table:table-cell>
          <table:table-cell table:style-name="ce1" office:value-type="string" calcext:value-type="string">
            <text:p>x²/a² + y²/b² = 1 ⇒ 2a = 36 ⇒ a = 18</text:p>
            <text:p>∴ x²/18² + y²/b² = 1 ... (i)</text:p>
            <text:p>(i) এ (6, 10√2) বসিয়ে, ⇒ 6²/18² + (10√2)²/b² = 1</text:p>
            <text:p>⇒ 1/9 + 200/b² = 1 ⇒ b² = 200/8 ⇒ b = 15 ft</text:p>
            <text:p>∴ x²/18² + y²/15² = 1 হলো নির্ণেয় সমীকরণ।</text:p>
          </table:table-cell>
          <table:table-cell table:style-name="ce1" office:value-type="string" calcext:value-type="string">
            <text:p>Math</text:p>
          </table:table-cell>
          <table:table-cell table:style-name="ce1" office:value-type="string" calcext:value-type="string">
            <text:p>নম্বর বণ্টনঃ</text:p>
            <text:p>x²/18² + y²/b² = 1; নির্ণয় করার জন্য ০২ নম্বর।</text:p>
            <text:p>b = 15 ft; নির্ণয় করার জন্য ০৩ নম্বর।</text:p>
            <text:p>x²/18² + y²/15² = 1; নির্ণয় করার জন্য ০৫ নম্বর।</text:p>
            <text:p>বিঃদ্র: একক না লিখলে বা ভুল একক লিখলে ০১ নম্বর কর্তন করা হবে।</text:p>
          </table:table-cell>
          <table:table-cell table:style-name="ce1" office:value-type="string" calcext:value-type="string">
            <text:p>```json</text:p>
            <text:p>{</text:p>
            <text:p>    "প্রাপ্ত মার্কস": "10/10",</text:p>
            <text:p>    "ধাপ অনুযায়ী মার্কস বিভাজন": [</text:p>
            <text:p>        "ধাপ ১: ২ মার্কস - x²/18² + y²/b² = 1 নির্ণয় করার জন্য।",</text:p>
            <text:p>        "ধাপ ২: ৩ মার্কস - b = 15 নির্ণয় করার জন্য।",</text:p>
            <text:p>        "ধাপ ৩: ৫ মার্কস - x²/18² + y²/15² = 1 নির্ণয় করার জন্য।"</text:p>
            <text:p>    ],</text:p>
            <text:p>    "চিহ্নিত ভুলসমূহ": [],</text:p>
            <text:p>    "সংশোধিত উত্তর": [],</text:p>
            <text:p>    "অতিরিক্ত মন্তব্য": "ছাত্র/ছাত্রীর উত্তর সম্পূর্ণ সঠিক।"</text:p>
            <text:p>}</text:p>
            <text:p>```</text:p>
          </table:table-cell>
          <table:table-cell table:style-name="ce1" office:value-type="string" calcext:value-type="string">
            <text:p>```json</text:p>
            <text:p>{</text:p>
            <text:p>    "প্রাপ্ত মার্কস": "9/10",</text:p>
            <text:p>    "ধাপ অনুযায়ী মার্কস বিভাজন": [</text:p>
            <text:p>        "ধাপ ১: 2 মার্কস - x²/18² + y²/b² = 1 সমীকরণ স্থাপন",</text:p>
            <text:p>        "ধাপ ২: 3 মার্কস - b = 15 ft নির্ণয়",</text:p>
            <text:p>        "ধাপ ৩: 5 মার্কস - নির্ণেয় সমীকরণ x²/324 + y²/225 = 1 স্থাপন"</text:p>
            <text:p>    ],</text:p>
            <text:p>    "চিহ্নিত ভুলসমূহ": [</text:p>
            <text:p>        "১. মানগুলির সাথে একক (ft) উল্লেখ করা হয়নি। (রুব্রিক অনুযায়ী ১ নম্বর কর্তন)"</text:p>
            <text:p>    ],</text:p>
            <text:p>    "সংশোধিত উত্তর": [</text:p>
            <text:p>        "১. a = 18 ft, b = 15 ft (একক সহ উল্লেখ আবশ্যক)",</text:p>
            <text:p>        "২. b এর মান নির্ণয়ের গণনা ধাপ দেখানো উচিত ছিল: 6²/18² + (10√2)²/b² = 1 ⇒ 1/9 + 200/b² = 1 ⇒ 200/b² = 1 - 1/9 = 8/9 ⇒ b² = 225 ⇒ b = 15."</text:p>
            <text:p>    ],</text:p>
            <text:p>    "অতিরিক্ত মন্তব্য": ""</text:p>
            <text:p>}</text:p>
            <text:p>```</text:p>
          </table:table-cell>
          <table:table-cell table:style-name="ce1"/>
          <table:table-cell table:style-name="ce1" office:value-type="float" office:value="1344" calcext:value-type="float">
            <text:p>1344</text:p>
          </table:table-cell>
          <table:table-cell table:style-name="ce1" office:value-type="float" office:value="1241" calcext:value-type="float">
            <text:p>1241</text:p>
          </table:table-cell>
          <table:table-cell table:style-name="ce1" office:value-type="float" office:value="0" calcext:value-type="float">
            <text:p>0</text:p>
          </table:table-cell>
          <table:table-cell table:style-name="ce1" office:value-type="float" office:value="214" calcext:value-type="float">
            <text:p>214</text:p>
          </table:table-cell>
          <table:table-cell table:style-name="ce1" office:value-type="float" office:value="291" calcext:value-type="float">
            <text:p>291</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6" calcext:value-type="float">
            <text:p>16</text:p>
          </table:table-cell>
          <table:table-cell table:style-name="ce1" office:value-type="string" calcext:value-type="string">
            <text:p>1066.jpg</text:p>
          </table:table-cell>
          <table:table-cell table:style-name="ce1" office:value-type="float" office:value="10" calcext:value-type="float">
            <text:p>10</text:p>
          </table:table-cell>
          <table:table-cell table:style-name="ce1" office:value-type="float" office:value="1065" calcext:value-type="float">
            <text:p>1065</text:p>
          </table:table-cell>
          <table:table-cell table:style-name="ce1" office:value-type="string" calcext:value-type="string">
            <text:p>লব্ধি সর্বদা P ও Q বলদ্বয়ের সাথে সমান কোণ উৎপন্ন করবে।</text:p>
            <text:p>2x + θ = α</text:p>
            <text:p>α-θ</text:p>
            <text:p>⇒ x = </text:p>
            <text:p>2</text:p>
            <text:p>বলের সাইন সূত্র প্রয়োগ করে,</text:p>
            <text:p>P</text:p>
            <text:p>=</text:p>
            <text:p>Q</text:p>
            <text:p>sinx</text:p>
            <text:p>sin(x+θ)</text:p>
            <text:p>sin(α+θ)/2</text:p>
            <text:p>sin(α-θ)/2</text:p>
            <text:p>⇒ P</text:p>
            <text:p>Q</text:p>
            <text:p>sin(α+θ)/2</text:p>
            <text:p>sin(α-θ)/2</text:p>
            <text:p>⇒ P+Q</text:p>
            <text:p>P-Q</text:p>
            <text:p>sin(α+θ)/2 + sin(α-θ)/2</text:p>
            <text:p>sin(α+θ)/2 - sin(α-θ)/2</text:p>
            <text:p>[যোজন বিয়োজন করে]</text:p>
            <text:p>⇒ P+Q</text:p>
            <text:p>P-Q</text:p>
            <text:p>2sin(α/2)cos(θ/2)</text:p>
            <text:p>2cos(α/2)sin(θ/2)</text:p>
            <text:p>= tan(α/2) বা, tan(θ/2) = P-Q/P+Q tan(α/2) (প্রমাণিত)</text:p>
          </table:table-cell>
          <table:table-cell table:style-name="ce1" office:value-type="string" calcext:value-type="string">
            <text:p>Math</text:p>
          </table:table-cell>
          <table:table-cell table:style-name="ce1" office:value-type="string" calcext:value-type="string">
            <text:p>নম্বর বণ্টন:</text:p>
            <text:p>P</text:p>
            <text:p>Q</text:p>
            <text:p>sin(x+θ)</text:p>
            <text:p>sinx</text:p>
            <text:p>; নির্ণয় করার জন্য ০৩ নম্বর।</text:p>
            <text:p>P+Q</text:p>
            <text:p>sin(α+θ)/2 + sin(α-θ)/2</text:p>
            <text:p>P-Q</text:p>
            <text:p>sin(α+θ)/2 - sin(α-θ)/2</text:p>
            <text:p>; নির্ণয় করার জন্য ০৩ নম্বর।</text:p>
            <text:p>tan θ/2 = P-Q/P+Q tan α/2; প্রমাণ করার জন্য ০৪ নম্বর।</text:p>
          </table:table-cell>
          <table:table-cell table:style-name="ce1" office:value-type="string" calcext:value-type="string">
            <text:p>```json</text:p>
            <text:p>{</text:p>
            <text:p>    "প্রাপ্ত মার্কস": "8/10",</text:p>
            <text:p>    "ধাপ অনুযায়ী মার্কস বিভাজন": [</text:p>
            <text:p>    "ধাপ ১: ৩ মার্কস - P/Q = sin(x+θ)/sinx  নির্ণয় করার জন্য।",</text:p>
            <text:p>    "ধাপ ২: ২ মার্কস - P+Q/P-Q = sin(α+θ)/2 + sin(α-θ)/2 / sin(α+θ)/2 - sin(α-θ)/2 নির্ণয় করার জন্য (এখানে যোজন-বিয়োজন সূত্র ব্যবহার করা হয়েছে কিন্তু ত্রুটিপূর্ণ)।",</text:p>
            <text:p>    "ধাপ ৩: ৩ মার্কস - tan θ/2 = P-Q/P+Q tan α/2 প্রমাণ করার জন্য।"</text:p>
            <text:p>    ],</text:p>
            <text:p>    "চিহ্নিত ভুলসমূহ": [</text:p>
            <text:p>    "১. যোজন-বিয়োজন করার সময় P+Q এবং P-Q এর অনুপাত নির্ণয়ে ভুল হয়েছে। P+Q/P-Q এর স্থলে P-Q/P+Q হবে।",</text:p>
            <text:p>    "২. sin(α+θ)/2 + sin(α-θ)/2 = 2sin(α/2)cos(θ/2) এবং sin(α+θ)/2 - sin(α-θ)/2 = 2cos(α/2)sin(θ/2) এই সূত্র দুটি সঠিক ভাবে বসানো হয়েছে।"</text:p>
            <text:p>    ],</text:p>
            <text:p>    "সংশোধিত উত্তর": [</text:p>
            <text:p>    "১. সঠিক অনুপাত হবে: P-Q/P+Q = sin(α+θ)/2 - sin(α-θ)/2 / sin(α+θ)/2 + sin(α-θ)/2",</text:p>
            <text:p>    "২. সুতরাং, P-Q/P+Q = 2cos(α/2)sin(θ/2) / 2sin(α/2)cos(θ/2) = tan(θ/2) / tan(α/2)",</text:p>
            <text:p>    "অতএব, tan(θ/2) = (P-Q)/(P+Q) * tan(α/2)"</text:p>
            <text:p>    ],</text:p>
            <text:p>    "অতিরিক্ত মন্তব্য": "যোজন-বিয়োজন অংশে ভুলের জন্য ২ নম্বর কাটা হয়েছে।"</text:p>
            <text:p>}</text:p>
            <text:p>```</text:p>
          </table:table-cell>
          <table:table-cell table:style-name="ce1" office:value-type="string" calcext:value-type="string">
            <text:p>```json</text:p>
            <text:p>{</text:p>
            <text:p>    "প্রাপ্ত মার্কস": "10/10",</text:p>
            <text:p>    "ধাপ অনুযায়ী মার্কস বিভাজন": [</text:p>
            <text:p>        "ধাপ ১: 3 মার্কস - বলের সাইন সূত্র সঠিকভাবে প্রয়োগ করে P ও Q এবং সংশ্লিষ্ট কোণগুলির মধ্যে সম্পর্ক নির্ণয় করা হয়েছে (P/sin(α/2 + θ/2) = Q/sin(α/2 - θ/2))।",</text:p>
            <text:p>        "ধাপ ২: 3 মার্কস - যোজন বিয়োজন (Componendo-Dividendo) সঠিকভাবে প্রয়োগ করা হয়েছে ((P-Q)/(P+Q) এর জন্য সঠিক ত্রিকোণমিতিক রাশি) এবং ত্রিকোণমিতিক সরলীকরণও সঠিকভাবে সম্পন্ন হয়েছে।",</text:p>
            <text:p>        "ধাপ ৩: 4 মার্কস - প্রাপ্ত সম্পর্ক থেকে المطلوب প্রমাণ tan θ/2 = P-Q/P+Q tan α/2 সঠিকভাবে নির্ণয় করা হয়েছে।"</text:p>
            <text:p>    ],</text:p>
            <text:p>    "চিহ্নিত ভুলসমূহ": [],</text:p>
            <text:p>    "সংশোধিত উত্তর": [],</text:p>
            <text:p>    "অতিরিক্ত মন্তব্য": ""</text:p>
            <text:p>}</text:p>
            <text:p>```</text:p>
          </table:table-cell>
          <table:table-cell table:style-name="ce1"/>
          <table:table-cell table:style-name="ce1" office:value-type="float" office:value="1439" calcext:value-type="float">
            <text:p>1439</text:p>
          </table:table-cell>
          <table:table-cell table:style-name="ce1" office:value-type="float" office:value="1333" calcext:value-type="float">
            <text:p>1333</text:p>
          </table:table-cell>
          <table:table-cell table:style-name="ce1" office:value-type="float" office:value="0" calcext:value-type="float">
            <text:p>0</text:p>
          </table:table-cell>
          <table:table-cell table:style-name="ce1" office:value-type="float" office:value="593" calcext:value-type="float">
            <text:p>593</text:p>
          </table:table-cell>
          <table:table-cell table:style-name="ce1" office:value-type="float" office:value="228" calcext:value-type="float">
            <text:p>228</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8" calcext:value-type="float">
            <text:p>18</text:p>
          </table:table-cell>
          <table:table-cell table:style-name="ce1" office:value-type="string" calcext:value-type="string">
            <text:p>1067.jpg</text:p>
          </table:table-cell>
          <table:table-cell table:style-name="ce1" office:value-type="float" office:value="10" calcext:value-type="float">
            <text:p>10</text:p>
          </table:table-cell>
          <table:table-cell table:style-name="ce1"/>
          <table:table-cell table:style-name="ce1" office:value-type="string" calcext:value-type="string">
            <text:p>মূলগুলো a - d, a, a + d</text:p>
            <text:p>∴ a - d + a + a + d = -3a ⇒ 3a = -3a ⇒ a = -a</text:p>
            <text:p>a = -a = x সমীকরণে বসিয়ে পাই -</text:p>
            <text:p>(-a)³ + 3a(-a)² + (-a) + 1 = 0 ⇒ -a³ + 3a³ - a + 1 = 0</text:p>
            <text:p>⇒ 2a³ - a + 1 = 0 ⇒ a = -1 ও বাকি দুটি মান অবাস্তব।</text:p>
            <text:p>∴ a = -(-1) = 1</text:p>
            <text:p>এখন, a.(a - d).(a + d) = -1/1 ⇒ 1(1 - d).(1 + d) = -1</text:p>
            <text:p>⇒ 1 - d² = -1 ⇒ d² = 2 ⇒ d = √2</text:p>
            <text:p>∴ মূলগুলো 1 - √2, 1, 1 + √2</text:p>
          </table:table-cell>
          <table:table-cell table:style-name="ce1" office:value-type="string" calcext:value-type="string">
            <text:p>Math</text:p>
          </table:table-cell>
          <table:table-cell table:style-name="ce1" office:value-type="string" calcext:value-type="string">
            <text:p>নম্বর বণ্টনঃ</text:p>
            <text:p>a = 1 ; নির্ণয় করার জন্য ০৪ নম্বর।</text:p>
            <text:p>d = √2 ; নির্ণয় করার জন্য ০৩ নম্বর।</text:p>
            <text:p>মূলগুলো 1 - √2, 1, 1 + √2 ; নির্ণয় করার জন্য ০৩ নম্বর।</text:p>
          </table:table-cell>
          <table:table-cell table:style-name="ce1" office:value-type="string" calcext:value-type="string">
            <text:p>```json</text:p>
            <text:p>{</text:p>
            <text:p>    "প্রাপ্ত মার্কস": "7/10",</text:p>
            <text:p>    "ধাপ অনুযায়ী মার্কস বিভাজন": [</text:p>
            <text:p>        "ধাপ ১: 2 নম্বর - মূলগুলোকে a-d, a, a+d ধরা এবং 3a = -3a লেখা।",</text:p>
            <text:p>        "ধাপ ২: 1 নম্বর - a = -a নির্ণয় করা।",</text:p>
            <text:p>        "ধাপ ৩: 1 নম্বর - a এর মান সমীকরণে বসানো।",</text:p>
            <text:p>        "ধাপ ৪: 3 নম্বর - 2a^3 - a + 1 = 0 এই সমীকরণ গঠন এবং a = -1 নির্ণয় করা।"</text:p>
            <text:p>    ],</text:p>
            <text:p>    "চিহ্নিত ভুলসমূহ": [</text:p>
            <text:p>        "১. a = -a = x সমীকরণে বসিয়ে (-a)³ + 3a(-a)² + (-a) + 1 = 0 লেখার সময় (-a)³ এর স্থলে -a³ এবং 3a(-a)² এর স্থলে 3a³ লেখার কথা।",</text:p>
            <text:p>        "২. a এর মান -1 বের করার পর a = -(-1) = 1 হবে, যা student লেখেনি।",</text:p>
            <text:p>        "৩. d এর মান এবং মূলগুলো নির্ণয় করা হয়নি।"</text:p>
            <text:p>    ],</text:p>
            <text:p>    "সংশোধিত উত্তর": [</text:p>
            <text:p>        "১. (-a)³ + 3a(-a)² + (-a) + 1 = 0 ⇒ -a³ + 3a³ - a + 1 = 0",</text:p>
            <text:p>        "২. a = -(-1) = 1",</text:p>
            <text:p>        "৩. a = 1 ; নির্ণয় করার জন্য ০৪ নম্বর। d = √2 ; নির্ণয় করার জন্য ০৩ নম্বর। মূলগুলো 1 - √2, 1, 1 + √2 ; নির্ণয় করার জন্য ০৩ নম্বর। যেহেতু এই অংশ student করেনি তাই এর নম্বর দেওয়া যাচ্ছে না।"</text:p>
            <text:p>    ],</text:p>
            <text:p>    "অতিরিক্ত মন্তব্য": "ছাত্র/ছাত্রী a = -1 পর্যন্ত সঠিক করেছে। d এর মান এবং মূলগুলো বের করেনি।"</text:p>
            <text:p>}</text:p>
            <text:p>```</text:p>
          </table:table-cell>
          <table:table-cell table:style-name="ce1" office:value-type="string" calcext:value-type="string">
            <text:p>```json</text:p>
            <text:p>{</text:p>
            <text:p>    "প্রাপ্ত মার্কস": "4/10",</text:p>
            <text:p>    "ধাপ অনুযায়ী মার্কস বিভাজন": [</text:p>
            <text:p>        "ধাপ ১: 4 মার্কস - 'a'-এর বাস্তব মান (-1) নির্ণয় করার জন্য।",</text:p>
            <text:p>        "ধাপ ২: 0 মার্কস - 'd' নির্ণয় করা হয়নি।",</text:p>
            <text:p>        "ধাপ ৩: 0 মার্কস - সমীকরণের মূলগুলি নির্ণয় করা হয়নি।"</text:p>
            <text:p>    ],</text:p>
            <text:p>    "চিহ্নিত ভুলসমূহ": [</text:p>
            <text:p>        "সমীকরণে মধ্যম মূলের মান বসানোর সময় $3ax^2$ ও $x$-এর সহগ ভুল নেওয়া হয়েছে যার ফলে $4a^3 - a - 1 = 0$ সমীকরণটি পাওয়া গেছে (বাম দিকের অংশে)।",</text:p>
            <text:p>        "'d'-এর মান নির্ণয় করা হয়নি।",</text:p>
            <text:p>        "সমীকরণের মূলগুলি নির্ণয় করা হয়নি।"</text:p>
            <text:p>    ],</text:p>
            <text:p>    "সংশোধিত উত্তর": [</text:p>
            <text:p>        "মধ্যম মূল $x=-a$ সমীকরণে $x^3 + 3ax^2 + x + 1 = 0$ বসালে পাওয়া যায় $(-a)^3 + 3a(-a)^2 + (-a) + 1 = 0$, যা সরল করলে হয় $2a^3 - a + 1 = 0$।",</text:p>
            <text:p>        "$a=-1$ হওয়ায় মধ্যম মূল $\alpha = -(-1) = 1$। মূলগুলির গুণফল $(\alpha-\delta)\alpha(\alpha+\delta) = (\alpha^2 - \delta^2)\alpha = -1/1 = -1$। $\alpha=1$ বসিয়ে পাই $(1^2 - \delta^2)(1) = -1$, অর্থাৎ $1 - \delta^2 = -1 \implies \delta^2 = 2 \implies \delta = \pm \sqrt{2}$।",</text:p>
            <text:p>        "মূলগুলি হলো $\alpha-\delta, \alpha, \alpha+\delta$ অর্থাৎ $1-\sqrt{2}, 1, 1+\sqrt{2}$।"</text:p>
            <text:p>    ],</text:p>
            <text:p>    "অতিরিক্ত মন্তব্য": ""</text:p>
            <text:p>}</text:p>
            <text:p>```</text:p>
          </table:table-cell>
          <table:table-cell table:style-name="ce1"/>
          <table:table-cell table:style-name="ce1" office:value-type="float" office:value="2663" calcext:value-type="float">
            <text:p>2663</text:p>
          </table:table-cell>
          <table:table-cell table:style-name="ce1" office:value-type="float" office:value="1010" calcext:value-type="float">
            <text:p>1010</text:p>
          </table:table-cell>
          <table:table-cell table:style-name="ce1" office:value-type="float" office:value="0" calcext:value-type="float">
            <text:p>0</text:p>
          </table:table-cell>
          <table:table-cell table:style-name="ce1" office:value-type="float" office:value="599" calcext:value-type="float">
            <text:p>599</text:p>
          </table:table-cell>
          <table:table-cell table:style-name="ce1" office:value-type="float" office:value="460" calcext:value-type="float">
            <text:p>460</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2" calcext:value-type="float">
            <text:p>2</text:p>
          </table:table-cell>
          <table:table-cell table:style-name="ce1" office:value-type="string" calcext:value-type="string">
            <text:p>1323.jpg</text:p>
          </table:table-cell>
          <table:table-cell table:style-name="ce1" office:value-type="float" office:value="10" calcext:value-type="float">
            <text:p>10</text:p>
          </table:table-cell>
          <table:table-cell table:style-name="ce1" office:value-type="float" office:value="1322" calcext:value-type="float">
            <text:p>1322</text:p>
          </table:table-cell>
          <table:table-cell table:style-name="ce1" office:value-type="string" calcext:value-type="string">
            <text:p>মনে করি, ২য় বালকের ওজন W</text:p>
            <text:p>১ম বালকের জন্য,</text:p>
            <text:p>/frac{T_2}{45} = /frac{sin(90^\circ+45^\circ)}{sin(115^\circ)}</text:p>
            <text:p>.. T_2 = 45 \times /frac{sin(135^\circ)}{sin(115^\circ)} = 35.11 kg-wt</text:p>
            <text:p>২য় বালকের জন্য,</text:p>
            <text:p>/frac{5+W}{T_2} = /frac{sin(170^\circ)}{sin(120^\circ)}</text:p>
            <text:p>⇒ 5 + W = T_2 \times /frac{sin(170^\circ)}{sin(120^\circ)} ⇒ W = T_2 \times /frac{sin(170^\circ)}{sin(120^\circ)} - 5</text:p>
            <text:p>.. W = 35.11 \times /frac{sin 170^\circ}{sin 120^\circ} - 5 = 2.04 kg-wt (Ans.)</text:p>
          </table:table-cell>
          <table:table-cell table:style-name="ce1" office:value-type="string" calcext:value-type="string">
            <text:p>Math</text:p>
          </table:table-cell>
          <table:table-cell table:style-name="ce1" office:value-type="string" calcext:value-type="string">
            <text:p>নম্বর বণ্টনঃ</text:p>
            <text:p>/frac{T_2}{45} = /frac{sin(90^\circ+45^\circ)}{sin(115^\circ)}; নির্ণয়ের জন্য ০২ নম্বর।</text:p>
            <text:p>T_2= 35.11 kg-wt; নির্ণয়ের জন্য ০৩ নম্বর।</text:p>
            <text:p>/frac{5+W}{T_2} = /frac{sin(170^\circ)}{sin(120^\circ)}; নির্ণয়ের জন্য ০২ নম্বর।</text:p>
            <text:p>W = 2.04 kg-wt; নির্ণয়ের জন্য ০৩ নম্বর।</text:p>
            <text:p>[বি.দ্র. একক না লিখলে বা ভুল একক লিখলে ০১ নম্বর কর্তন করা হবে।]</text:p>
          </table:table-cell>
          <table:table-cell table:style-name="ce1" office:value-type="string" calcext:value-type="string">
            <text:p>```json</text:p>
            <text:p>{</text:p>
            <text:p>    "প্রাপ্ত মার্কস": "9/10",</text:p>
            <text:p>    "ধাপ অনুযায়ী মার্কস বিভাজন": [</text:p>
            <text:p>    "ধাপ ১: 2 নম্বর -  T_2/45 = sin(135)/sin(115) সমীকরণটি লেখার জন্য।",</text:p>
            <text:p>    "ধাপ ২: 3 নম্বর - T_2 = 45*sin(135)/sin(115) = 35.11 kg-wt (প্রায়) নির্ণয় করার জন্য।",</text:p>
            <text:p>    "ধাপ ৩: 2 নম্বর - (5+x)/sin(170) = T_2/sin(120)  এই সমীকরণটি লেখার জন্য।",</text:p>
            <text:p>    "ধাপ ৪: 2 নম্বর - W = 2.04 kg নির্ণয়ের জন্য (একক লেখার জন্য ১ নম্বর কাটা হয়েছে)"</text:p>
            <text:p>    ],</text:p>
            <text:p>    "চিহ্নিত ভুলসমূহ": [</text:p>
            <text:p>    "১. উত্তরের সাথে kg-wt এর বদলে kg লিখেছে। তাই ১ নম্বর কাটা হয়েছে।"</text:p>
            <text:p>    ],</text:p>
            <text:p>    "সংশোধিত উত্তর": [</text:p>
            <text:p>    "১. W = 2.04 kg-wt হবে।"</text:p>
            <text:p>    ],</text:p>
            <text:p>    "অতিরিক্ত মন্তব্য": "ছাত্রের সমাধান প্রায় সঠিক। শুধু একক লেখার সময় kg-wt এর বদলে kg লিখেছে তাই ১ নম্বর কাটা হয়েছে।"</text:p>
            <text:p>}</text:p>
            <text:p>```</text:p>
          </table:table-cell>
          <table:table-cell table:style-name="ce1" office:value-type="string" calcext:value-type="string">
            <text:p>```json</text:p>
            <text:p>{</text:p>
            <text:p>    "প্রাপ্ত মার্কস": "1/10",</text:p>
            <text:p>    "ধাপ অনুযায়ী মার্কস বিভাজন": [</text:p>
            <text:p>        "ধাপ ১: 0 মার্কস - প্রথম Lami-র সমীকরণ (Boy 1 এর জন্য) ভুল লেখা হয়েছে।",</text:p>
            <text:p>        "ধাপ ২: 0 মার্কস - ধাপ ১ এর ভুল সমীকরণের ভিত্তিতে T2-এর গণনা ভুল হয়েছে।",</text:p>
            <text:p>        "ধাপ ৩: 2 মার্কস - দ্বিতীয় Lami-র সমীকরণ (Boy 2 এর জন্য) সঠিক লেখা হয়েছে।",</text:p>
            <text:p>        "ধাপ ৪: 0 মার্কস - ধাপ ২ থেকে প্রাপ্ত T2 এর মান ব্যবহার করে চূড়ান্ত ওজন (দ্বিতীয় বালকের) গণনা সম্পন্ন করা হয়নি।",</text:p>
            <text:p>        "একক: -1 মার্কস - একক `kg-wt` এর পরিবর্তে `kg` ব্যবহার করা হয়েছে।"</text:p>
            <text:p>    ],</text:p>
            <text:p>    "চিহ্নিত ভুলসমূহ": [</text:p>
            <text:p>        "১. Boy 1 বিন্দুতে Lami-র সমীকরণ প্রয়োগ করার সময় অনুপাত ভুল লেখা হয়েছে (`T2/sin(115) = 45/sin(135)`)। সঠিক সমীকরণ হওয়া উচিত ছিল `T2/sin(135) = 45/sin(115)`।",</text:p>
            <text:p>        "২. T2-এর মান গণনা ভুল হয়েছে কারণ সমীকরণ ভুল ছিল।",</text:p>
            <text:p>        "৩. দ্বিতীয় বালকের ওজনের চূড়ান্ত গণনা সম্পন্ন করা হয়নি।",</text:p>
            <text:p>        "৪. ওজনের একক হিসাবে `kg-wt` এর পরিবর্তে `kg` লেখা হয়েছে।"</text:p>
            <text:p>    ],</text:p>
            <text:p>    "সংশোধিত উত্তর": [</text:p>
            <text:p>        "প্রথম Lami সমীকরণ (Boy 1): `T2 / sin(135°) = 45 / sin(115°)`",</text:p>
            <text:p>        "T2 এর সঠিক গণনা: `T2 = 45 * sin(135°) / sin(115°) ≈ 35.11 kg-wt`",</text:p>
            <text:p>        "দ্বিতীয় Lami সমীকরণ (Boy 2): `(5+W) / sin(170°) = T2 / sin(120°)` (ছাত্রের লেখা সমীকরণটি এই সমীকরণের সমতুল্য)",</text:p>
            <text:p>        "দ্বিতীয় বালকের ওজন (W) এর সঠিক গণনা: `W = T2 * sin(170°) / sin(120°) - 5`",</text:p>
            <text:p>        "`W ≈ 35.11 * sin(170°) / sin(120°) - 5 ≈ 35.11 * 0.1736 / 0.8660 - 5 ≈ 2.04 kg-wt`"</text:p>
            <text:p>    ],</text:p>
            <text:p>    "অতিরিক্ত মন্তব্য": ""</text:p>
            <text:p>}</text:p>
            <text:p>```</text:p>
          </table:table-cell>
          <table:table-cell table:style-name="ce1"/>
          <table:table-cell table:style-name="ce1" office:value-type="float" office:value="1512" calcext:value-type="float">
            <text:p>1512</text:p>
          </table:table-cell>
          <table:table-cell table:style-name="ce1" office:value-type="float" office:value="1399" calcext:value-type="float">
            <text:p>1399</text:p>
          </table:table-cell>
          <table:table-cell table:style-name="ce1" office:value-type="float" office:value="0" calcext:value-type="float">
            <text:p>0</text:p>
          </table:table-cell>
          <table:table-cell table:style-name="ce1" office:value-type="float" office:value="416" calcext:value-type="float">
            <text:p>416</text:p>
          </table:table-cell>
          <table:table-cell table:style-name="ce1" office:value-type="float" office:value="593" calcext:value-type="float">
            <text:p>593</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3" calcext:value-type="float">
            <text:p>3</text:p>
          </table:table-cell>
          <table:table-cell table:style-name="ce1" office:value-type="string" calcext:value-type="string">
            <text:p>1325.jpg</text:p>
          </table:table-cell>
          <table:table-cell table:style-name="ce1" office:value-type="float" office:value="10" calcext:value-type="float">
            <text:p>10</text:p>
          </table:table-cell>
          <table:table-cell table:style-name="ce1" office:value-type="float" office:value="1324" calcext:value-type="float">
            <text:p>1324</text:p>
          </table:table-cell>
          <table:table-cell table:style-name="ce1" office:value-type="string" calcext:value-type="string">
            <text:p>(0)</text:p>
            <text:p>S1, x</text:p>
            <text:p>(v)</text:p>
            <text:p>t2</text:p>
            <text:p>(0)</text:p>
            <text:p>y, S2</text:p>
            <text:p>0+ v</text:p>
            <text:p>2</text:p>
            <text:p>এখানে, S₁ =  × t₁ ⇒ S1 =  t1 এবং S2 =  × t2 ⇒ S2 =  t2</text:p>
            <text:p>v+0</text:p>
            <text:p>2</text:p>
            <text:p>∴ $1 + S2 = (t1 + t2) ⇒ 2 =  × 4 = v = 1km/min</text:p>
            <text:p>2</text:p>
            <text:p>আবার, v = 0 + xt1 ⇒ t₁ =  এবং 0 = v - yt2 ⇒ t2 = </text:p>
            <text:p>X</text:p>
            <text:p>∴ t₁ + t2 = v( + ) ⇒ 4 = 1 ( + ) ⇒ +  = 4</text:p>
          </table:table-cell>
          <table:table-cell table:style-name="ce1" office:value-type="string" calcext:value-type="string">
            <text:p>Math</text:p>
          </table:table-cell>
          <table:table-cell table:style-name="ce1" office:value-type="string" calcext:value-type="string">
            <text:p>নম্বর বণ্টনঃ</text:p>
            <text:p>S1 =  t1, S2=  t2; নির্ণয় করার জন্য ০২ নম্বর।</text:p>
            <text:p>v = 1km/min; নির্ণয় করার জন্য ০২ নম্বর।</text:p>
            <text:p>t1 = , t2 = ; নির্ণয় করার জন্য ০২ নম্বর।</text:p>
            <text:p>X</text:p>
            <text:p>1 + 1 = 4; নির্ণয় করার জন্য ০৪ নম্বর।</text:p>
            <text:p>বিকল্প:</text:p>
            <text:p>OA → x = , t₁ =  ; AB → y = , t2 = </text:p>
            <text:p>t2</text:p>
            <text:p>y</text:p>
            <text:p>t₁ + t2 = v( + ) ⇒ 4 = v( + ) ... ... (i)</text:p>
            <text:p>ΔΟΑΒ =  × v×t = 2 ⇒ v = 1 ;(i) ⇒ +  = 4</text:p>
            <text:p>বিকল্প নম্বর বণ্টনঃ</text:p>
            <text:p>x = , y = ; নির্ণয় করার জন্য ০২ নম্বর।</text:p>
            <text:p>t1</text:p>
            <text:p>t2</text:p>
            <text:p>=</text:p>
            <text:p>t1, t2</text:p>
            <text:p>; নির্ণয় করার জন্য ০২ নম্বর।</text:p>
            <text:p>X</text:p>
          </table:table-cell>
          <table:table-cell table:style-name="ce1" office:value-type="string" calcext:value-type="string">
            <text:p>```json</text:p>
            <text:p>{</text:p>
            <text:p>    "প্রাপ্ত মার্কস": "7/10",</text:p>
            <text:p>    "ধাপ অনুযায়ী মার্কস বিভাজন": [</text:p>
            <text:p>        "ধাপ ১: ২ মার্কস - S₁ = (v/2)*t₁, S₂= (v/2)*t₂ নির্ণয় করার জন্য।",</text:p>
            <text:p>        "ধাপ ২: ২ মার্কস - v = 1 km/min নির্ণয় করার জন্য।",</text:p>
            <text:p>        "ধাপ ৩: ০ মার্কস - t1 ও t2 এর মান সঠিকভাবে বের করা হয়নি।",</text:p>
            <text:p>        "ধাপ ৪: ৩ মার্কস - 1/x + 1/y = 4 সমীকরণটির জন্য। t1 ও t2 এর ভুল মানের জন্য এই ধাপে নম্বর কাটা হয়েছে।"</text:p>
            <text:p>    ],</text:p>
            <text:p>    "চিহ্নিত ভুলসমূহ": [</text:p>
            <text:p>        "১. t₁ = v/x এবং t₂ = v/y হবে, যা ছাত্র উল্লেখ করেনি।",</text:p>
            <text:p>        "২. t₁ ও t₂ এর মান ভুলভাবে বসানো হয়েছে।"</text:p>
            <text:p>    ],</text:p>
            <text:p>    "সংশোধিত উত্তর": [</text:p>
            <text:p>        "১. t₁ = v/x",</text:p>
            <text:p>        "২. t₂ = v/y",</text:p>
            <text:p>        "৩. t₁ + t₂ = 4 = v(1/x + 1/y) =&gt; 1/x + 1/y = 4"</text:p>
            <text:p>    ],</text:p>
            <text:p>    "অতিরিক্ত মন্তব্য": "ছাত্র S₁ ও S₂ এর মান এবং v এর মান সঠিকভাবে বের করেছে। কিন্তু t₁ ও t₂ এর মান বের করতে ভুল করেছে, যার কারণে চূড়ান্ত উত্তরে ভুল হয়েছে।"</text:p>
            <text:p>}</text:p>
            <text:p>```</text:p>
          </table:table-cell>
          <table:table-cell table:style-name="ce1" office:value-type="string" calcext:value-type="string">
            <text:p>```json</text:p>
            <text:p>{</text:p>
            <text:p>    "প্রাপ্ত মার্কস": "10/10",</text:p>
            <text:p>    "ধাপ অনুযায়ী মার্কস বিভাজন": [</text:p>
            <text:p>    "ধাপ ১: ২ মার্কস - S₁ = v/2 t₁, S₂ = v/2 t₂ নির্ণয় করা হয়েছে।",</text:p>
            <text:p>    "ধাপ ২: ২ মার্কস - v = 1km/min নির্ণয় করা হয়েছে।",</text:p>
            <text:p>    "ধাপ ৩: ২ মার্কস - t₁ = v/x, t₂ = v/y নির্ণয় করা হয়েছে।",</text:p>
            <text:p>    "ধাপ ৪: ৪ মার্কস - 1/x + 1/y = 4 নির্ণয় করা হয়েছে।"</text:p>
            <text:p>    ],</text:p>
            <text:p>    "চিহ্নিত ভুলসমূহ": [],</text:p>
            <text:p>    "সংশোধিত উত্তর": [],</text:p>
            <text:p>    "অতিরিক্ত মন্তব্য": "ছাত্রের সমাধান সঠিক এবং রুব্রিক অনুযায়ী সমস্ত ধাপ সম্পন্ন করা হয়েছে।"</text:p>
            <text:p>}</text:p>
            <text:p>```</text:p>
          </table:table-cell>
          <table:table-cell table:style-name="ce1"/>
          <table:table-cell table:style-name="ce1" office:value-type="float" office:value="1497" calcext:value-type="float">
            <text:p>1497</text:p>
          </table:table-cell>
          <table:table-cell table:style-name="ce1" office:value-type="float" office:value="1380" calcext:value-type="float">
            <text:p>1380</text:p>
          </table:table-cell>
          <table:table-cell table:style-name="ce1" office:value-type="float" office:value="0" calcext:value-type="float">
            <text:p>0</text:p>
          </table:table-cell>
          <table:table-cell table:style-name="ce1" office:value-type="float" office:value="454" calcext:value-type="float">
            <text:p>454</text:p>
          </table:table-cell>
          <table:table-cell table:style-name="ce1" office:value-type="float" office:value="195" calcext:value-type="float">
            <text:p>195</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4" calcext:value-type="float">
            <text:p>4</text:p>
          </table:table-cell>
          <table:table-cell table:style-name="ce1" office:value-type="string" calcext:value-type="string">
            <text:p>1327.jpg</text:p>
          </table:table-cell>
          <table:table-cell table:style-name="ce1" office:value-type="float" office:value="8" calcext:value-type="float">
            <text:p>8</text:p>
          </table:table-cell>
          <table:table-cell table:style-name="ce1" office:value-type="float" office:value="1326" calcext:value-type="float">
            <text:p>1326</text:p>
          </table:table-cell>
          <table:table-cell table:style-name="ce1" office:value-type="string" calcext:value-type="string">
            <text:p>দিকাক্ষ x-y+2=0</text:p>
            <text:p>(1,-1)</text:p>
            <text:p>অক্ষ</text:p>
            <text:p>M</text:p>
            <text:p>A</text:p>
            <text:p>S</text:p>
            <text:p>অক্ষের সমীকরণঃ x + y + k = 0 যা (1,-1) বিন্দুগামী</text:p>
            <text:p>: x + y = 0... ... ... (i)</text:p>
            <text:p>x - y + 2 = 0... ... ... (ii)</text:p>
            <text:p>A হলো (i) ও (ii) এর ছেদবিন্দু।: A = (− 1, 1)</text:p>
            <text:p>..M (α, β) 3S (1, 1) এর মধ্যবিন্দু A</text:p>
            <text:p>.. \frac{a+1}{2} = − 1 ⇒ a = − 3; \frac{β-1}{2} = 1 ⇒ β = 3</text:p>
            <text:p>.:. Μ (α, β) = (-3, 3)</text:p>
            <text:p>: দিকাক্ষের সমীকরণ: x - y - (-3 - 3) = 0 ⇒ x - y + 6 = 0</text:p>
            <text:p>সুতরাং, পরাবৃত্তের সমীকরণ: (x - 1)² + (y + 1)² = \frac{(x-y+ 6)²}{(√2)²} (Ans.)</text:p>
          </table:table-cell>
          <table:table-cell table:style-name="ce1" office:value-type="string" calcext:value-type="string">
            <text:p>Math</text:p>
          </table:table-cell>
          <table:table-cell table:style-name="ce1" office:value-type="string" calcext:value-type="string">
            <text:p>নম্বর বণ্টন:</text:p>
            <text:p>A = (-1, 1); নির্ণয়ের জন্য ০২ নম্বর।</text:p>
            <text:p>Μ (α, β) = (-3, 3); নির্ণয়ের জন্য ০২ নম্বর।</text:p>
            <text:p>দিকাক্ষের সমীকরণ: x - y + 6 = 0; নির্ণয়ের জন্য ০৩ নম্বর।</text:p>
            <text:p>পরাবৃত্তের সমীকরণ: (x – 1)² + (y + 1)² = \frac{(x-y+ 6)²}{(√2)²}; নির্ণয়ের জন্য ০৩ নম্বর।</text:p>
          </table:table-cell>
          <table:table-cell table:style-name="ce1" office:value-type="string" calcext:value-type="string">
            <text:p>```json</text:p>
            <text:p>{</text:p>
            <text:p>    "প্রাপ্ত মার্কস": "6/10",</text:p>
            <text:p>    "ধাপ অনুযায়ী মার্কস বিভাজন": [</text:p>
            <text:p>        "ধাপ ১: ১ মার্কস - শীর্ষবিন্দু (-1,1) নির্ণয় করার জন্য (আংশিক)।",</text:p>
            <text:p>        "ধাপ ২: ১ মার্কস - M বিন্দুর ভুজ নির্ণয় করার জন্য (আংশিক)।",</text:p>
            <text:p>        "ধাপ ৩: ৩ মার্কস - দিকাক্ষের সমীকরণ x - y + 6 = 0 নির্ণয় করার জন্য।",</text:p>
            <text:p>        "ধাপ ৪: ১ মার্কস - পরাবৃত্তের সমীকরণ লেখার জন্য (আংশিক)।"</text:p>
            <text:p>    ],</text:p>
            <text:p>    "চিহ্নিত ভুলসমূহ": [</text:p>
            <text:p>        "১. শীর্ষবিন্দু (-1,1) নির্ণয় করার সময় অক্ষের সমীকরণ x+y=0 নির্ণয় করা হয়নি।",</text:p>
            <text:p>        "২. M বিন্দুর স্থানাঙ্ক (-3,3) নির্ণয় করার ক্ষেত্রে শুধু ভুজ নির্ণয় করা হয়েছে, কোটি নির্ণয় করা হয়নি।",</text:p>
            <text:p>        "৩. পরাবৃত্তের সমীকরণ লেখার সময় ডানপক্ষের হর (√2)² লেখা হয়নি।"</text:p>
            <text:p>    ],</text:p>
            <text:p>    "সংশোধিত উত্তর": [</text:p>
            <text:p>        "১. অক্ষের সমীকরণ: x+y=0",</text:p>
            <text:p>        "২. M বিন্দুর স্থানাঙ্ক: (-3,3)",</text:p>
            <text:p>        "৩. পরাবৃত্তের সমীকরণ: (x – 1)² + (y + 1)² = \\frac{(x-y+ 6)²}{(√2)²}"</text:p>
            <text:p>    ],</text:p>
            <text:p>    "অতিরিক্ত মন্তব্য": "পরাবৃত্তের সমীকরণ নির্ণয়ের ক্ষেত্রে ক্যালকুলেশনটি সম্পন্ন করা হয়নি।"</text:p>
            <text:p>}</text:p>
            <text:p>```</text:p>
          </table:table-cell>
          <table:table-cell table:style-name="ce1" office:value-type="string" calcext:value-type="string">
            <text:p>```json</text:p>
            <text:p>{</text:p>
            <text:p>    "প্রাপ্ত মার্কস": "5/10",</text:p>
            <text:p>    "ধাপ অনুযায়ী মার্কস বিভাজন": [</text:p>
            <text:p>    "ধাপ ১ (A=(-1,1) নির্ণয়): 2 মার্কস - শীর্ষবিন্দু সঠিকভাবে নির্ণয় করা হয়েছে।",</text:p>
            <text:p>    "ধাপ ২ (M=(-3,3) নির্ণয়): 2 মার্কস - নিয়মকের পাদবিন্দু সঠিকভাবে নির্ণয় করা হয়েছে।",</text:p>
            <text:p>    "ধাপ ৩ (দিকাক্ষের সমীকরণ নির্ণয়): 0 মার্কস - নিয়মকের রেখার সমীকরণ ভুল নির্ণয় করা হয়েছে (x-y+1=0)। সঠিক সমীকরণ হবে x-y+6=0।",</text:p>
            <text:p>    "ধাপ ৪ (পরাবৃত্তের সমীকরণ নির্ণয়): 1 মার্কস - পরাবৃত্তের সমীকরণের সূত্র (PS²=PM²) সঠিকভাবে স্থাপন করা হয়েছে যেখানে ফোকাস S=(1,-1) এবং দিকাক্ষের রাশিমালা (x-y+6) সঠিকভাবে ব্যবহার করা হয়েছে। তবে দূরত্বের নিচে √2 এর পরিবর্তে 2 হওয়া উচিত ছিল এবং সরলীকরণে ভুল রয়েছে। মোট ৩ নম্বরের মধ্যে ১ নম্বর প্রদান করা হলো সূত্রের সঠিক কাঠামো ও পদ ব্যবহারের জন্য।"</text:p>
            <text:p>    ],</text:p>
            <text:p>    "চিহ্নিত ভুলসমূহ": [</text:p>
            <text:p>    "১. অক্ষের সমীকরণ ভুল উল্লেখ করা হয়েছে (x-y+2=0)। (যদিও এই ভুলটি পরবর্তী সঠিক ধাপের উপর সরাসরি প্রভাব ফেলেনি, তবুও সমস্যাটি বোঝায় ভুল ছিল)।",</text:p>
            <text:p>    "২. নিয়মকের রেখার সমীকরণ ভুল নির্ণয় করা হয়েছে (x-y+1=0 এর পরিবর্তে x-y+6=0 হবে)।",</text:p>
            <text:p>    "৩. পরাবৃত্তের সমীকরণের ডানদিকে হরে √2 এর পরিবর্তে 2 হবে ((√2)² = 2)।",</text:p>
            <text:p>    "৪. পরাবৃত্তের সমীকরণ সরলীকরণে (x-y+6)² এর প্রসারণে xy পদের চিহ্ন ভুল (+2xy এর পরিবর্তে -2xy হবে)।",</text:p>
            <text:p>    "৫. সরলীকরণে y যুক্ত পদগুলো যোগ করতে ভুল হয়েছে (+14y এর পরিবর্তে +16y হবে)।"</text:p>
            <text:p>    ],</text:p>
            <text:p>    "সংশোধিত উত্তর": [</text:p>
            <text:p>    "অক্ষের সমীকরণ: x + y = 0",</text:p>
            <text:p>    "নিয়মকের রেখার সমীকরণ: x - y + 6 = 0",</text:p>
            <text:p>    "পরাবৃত্তের সমীকরণ: (x – 1)² + (y + 1)² = \frac{(x-y+ 6)²}{(\sqrt{2})²}",</text:p>
            <text:p>    "সরলীকৃত পরাবৃত্তের সমীকরণ: x² + y² + 2xy - 16x + 16y - 32 = 0"</text:p>
            <text:p>    ],</text:p>
            <text:p>    "অতিরিক্ত মন্তব্য": "ছাত্রটি শীর্ষবিন্দু এবং নিয়মকের পাদবিন্দু সঠিকভাবে নির্ণয় করতে পেরেছে, যা জ্যামিতিক ধারণা নির্দেশ করে। তবে দিকাক্ষের সমীকরণ নির্ণয় এবং পরাবৃত্তের সমীকরণ সরলীকরণে গাণিতিক ভুলগুলো হয়েছে।"</text:p>
            <text:p>}</text:p>
            <text:p>```</text:p>
          </table:table-cell>
          <table:table-cell table:style-name="ce1"/>
          <table:table-cell table:style-name="ce1" office:value-type="float" office:value="1501" calcext:value-type="float">
            <text:p>1501</text:p>
          </table:table-cell>
          <table:table-cell table:style-name="ce1" office:value-type="float" office:value="1376" calcext:value-type="float">
            <text:p>1376</text:p>
          </table:table-cell>
          <table:table-cell table:style-name="ce1" office:value-type="float" office:value="0" calcext:value-type="float">
            <text:p>0</text:p>
          </table:table-cell>
          <table:table-cell table:style-name="ce1" office:value-type="float" office:value="523" calcext:value-type="float">
            <text:p>523</text:p>
          </table:table-cell>
          <table:table-cell table:style-name="ce1" office:value-type="float" office:value="641" calcext:value-type="float">
            <text:p>641</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6" calcext:value-type="float">
            <text:p>6</text:p>
          </table:table-cell>
          <table:table-cell table:style-name="ce1" office:value-type="string" calcext:value-type="string">
            <text:p>1330.jpg</text:p>
          </table:table-cell>
          <table:table-cell table:style-name="ce1" office:value-type="float" office:value="10" calcext:value-type="float">
            <text:p>10</text:p>
          </table:table-cell>
          <table:table-cell table:style-name="ce1" office:value-type="float" office:value="1329" calcext:value-type="float">
            <text:p>1329</text:p>
          </table:table-cell>
          <table:table-cell table:style-name="ce1" office:value-type="string" calcext:value-type="string">
            <text:p>ক্ষেত্রফল = \int_0^2 (\frac{x}{2} - \frac{x^2}{4}) dx = \left| \frac{x^2}{4} - \frac{x^3}{4 \times 3} \right|_0^2 = \frac{1}{3} \text{ sq unit}</text:p>
          </table:table-cell>
          <table:table-cell table:style-name="ce1" office:value-type="string" calcext:value-type="string">
            <text:p>Math</text:p>
          </table:table-cell>
          <table:table-cell table:style-name="ce1" office:value-type="string" calcext:value-type="string">
            <text:p>নম্বর বণ্টন:</text:p>
            <text:p/>
            <text:p>ক্ষেত্রফল = \int_0^2 (\frac{x}{2} - \frac{x^2}{4}) dx; নির্ণয়ের জন্য ০৬ নম্বর।</text:p>
            <text:p/>
            <text:p>ক্ষেত্রফল = \frac{1}{3} \text{ sq. unit}; নির্ণয়ের জন্য ০৪ নম্বর।</text:p>
            <text:p/>
            <text:p>বিঃদ্র: একক না লিখলে বা ভুল একক লিখলে ০১ নম্বর কর্তন করা হবে।</text:p>
          </table:table-cell>
          <table:table-cell table:style-name="ce1" office:value-type="string" calcext:value-type="string">
            <text:p>```json</text:p>
            <text:p>{</text:p>
            <text:p>    "প্রাপ্ত মার্কস": "10/10",</text:p>
            <text:p>    "ধাপ অনুযায়ী মার্কস বিভাজন": [</text:p>
            <text:p>        "ধাপ ১: ৬ মার্কস - ক্ষেত্রফল = \\int_0^2 (\\frac{x}{2} - \\frac{x^2}{4}) dx নির্ণয়ের জন্য।",</text:p>
            <text:p>        "ধাপ ২: ৪ মার্কস - ক্ষেত্রফল = \\frac{1}{3}  বর্গ একক নির্ণয়ের জন্য।"</text:p>
            <text:p>    ],</text:p>
            <text:p>    "চিহ্নিত ভুলসমূহ": [],</text:p>
            <text:p>    "সংশোধিত উত্তর": [],</text:p>
            <text:p>    "অতিরিক্ত মন্তব্য": "ছাত্র সঠিক উত্তর দিয়েছে।"</text:p>
            <text:p>}</text:p>
            <text:p>```</text:p>
          </table:table-cell>
          <table:table-cell table:style-name="ce1" office:value-type="string" calcext:value-type="string">
            <text:p>```json</text:p>
            <text:p>{</text:p>
            <text:p>    "প্রাপ্ত মার্কস": "10/10",</text:p>
            <text:p>    "ধাপ অনুযায়ী মার্কস বিভাজন": [</text:p>
            <text:p>        "ধাপ ১: ৬ মার্কস - ∫₀² (x/2 - x²/4) dx ইন্টিগ্রালটি সঠিকভাবে সেটআপ করার জন্য।",</text:p>
            <text:p>        "ধাপ ২: ৪ মার্কস - নির্দিষ্ট ইন্টিগ্রাল গণনা করে ক্ষেত্রফল ১/৩ বর্গ একক সঠিকভাবে নির্ণয় করার জন্য।"</text:p>
            <text:p>    ],</text:p>
            <text:p>    "চিহ্নিত ভুলসমূহ": [],</text:p>
            <text:p>    "সংশোধিত উত্তর": [],</text:p>
            <text:p>    "অতিরিক্ত মন্তব্য": "ছাত্রের উত্তর সম্পূর্ণ সঠিক। ছেদবিন্দু নির্ণয়, ইন্টিগ্রাল সেটআপ এবং গণনা নির্ভুলভাবে সম্পন্ন করা হয়েছে। সঠিক একক ব্যবহার করা হয়েছে।"</text:p>
            <text:p>}</text:p>
            <text:p>```</text:p>
          </table:table-cell>
          <table:table-cell table:style-name="ce1"/>
          <table:table-cell table:style-name="ce1" office:value-type="float" office:value="1272" calcext:value-type="float">
            <text:p>1272</text:p>
          </table:table-cell>
          <table:table-cell table:style-name="ce1" office:value-type="float" office:value="1174" calcext:value-type="float">
            <text:p>1174</text:p>
          </table:table-cell>
          <table:table-cell table:style-name="ce1" office:value-type="float" office:value="0" calcext:value-type="float">
            <text:p>0</text:p>
          </table:table-cell>
          <table:table-cell table:style-name="ce1" office:value-type="float" office:value="203" calcext:value-type="float">
            <text:p>203</text:p>
          </table:table-cell>
          <table:table-cell table:style-name="ce1" office:value-type="float" office:value="166" calcext:value-type="float">
            <text:p>166</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7" calcext:value-type="float">
            <text:p>7</text:p>
          </table:table-cell>
          <table:table-cell table:style-name="ce1" office:value-type="string" calcext:value-type="string">
            <text:p>1331.jpg</text:p>
          </table:table-cell>
          <table:table-cell table:style-name="ce1" office:value-type="float" office:value="10" calcext:value-type="float">
            <text:p>10</text:p>
          </table:table-cell>
          <table:table-cell table:style-name="ce1"/>
          <table:table-cell table:style-name="ce1" office:value-type="string" calcext:value-type="string">
            <text:p>ধরি, সরলরেখাদ্বয় y - 2 = m(x + 1); 3x - y + 7 = 0 এর ঢাল = 3</text:p>
            <text:p>tan 45° = ± \frac{m - 3}{1 + 3m} ⇒ 1 = ± \frac{m - 3}{1 + 3m} ⇒ 1 + 3m = ± (m - 3)</text:p>
            <text:p>(+) নিয়ে, ⇒ m - 3 = 1 + 3m .. m = -2</text:p>
            <text:p>(-) নিয়ে, ⇒ -m + 3 = 1 + 3m .. m = \frac{1}{2}</text:p>
            <text:p>m = -2 হলে, রেখাটি y - 2 = -2(x + 1) .. 2x + y = 0</text:p>
            <text:p>m = \frac{1}{2} হলে, রেখাটি y - 2 = \frac{1}{2}(x + 1) .. x - 2y + 5 = 0</text:p>
            <text:p>যেহেতু, রেখাদ্বয়ের ঢাল -2 ও \frac{1}{2} এবং -2.\frac{1}{2} = -1 :∴ রেখাদ্বয় পরস্পর লম্ব। (Showed)</text:p>
          </table:table-cell>
          <table:table-cell table:style-name="ce1" office:value-type="string" calcext:value-type="string">
            <text:p>Math</text:p>
          </table:table-cell>
          <table:table-cell table:style-name="ce1" office:value-type="string" calcext:value-type="string">
            <text:p>নম্বর বণ্টনঃ</text:p>
            <text:p>2x + y = 0; নির্ণয়ের জন্য ০৪ নম্বর।</text:p>
            <text:p>x - 2y + 5 = 0; নির্ণয়ের জন্য ০৪ নম্বর।</text:p>
            <text:p>রেখাদ্বয় পরস্পর লম্ব; নির্ণয়ের জন্য ০২ নম্বর।</text:p>
          </table:table-cell>
          <table:table-cell table:style-name="ce1" office:value-type="string" calcext:value-type="string">
            <text:p>```json</text:p>
            <text:p>{</text:p>
            <text:p>    "প্রাপ্ত মার্কস": "8/10",</text:p>
            <text:p>    "ধাপ অনুযায়ী মার্কস বিভাজন": [</text:p>
            <text:p>        "ধাপ ১: 4 মার্কস - 2x + y = 0 সমীকরণটি নির্ণয় করার জন্য।",</text:p>
            <text:p>        "ধাপ ২: 4 মার্কস - x - 2y + 5 = 0 সমীকরণটি নির্ণয় করার জন্য।",</text:p>
            <text:p>        "ধাপ ৩: 0 মার্কস - রেখা দুটি লম্বভাবে অবস্থিত, এটি দেখানোর জন্য কোনো কাজ করা হয়নি।"</text:p>
            <text:p>    ],</text:p>
            <text:p>    "চিহ্নিত ভুলসমূহ": [</text:p>
            <text:p>        "১. m এর মান বের করার জন্য tan 45° এর সূত্রটি সঠিক ভাবে ব্যবহার করা হয়েছে, কিন্তু ক্যালকুলেশনে সামান্য ভুল আছে।",</text:p>
            <text:p>        "২. শেষ অংশে রেখা দুটি লম্বভাবে অবস্থিত তা প্রমাণ করার জন্য কোনো কাজ করা হয়নি।"</text:p>
            <text:p>    ],</text:p>
            <text:p>    "সংশোধিত উত্তর": [</text:p>
            <text:p>        "১. tan 45° = ± (m - 3) / (1 + 3m) এই সমীকরণ থেকে m এর দুটি মান -2 এবং 1/2 পাওয়া যায়।",</text:p>
            <text:p>        "২. যেহেতু রেখাদ্বয়ের ঢাল -2 ও 1/2 এবং (-2) * (1/2) = -1, তাই রেখাদ্বয় পরস্পর লম্বভাবে অবস্থিত।"</text:p>
            <text:p>    ],</text:p>
            <text:p>    "অতিরিক্ত মন্তব্য": "ছাত্র tan 45° এর সূত্রটি সঠিকভাবে ব্যবহার করেছে এবং সরলরেখার সমীকরণ বের করার চেষ্টা করেছে। কিন্তু লম্ব প্রমাণের অংশটি সম্পন্ন করেনি।"</text:p>
            <text:p>}</text:p>
            <text:p>```</text:p>
          </table:table-cell>
          <table:table-cell table:style-name="ce1" office:value-type="string" calcext:value-type="string">
            <text:p>```json</text:p>
            <text:p>{</text:p>
            <text:p>    "প্রাপ্ত মার্কস": "10/10",</text:p>
            <text:p>    "ধাপ অনুযায়ী মার্কস বিভাজন": [</text:p>
            <text:p>        "ধাপ ১: ৪ মার্কস - প্রথম সরলরেখার সমীকরণ (2x + y = 0) সঠিকভাবে নির্ণয় করার জন্য।",</text:p>
            <text:p>        "ধাপ ২: ৪ মার্কস - দ্বিতীয় সরলরেখার সমীকরণ (x - 2y + 5 = 0) সঠিকভাবে নির্ণয় করার জন্য।",</text:p>
            <text:p>        "ধাপ ৩: ২ মার্কস - রেখাদ্বয়ের ঢালদ্বয়ের গুণফল -1 দেখিয়ে তারা যে পরস্পর লম্ব তা প্রমাণ করার জন্য।"</text:p>
            <text:p>    ],</text:p>
            <text:p>    "চিহ্নিত ভুলসমূহ": [],</text:p>
            <text:p>    "সংশোধিত উত্তর": [],</text:p>
            <text:p>    "অতিরিক্ত মন্তব্য": ""</text:p>
            <text:p>}</text:p>
            <text:p>```</text:p>
          </table:table-cell>
          <table:table-cell table:style-name="ce1"/>
          <table:table-cell table:style-name="ce1" office:value-type="float" office:value="2731" calcext:value-type="float">
            <text:p>2731</text:p>
          </table:table-cell>
          <table:table-cell table:style-name="ce1" office:value-type="float" office:value="1074" calcext:value-type="float">
            <text:p>1074</text:p>
          </table:table-cell>
          <table:table-cell table:style-name="ce1" office:value-type="float" office:value="0" calcext:value-type="float">
            <text:p>0</text:p>
          </table:table-cell>
          <table:table-cell table:style-name="ce1" office:value-type="float" office:value="516" calcext:value-type="float">
            <text:p>516</text:p>
          </table:table-cell>
          <table:table-cell table:style-name="ce1" office:value-type="float" office:value="170" calcext:value-type="float">
            <text:p>170</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8" calcext:value-type="float">
            <text:p>8</text:p>
          </table:table-cell>
          <table:table-cell table:style-name="ce1" office:value-type="string" calcext:value-type="string">
            <text:p>1332.jpg</text:p>
          </table:table-cell>
          <table:table-cell table:style-name="ce1" office:value-type="float" office:value="10" calcext:value-type="float">
            <text:p>10</text:p>
          </table:table-cell>
          <table:table-cell table:style-name="ce1"/>
          <table:table-cell table:style-name="ce1" office:value-type="string" calcext:value-type="string">
            <text:p>দেওয়া আছে, tan θ = √(1-p tan²(α/2))/(1+p tan²(α/2))</text:p>
            <text:p/>
            <text:p>এখন, cos α = (1-tan²(α/2))/(1+tan²(α/2)) = (1-p)/(1+p) = (1-p-(1+p)tan²(θ/2))/(1-p+(1+p)tan²(θ/2))</text:p>
            <text:p/>
            <text:p>আবার, (cos θ - p)/(1-p cos θ) = (1-p-(1+p)tan²(θ/2))/(1-p+(1+p)tan²(θ/2))</text:p>
            <text:p/>
            <text:p>∴ cos α = (cos θ - p)/(1-p cos θ) [Showed]</text:p>
          </table:table-cell>
          <table:table-cell table:style-name="ce1" office:value-type="string" calcext:value-type="string">
            <text:p>Math</text:p>
          </table:table-cell>
          <table:table-cell table:style-name="ce1" office:value-type="string" calcext:value-type="string">
            <text:p>নম্বর বণ্টনঃ</text:p>
            <text:p/>
            <text:p>cos α = (1-p-(1+p)tan²(θ/2))/(1-p+(1+p)tan²(θ/2)) ; নির্ণয়ের জন্য ০৩ নম্বর।</text:p>
            <text:p/>
            <text:p>(cos θ - p)/(1-p cos θ) = (1-p-(1+p)tan²(θ/2))/(1-p+(1+p)tan²(θ/2)) ; নির্ণয়ের জন্য ০৩ নম্বর।</text:p>
            <text:p/>
            <text:p>cos α = (cos θ - p)/(1-p cos θ) ; নির্ণয়ের জন্য ০৪ নম্বর।</text:p>
          </table:table-cell>
          <table:table-cell table:style-name="ce1" office:value-type="string" calcext:value-type="string">
            <text:p>```json</text:p>
            <text:p>{</text:p>
            <text:p>    "প্রাপ্ত মার্কস": "6/10",</text:p>
            <text:p>    "ধাপ অনুযায়ী মার্কস বিভাজন": [</text:p>
            <text:p>        "ধাপ ১: 3 মার্কস - cot(alpha/2) কে cot(theta/2) তে রূপান্তর করার জন্য।",</text:p>
            <text:p>        "ধাপ ২: 0 মার্কস - cos(alpha) = (1-tan^2(alpha/2))/(1+tan^2(alpha/2)) এই সূত্রে বসানোর চেষ্টা করলেও tan^2(alpha/2) এর মান বসাতে পারেনি।",</text:p>
            <text:p>        "ধাপ ৩: 3 মার্কস - cos(theta) = cos^2(theta/2) - sin^2(theta/2) এবং 1 = cos^2(theta/2) + sin^2(theta/2) এই সূত্র ব্যবহার করে (cos θ - p)/(1-p cos θ) = (1-p-(1+p)tan²(θ/2))/(1-p+(1+p)tan²(θ/2)) প্রমাণ করার চেষ্টা করেছে কিন্তু সম্পূর্ণ হয়নি।"</text:p>
            <text:p>    ],</text:p>
            <text:p>    "চিহ্নিত ভুলসমূহ": [</text:p>
            <text:p>        "১. cot(alpha/2) = sqrt((1-p)/(1+p))cot(theta/2)  থেকে cos(alpha) = (1-tan^2(alpha/2))/(1+tan^2(alpha/2)) -এ সরাসরি মান বসানো যায়নি।",</text:p>
            <text:p>        "২. (cos θ - p)/(1-p cos θ) = (1-p-(1+p)tan²(θ/2))/(1-p+(1+p)tan²(θ/2)) এই প্রমাণটি সম্পূর্ণ হয়নি।"</text:p>
            <text:p>    ],</text:p>
            <text:p>    "সংশোধিত উত্তর": [</text:p>
            <text:p>        "১. cos α = (1-tan²(α/2))/(1+tan²(α/2)) = (1-p)/(1+p) = (1-p-(1+p)tan²(θ/2))/(1-p+(1+p)tan²(θ/2))",</text:p>
            <text:p>        "২. (cos θ - p)/(1-p cos θ) = (1-p-(1+p)tan²(θ/2))/(1-p+(1+p)tan²(θ/2))"</text:p>
            <text:p>    ],</text:p>
            <text:p>    "অতিরিক্ত মন্তব্য": "cos α = (cos θ - p)/(1-p cos θ) প্রমাণের শেষ ধাপটি সম্পন্ন হয়নি।"</text:p>
            <text:p>}</text:p>
            <text:p>```</text:p>
          </table:table-cell>
          <table:table-cell table:style-name="ce1" office:value-type="string" calcext:value-type="string">
            <text:p>```json</text:p>
            <text:p>{</text:p>
            <text:p>    "প্রাপ্ত মার্কস": "10/10",</text:p>
            <text:p>    "ধাপ অনুযায়ী মার্কস বিভাজন": [</text:p>
            <text:p>    "ধাপ ১: ৩ মার্কস - প্রদত্ত সম্পর্কটিকে পক্ষান্তর করে বর্গ করা এবং কোট্যাঞ্জেন্টকে cos²/sin² আকারে প্রকাশ করা।",</text:p>
            <text:p>    "ধাপ ২: ৭ মার্কস - প্রাপ্ত রাশিতে যোগভাগ প্রক্রিয়া (Componendo-Dividendo) প্রয়োগ করা এবং ত্রিকোণমিতিক অভেদ ব্যবহার করে সরলীকরণ করে কাঙ্ক্ষিত ফলাফল অর্জন করা।"</text:p>
            <text:p>    ],</text:p>
            <text:p>    "চিহ্নিত ভুলসমূহ": [],</text:p>
            <text:p>    "সংশোধিত উত্তর": [],</text:p>
            <text:p>    "অতিরিক্ত মন্তব্য": "শিক্ষার্থী বিকল্প কিন্তু গাণিতিকভাবে সঠিক পদ্ধতি ব্যবহার করে সমস্যাটি সমাধান করেছে।"</text:p>
            <text:p>}</text:p>
            <text:p>```</text:p>
          </table:table-cell>
          <table:table-cell table:style-name="ce1"/>
          <table:table-cell table:style-name="ce1" office:value-type="float" office:value="2661" calcext:value-type="float">
            <text:p>2661</text:p>
          </table:table-cell>
          <table:table-cell table:style-name="ce1" office:value-type="float" office:value="1037" calcext:value-type="float">
            <text:p>1037</text:p>
          </table:table-cell>
          <table:table-cell table:style-name="ce1" office:value-type="float" office:value="0" calcext:value-type="float">
            <text:p>0</text:p>
          </table:table-cell>
          <table:table-cell table:style-name="ce1" office:value-type="float" office:value="631" calcext:value-type="float">
            <text:p>631</text:p>
          </table:table-cell>
          <table:table-cell table:style-name="ce1" office:value-type="float" office:value="163" calcext:value-type="float">
            <text:p>163</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9" calcext:value-type="float">
            <text:p>9</text:p>
          </table:table-cell>
          <table:table-cell table:style-name="ce1" office:value-type="string" calcext:value-type="string">
            <text:p>1333.jpg</text:p>
          </table:table-cell>
          <table:table-cell table:style-name="ce1" office:value-type="float" office:value="10" calcext:value-type="float">
            <text:p>10</text:p>
          </table:table-cell>
          <table:table-cell table:style-name="ce1"/>
          <table:table-cell table:style-name="ce1" office:value-type="string" calcext:value-type="string">
            <text:p>আমরা জানি, - 1 ≤ − sin 2x &lt; 1 ⇒ 3x² - 1 &lt; 3x²- sin 2x ≤ 3x² + 1</text:p>
            <text:p>⇒ /frac{3x²-1}{x²+5} &lt; /frac{3x²-sin 2x}{x²+15} &lt; /frac{3x²+1}{x²+5} ⇒ lim_{x→∞} /frac{3x²-1}{x²+5} ≤ lim_{x→∞} /frac{3x²-sin 2x}{x²+15} ≤ lim_{x→∞} /frac{3x²+1}{x²+5} ..... (i)</text:p>
            <text:p>= 3;</text:p>
            <text:p>এখন, lim_{x→∞} /frac{3x²-1}{x²+5} = lim_{x→∞} /frac{x²(3-1/x²)}{x²(1+5/x²)} = 3;</text:p>
            <text:p>আবার, lim_{x→∞} /frac{3x²+1}{x²+5} = lim_{x→∞} /frac{x²(3+1/x²)}{x²(1+5/x²)} = 3; তাহলে, (i)</text:p>
            <text:p>⇒ 3 ≤ lim_{x→∞} /frac{3x²-sin 2x}{x²+5} ≤ 3</text:p>
            <text:p>.. স্যান্ডউইচ উপপাদ্য ব্যবহার করে পাই, lim_{x→∞} /frac{3x²-sin 2x}{x²+5} = 3 (Ans.)</text:p>
          </table:table-cell>
          <table:table-cell table:style-name="ce1" office:value-type="string" calcext:value-type="string">
            <text:p>Math</text:p>
          </table:table-cell>
          <table:table-cell table:style-name="ce1" office:value-type="string" calcext:value-type="string">
            <text:p>নম্বর বণ্টনঃ</text:p>
            <text:p>3x² - 1 ≤ 3x²- sin 2x ≤ 3x² + 1; নির্ণয় করার জন্য ০২ নম্বর।</text:p>
            <text:p>lim_{x→∞} /frac{3x²-1}{x²+5} ≤ lim_{x→∞} /frac{3x²-sin 2x}{x²+15} ≤ lim_{x→∞} /frac{3x²+1}{x²+5}; নির্ণয় করার জন্য ০৪ নম্বর।</text:p>
            <text:p>lim_{x→∞} /frac{3x²-sin 2x}{x²+5} = 3; নির্ণয় করার জন্য ০৪ নম্বর।</text:p>
          </table:table-cell>
          <table:table-cell table:style-name="ce1" office:value-type="string" calcext:value-type="string">
            <text:p>```json</text:p>
            <text:p>{</text:p>
            <text:p>    "প্রাপ্ত মার্কস": "10/10",</text:p>
            <text:p>    "ধাপ অনুযায়ী মার্কস বিভাজন": [</text:p>
            <text:p>        "ধাপ ১: ২ মার্কস - 3x² - 1 ≤ 3x²- sin 2x ≤ 3x² + 1 নির্ণয় করার জন্য।",</text:p>
            <text:p>        "ধাপ ২: ৪ মার্কস - lim_{x→∞} /frac{3x²-1}{x²+5} ≤ lim_{x→∞} /frac{3x²-sin 2x}{x²+5} ≤ lim_{x→∞} /frac{3x²+1}{x²+5} নির্ণয় করার জন্য।",</text:p>
            <text:p>        "ধাপ ৩: ৪ মার্কস - lim_{x→∞} /frac{3x²-sin 2x}{x²+5} = 3 নির্ণয় করার জন্য।"</text:p>
            <text:p>    ],</text:p>
            <text:p>    "চিহ্নিত ভুলসমূহ": [],</text:p>
            <text:p>    "সংশোধিত উত্তর": [],</text:p>
            <text:p>    "অতিরিক্ত মন্তব্য": "ছাত্রের উত্তরটি সম্পূর্ণ সঠিক।"</text:p>
            <text:p>}</text:p>
            <text:p>```</text:p>
          </table:table-cell>
          <table:table-cell table:style-name="ce1" office:value-type="string" calcext:value-type="string">
            <text:p>```json</text:p>
            <text:p>{</text:p>
            <text:p>    "প্রাপ্ত মার্কস": "10/10",</text:p>
            <text:p>    "ধাপ অনুযায়ী মার্কস বিভাজন": [</text:p>
            <text:p>    "ধাপ ১: ০২ মার্কস - -sin(2x) এর সীমার অসমতা থেকে 3x²-sin(2x) এর সীমার অসমতা 3x² - 1 ≤ 3x²- sin 2x ≤ 3x² + 1 নির্ণয় সঠিক হয়েছে।",</text:p>
            <text:p>    "ধাপ ২: ০৪ মার্কস - অসমতার প্রতিটি অংশে লিমিট প্রয়োগ করে lim_{x→∞} (3x²-1)/(x²+5) ≤ lim_{x→∞} (3x²-sin 2x)/(x²+5) ≤ lim_{x→∞} (3x²+1)/(x²+5) নির্ণয় সঠিক হয়েছে। (ছাত্র সঠিক হর (x²+5) ব্যবহার করেছে যা প্রশ্ন অনুযায়ী ঠিক, সমাধানের হরের টাইপো (x²+15) অনুসরণ করা হয়নি)।",</text:p>
            <text:p>    "ধাপ ৩: ০৪ মার্কস - বাম ও ডান দিকের লিমিট সঠিকভাবে মূল্যায়ন করে (উভয় ক্ষেত্রে ৩) এবং স্যান্ডউইচ উপপাদ্য ব্যবহার করে মূল লিমিটটির মান ৩ নির্ণয় সঠিক হয়েছে।"</text:p>
            <text:p>    ],</text:p>
            <text:p>    "চিহ্নিত ভুলসমূহ": [],</text:p>
            <text:p>    "সংশোধিত উত্তর": [],</text:p>
            <text:p>    "অতিরিক্ত মন্তব্য": "সমাধানটি সম্পূর্ণরূপে সঠিক এবং স্যান্ডউইচ উপপাদ্যের প্রয়োগ নিখুঁতভাবে দেখানো হয়েছে।"</text:p>
            <text:p>}</text:p>
            <text:p>```</text:p>
          </table:table-cell>
          <table:table-cell table:style-name="ce1"/>
          <table:table-cell table:style-name="ce1" office:value-type="float" office:value="2867" calcext:value-type="float">
            <text:p>2867</text:p>
          </table:table-cell>
          <table:table-cell table:style-name="ce1" office:value-type="float" office:value="1242" calcext:value-type="float">
            <text:p>1242</text:p>
          </table:table-cell>
          <table:table-cell table:style-name="ce1" office:value-type="float" office:value="0" calcext:value-type="float">
            <text:p>0</text:p>
          </table:table-cell>
          <table:table-cell table:style-name="ce1" office:value-type="float" office:value="286" calcext:value-type="float">
            <text:p>286</text:p>
          </table:table-cell>
          <table:table-cell table:style-name="ce1" office:value-type="float" office:value="322" calcext:value-type="float">
            <text:p>322</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0" calcext:value-type="float">
            <text:p>10</text:p>
          </table:table-cell>
          <table:table-cell table:style-name="ce1" office:value-type="string" calcext:value-type="string">
            <text:p>1334.jpg</text:p>
          </table:table-cell>
          <table:table-cell table:style-name="ce1" office:value-type="float" office:value="10" calcext:value-type="float">
            <text:p>10</text:p>
          </table:table-cell>
          <table:table-cell table:style-name="ce1"/>
          <table:table-cell table:style-name="ce1" office:value-type="string" calcext:value-type="string">
            <text:p>m</text:p>
            <text:p>-m</text:p>
            <text:p>y = (x + √1 + x²)  + (x + √1 + x²) </text:p>
            <text:p/>
            <text:p>m</text:p>
            <text:p>m-1</text:p>
            <text:p>x</text:p>
            <text:p>⇒ y₁ = m(x + √1 + x²) × (1 + √1+x²) - m(x + √1 + x²) × (1 + √1+x²)</text:p>
            <text:p/>
            <text:p>m</text:p>
            <text:p>-m</text:p>
            <text:p>= √1+x² (x + √1 + x²) - √1+x² (x + √1 + x²)</text:p>
            <text:p/>
            <text:p>m-1</text:p>
            <text:p>m</text:p>
            <text:p>⇒ y₂ = m [(x + √1 + x²) × m × (1 + √1+x²)  - m [(x + √1 + x²) × (-m) × (1 + √1+x²)]</text:p>
            <text:p/>
            <text:p>m</text:p>
            <text:p>-m</text:p>
            <text:p>=  1+x² (x + √1 + x²) - x (x + √1 + x²) × (1 + x²)−3/2 × m + 1+x² (x + √1 + x²)</text:p>
            <text:p/>
            <text:p>-m</text:p>
            <text:p>.. (1 + x²)y₂</text:p>
            <text:p/>
            <text:p>m</text:p>
            <text:p>-m</text:p>
            <text:p>= m² [(x + √1 + x²) + (x + √1 + x²)] - x [ √1+x² (x + √1 + x²) - √1+x² (x + √1 + x²)]</text:p>
            <text:p/>
            <text:p>∴ (1 + x²)y₂ = m²y - xy₁ ∴ (1 + x²)y₂ + xy₁ - m²y = 0 (Ans.)</text:p>
          </table:table-cell>
          <table:table-cell table:style-name="ce1" office:value-type="string" calcext:value-type="string">
            <text:p>Math</text:p>
          </table:table-cell>
          <table:table-cell table:style-name="ce1" office:value-type="string" calcext:value-type="string">
            <text:p>নম্বর বণ্টনঃ</text:p>
            <text:p/>
            <text:p>m</text:p>
            <text:p>-m</text:p>
            <text:p>y₁ = √1+x² (x + √1 + x²) ; নির্ণয়ের জন্য ০৩ নম্বর।</text:p>
            <text:p/>
            <text:p>m</text:p>
            <text:p>-m</text:p>
            <text:p>y₂ = 1+x² (x + √1 + x²) - x (x + √1 + x²) × (1 + x²)−3/2 × m + 1+x² (x + √1 + x²)</text:p>
          </table:table-cell>
          <table:table-cell table:style-name="ce1" office:value-type="string" calcext:value-type="string">
            <text:p>```json</text:p>
            <text:p>{</text:p>
            <text:p>    "প্রাপ্ত মার্কস": "5/10",</text:p>
            <text:p>    "ধাপ অনুযায়ী মার্কস বিভাজন": [</text:p>
            <text:p>        "ধাপ ১: 3 মার্কস - y1 নির্ণয় করার চেষ্টা এবং কিছু অংশ সঠিক লেখার জন্য।",</text:p>
            <text:p>        "ধাপ ২: 2 মার্কস - উভয় দিকে ডেরিভেটিভ করে কিছু পদ লেখার জন্য।"</text:p>
            <text:p>    ],</text:p>
            <text:p>    "চিহ্নিত ভুলসমূহ": [</text:p>
            <text:p>        "১. y1 এর সম্পূর্ণ মান নির্ণয় ভুল হয়েছে। chain rule apply করার সময় ভুল হয়েছে।",</text:p>
            <text:p>        "২. y2 এর মান নির্ণয় ভুল হয়েছে এবং অনেক পদ অনুপস্থিত রয়েছে।",</text:p>
            <text:p>        "৩. প্রদত্ত রাশির মান নির্ণয় করার জন্য সঠিক পথে অগ্রসর হওয়া হয়নি।"</text:p>
            <text:p>    ],</text:p>
            <text:p>    "সংশোধিত উত্তর": [</text:p>
            <text:p>        "১. y₁ = m(x + √1 + x²)ᵐ⁻¹ × (1 + x/√1+x²) - m(x + √1 + x²)⁻ᵐ⁻¹ × (1 + x/√1+x²)",</text:p>
            <text:p>        "২. y₂ = m [(x + √1 + x²)ᵐ × m × (1 + x/√1+x²)  - m [(x + √1 + x²)⁻ᵐ × (-m) × (1 + x/√1+x²)]",</text:p>
            <text:p>        "৩. (1 + x²)y₂ + xy₁ - m²y = 0"</text:p>
            <text:p>    ],</text:p>
            <text:p>    "অতিরিক্ত মন্তব্য": "ছাত্র chain rule প্রয়োগ করার চেষ্টা করেছে কিন্তু কিছু ভুল করেছে। দ্বিতীয় order derivative সম্পন্ন করতে পারেনি।"</text:p>
            <text:p>}</text:p>
            <text:p>```</text:p>
          </table:table-cell>
          <table:table-cell table:style-name="ce1" office:value-type="string" calcext:value-type="string">
            <text:p>```json</text:p>
            <text:p>{</text:p>
            <text:p>    "প্রাপ্ত মার্কস": "7/10",</text:p>
            <text:p>    "ধাপ অনুযায়ী মার্কস বিভাজন": [</text:p>
            <text:p>        "ধাপ ১: ৩ মার্কস - y₁ এর সঠিক সরলীকৃত রূপ নির্ণয়।",</text:p>
            <text:p>        "ধাপ ২: ০ মার্কস - y₁² এবং y এর মধ্যে সম্পর্ক স্থাপনের সমীকরণটি ভুল লেখা হয়েছে।",</text:p>
            <text:p>        "ধাপ ৩: ২ মার্কস - পূর্ববর্তী ভুল সমীকরণটিকে সঠিক নিয়ম অনুযায়ী অন্তরকলন করা হয়েছে।",</text:p>
            <text:p>        "ধাপ ৪: ২ মার্কস - অন্তরকলন পরবর্তী সমীকরণটিকে বীজগণিত অনুযায়ী সরলীকরণ করে উদ্দিষ্ট আকার আনা হয়েছে।"</text:p>
            <text:p>    ],</text:p>
            <text:p>    "চিহ্নিত ভুলসমূহ": [</text:p>
            <text:p>        "১. y₁ এর বর্গের সাথে y এর সম্পর্ক স্থাপনকারী সমীকরণটি ভুল লেখা হয়েছে। সমীকরণটি `(1+x²)y₁² = m²(y²-4)` হওয়ার কথা ছিল, কিন্তু ছাত্র `y₁(1+x²) = m²(y²-4)` লিখেছেন (y₁ এর বর্গ এবং (1+x²) এর গুণ উল্লেখ করেননি)।"</text:p>
            <text:p>    ],</text:p>
            <text:p>    "সংশোধিত উত্তর": [</text:p>
            <text:p>        "সঠিক পদ্ধতি: `√1+x² y₁ = m [(x + √1 + x²)ᵐ - (x + √1 + x²)⁻ᵐ]` সমীকরণটিকে x এর সাপেক্ষে অন্তরকলন করলে পাওয়া যায় `(1+x²) y₂ + xy₁ = m² y`, যা থেকে `(1 + x²)y₂ + xy₁ - m²y = 0` পাওয়া যায়।",</text:p>
            <text:p>        "ছাত্র যে পথে সমাধান করার চেষ্টা করেছেন, সেখানে একটি সম্ভাব্য সঠিক ধাপ হলো `(1+x²)y₁² = m²(y²-4)`।"</text:p>
            <text:p>    ],</text:p>
            <text:p>    "অতিরিক্ত মন্তব্য": "ছাত্র y₁ এর মান সঠিকভাবে বের করেছেন, যা প্রশংসার যোগ্য। তবে y₂ নির্ণয়ের জন্য ব্যবহৃত মধ্যবর্তী সমীকরণটিতে ভুল ছিল। ভুল সমীকরণটিকে সঠিক নিয়ম মেনে অন্তরকলন এবং বীজগণিত প্রয়োগ করার জন্য আংশিক নম্বর দেওয়া হয়েছে।"</text:p>
            <text:p>}</text:p>
            <text:p>```</text:p>
          </table:table-cell>
          <table:table-cell table:style-name="ce1"/>
          <table:table-cell table:style-name="ce1" office:value-type="float" office:value="2787" calcext:value-type="float">
            <text:p>2787</text:p>
          </table:table-cell>
          <table:table-cell table:style-name="ce1" office:value-type="float" office:value="1172" calcext:value-type="float">
            <text:p>1172</text:p>
          </table:table-cell>
          <table:table-cell table:style-name="ce1" office:value-type="float" office:value="0" calcext:value-type="float">
            <text:p>0</text:p>
          </table:table-cell>
          <table:table-cell table:style-name="ce1" office:value-type="float" office:value="477" calcext:value-type="float">
            <text:p>477</text:p>
          </table:table-cell>
          <table:table-cell table:style-name="ce1" office:value-type="float" office:value="446" calcext:value-type="float">
            <text:p>446</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1" calcext:value-type="float">
            <text:p>11</text:p>
          </table:table-cell>
          <table:table-cell table:style-name="ce1" office:value-type="string" calcext:value-type="string">
            <text:p>1335.jpg</text:p>
          </table:table-cell>
          <table:table-cell table:style-name="ce1" office:value-type="float" office:value="10" calcext:value-type="float">
            <text:p>10</text:p>
          </table:table-cell>
          <table:table-cell table:style-name="ce1"/>
          <table:table-cell table:style-name="ce1" office:value-type="string" calcext:value-type="string">
            <text:p>α + β = -¹⁄ₐ ; αβ = ¹⁄ₐ ; γ + δ = -ᶜ⁄ᵦ ; γδ = ᵃ⁄ᵦ</text:p>
            <text:p/>
            <text:p>এখন, ᵃ⁄ᵦ = ⁽α⁺β⁾⁄⁽γ⁺δ⁾ ⇒ ᵃ⁄ᵦ = ⁽α⁻β⁾⁄⁽γ⁻δ⁾ ⇒ ⁽⁽α⁺β⁾²⁾⁄⁽⁽α⁺β⁾²-⁴αβ⁾ = ⁽⁽γ⁺δ⁾²⁾⁄⁽⁽γ⁺δ⁾²-⁴γδ⁾ ⇒ ᵇ²/ᵃ² = ᶜ²/ᵦ² ⇒ ᵇ²/⁽ᵇ²-⁴ca⁾ = ᶜ²/⁽ᶜ²-⁴ab⁾</text:p>
            <text:p/>
            <text:p>⇒ b²c² - 4ab³ = b²c² - 4c³a ⇒ b³ = c³ ⇒ b = c; ইহাই নির্ণেয় শর্ত।</text:p>
          </table:table-cell>
          <table:table-cell table:style-name="ce1" office:value-type="string" calcext:value-type="string">
            <text:p>Math</text:p>
          </table:table-cell>
          <table:table-cell table:style-name="ce1" office:value-type="string" calcext:value-type="string">
            <text:p>নম্বর বণ্টনঃ</text:p>
            <text:p>⁽⁽α⁺β⁾²⁾⁄⁽⁽α⁺β⁾²-⁴αβ⁾ = ⁽⁽γ⁺δ⁾²⁾⁄⁽⁽γ⁺δ⁾²-⁴γδ⁾ ; নির্ণয়ের জন্য ০৩ নম্বর।</text:p>
            <text:p>ᵇ²/ᵃ² = ᶜ²/ᵦ² ; নির্ণয়ের জন্য ০৩ নম্বর।</text:p>
            <text:p>ᵇ²/⁽ᵇ²-⁴ca⁾ = ᶜ²/⁽ᶜ²-⁴ab⁾</text:p>
            <text:p>b = c; নির্ণয়ের জন্য ০৪ নম্বর।</text:p>
          </table:table-cell>
          <table:table-cell table:style-name="ce1" office:value-type="string" calcext:value-type="string">
            <text:p>```json</text:p>
            <text:p>{</text:p>
            <text:p>    "প্রাপ্ত মার্কস": "7/10",</text:p>
            <text:p>    "ধাপ অনুযায়ী মার্কস বিভাজন": [</text:p>
            <text:p>        "ধাপ ১: 0 মার্কস - প্রথম ধাপের অনুপাতগুলি ভুলভাবে লেখা হয়েছে।",</text:p>
            <text:p>        "ধাপ ২: 2 মার্কস - অনুপাতের বর্গ নির্ণয় করার চেষ্টা করা হয়েছে, কিন্তু সম্পূর্ণ সঠিক নয়।",</text:p>
            <text:p>        "ধাপ ৩: 3 মার্কস - b²/a² = c²/b²  এই সম্পর্কটি স্থাপন করার জন্য।",</text:p>
            <text:p>        "ধাপ ৪: 2 মার্কস - b³ = c³  পর্যন্ত সঠিক, কিন্তু b=c লিখলে 4 নম্বর দেওয়া হবে।"</text:p>
            <text:p>    ],</text:p>
            <text:p>    "চিহ্নিত ভুলসমূহ": [</text:p>
            <text:p>        "১. α + β, αβ, γ + δ এবং γδ এর মান ভুলভাবে বসানো হয়েছে।",</text:p>
            <text:p>        "২. অনুপাতের বর্গ নির্ণয় করার পদ্ধতিটি ত্রুটিপূর্ণ।",</text:p>
            <text:p>        "৩. b=c লিখলে সম্পূর্ণ নম্বর দেওয়া হবে, কিন্তু b=c প্রমাণ করার জন্য আরও একটি ধাপ দরকার।"</text:p>
            <text:p>    ],</text:p>
            <text:p>    "সংশোধিত উত্তর": [</text:p>
            <text:p>        "১. α + β = -b/a, αβ = c/a, γ + δ = -c/b, γδ = a/b হবে।",</text:p>
            <text:p>        "২. সঠিক পদ্ধতি অনুসরণ করে অনুপাতের বর্গ নির্ণয় করতে হবে।",</text:p>
            <text:p>        "৩. b=c প্রমাণ করার জন্য b³ - c³ = 0 লিখতে হবে এবং (b-c)(b²+bc+c²) = 0 লিখতে হবে। যেহেতু b²+bc+c² ≠ 0, তাই b = c হবে।"</text:p>
            <text:p>    ],</text:p>
            <text:p>    "অতিরিক্ত মন্তব্য": "প্রথম দিকের ধাপগুলোতে ভুল থাকার কারণে নম্বর কাটা হয়েছে। b=c লিখলে সম্পূর্ণ নম্বর দেওয়া হবে।"</text:p>
            <text:p>}</text:p>
            <text:p>```</text:p>
          </table:table-cell>
          <table:table-cell table:style-name="ce1" office:value-type="string" calcext:value-type="string">
            <text:p>```json</text:p>
            <text:p>{</text:p>
            <text:p>    "প্রাপ্ত মার্কস": "10/10",</text:p>
            <text:p>    "ধাপ অনুযায়ী মার্কস বিভাজন": [</text:p>
            <text:p>    "ধাপ ১: ৩ মার্কস - মূলানুপাতের সমতা থেকে (যোগফল)² / (যোগফল)² - ৪ গুণফল = ধ্রুবক²/ ধ্রুবক² - ৪ ধ্রুবক এর সমীকরণ স্থাপন।",</text:p>
            <text:p>    "ধাপ ২: ৩ মার্কস - মূল ও সহগ এর সম্পর্ক ব্যবহার করে b²/(b²-4ac) = c²/(c²-4ab) সমীকরণ নির্ণয়।",</text:p>
            <text:p>    "ধাপ ৩: ৪ মার্কস - সমীকরণ সমাধান করে b = c শর্ত নির্ণয় এবং অন্য সম্ভাব্য সমাধান বর্জন।"</text:p>
            <text:p>    ],</text:p>
            <text:p>    "চিহ্নিত ভুলসমূহ": [</text:p>
            <text:p>    "১. b³ - c³ = 0 লেখার আগে 4a গুণ করা হয়েছে, যা অপ্রয়োজনীয়।"</text:p>
            <text:p>    ],</text:p>
            <text:p>    "সংশোধিত উত্তর": [</text:p>
            <text:p>    "১. ab³ = ac³ থেকে সরাসরি a(b³ - c³) = 0 লেখা যেতে পারে।"</text:p>
            <text:p>    ],</text:p>
            <text:p>    "অতিরিক্ত মন্তব্য": ""</text:p>
            <text:p>}</text:p>
            <text:p>```</text:p>
          </table:table-cell>
          <table:table-cell table:style-name="ce1"/>
          <table:table-cell table:style-name="ce1" office:value-type="float" office:value="2688" calcext:value-type="float">
            <text:p>2688</text:p>
          </table:table-cell>
          <table:table-cell table:style-name="ce1" office:value-type="float" office:value="1064" calcext:value-type="float">
            <text:p>1064</text:p>
          </table:table-cell>
          <table:table-cell table:style-name="ce1" office:value-type="float" office:value="0" calcext:value-type="float">
            <text:p>0</text:p>
          </table:table-cell>
          <table:table-cell table:style-name="ce1" office:value-type="float" office:value="606" calcext:value-type="float">
            <text:p>606</text:p>
          </table:table-cell>
          <table:table-cell table:style-name="ce1" office:value-type="float" office:value="251" calcext:value-type="float">
            <text:p>251</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2" calcext:value-type="float">
            <text:p>12</text:p>
          </table:table-cell>
          <table:table-cell table:style-name="ce1" office:value-type="string" calcext:value-type="string">
            <text:p>1336.jpg</text:p>
          </table:table-cell>
          <table:table-cell table:style-name="ce1" office:value-type="float" office:value="10" calcext:value-type="float">
            <text:p>10</text:p>
          </table:table-cell>
          <table:table-cell table:style-name="ce1"/>
          <table:table-cell table:style-name="ce1" office:value-type="string" calcext:value-type="string">
            <text:p>এখানে, A⁻¹ = \frac{1}{4-3} \begin{bmatrix} 2 &amp; -1 \\ -3 &amp; 2 \end{bmatrix} = \begin{bmatrix} 2 &amp; -1 \\ -3 &amp; 2 \end{bmatrix}</text:p>
            <text:p/>
            <text:p>C⁻¹ = \frac{1}{4-5} \begin{bmatrix} -2 &amp; -1 \\ -5 &amp; -2 \end{bmatrix} = \begin{bmatrix} 2 &amp; 1 \\ 5 &amp; 2 \end{bmatrix}</text:p>
            <text:p/>
            <text:p>A = \begin{bmatrix} 2 &amp; 1 \\ 3 &amp; 2 \end{bmatrix}, C = \begin{bmatrix} -2 &amp; 1 \\ 5 &amp; -2 \end{bmatrix}, ABC = \begin{bmatrix} -2 &amp; 4 \\ 3 &amp; -1 \end{bmatrix}</text:p>
            <text:p/>
            <text:p>এখানে, ABC = ABC ⇒ A⁻¹.ABC.C⁻¹ = A⁻¹.(ABC).C⁻¹</text:p>
            <text:p>⇒ I.B.I = A⁻¹.(ABC).C⁻¹ .. B = A⁻¹.(ABC).C⁻¹</text:p>
            <text:p/>
            <text:p>.. B = \begin{bmatrix} 2 &amp; -1 \\ -3 &amp; 2 \end{bmatrix} \begin{bmatrix} -2 &amp; 4 \\ 3 &amp; -1 \end{bmatrix} \begin{bmatrix} 2 &amp; 1 \\ 5 &amp; 2 \end{bmatrix}</text:p>
            <text:p/>
            <text:p>= \begin{bmatrix} -7 &amp; 9 \\ 12 &amp; -14 \end{bmatrix} \begin{bmatrix} 2 &amp; 1 \\ 5 &amp; 2 \end{bmatrix} = \begin{bmatrix} 31 &amp; 11 \\ -46 &amp; -16 \end{bmatrix}</text:p>
          </table:table-cell>
          <table:table-cell table:style-name="ce1" office:value-type="string" calcext:value-type="string">
            <text:p>Math</text:p>
          </table:table-cell>
          <table:table-cell table:style-name="ce1" office:value-type="string" calcext:value-type="string">
            <text:p>নম্বর বণ্টনঃ</text:p>
            <text:p/>
            <text:p>A⁻¹ = \begin{bmatrix} 2 &amp; -1 \\ -3 &amp; 2 \end{bmatrix} নির্ণয়ের জন্য ০২ নম্বর।</text:p>
            <text:p/>
            <text:p>C⁻¹ = \begin{bmatrix} 2 &amp; 1 \\ 5 &amp; 2 \end{bmatrix} নির্ণয়ের জন্য ০২ নম্বর।</text:p>
            <text:p/>
            <text:p>B = A⁻¹.(ABC).C⁻¹ নির্ণয়ের জন্য ০২ নম্বর।</text:p>
            <text:p/>
            <text:p>B = \begin{bmatrix} 31 &amp; 11 \\ -46 &amp; -16 \end{bmatrix} নির্ণয়ের জন্য ০৪ নম্বর।</text:p>
          </table:table-cell>
          <table:table-cell table:style-name="ce1" office:value-type="string" calcext:value-type="string">
            <text:p>```json</text:p>
            <text:p>{</text:p>
            <text:p>    "প্রাপ্ত মার্কস": "10/10",</text:p>
            <text:p>    "ধাপ অনুযায়ী মার্কস বিভাজন": [</text:p>
            <text:p>        "ধাপ ১: ২ মার্কস - A⁻¹ = \begin{bmatrix} 2 &amp; -1 \\ -3 &amp; 2 \end{bmatrix} নির্ণয় করা হয়েছে।",</text:p>
            <text:p>        "ধাপ ২: ২ মার্কস - C⁻¹ = \begin{bmatrix} 2 &amp; 1 \\ 5 &amp; 2 \end{bmatrix} নির্ণয় করা হয়েছে।",</text:p>
            <text:p>        "ধাপ ৩: ২ মার্কস - B = A⁻¹.(ABC).C⁻¹ বসানো হয়েছে।",</text:p>
            <text:p>        "ধাপ ৪: ৪ মার্কস - B = \begin{bmatrix} 31 &amp; 11 \\ -46 &amp; -16 \end{bmatrix} নির্ণয় করা হয়েছে।"</text:p>
            <text:p>    ],</text:p>
            <text:p>    "চিহ্নিত ভুলসমূহ": [</text:p>
            <text:p>        "১. কোনো ভুল নেই।"</text:p>
            <text:p>    ],</text:p>
            <text:p>    "সংশোধিত উত্তর": [</text:p>
            <text:p>        "১. কোনো সংশোধনের প্রয়োজন নেই।"</text:p>
            <text:p>    ],</text:p>
            <text:p>    "অতিরিক্ত মন্তব্য": "ছাত্রের উত্তর সম্পূর্ণ সঠিক।"</text:p>
            <text:p>}</text:p>
            <text:p>```</text:p>
          </table:table-cell>
          <table:table-cell table:style-name="ce1" office:value-type="string" calcext:value-type="string">
            <text:p>```json</text:p>
            <text:p>{</text:p>
            <text:p>    "প্রাপ্ত মার্কস": "10/10",</text:p>
            <text:p>    "ধাপ অনুযায়ী মার্কস বিভাজন": [</text:p>
            <text:p>        "ধাপ ১: 2 মার্কস - A⁻¹ সঠিক নির্ণয়।",</text:p>
            <text:p>        "ধাপ ২: 2 মার্কস - C⁻¹ সঠিক নির্ণয়।",</text:p>
            <text:p>        "ধাপ ৩: 2 মার্কস - B = A⁻¹.(ABC).C⁻¹ সম্পর্কটি সঠিক স্থাপন।",</text:p>
            <text:p>        "ধাপ ৪: 4 মার্কস - B ম্যাট্রিক্সের সঠিক নির্ণয়।"</text:p>
            <text:p>    ],</text:p>
            <text:p>    "চিহ্নিত ভুলসমূহ": [],</text:p>
            <text:p>    "সংশোধিত উত্তর": [],</text:p>
            <text:p>    "অতিরিক্ত মন্তব্য": ""</text:p>
            <text:p>}</text:p>
            <text:p>```</text:p>
          </table:table-cell>
          <table:table-cell table:style-name="ce1"/>
          <table:table-cell table:style-name="ce1" office:value-type="float" office:value="2894" calcext:value-type="float">
            <text:p>2894</text:p>
          </table:table-cell>
          <table:table-cell table:style-name="ce1" office:value-type="float" office:value="1252" calcext:value-type="float">
            <text:p>1252</text:p>
          </table:table-cell>
          <table:table-cell table:style-name="ce1" office:value-type="float" office:value="0" calcext:value-type="float">
            <text:p>0</text:p>
          </table:table-cell>
          <table:table-cell table:style-name="ce1" office:value-type="float" office:value="332" calcext:value-type="float">
            <text:p>332</text:p>
          </table:table-cell>
          <table:table-cell table:style-name="ce1" office:value-type="float" office:value="155" calcext:value-type="float">
            <text:p>155</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3" calcext:value-type="float">
            <text:p>13</text:p>
          </table:table-cell>
          <table:table-cell table:style-name="ce1" office:value-type="string" calcext:value-type="string">
            <text:p>1337.jpg</text:p>
          </table:table-cell>
          <table:table-cell table:style-name="ce1" office:value-type="float" office:value="10" calcext:value-type="float">
            <text:p>10</text:p>
          </table:table-cell>
          <table:table-cell table:style-name="ce1"/>
          <table:table-cell table:style-name="ce1" office:value-type="string" calcext:value-type="string">
            <text:p>দেওয়া আছে, re^{iθ} = \frac{3+2i}{2+3i} + \frac{1+5i}{1-2i}</text:p>
            <text:p>⇒ re^{iθ} = \frac{(3+2i)(2-3i) + (1+5i)(1+2i)}{(2+3i)(2-3i)} + \frac{(1-2i)(1+2i)}{}</text:p>
            <text:p>⇒ re^{iθ} = \frac{6-9i+4i-6i^2 + 1+2i-5i-10i^2}{4-9i^2} + \frac{1-4i^2}{}</text:p>
            <text:p>⇒ re^{iθ} = \frac{(6+6)+i(4-9) + (1-10)+i(2+5)}{4+9} + \frac{1+4}{} [∵ i^2 = -1]</text:p>
            <text:p>⇒ re^{iθ} = \frac{12-5i}{13} + \frac{-9+7i}{5} ⇒ re^{iθ} = \frac{-57}{65} + \frac{66}{65}i</text:p>
            <text:p>∴ r = \sqrt{(\frac{-57}{65})^2 + (\frac{66}{65})^2} = \sqrt{\frac{3249+4356}{65}} = \frac{39\sqrt{5}}{65} = \frac{3}{\sqrt{5}} (Ans.)</text:p>
            <text:p>θ = π - tan^{-1}(\frac{66}{57}) = π - tan^{-1}(\frac{66}{57}) (Ans.)</text:p>
          </table:table-cell>
          <table:table-cell table:style-name="ce1" office:value-type="string" calcext:value-type="string">
            <text:p>Math</text:p>
          </table:table-cell>
          <table:table-cell table:style-name="ce1" office:value-type="string" calcext:value-type="string">
            <text:p>নম্বর বণ্টনঃ</text:p>
            <text:p>re^{iθ} = \frac{6-9i+4i-6i^2 + 1+2i+5i+10i^2}{4-9i^2} + \frac{1+2i+5i+10i^2}{1-4i^2} ; নির্ণয় করার জন্য ০৪ নম্বর।</text:p>
            <text:p>r = \frac{3}{\sqrt{5}} ; নির্ণয় করার জন্য ০৩ নম্বর।</text:p>
            <text:p>θ = π - tan^{-1}(\frac{66}{57}) ; নির্ণয় করার জন্য ০৩ নম্বর।</text:p>
          </table:table-cell>
          <table:table-cell table:style-name="ce1" office:value-type="string" calcext:value-type="string">
            <text:p>```json</text:p>
            <text:p>{</text:p>
            <text:p>    "প্রাপ্ত মার্কস": "8/10",</text:p>
            <text:p>    "ধাপ অনুযায়ী মার্কস বিভাজন": [</text:p>
            <text:p>        "ধাপ ১: ৪ নম্বর -  re^{iθ} = \\frac{6-9i+4i-6i^2 + 1+2i-5i-10i^2}{4-9i^2} + \\frac{1-4i^2}{}; নির্ণয় করার জন্য। এই ধাপে কোনো ভুল নেই।",</text:p>
            <text:p>        "ধাপ ২: ৩ নম্বর - r = \\frac{3}{\\sqrt{5}}; নির্ণয় করার জন্য। এই ধাপে কোনো ভুল নেই।",</text:p>
            <text:p>        "ধাপ ৩: ১ নম্বর - θ = π - tan^{-1}(\\frac{66}{57}); নির্ণয় করার জন্য। এখানে 57 এর বদলে 19 এবং ভগ্নাংশের মধ্যে পরম মান চিহ্নের অভাব রয়েছে তাই ২ নম্বর কাটা হয়েছে।"</text:p>
            <text:p>    ],</text:p>
            <text:p>    "চিহ্নিত ভুলসমূহ": [</text:p>
            <text:p>        "১.  θ নির্ণয়ে ত্রুটি। π - tan^{-1}(\\frac{22}{19}) লেখা হয়েছে, যেখানে π - tan^{-1}(\\frac{66}{57}) হবে।",</text:p>
            <text:p>"২.  θ এর মানে পরম মান চিহ্নের অভাব রয়েছে।"</text:p>
            <text:p>    ],</text:p>
            <text:p>    "সংশোধিত উত্তর": [</text:p>
            <text:p>        "১. θ = π - tan^{-1}(\\frac{66}{57})",</text:p>
            <text:p>        "২. θ = π - tan^{-1}(|\\frac{66}{57}|)"</text:p>
            <text:p>    ],</text:p>
            <text:p>    "অতিরিক্ত মন্তব্য": " "</text:p>
            <text:p>}</text:p>
            <text:p>```</text:p>
          </table:table-cell>
          <table:table-cell table:style-name="ce1" office:value-type="string" calcext:value-type="string">
            <text:p>```json</text:p>
            <text:p>{</text:p>
            <text:p>    "প্রাপ্ত মার্কস": "10/10",</text:p>
            <text:p>    "ধাপ অনুযায়ী মার্কস বিভাজন": [</text:p>
            <text:p>        "ধাপ ১: ৪ মার্কস - প্রদত্ত জটিল রাশিকে সরল করে x+yi আকারে (-57/65 + 66/65i) সঠিকভাবে প্রকাশ করা হয়েছে।",</text:p>
            <text:p>        "ধাপ ২: ৩ মার্কস - মডিউলাস r = 3/√5 সঠিকভাবে নির্ণয় করা হয়েছে।",</text:p>
            <text:p>        "ধাপ ৩: ৩ মার্কস - আর্গুমেন্ট θ = π - tan⁻¹(22/19) সঠিকভাবে নির্ণয় করা হয়েছে।"</text:p>
            <text:p>    ],</text:p>
            <text:p>    "চিহ্নিত ভুলসমূহ": [],</text:p>
            <text:p>    "সংশোধিত উত্তর": [],</text:p>
            <text:p>    "অতিরিক্ত মন্তব্য": ""</text:p>
            <text:p>}</text:p>
            <text:p>```</text:p>
          </table:table-cell>
          <table:table-cell table:style-name="ce1"/>
          <table:table-cell table:style-name="ce1" office:value-type="float" office:value="2887" calcext:value-type="float">
            <text:p>2887</text:p>
          </table:table-cell>
          <table:table-cell table:style-name="ce1" office:value-type="float" office:value="1254" calcext:value-type="float">
            <text:p>1254</text:p>
          </table:table-cell>
          <table:table-cell table:style-name="ce1" office:value-type="float" office:value="0" calcext:value-type="float">
            <text:p>0</text:p>
          </table:table-cell>
          <table:table-cell table:style-name="ce1" office:value-type="float" office:value="465" calcext:value-type="float">
            <text:p>465</text:p>
          </table:table-cell>
          <table:table-cell table:style-name="ce1" office:value-type="float" office:value="170" calcext:value-type="float">
            <text:p>170</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4" calcext:value-type="float">
            <text:p>14</text:p>
          </table:table-cell>
          <table:table-cell table:style-name="ce1" office:value-type="string" calcext:value-type="string">
            <text:p>1338.jpg</text:p>
          </table:table-cell>
          <table:table-cell table:style-name="ce1" office:value-type="float" office:value="10" calcext:value-type="float">
            <text:p>10</text:p>
          </table:table-cell>
          <table:table-cell table:style-name="ce1"/>
          <table:table-cell table:style-name="ce1" office:value-type="string" calcext:value-type="string">
            <text:p>√3</text:p>
            <text:p>1</text:p>
            <text:p>/sin 2x/ /cos 2x/ = 4 ⇒ /√3cos 2x - sin 2x/ /sin 2xcos 2x/ = 4 ⇒ √3 /cos 2x/ - 1/2 /sin 2x/ = 2sin 2x.cos 2x</text:p>
            <text:p>sin (/π/3 - 2x) = sin 4x ⇒ sin 4x + sin (2x - /π/3) = 0 ⇒ 2sin (3x - /π/6).cos (x + /π/6) = 0</text:p>
            <text:p>⇒ sin (3x - /π/6) = 0 ⇒ 3x - /π/6 = nπ ⇒ x = (6n + 1)/π/18; [Where, n ∈ Z]</text:p>
            <text:p>= cos (x + /π/6) = 0 ⇒ x + /π/6 = (2n + 1)/π/2 ⇒ x = (3n + 1)/π/3; [Where, n ∈ Z]</text:p>
          </table:table-cell>
          <table:table-cell table:style-name="ce1" office:value-type="string" calcext:value-type="string">
            <text:p>Math</text:p>
          </table:table-cell>
          <table:table-cell table:style-name="ce1" office:value-type="string" calcext:value-type="string">
            <text:p>নম্বর বণ্টনঃ</text:p>
            <text:p>√3/2 cos 2x - 1/2 sin 2x = 2sin 2x.cos 2x; নির্ণয় করার জন্য ০২ নম্বর।</text:p>
            <text:p>x = (6n + 1)/π/18; [Where, n ∈ Z] ; নির্ণয় করার জন্য ০৪ নম্বর।</text:p>
            <text:p>x = (3n + 1)/π/3; [Where, n ∈ Z] ; নির্ণয় করার জন্য ০৪ নম্বর।</text:p>
            <text:p>[বিঃদ্র: n∈ Z না লিখলে ০১ নম্বর কর্তন করা হবে।]</text:p>
          </table:table-cell>
          <table:table-cell table:style-name="ce1" office:value-type="string" calcext:value-type="string">
            <text:p>```json</text:p>
            <text:p>{</text:p>
            <text:p>    "প্রাপ্ত মার্কস": "8/10",</text:p>
            <text:p>    "ধাপ অনুযায়ী মার্কস বিভাজন": [</text:p>
            <text:p>        "ধাপ ১: ২ মার্কস -  √3/2 cos 2x - 1/2 sin 2x = 2sin 2x.cos 2x নির্ণয় করার জন্য।",</text:p>
            <text:p>        "ধাপ ২: ৩ মার্কস - sin (3x - /π/6) = 0 থেকে x = (nπ + π/6)/3  পর্যন্ত সঠিক। এখানে একটি π/18 ভুল আছে তাই ১ নম্বর কাটা হয়েছে।",</text:p>
            <text:p>        "ধাপ ৩: ৩ মার্কস - cos (x + /π/6) = 0 থেকে x = (2n+1)π/2 - π/6 পর্যন্ত সঠিক। এখানেও উত্তরের সাধারণ রূপ দিতে ভুল হয়েছে তাই ১ নম্বর কাটা হয়েছে।"</text:p>
            <text:p>    ],</text:p>
            <text:p>    "চিহ্নিত ভুলসমূহ": [</text:p>
            <text:p>        "১. x = n/3 + π/18 -jn ∈ Z এখানে  π/18 হবে π/6 ।",</text:p>
            <text:p>        "২. x = (2n+1)π/2 - π/6  এই মানটিকে x = (3n+1)π/3 আকারে প্রকাশ করতে হবে।"</text:p>
            <text:p>    ],</text:p>
            <text:p>    "সংশোধিত উত্তর": [</text:p>
            <text:p>        "১. x = n/3 + π/18 এর সঠিক রূপ x = (6n+1)π/18",</text:p>
            <text:p>        "২. x = (2n+1)π/2 - π/6 এর সঠিক রূপ x = (3n+1)π/3"</text:p>
            <text:p>    ],</text:p>
            <text:p>    "অতিরিক্ত মন্তব্য": "n ∈ Z উল্লেখ না করার জন্য নম্বর কাটা হয়নি কারণ উত্তরে n∈Z লেখা আছে।"</text:p>
            <text:p>}</text:p>
            <text:p>```</text:p>
          </table:table-cell>
          <table:table-cell table:style-name="ce1" office:value-type="string" calcext:value-type="string">
            <text:p>```json</text:p>
            <text:p>{</text:p>
            <text:p>    "প্রাপ্ত মার্কস": "5/10",</text:p>
            <text:p>    "ধাপ অনুযায়ী মার্কস বিভাজন": [</text:p>
            <text:p>        "ধাপ ১: ২ মার্কস - সমীকরণকে √3/2 cos 2x - 1/2 sin 2x = 2sin 2x.cos 2x আকারে নিয়ে আসার জন্য।",</text:p>
            <text:p>        "ধাপ ২: ০ মার্কস - x = (6n + 1)π/18 সমাধানটি নির্ণয় করতে ব্যর্থ হওয়ায়।",</text:p>
            <text:p>        "ধাপ ৩: ৪ মার্কস - x = (3n + 1)π/3 সমাধানটি নির্ণয় করার জন্য।",</text:p>
            <text:p>        "ধাপ ৪: -১ মার্কস - উভয় সমাধানের ক্ষেত্রে n ∈ Z উল্লেখ না করার জন্য।"</text:p>
            <text:p>    ],</text:p>
            <text:p>    "চিহ্নিত ভুলসমূহ": [</text:p>
            <text:p>        "১. ত্রিকোণমিতিক সূত্রের ভুল প্রয়োগ বা কোণ হিসাবের ভুল: sin(π/3 - 2x) - sin 4x = 0 কে 2 sin(π/6 + 3x) cos(π/6 + x) = 0 আকারে লেখার সময় sin পদের কোণ (π/6 + 3x) ভুল হয়েছে, সঠিক কোণ হবে (3x - π/6) অথবা (π/6 - 3x)।",</text:p>
            <text:p>        "২. প্রথম সমাধান সেটের ভুল নির্ণয়: উপরিউক্ত ভুলের কারণে sin(π/6 + 3x) = 0 থেকে প্রাপ্ত সমাধান x = nπ/3 - π/18 ভুল হয়েছে, এটি সঠিক সমাধানের একটি সেট নয়।",</text:p>
            <text:p>        "৩. n ∈ Z উল্লেখ না করা: প্রাপ্ত সমাধানসমূহে n একটি পূর্ণসংখ্যা (n ∈ Z) এই শর্তটি উল্লেখ করা হয়নি।",</text:p>
            <text:p>        "৪. লেখার ত্রুটি: দ্বিতীয় সমাধান সেটে x = (2n+1)π/2 - π/63 লেখা হয়েছে যা সম্ভবত π/6 হবে।"</text:p>
            <text:p>    ],</text:p>
            <text:p>    "সংশোধিত উত্তর": [</text:p>
            <text:p>        "সমীকরণ: √3/sin 2x - 1/cos 2x = 4",</text:p>
            <text:p>        "⇒ √3 cos 2x - sin 2x = 4 sin 2x cos 2x",</text:p>
            <text:p>        "⇒ √3/2 cos 2x - 1/2 sin 2x = 2 sin 2x cos 2x",</text:p>
            <text:p>        "⇒ sin(π/3 - 2x) = sin 4x",</text:p>
            <text:p>        "⇒ sin 4x - sin(π/3 - 2x) = 0",</text:p>
            <text:p>        "⇒ 2 cos((4x + π/3 - 2x)/2) sin((4x - (π/3 - 2x))/2) = 0",</text:p>
            <text:p>        "⇒ 2 cos(x + π/6) sin(3x - π/6) = 0",</text:p>
            <text:p>        "সুতরাং, cos(x + π/6) = 0 অথবা sin(3x - π/6) = 0",</text:p>
            <text:p>        "যদি cos(x + π/6) = 0 হয়, তাহলে x + π/6 = (2n + 1)π/2",</text:p>
            <text:p>        "⇒ x = (2n + 1)π/2 - π/6 = (6n + 3 - 1)π/6 = (6n + 2)π/6 = (3n + 1)π/3, যেখানে n ∈ Z।",</text:p>
            <text:p>        "যদি sin(3x - π/6) = 0 হয়, তাহলে 3x - π/6 = nπ",</text:p>
            <text:p>        "⇒ 3x = nπ + π/6",</text:p>
            <text:p>        "⇒ x = nπ/3 + π/18 = (6n + 1)π/18, যেখানে n ∈ Z।"</text:p>
            <text:p>    ],</text:p>
            <text:p>    "অতিরিক্ত মন্তব্য": "ছাত্রটি সমীকরণের প্রাথমিক সরলীকরণ সঠিকভাবে করেছে এবং দুটি সমাধানের মধ্যে একটি সঠিকভাবে নির্ণয় করেছে (যদিও একটি লেখার ছোট ত্রুটি ছিল)। তবে ত্রিকোণমিতিক সূত্রের প্রয়োগে একটি গুরুত্বপূর্ণ ভুল করেছে যার ফলে অন্য সমাধান সেটটি সঠিকভাবে নির্ণয় করতে পারেনি। এছাড়াও সমাধানের জন্য n ∈ Z শর্তটি উল্লেখ করা আবশ্যক ছিল।"</text:p>
            <text:p>}</text:p>
            <text:p>```</text:p>
          </table:table-cell>
          <table:table-cell table:style-name="ce1"/>
          <table:table-cell table:style-name="ce1" office:value-type="float" office:value="2754" calcext:value-type="float">
            <text:p>2754</text:p>
          </table:table-cell>
          <table:table-cell table:style-name="ce1" office:value-type="float" office:value="1114" calcext:value-type="float">
            <text:p>1114</text:p>
          </table:table-cell>
          <table:table-cell table:style-name="ce1" office:value-type="float" office:value="0" calcext:value-type="float">
            <text:p>0</text:p>
          </table:table-cell>
          <table:table-cell table:style-name="ce1" office:value-type="float" office:value="511" calcext:value-type="float">
            <text:p>511</text:p>
          </table:table-cell>
          <table:table-cell table:style-name="ce1" office:value-type="float" office:value="908" calcext:value-type="float">
            <text:p>908</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 calcext:value-type="float">
            <text:p>1</text:p>
          </table:table-cell>
          <table:table-cell table:style-name="ce1" office:value-type="string" calcext:value-type="string">
            <text:p>1395.jpg</text:p>
          </table:table-cell>
          <table:table-cell table:style-name="ce1" office:value-type="float" office:value="10" calcext:value-type="float">
            <text:p>10</text:p>
          </table:table-cell>
          <table:table-cell table:style-name="ce1"/>
          <table:table-cell table:style-name="ce1" office:value-type="string" calcext:value-type="string">
            <text:p>5x-4   2x   2x</text:p>
            <text:p>5x-4 x-4  2x [C₁ = C1+C2 + C3]</text:p>
            <text:p>5x - 4 2x  x-4</text:p>
            <text:p/>
            <text:p>1   2x   2x</text:p>
            <text:p>= (5x-4) 0  -x-4  0</text:p>
            <text:p>1   2x  x-4</text:p>
            <text:p>0   0  -x-4</text:p>
            <text:p/>
            <text:p>= (5x - 4) × (x + 4)² = (-4+ 5x){x- (-4)}²</text:p>
            <text:p>.:. (A, B) = (-4, 5)</text:p>
          </table:table-cell>
          <table:table-cell table:style-name="ce1" office:value-type="string" calcext:value-type="string">
            <text:p>Math</text:p>
          </table:table-cell>
          <table:table-cell table:style-name="ce1" office:value-type="string" calcext:value-type="string">
            <text:p>নম্বর বণ্টনঃ</text:p>
            <text:p>x-4   2x   2x</text:p>
            <text:p>2x  x-4  2x  = (5x - 4) × (x + 4)²; নির্ণয় করার জন্য ০৬ নম্বর।</text:p>
            <text:p>2x   2x  x-4</text:p>
            <text:p>A = -4; নির্ণয় করার জন্য ০২ নম্বর।</text:p>
            <text:p>B = 5; নির্ণয় করার জন্য ০২ নম্বর।</text:p>
          </table:table-cell>
          <table:table-cell table:style-name="ce1" office:value-type="string" calcext:value-type="string">
            <text:p>```json</text:p>
            <text:p>{</text:p>
            <text:p>    "প্রাপ্ত মার্কস": "10/10",</text:p>
            <text:p>    "ধাপ অনুযায়ী মার্কস বিভাজন": [</text:p>
            <text:p>        "ধাপ ১: 6 মার্কস - নির্ণায়কের মান (5x-4)(x+4)^2 বের করার জন্য।",</text:p>
            <text:p>        "ধাপ ২: 2 মার্কস - A = -4 নির্ণয় করার জন্য।",</text:p>
            <text:p>        "ধাপ ৩: 2 মার্কস - B = 5 নির্ণয় করার জন্য।"</text:p>
            <text:p>    ],</text:p>
            <text:p>    "চিহ্নিত ভুলসমূহ": [],</text:p>
            <text:p>    "সংশোধিত উত্তর": [],</text:p>
            <text:p>    "অতিরিক্ত মন্তব্য": "ছাত্রের উত্তর সম্পূর্ণ সঠিক।"</text:p>
            <text:p>}</text:p>
            <text:p>```</text:p>
          </table:table-cell>
          <table:table-cell table:style-name="ce1" office:value-type="string" calcext:value-type="string">
            <text:p>```json</text:p>
            <text:p>{</text:p>
            <text:p>    "প্রাপ্ত মার্কস": "4/10",</text:p>
            <text:p>    "ধাপ অনুযায়ী মার্কস বিভাজন": [</text:p>
            <text:p>        "ধাপ ১: 0 মার্কস - নির্ণায়কের সাধারণ রূপ (5x-4)(x+4)² নির্ণয় করা হয়নি।",</text:p>
            <text:p>        "ধাপ ২: 2 মার্কস - x=0 বসিয়ে A = -4 মান সঠিকভাবে নির্ণয় করা হয়েছে।",</text:p>
            <text:p>        "ধাপ ৩: 2 মার্কস - x=1 বসিয়ে (এবং A এর মান ব্যবহার করে) B = 5 মান সঠিকভাবে নির্ণয় করা হয়েছে।"</text:p>
            <text:p>    ],</text:p>
            <text:p>    "চিহ্নিত ভুলসমূহ": [</text:p>
            <text:p>        "১. নির্ণায়কের সাধারণ মান (5x-4)(x+4)² নির্ণয় করা হয়নি, যা মার্কিং রুব্রিকের একটি প্রধান অংশ।",</text:p>
            <text:p>        "২. x=1 এর জন্য নির্ণায়কের মান নির্ণয়ের পদ্ধতিটি স্পষ্ট নয়, যদিও শেষ ফলাফল (25) সঠিক।"</text:p>
            <text:p>    ],</text:p>
            <text:p>    "সংশোধিত উত্তর": [</text:p>
            <text:p>        "নির্ণায়কের সাধারণ মান নির্ণয়: C₁ → C₁ + C₂ + C₃ অপারেশন করলে নির্ণায়কটি হয়:",</text:p>
            <text:p>        "|5x-4   2x   2x|",</text:p>
            <text:p>        "|5x-4  x-4   2x|",</text:p>
            <text:p>        "|5x-4   2x  x-4|",</text:p>
            <text:p>        "প্রথম স্তম্ভ থেকে (5x-4) সাধারণ নিলে:",</text:p>
            <text:p>        "(5x-4) |1   2x   2x|",</text:p>
            <text:p>        "        |1  x-4   2x|",</text:p>
            <text:p>        "        |1   2x  x-4|",</text:p>
            <text:p>        "R₂ → R₂ - R₁ এবং R₃ → R₃ - R₁ অপারেশন করলে:",</text:p>
            <text:p>        "(5x-4) |1    2x     2x|",</text:p>
            <text:p>        "        |0  -x-4    0|",</text:p>
            <text:p>        "        |0    0   -x-4|",</text:p>
            <text:p>        "প্রথম স্তম্ভ বরাবর বিস্তার করলে:",</text:p>
            <text:p>        "(5x-4) * 1 * ((-x-4)(-x-4) - 0*0) = (5x-4)(-x-4)² = (5x-4)(x+4)²",</text:p>
            <text:p>        "সুতরাং, (5x-4)(x+4)² = (A+Bx)(x-A)²",</text:p>
            <text:p>        "এই সমতাটি অভেদ হওয়ায় আমরা তুলনা করতে পারি।",</text:p>
            <text:p>        "A = -4 এবং B = 5"</text:p>
            <text:p>    ],</text:p>
            <text:p>    "অতিরিক্ত মন্তব্য": "ছাত্রের বিকল্প পদ্ধতিতে A ও B এর মান নির্ণয় সঠিক হয়েছে, কিন্তু সাধারণ পদ্ধতিতে নির্ণায়কের মান নির্ণয় করা হয়নি।"</text:p>
            <text:p>}</text:p>
            <text:p>```</text:p>
          </table:table-cell>
          <table:table-cell table:style-name="ce1"/>
          <table:table-cell table:style-name="ce1" office:value-type="float" office:value="2601" calcext:value-type="float">
            <text:p>2601</text:p>
          </table:table-cell>
          <table:table-cell table:style-name="ce1" office:value-type="float" office:value="972" calcext:value-type="float">
            <text:p>972</text:p>
          </table:table-cell>
          <table:table-cell table:style-name="ce1" office:value-type="float" office:value="0" calcext:value-type="float">
            <text:p>0</text:p>
          </table:table-cell>
          <table:table-cell table:style-name="ce1" office:value-type="float" office:value="203" calcext:value-type="float">
            <text:p>203</text:p>
          </table:table-cell>
          <table:table-cell table:style-name="ce1" office:value-type="float" office:value="590" calcext:value-type="float">
            <text:p>590</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3" calcext:value-type="float">
            <text:p>3</text:p>
          </table:table-cell>
          <table:table-cell table:style-name="ce1" office:value-type="string" calcext:value-type="string">
            <text:p>1397.jpg</text:p>
          </table:table-cell>
          <table:table-cell table:style-name="ce1" office:value-type="float" office:value="10" calcext:value-type="float">
            <text:p>10</text:p>
          </table:table-cell>
          <table:table-cell table:style-name="ce1"/>
          <table:table-cell table:style-name="ce1" office:value-type="string" calcext:value-type="string">
            <text:p>ধরি, বর্গাকার তলার বাহুর দৈর্ঘ্য a, পাত্রের উচ্চতা h</text:p>
            <text:p>V = a²h = 1L = 1dm³</text:p>
            <text:p>⇒ h = /frac{1}{a²}</text:p>
            <text:p>প্লাস্টিকের প্রয়োজন, A = a² + 4ah = a² + /frac{4}{a}</text:p>
            <text:p>dA</text:p>
            <text:p>⇒ /frac{dA}{da} = 2a - /frac{4}{a²} ⇒ /frac{d²A}{da²} = 2 + /frac{8}{a³}</text:p>
            <text:p>2a - /frac{4}{a²} = 0 হলে 2a = /frac{4}{a²} ⇒ 2a³ = 4</text:p>
            <text:p>⇒ a = /sqrt[3]{2} dm</text:p>
            <text:p>d²A</text:p>
            <text:p>এ a = /sqrt[3]{2} বসিয়ে /frac{d²A}{da²} = 2 + /frac{8}{/sqrt[3]{2}²} = 6 &gt; 0</text:p>
            <text:p>∴ a = /sqrt[3]{2} dm এর জন্য সবচেয়ে কম প্লাস্টিক প্রয়োজন হবে।</text:p>
            <text:p>∴ বর্গাকার তলার বাহুর দৈর্ঘ্য = /sqrt[3]{2} dm = 1.2599 dm (Ans.)</text:p>
            <text:p>∴ পাত্রটির উচ্চতা = /frac{1}{(/sqrt[3]{2})²} dm = 0.6299dm(Ans.)</text:p>
          </table:table-cell>
          <table:table-cell table:style-name="ce1" office:value-type="string" calcext:value-type="string">
            <text:p>Math</text:p>
          </table:table-cell>
          <table:table-cell table:style-name="ce1" office:value-type="string" calcext:value-type="string">
            <text:p>নম্বর বণ্টনঃ</text:p>
            <text:p>d²A</text:p>
            <text:p>/frac{d²A}{da²} = 2 + /frac{8}{a³} ; নির্ণয়ের জন্য ০২ নম্বর।</text:p>
            <text:p>বর্গাকার তলার বাহুর দৈর্ঘ্য = 1.2599 dm ; নির্ণয়ের জন্য ০৪ নম্বর।</text:p>
            <text:p>পাত্রটির উচ্চতা = 0.6299dm ; নির্ণয়ের জন্য ০৪ নম্বর।</text:p>
          </table:table-cell>
          <table:table-cell table:style-name="ce1" office:value-type="string" calcext:value-type="string">
            <text:p>```json</text:p>
            <text:p>{</text:p>
            <text:p>    "প্রাপ্ত মার্কস": "10/10",</text:p>
            <text:p>    "ধাপ অনুযায়ী মার্কস বিভাজন": [</text:p>
            <text:p>        "ধাপ ১: ২ মার্কস - দ্বিতীয় ডেরিভেটিভ নির্ণয় d²A/da² = 2 + 8/a³ এর জন্য।",</text:p>
            <text:p>        "ধাপ ২: ৪ মার্কস - বর্গাকার তলার বাহুর দৈর্ঘ্য 1.2599 dm নির্ণয়ের জন্য।",</text:p>
            <text:p>        "ধাপ ৩: ৪ মার্কস - পাত্রটির উচ্চতা 0.6299 dm নির্ণয়ের জন্য।"</text:p>
            <text:p>    ],</text:p>
            <text:p>    "চিহ্নিত ভুলসমূহ": [],</text:p>
            <text:p>    "সংশোধিত উত্তর": [],</text:p>
            <text:p>    "অতিরিক্ত মন্তব্য": "ছাত্র/ছাত্রীর উত্তর সম্পূর্ণরূপে সঠিক।"</text:p>
            <text:p>}</text:p>
            <text:p>```</text:p>
          </table:table-cell>
          <table:table-cell table:style-name="ce1" office:value-type="string" calcext:value-type="string">
            <text:p>```json</text:p>
            <text:p>{</text:p>
            <text:p>    "প্রাপ্ত মার্কস": "8/10",</text:p>
            <text:p>    "ধাপ অনুযায়ী মার্কস বিভাজন": [</text:p>
            <text:p>        "ধাপ ১: 0 মার্কস - দ্বিতীয় ডেরিভেটিভ (d²A/dx²) নির্ণয় এবং ন্যূনতম মান পরীক্ষা করা হয়নি।",</text:p>
            <text:p>        "ধাপ ২: 4 মার্কস - বর্গাকার তলার বাহুর দৈর্ঘ্য (1.2599 dm) সঠিকভাবে নির্ণয় করা হয়েছে।",</text:p>
            <text:p>        "ধাপ ৩: 4 মার্কস - পাত্রটির উচ্চতা (0.6299 dm) সঠিকভাবে নির্ণয় করা হয়েছে।"</text:p>
            <text:p>    ],</text:p>
            <text:p>    "চিহ্নিত ভুলসমূহ": [</text:p>
            <text:p>        "১. ক্ষেত্রফল ফাংশনের ডেরিভেটিভ নির্ণয়ের প্রাথমিক ধাপগুলি অস্পষ্ট/ভুলভাবে লেখা হয়েছে, যদিও dA/dx এর চূড়ান্ত রূপ সঠিক ছিল।",</text:p>
            <text:p>        "২. দ্বিতীয় ডেরিভেটিভ নির্ণয় করে ক্ষেত্রফল ন্যূনতম কিনা তা পরীক্ষা করা হয়নি।"</text:p>
            <text:p>    ],</text:p>
            <text:p>    "সংশোধিত উত্তর": [</text:p>
            <text:p>        "ধরি, বর্গাকার তলার বাহুর দৈর্ঘ্য x এবং পাত্রের উচ্চতা h।",</text:p>
            <text:p>        "পাত্রের আয়তন V = x²h। যেহেতু V = 1 লিটার = 1 dm³, তাই x²h = 1 ⇒ h = 1/x²।",</text:p>
            <text:p>        "পাত্রের ক্ষেত্রফল A (তলা + ৪টি পাশ) = x² + 4xh = x² + 4x(1/x²) = x² + 4/x।",</text:p>
            <text:p>        "ক্ষেত্রফল ন্যূনতম হওয়ার শর্তে dA/dx = 0।",</text:p>
            <text:p>        "dA/dx = 2x - 4/x²।",</text:p>
            <text:p>        "2x - 4/x² = 0 ⇒ 2x = 4/x² ⇒ 2x³ = 4 ⇒ x³ = 2 ⇒ x = ³√2।",</text:p>
            <text:p>        "দ্বিতীয় ডেরিভেটিভ d²A/dx² = 2 + 8/x³।",</text:p>
            <text:p>        "x = ³√2 হলে, d²A/dx² = 2 + 8/(³√2)³ = 2 + 8/2 = 2 + 4 = 6।",</text:p>
            <text:p>        "যেহেতু d²A/dx² &gt; 0, তাই x = ³√2 এর জন্য ক্ষেত্রফল ন্যূনতম হবে।",</text:p>
            <text:p>        "বর্গাকার তলার বাহুর দৈর্ঘ্য x = ³√2 dm ≈ 1.2599 dm।",</text:p>
            <text:p>        "পাত্রটির উচ্চতা h = 1/x² = 1/(³√2)² dm = 1/³√4 dm ≈ 1/1.5874 ≈ 0.6299 dm।"</text:p>
            <text:p>    ],</text:p>
            <text:p>    "অতিরিক্ত মন্তব্য": "দ্বিতীয় ডেরিভেটিভ পরীক্ষাটি আবশ্যক ছিল।"</text:p>
            <text:p>}</text:p>
            <text:p>```</text:p>
          </table:table-cell>
          <table:table-cell table:style-name="ce1"/>
          <table:table-cell table:style-name="ce1" office:value-type="float" office:value="2828" calcext:value-type="float">
            <text:p>2828</text:p>
          </table:table-cell>
          <table:table-cell table:style-name="ce1" office:value-type="float" office:value="1139" calcext:value-type="float">
            <text:p>1139</text:p>
          </table:table-cell>
          <table:table-cell table:style-name="ce1" office:value-type="float" office:value="0" calcext:value-type="float">
            <text:p>0</text:p>
          </table:table-cell>
          <table:table-cell table:style-name="ce1" office:value-type="float" office:value="250" calcext:value-type="float">
            <text:p>250</text:p>
          </table:table-cell>
          <table:table-cell table:style-name="ce1" office:value-type="float" office:value="612" calcext:value-type="float">
            <text:p>612</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4" calcext:value-type="float">
            <text:p>4</text:p>
          </table:table-cell>
          <table:table-cell table:style-name="ce1" office:value-type="string" calcext:value-type="string">
            <text:p>1398.jpg</text:p>
          </table:table-cell>
          <table:table-cell table:style-name="ce1" office:value-type="float" office:value="8" calcext:value-type="float">
            <text:p>8</text:p>
          </table:table-cell>
          <table:table-cell table:style-name="ce1"/>
          <table:table-cell table:style-name="ce1" office:value-type="string" calcext:value-type="string">
            <text:p>[1 -2  3] [2  2  3]</text:p>
            <text:p>AB = x² [4  5  2] [-4  1  5]</text:p>
            <text:p>[-3  1  3] [1  4 -4]</text:p>
            <text:p/>
            <text:p>[13 12 -19] [13x² 12x² -19x²]</text:p>
            <text:p>= x² [-10 21  29] = [-10x² 21x² 29x²]</text:p>
            <text:p>[-7  7 -16] [-7x²  7x² -16x²]</text:p>
            <text:p/>
            <text:p>[52 48 -76]</text:p>
            <text:p>= [-40 84 116]</text:p>
            <text:p>[-28 28 -64]</text:p>
            <text:p/>
            <text:p>.. x² = 4 ⇒ x = -2; A = [-2  4 -6]</text:p>
            <text:p>[-8 -10 -4]</text:p>
            <text:p>[ 6 -2 -6]</text:p>
            <text:p/>
            <text:p>.. A² = [-2  4 -6][-2  4 -6] [-64 -36 32]</text:p>
            <text:p>[-8 -10 -4][-8 -10 -4] = [ 72  76 112]</text:p>
            <text:p>[ 6 -2 -6][ 6 -2 -6] [-32  56   8]</text:p>
          </table:table-cell>
          <table:table-cell table:style-name="ce1" office:value-type="string" calcext:value-type="string">
            <text:p>Math</text:p>
          </table:table-cell>
          <table:table-cell table:style-name="ce1" office:value-type="string" calcext:value-type="string">
            <text:p>নম্বর বণ্টন:</text:p>
            <text:p>AB = [13x² 12x² -19x²] ; নির্ণয়ের জন্য ০২ নম্বর।</text:p>
            <text:p>[-10x² 21x² 29x²]</text:p>
            <text:p>[-7x²  7x² -16x²]</text:p>
          </table:table-cell>
          <table:table-cell table:style-name="ce1" office:value-type="string" calcext:value-type="string">
            <text:p>```json</text:p>
            <text:p>{</text:p>
            <text:p>    "প্রাপ্ত মার্কস": "7/10",</text:p>
            <text:p>    "ধাপ অনুযায়ী মার্কস বিভাজন": [</text:p>
            <text:p>    "ধাপ ১: AB ম্যাট্রিক্স বের করার জন্য: 2 মার্কস - [AB = x² ম্যাট্রিক্সের উপাদানগুলো বের করা হয়েছে।]",</text:p>
            <text:p>    "ধাপ ২: x² এর মান নির্ণয়: 2 মার্কস - [x² = 4 এবং x = -2 নির্ণয় করা হয়েছে]",</text:p>
            <text:p>    "ধাপ ৩: A ম্যাট্রিক্স নির্ণয়: 1 মার্কস - [A ম্যাট্রিক্সের উপাদানগুলো বের করা হয়েছে]",</text:p>
            <text:p>    "ধাপ ৪: A² ম্যাট্রিক্স নির্ণয়: 2 মার্কস - [A² ম্যাট্রিক্সের প্রথম সারি ও কলামের কিছু উপাদান সঠিক]"</text:p>
            <text:p>    ],</text:p>
            <text:p>    "চিহ্নিত ভুলসমূহ": [</text:p>
            <text:p>    "১. AB ম্যাট্রিক্সের প্রতিটি পদের সাথে x² গুণ করা হয়নি।",</text:p>
            <text:p>    "২. A² ম্যাট্রিক্সটি সম্পূর্ণরূপে নির্ণয় করা হয়নি এবং কিছু উপাদান ভুল আছে।"</text:p>
            <text:p>    ],</text:p>
            <text:p>    "সংশোধিত উত্তর": [</text:p>
            <text:p>    "১. AB = x² [13 12 -19]\n= x² [-10 21 29]\n= x² [-7 7 -16]\n",</text:p>
            <text:p>    "২. A = [-2 4 -6]\n[-8 -10 -4]\n[6 -2 -6]\n\nA² = [4+ (-32) + (-36) -8+ (-40) +12 12 + (-16)+24]\n[16+80+(-24) -32+ (-100)+8 48+(-40)+(-16)]\n[-12+16+(-36) 24+20+12 -36+(-8)+36]\n\nA² = [-64 -36 32]\n[72 -76 112]\n[-32 56 8]"</text:p>
            <text:p>    ],</text:p>
            <text:p>    "অতিরিক্ত মন্তব্য": " A² ম্যাট্রিক্সের হিসাবটি ভালোভাবে করার প্রয়োজন ছিল।"</text:p>
            <text:p>}</text:p>
            <text:p>```</text:p>
          </table:table-cell>
          <table:table-cell table:style-name="ce1" office:value-type="string" calcext:value-type="string">
            <text:p>```json</text:p>
            <text:p>{</text:p>
            <text:p>    "প্রাপ্ত মার্কস": "8/10",</text:p>
            <text:p>    "ধাপ অনুযায়ী মার্কস বিভাজন": [</text:p>
            <text:p>    "ধাপ ১: 2 মার্কস - AB নির্ণয় সঠিক হয়েছে (x² সহ ম্যাট্রিক্স গুণফল এবং C এর সাথে সমীকরণ স্থাপন)।",</text:p>
            <text:p>    "ধাপ ২: 3 মার্কস - x এর মান ( ঋণাত্মক হিসাবে -2 ) সঠিক নির্ণয় হয়েছে।",</text:p>
            <text:p>    "ধাপ ৩: 0 মার্কস - x এর মান বসিয়ে ম্যাট্রিক্স A এর রূপ নির্ণয় করা হয়নি।",</text:p>
            <text:p>    "ধাপ ৪: 3 মার্কস - A² এর মান সঠিক নির্ণয় হয়েছে।"</text:p>
            <text:p>    ],</text:p>
            <text:p>    "চিহ্নিত ভুলসমূহ": [</text:p>
            <text:p>    "১. x এর মান বসিয়ে ম্যাট্রিক্স A explicitly লেখা হয়নি।"</text:p>
            <text:p>    ],</text:p>
            <text:p>    "সংশোধিত উত্তর": [</text:p>
            <text:p>    "১. x = -2 বসিয়ে ম্যাট্রিক্স A হবে:\n[-2  4 -6]\n[-8 -10 -4]\n[ 6 -2 -6]"</text:p>
            <text:p>    ],</text:p>
            <text:p>    "অতিরিক্ত মন্তব্য": ""</text:p>
            <text:p>}</text:p>
            <text:p>```</text:p>
          </table:table-cell>
          <table:table-cell table:style-name="ce1"/>
          <table:table-cell table:style-name="ce1" office:value-type="float" office:value="2198" calcext:value-type="float">
            <text:p>2198</text:p>
          </table:table-cell>
          <table:table-cell table:style-name="ce1" office:value-type="float" office:value="1099" calcext:value-type="float">
            <text:p>1099</text:p>
          </table:table-cell>
          <table:table-cell table:style-name="ce1" office:value-type="float" office:value="0" calcext:value-type="float">
            <text:p>0</text:p>
          </table:table-cell>
          <table:table-cell table:style-name="ce1" office:value-type="float" office:value="620" calcext:value-type="float">
            <text:p>620</text:p>
          </table:table-cell>
          <table:table-cell table:style-name="ce1" office:value-type="float" office:value="244" calcext:value-type="float">
            <text:p>244</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5" calcext:value-type="float">
            <text:p>5</text:p>
          </table:table-cell>
          <table:table-cell table:style-name="ce1" office:value-type="string" calcext:value-type="string">
            <text:p>1399.jpg</text:p>
          </table:table-cell>
          <table:table-cell table:style-name="ce1" office:value-type="float" office:value="10" calcext:value-type="float">
            <text:p>10</text:p>
          </table:table-cell>
          <table:table-cell table:style-name="ce1"/>
          <table:table-cell table:style-name="ce1" office:value-type="string" calcext:value-type="string">
            <text:p>a₁a₂ + b₁b₂ = 4 × 12 + (-3) × 5 = 33</text:p>
            <text:p>সুক্ষ্মকোণের সমদ্বিখন্ডকের সমীকরণ,</text:p>
            <text:p>/frac{4x - 3y - 1}{5} = /frac{12x + 5y + 2}{13} </text:p>
            <text:p>⇒ 52x - 39y - 13 = -60x - 25y - 10 ⇒ 112x - 14y - 3 = 0</text:p>
            <text:p>/sqrt{112^2 + 14^2} = 2 : k = -3 ± 28/sqrt{65}</text:p>
            <text:p>নির্ণেয় সমীকরণ, 112x - 14y - 3 ± 28/sqrt{65} = 0</text:p>
          </table:table-cell>
          <table:table-cell table:style-name="ce1" office:value-type="string" calcext:value-type="string">
            <text:p>Math</text:p>
          </table:table-cell>
          <table:table-cell table:style-name="ce1" office:value-type="string" calcext:value-type="string">
            <text:p>নম্বর বণ্টন:</text:p>
            <text:p>112x - 14y - 3 = 0 ; নির্ণয়ের জন্য ০৩ নম্বর।</text:p>
            <text:p>k = -3 ± 28/sqrt{65} ; নির্ণয়ের জন্য ০৩ নম্বর।</text:p>
            <text:p>112x - 14y - 3 ± 28/sqrt{65} = 0 ; নির্ণয়ের জন্য ০৪ নম্বর।</text:p>
          </table:table-cell>
          <table:table-cell table:style-name="ce1" office:value-type="string" calcext:value-type="string">
            <text:p>```json</text:p>
            <text:p>{</text:p>
            <text:p>    "প্রাপ্ত মার্কস": "8/10",</text:p>
            <text:p>    "ধাপ অনুযায়ী মার্কস বিভাজন": [</text:p>
            <text:p>        "ধাপ ১: ৩ মার্কস - 112x - 14y - 3 = 0 সমীকরণটি নির্ণয় করার জন্য।",</text:p>
            <text:p>        "ধাপ ২: ২ মার্কস - k = -3 ± 28/√65  নির্ণয় করার জন্য (আংশিক সঠিক)।",</text:p>
            <text:p>        "ধাপ ৩: ৩ মার্কস - 112x - 14y - 3 ± 28√65 = 0 সমীকরণটি নির্ণয় করার জন্য (আংশিক সঠিক)।"</text:p>
            <text:p>    ],</text:p>
            <text:p>    "চিহ্নিত ভুলসমূহ": [</text:p>
            <text:p>        "১. ক্যালকুলেশনে ভুল: √112² + 14² এর মান 14√65 হবে, ফলে k এর মান -3 ± 28√65 / 65 হবে।",</text:p>
            <text:p>        "২. চূড়ান্ত উত্তরে ভুল: k এর সঠিক মান বসিয়ে সরলীকরণ করতে হবে।"</text:p>
            <text:p>    ],</text:p>
            <text:p>    "সংশোধিত উত্তর": [</text:p>
            <text:p>        "১. k = (-3 ± 2 * 14√65)/√112²+14² =  -3 ± 28√65 / 14√65 = (-3 ± 28√65) / √15928",</text:p>
            <text:p>        "২.  112x - 14y - 3 ± 28√65/√15928= 0"</text:p>
            <text:p>    ],</text:p>
            <text:p>    "অতিরিক্ত মন্তব্য": "ছাত্র সমীকরণ গঠন এবং ক্যালকুলেশনের প্রাথমিক ধারণা বোঝে কিন্তু চূড়ান্ত উত্তরে সামান্য ভুল করেছে।"</text:p>
            <text:p>}</text:p>
            <text:p>```</text:p>
          </table:table-cell>
          <table:table-cell table:style-name="ce1" office:value-type="string" calcext:value-type="string">
            <text:p>```json</text:p>
            <text:p>{</text:p>
            <text:p>    "প্রাপ্ত মার্কস": "10/10",</text:p>
            <text:p>    "ধাপ অনুযায়ী মার্কস বিভাজন": [</text:p>
            <text:p>        "ধাপ ১: 3 মার্কস - সূক্ষ্মকোণের সমদ্বিখন্ডকের সমীকরণ 112x - 14y - 3 = 0 নির্ণয় সঠিক।",</text:p>
            <text:p>        "ধাপ ২: 3 মার্কস - সমান্তরাল সরলরেখার ধ্রুবক পদ (-3 ± 28√65) নির্ণয় সঠিক। (প্রচলিত k এর মানের সমতুল্য ধ্রুবক পদ নির্ণয় করা হয়েছে)",</text:p>
            <text:p>        "ধাপ ৩: 4 মার্কস - নির্ণেয় সমীকরণ 112x - 14y - 3 ± 28√65 = 0 নির্ণয় সঠিক।"</text:p>
            <text:p>    ],</text:p>
            <text:p>    "চিহ্নিত ভুলসমূহ": [],</text:p>
            <text:p>    "সংশোধিত উত্তর": [],</text:p>
            <text:p>    "অতিরিক্ত মন্তব্য": ""</text:p>
            <text:p>}</text:p>
            <text:p>```</text:p>
          </table:table-cell>
          <table:table-cell table:style-name="ce1"/>
          <table:table-cell table:style-name="ce1" office:value-type="float" office:value="2665" calcext:value-type="float">
            <text:p>2665</text:p>
          </table:table-cell>
          <table:table-cell table:style-name="ce1" office:value-type="float" office:value="1025" calcext:value-type="float">
            <text:p>1025</text:p>
          </table:table-cell>
          <table:table-cell table:style-name="ce1" office:value-type="float" office:value="0" calcext:value-type="float">
            <text:p>0</text:p>
          </table:table-cell>
          <table:table-cell table:style-name="ce1" office:value-type="float" office:value="496" calcext:value-type="float">
            <text:p>496</text:p>
          </table:table-cell>
          <table:table-cell table:style-name="ce1" office:value-type="float" office:value="210" calcext:value-type="float">
            <text:p>210</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6" calcext:value-type="float">
            <text:p>6</text:p>
          </table:table-cell>
          <table:table-cell table:style-name="ce1" office:value-type="string" calcext:value-type="string">
            <text:p>1400.jpg</text:p>
          </table:table-cell>
          <table:table-cell table:style-name="ce1" office:value-type="float" office:value="10" calcext:value-type="float">
            <text:p>10</text:p>
          </table:table-cell>
          <table:table-cell table:style-name="ce1"/>
          <table:table-cell table:style-name="ce1" office:value-type="string" calcext:value-type="string">
            <text:p>দেওয়া আছে,</text:p>
            <text:p>ঢাল, tan θ = /fraction{8}{15}</text:p>
            <text:p>:: sin θ = /fraction{8}{17} হলে cos θ = /fraction{15}{17} ... (i)</text:p>
            <text:p>অথবা, sin θ = -/fraction{8}{17} হলে cos θ = -/fraction{15}{17} ... (ii)</text:p>
            <text:p>(i) এর জন্য সরলরেখাটির সমীকরণ, /fraction{x - x1}{cos θ} = /fraction{y - y1}{sin θ} = r ⇒ /fraction{x - 2}{15/17} = /fraction{y - 3}{8/17} = 8 ⇒ x = /fraction{154}{17}, y = /fraction{115}{17}</text:p>
            <text:p>আবার, (ii) এর জন্য সরলরেখাটির সমীকরণ, /fraction{x - 2}{ -15/17} = /fraction{y - 3}{-8/17} = 8 ⇒ x = -/fraction{86}{17}, y = -/fraction{13}{17}</text:p>
            <text:p>:: নির্ণেয় বিন্দুদ্বয়, (/fraction{154}{17}, /fraction{115}{17}), (-/fraction{86}{17}, -/fraction{13}{17})</text:p>
          </table:table-cell>
          <table:table-cell table:style-name="ce1" office:value-type="string" calcext:value-type="string">
            <text:p>Math</text:p>
          </table:table-cell>
          <table:table-cell table:style-name="ce1" office:value-type="string" calcext:value-type="string">
            <text:p>নম্বর বণ্টনঃ</text:p>
            <text:p>x = /fraction{154}{17}; নির্ণয়ের জন্য ০৩ নম্বর।</text:p>
            <text:p>y = /fraction{115}{17}; নির্ণয়ের জন্য ০২ নম্বর।</text:p>
            <text:p>x = -/fraction{86}{17}; নির্ণয়ের জন্য ০৩ নম্বর।</text:p>
            <text:p>y = -/fraction{13}{17}; নির্ণয়ের জন্য ০২ নম্বর।</text:p>
          </table:table-cell>
          <table:table-cell table:style-name="ce1" office:value-type="string" calcext:value-type="string">
            <text:p>```json</text:p>
            <text:p>{</text:p>
            <text:p>    "প্রাপ্ত মার্কস": "10/10",</text:p>
            <text:p>    "ধাপ অনুযায়ী মার্কস বিভাজন": [</text:p>
            <text:p>        "ধাপ ১: ৩ মার্কস - x = 154/17 নির্ণয়ের জন্য।",</text:p>
            <text:p>        "ধাপ ২: ২ মার্কস - y = 115/17 নির্ণয়ের জন্য।",</text:p>
            <text:p>        "ধাপ ৩: ৩ মার্কস - x = -86/17 নির্ণয়ের জন্য।",</text:p>
            <text:p>        "ধাপ ৪: ২ মার্কস - y = -13/17 নির্ণয়ের জন্য।"</text:p>
            <text:p>    ],</text:p>
            <text:p>    "চিহ্নিত ভুলসমূহ": [],</text:p>
            <text:p>    "সংশোধিত উত্তর": [],</text:p>
            <text:p>    "অতিরিক্ত মন্তব্য": "ছাত্র/ছাত্রীর উত্তর সম্পূর্ণ সঠিক।"</text:p>
            <text:p>}</text:p>
            <text:p>```</text:p>
          </table:table-cell>
          <table:table-cell table:style-name="ce1" office:value-type="string" calcext:value-type="string">
            <text:p>```json</text:p>
            <text:p>{</text:p>
            <text:p>    "প্রাপ্ত মার্কস": "10/10",</text:p>
            <text:p>    "ধাপ অনুযায়ী মার্কস বিভাজন": [</text:p>
            <text:p>    "ধাপ ১: 3 মার্কস - x = 154/17 এর মান নির্ভুলভাবে নির্ণয় করা হয়েছে।",</text:p>
            <text:p>    "ধাপ ২: 2 মার্কস - y = 115/17 এর মান নির্ভুলভাবে নির্ণয় করা হয়েছে।",</text:p>
            <text:p>    "ধাপ ৩: 3 মার্কস - x = -86/17 এর মান নির্ভুলভাবে নির্ণয় করা হয়েছে।",</text:p>
            <text:p>    "ধাপ ৪: 2 মার্কস - y = -13/17 এর মান নির্ভুলভাবে নির্ণয় করা হয়েছে।"</text:p>
            <text:p>    ],</text:p>
            <text:p>    "চিহ্নিত ভুলসমূহ": [</text:p>
            <text:p>    "কোনো ভুল নেই।"</text:p>
            <text:p>    ],</text:p>
            <text:p>    "সংশোধিত উত্তর": [</text:p>
            <text:p>    "প্রযোজ্য নয়।"</text:p>
            <text:p>    ],</text:p>
            <text:p>    "অতিরিক্ত মন্তব্য": "ছাত্রের সমাধান পদ্ধতি সঠিক এবং সমস্ত গণনা নির্ভুল। প্রদত্ত তথ্যের ভিত্তিতে সম্পূর্ণ নম্বর প্রদান করা হলো।"</text:p>
            <text:p>}</text:p>
            <text:p>```</text:p>
          </table:table-cell>
          <table:table-cell table:style-name="ce1"/>
          <table:table-cell table:style-name="ce1" office:value-type="float" office:value="2795" calcext:value-type="float">
            <text:p>2795</text:p>
          </table:table-cell>
          <table:table-cell table:style-name="ce1" office:value-type="float" office:value="1133" calcext:value-type="float">
            <text:p>1133</text:p>
          </table:table-cell>
          <table:table-cell table:style-name="ce1" office:value-type="float" office:value="0" calcext:value-type="float">
            <text:p>0</text:p>
          </table:table-cell>
          <table:table-cell table:style-name="ce1" office:value-type="float" office:value="235" calcext:value-type="float">
            <text:p>235</text:p>
          </table:table-cell>
          <table:table-cell table:style-name="ce1" office:value-type="float" office:value="234" calcext:value-type="float">
            <text:p>234</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7" calcext:value-type="float">
            <text:p>7</text:p>
          </table:table-cell>
          <table:table-cell table:style-name="ce1" office:value-type="string" calcext:value-type="string">
            <text:p>1401.jpg</text:p>
          </table:table-cell>
          <table:table-cell table:style-name="ce1" office:value-type="float" office:value="2" calcext:value-type="float">
            <text:p>2</text:p>
          </table:table-cell>
          <table:table-cell table:style-name="ce1"/>
          <table:table-cell table:style-name="ce1" office:value-type="string" calcext:value-type="string">
            <text:p>y = cosx. ln (secx + tanx)⁻¹</text:p>
            <text:p>⇒ y = −cosx ln(sec x + tanx)</text:p>
            <text:p>⇒ y₁ = −(−sinx)ln (secx + tanx) − cosx. /fraction{1}{secx + tanx}</text:p>
            <text:p>⇒ y₁ = sinx ln (secx + tanx) − /fraction{cosx secx(secx+tanx)}{secx+tanx}</text:p>
            <text:p>⇒ y₁ = sinx ln (secx + tanx) − 1</text:p>
            <text:p>⇒ y₂ = cosxln (secx + tanx) + sinx. /fraction{1}{secx + tanx} (secx tanx + sec² x)</text:p>
            <text:p>⇒ y₂ = −y + sinx. secx</text:p>
            <text:p>⇒ y₂ = −y + tanx</text:p>
            <text:p>⇒ /fraction{d²y}{dx²} + y = tanx (Ans)</text:p>
          </table:table-cell>
          <table:table-cell table:style-name="ce1" office:value-type="string" calcext:value-type="string">
            <text:p>Math</text:p>
          </table:table-cell>
          <table:table-cell table:style-name="ce1" office:value-type="string" calcext:value-type="string">
            <text:p>নম্বর বণ্টনঃ</text:p>
            <text:p>y = −cosx ln(sec x + tanx); নির্ণয় করার জন্য ০২ নম্বর।</text:p>
            <text:p>y₁ = sinxln (secx + tanx) − 1; নির্ণয় করার জন্য ০৪ নম্বর।</text:p>
            <text:p>/fraction{d²y}{dx²} + y = tanx ; নির্ণয় করার জন্য ০৪ নম্বর।</text:p>
          </table:table-cell>
          <table:table-cell table:style-name="ce1" office:value-type="string" calcext:value-type="string">
            <text:p>```json</text:p>
            <text:p>{</text:p>
            <text:p>    "প্রাপ্ত মার্কস": "5/10",</text:p>
            <text:p>    "ধাপ অনুযায়ী মার্কস বিভাজন": [</text:p>
            <text:p>    "ধাপ ১: 2 মার্কস - y = -cosx ln(secx+tanx)  - এই লাইনটি লেখার জন্য।",</text:p>
            <text:p>    "ধাপ ২: 3 মার্কস - y₁ = sinx ln(secx + tanx) − 1 - এই পর্যন্ত আংশিক লেখার জন্য"</text:p>
            <text:p>    ],</text:p>
            <text:p>    "চিহ্নিত ভুলসমূহ": [</text:p>
            <text:p>    "১. y₁ এর মান নির্ণয়ে ত্রুটি রয়েছে।",</text:p>
            <text:p>    "২. দ্বিতীয় অন্তরকলজ নির্ণয় করা হয়নি এবং চূড়ান্ত উত্তরে পৌঁছানো যায়নি।"</text:p>
            <text:p>    ],</text:p>
            <text:p>    "সংশোধিত উত্তর": [</text:p>
            <text:p>    "১. y = cosx. ln (secx + tanx)⁻¹  =&gt; y = −cosx ln(sec x + tanx)",</text:p>
            <text:p>    "২. y₁ = −(−sinx)ln (secx + tanx) − cosx. /fraction{1}{secx + tanx} * secx(secx+tanx) = sinx ln (secx + tanx) − 1",</text:p>
            <text:p>    "৩. y₂ = cosxln (secx + tanx) + sinx. /fraction{1}{secx + tanx} (secx tanx + sec² x) = −y + sinx. secx = -y + tanx",</text:p>
            <text:p>    "৪. /fraction{d²y}{dx²} + y = tanx"</text:p>
            <text:p>    ],</text:p>
            <text:p>    "অতিরিক্ত মন্তব্য": "ছাত্র y = −cosx ln(secx + tanx) পর্যন্ত লিখেছে এবং y₁ এর মান আংশিক ভাবে বের করেছে। তাই তাকে ৫ নম্বর দেওয়া হলো।"</text:p>
            <text:p>}</text:p>
            <text:p>```</text:p>
          </table:table-cell>
          <table:table-cell table:style-name="ce1" office:value-type="string" calcext:value-type="string">
            <text:p>```json</text:p>
            <text:p>{</text:p>
            <text:p>    "প্রাপ্ত মার্কস": "2/10",</text:p>
            <text:p>    "ধাপ অনুযায়ী মার্কস বিভাজন": [</text:p>
            <text:p>    "ধাপ ১: 2 মার্কস - y এর সরলীকৃত রূপ `-cosx ln(secx + tanx)` সঠিক নির্ণয়।",</text:p>
            <text:p>    "ধাপ ২: 0 মার্কস - প্রথম ডেরিভেটিভ (y₁) নির্ণয় পদ্ধতি ভুল এবং পাঠযোগ্য নয়।",</text:p>
            <text:p>    "ধাপ ৩: 0 মার্কস - দ্বিতীয় ডেরিভেটিভ (y₂) ভুল নির্ণয় এবং চূড়ান্ত ফলাফল ভুল।"</text:p>
            <text:p>    ],</text:p>
            <text:p>    "চিহ্নিত ভুলসমূহ": [</text:p>
            <text:p>    "১. প্রথম ডেরিভেটিভ (y₁) নির্ণয়ে পদ্ধতিগত ভুল এবং লেখা অস্পষ্ট।",</text:p>
            <text:p>    "২. দ্বিতীয় ডেরিভেটিভ (y₂) ভুলভাবে ০ লেখা হয়েছে।",</text:p>
            <text:p>    "৩. `d²y/dx² + y` এর চূড়ান্ত মান নির্ণয়ে ভুল।"</text:p>
            <text:p>    ],</text:p>
            <text:p>    "সংশোধিত উত্তর": [</text:p>
            <text:p>    "y = cosx ln (secx + tanx)⁻¹ = −cosx ln(sec x + tanx)",</text:p>
            <text:p>    "y₁ = sinx ln (secx + tanx) − cosx * (1/(secx+tanx)) * (secx tanx + sec²x) = sinx ln (secx + tanx) − cosx * (secx(tanx+secx))/(secx+tanx) = sinx ln (secx + tanx) − cosx * secx = sinx ln (secx + tanx) − 1",</text:p>
            <text:p>    "y₂ = cosx ln (secx + tanx) + sinx * (1/(secx+tanx)) * (secx tanx + sec²x) - 0 = cosx ln (secx + tanx) + sinx * secx = -y + tanx",</text:p>
            <text:p>    "সুতরাং, d²y/dx² + y = tanx"</text:p>
            <text:p>    ],</text:p>
            <text:p>    "অতিরিক্ত মন্তব্য": ""</text:p>
            <text:p>}</text:p>
            <text:p>```</text:p>
          </table:table-cell>
          <table:table-cell table:style-name="ce1"/>
          <table:table-cell table:style-name="ce1" office:value-type="float" office:value="2652" calcext:value-type="float">
            <text:p>2652</text:p>
          </table:table-cell>
          <table:table-cell table:style-name="ce1" office:value-type="float" office:value="1023" calcext:value-type="float">
            <text:p>1023</text:p>
          </table:table-cell>
          <table:table-cell table:style-name="ce1" office:value-type="float" office:value="0" calcext:value-type="float">
            <text:p>0</text:p>
          </table:table-cell>
          <table:table-cell table:style-name="ce1" office:value-type="float" office:value="482" calcext:value-type="float">
            <text:p>482</text:p>
          </table:table-cell>
          <table:table-cell table:style-name="ce1" office:value-type="float" office:value="442" calcext:value-type="float">
            <text:p>442</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8" calcext:value-type="float">
            <text:p>8</text:p>
          </table:table-cell>
          <table:table-cell table:style-name="ce1" office:value-type="string" calcext:value-type="string">
            <text:p>1403.jpg</text:p>
          </table:table-cell>
          <table:table-cell table:style-name="ce1" office:value-type="float" office:value="10" calcext:value-type="float">
            <text:p>10</text:p>
          </table:table-cell>
          <table:table-cell table:style-name="ce1" office:value-type="float" office:value="1402" calcext:value-type="float">
            <text:p>1402</text:p>
          </table:table-cell>
          <table:table-cell table:style-name="ce1" office:value-type="string" calcext:value-type="string">
            <text:p>x² + y² - 4x - 2y - 20 = 0</text:p>
            <text:p>c = (-4/-2, -2/-2) = (2, 1)</text:p>
            <text:p>r = √2² + 1² - (-20) = 5 একক</text:p>
            <text:p>দূরতম লম্ব দূরত্ব AD = CD + AC =  /frac{3.2 + 4.1 + 20}{√3² + 4²} + 5 = 6 + 5 = 11 একক</text:p>
            <text:p>AD সমীকরণ, 4x - 3y = 4.2 - 3.1</text:p>
            <text:p>=&gt; 4x - 3y - 5 = 0</text:p>
            <text:p>AD ও 3x + 4y + 20 = 0 এর ছেদবিন্দু হলো D</text:p>
            <text:p>∴ D = (-8/5, -19/5)</text:p>
          </table:table-cell>
          <table:table-cell table:style-name="ce1" office:value-type="string" calcext:value-type="string">
            <text:p>Math</text:p>
          </table:table-cell>
          <table:table-cell table:style-name="ce1" office:value-type="string" calcext:value-type="string">
            <text:p>নম্বর বণ্টনঃ</text:p>
            <text:p>c = (2, 1) &amp; r = 5 ; নির্ণয় করার জন্য ০২ নম্বর ।</text:p>
            <text:p>দূরতম লম্ব দূরত্ব = 11 একক ; নির্ণয় করার জন্য ০৪ নম্বর ।</text:p>
            <text:p>লম্ববিন্দুর স্থানাঙ্ক = (-8/5, -19/5) ; নির্ণয় করার জন্য ০৪ নম্বর ।</text:p>
          </table:table-cell>
          <table:table-cell table:style-name="ce1" office:value-type="string" calcext:value-type="string">
            <text:p>```json</text:p>
            <text:p>{</text:p>
            <text:p>    "প্রাপ্ত মার্কস": "7/10",</text:p>
            <text:p>    "ধাপ অনুযায়ী মার্কস বিভাজন": [</text:p>
            <text:p>        "ধাপ ১: ২ মার্কস - বৃত্তের কেন্দ্র (2, 1) নির্ণয় করা হয়েছে।",</text:p>
            <text:p>        "ধাপ ২: ০ মার্কস - বৃত্তের ব্যাসার্ধ ভুলভাবে নির্ণয় করা হয়েছে। ব্যাসার্ধ ৫ একক হবে।",</text:p>
            <text:p>        "ধাপ ৩: ৩ মার্কস - দূরতম লম্ব দূরত্ব নির্ণয়ের জন্য সূত্র ব্যবহার করা হয়েছে, কিন্তু calculation এ ভুল হয়েছে।",</text:p>
            <text:p>        "ধাপ ৪: ২ মার্কস - লম্ববিন্দুর স্থানাঙ্ক নির্ণয়ের চেষ্টা করা হয়েছে, তবে উত্তরের কাছাকাছি নয়।"</text:p>
            <text:p>    ],</text:p>
            <text:p>    "চিহ্নিত ভুলসমূহ": [</text:p>
            <text:p>        "১. বৃত্তের ব্যাসার্ধ নির্ণয়ে ভুল হয়েছে। r = √2² + 1² - (-20) = √25 = 5 হবে।",</text:p>
            <text:p>        "২. দূরতম লম্ব দূরত্ব নির্ণয়ের সময় চিহ্নের ভুল হয়েছে এবং calculation সঠিক নয়।",</text:p>
            <text:p>        "৩. লম্ববিন্দুর স্থানাঙ্ক নির্ণয়ে calculation এর ভুল রয়েছে।"</text:p>
            <text:p>    ],</text:p>
            <text:p>    "সংশোধিত উত্তর": [</text:p>
            <text:p>        "১. বৃত্তের ব্যাসার্ধ: r = 5 একক",</text:p>
            <text:p>        "২. দূরতম লম্ব দূরত্ব: AD = CD + AC = |(3*2 + 4*1 + 20)/√(3²+4²)| + 5 = (30/5) + 5 = 6 + 5 = 11 একক",</text:p>
            <text:p>        "৩. লম্ববিন্দুর স্থানাঙ্ক: (-8/5, -19/5)"</text:p>
            <text:p>    ],</text:p>
            <text:p>    "অতিরিক্ত মন্তব্য": "Calculation-এ আরও বেশি মনোযোগ দেওয়া উচিত। প্রতিটি ধাপ ভালোভাবে দেখে করা উচিত।"</text:p>
            <text:p>}</text:p>
            <text:p>```</text:p>
          </table:table-cell>
          <table:table-cell table:style-name="ce1" office:value-type="string" calcext:value-type="string">
            <text:p>```json</text:p>
            <text:p>{</text:p>
            <text:p>    "প্রাপ্ত মার্কস": "9/10",</text:p>
            <text:p>    "ধাপ অনুযায়ী মার্কস বিভাজন": [</text:p>
            <text:p>        "ধাপ ১: ১ মার্কস - কেন্দ্রের স্থানাঙ্ক (2, 1) সঠিকভাবে নির্ণয় করার জন্য ১ নম্বর। ব্যাসার্ধ নির্ণয়ের গণনা ভুল করার জন্য ০ নম্বর। (মোট ২ নম্বরের মধ্যে ১)",</text:p>
            <text:p>        "ধাপ ২: ৪ মার্কস - দূরতম লম্ব দূরত্ব (11 একক) সঠিকভাবে নির্ণয় করার জন্য ৪ নম্বর। (মোট ৪ নম্বরের মধ্যে ৪)",</text:p>
            <text:p>        "ধাপ ৩: ৪ মার্কস - লম্ববিন্দুর স্থানাঙ্ক (-8/5, -19/5) সঠিকভাবে নির্ণয় করার জন্য ৪ নম্বর। (মোট ৪ নম্বরের মধ্যে ৪)"</text:p>
            <text:p>    ],</text:p>
            <text:p>    "চিহ্নিত ভুলসমূহ": [</text:p>
            <text:p>        "ব্যাসার্ধ নির্ণয়ের পদ্ধতি ও গণনা সম্পূর্ণ ভুল (√271+20 / 5)।",</text:p>
            <text:p>        "দূরত্ব নির্ণয়ের সময় |20-15|/5 এই হিসাবটি নিকটতম দূরত্বের হিসাব যা প্রশ্নে চাওয়া হয়নি এবং এর সংখ্যাসূচক উপস্থাপনা (২০ ও ১৫) সরাসরি সূত্র থেকে প্রাপ্ত নয়, যদিও ফলাফল সঠিক (১ একক)।",</text:p>
            <text:p>        "দূরতম দূরত্বের জন্য |20+35|/5 এই হিসাবটির সংখ্যাসূচক উপস্থাপনা (২০ ও ৩৫) সরাসরি সূত্র থেকে প্রাপ্ত নয়, যদিও ফলাফল সঠিক (১১ একক)। এটি সম্ভবত দূরতম বিন্দুর স্থানাঙ্ক ব্যবহার করে দূরত্ব নির্ণয়ের ফল। যদিও পদ্ধতিটি বৈধ, গণনা উপস্থাপনা স্পষ্ট নয়।"</text:p>
            <text:p>    ],</text:p>
            <text:p>    "সংশোধিত উত্তর": [</text:p>
            <text:p>        "বৃত্তের কেন্দ্র: c = (-4/-2, -2/-2) = (2, 1)।",</text:p>
            <text:p>        "বৃত্তের ব্যাসার্ধ: r = √((-4/2)² + (-2/2)² - (-20)) = √(2² + 1² + 20) = √4 + 1 + 20 = √25 = 5 একক।",</text:p>
            <text:p>        "কেন্দ্র (2, 1) থেকে সরলরেখা 3x + 4y + 20 = 0 এর দূরত্ব: d = |3(2) + 4(1) + 20| / √(3² + 4²) = |6 + 4 + 20| / √25 = |30| / 5 = 6 একক।",</text:p>
            <text:p>        "দূরতম লম্ব দূরত্ব = d + r = 6 + 5 = 11 একক।",</text:p>
            <text:p>        "কেন্দ্র (2, 1) থেকে 3x + 4y + 20 = 0 সরলরেখার উপর লম্ব রেখার সমীকরণ: y - 1 = (4/3)(x - 2) =&gt; 3y - 3 = 4x - 8 =&gt; 4x - 3y - 5 = 0।",</text:p>
            <text:p>        "লম্ববিন্দু হলো 3x + 4y + 20 = 0 এবং 4x - 3y - 5 = 0 রেখা দুটির ছেদবিন্দু। সমাধান করে পাওয়া যায় (-8/5, -19/5)।"</text:p>
            <text:p>    ],</text:p>
            <text:p>    "অতিরিক্ত মন্তব্য": "ছাত্র কেন্দ্রের স্থানাঙ্ক, লম্ববিন্দুর স্থানাঙ্ক এবং দূরতম লম্ব দূরত্ব সঠিকভাবে নির্ণয় করেছে। দূরত্বের গণনাগুলি সঠিক ফলাফলের দিকে গেলেও তাদের উপস্থাপনা কিছুটা অস্বাভাবিক। ব্যাসার্ধ নির্ণয়ের গণনাটি সম্পূর্ণ ভুল।"</text:p>
            <text:p>}</text:p>
            <text:p>```</text:p>
          </table:table-cell>
          <table:table-cell table:style-name="ce1"/>
          <table:table-cell table:style-name="ce1" office:value-type="float" office:value="1390" calcext:value-type="float">
            <text:p>1390</text:p>
          </table:table-cell>
          <table:table-cell table:style-name="ce1" office:value-type="float" office:value="1276" calcext:value-type="float">
            <text:p>1276</text:p>
          </table:table-cell>
          <table:table-cell table:style-name="ce1" office:value-type="float" office:value="0" calcext:value-type="float">
            <text:p>0</text:p>
          </table:table-cell>
          <table:table-cell table:style-name="ce1" office:value-type="float" office:value="585" calcext:value-type="float">
            <text:p>585</text:p>
          </table:table-cell>
          <table:table-cell table:style-name="ce1" office:value-type="float" office:value="745" calcext:value-type="float">
            <text:p>745</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9" calcext:value-type="float">
            <text:p>9</text:p>
          </table:table-cell>
          <table:table-cell table:style-name="ce1" office:value-type="string" calcext:value-type="string">
            <text:p>1404.jpg</text:p>
          </table:table-cell>
          <table:table-cell table:style-name="ce1" office:value-type="float" office:value="10" calcext:value-type="float">
            <text:p>10</text:p>
          </table:table-cell>
          <table:table-cell table:style-name="ce1"/>
          <table:table-cell table:style-name="ce1" office:value-type="string" calcext:value-type="string">
            <text:p>রেখার উপর অবস্থিত। কেন্দ্র (-g, - f)</text:p>
            <text:p>ধরি, বৃত্তের সমীকরণ, x² + y² + 2gx + 2fy + c = 0 ... (i)</text:p>
            <text:p>বৃত্তটি (3, 1) ও (1,-1) বিন্দুগামী এবং এর কেন্দ্র 2x - y = 3</text:p>
            <text:p>(3, 1) বিন্দুগামী হলে, 9 + 1 + 6g + 2f + c = 0 ⇒ 6g+ 2f + c = -10</text:p>
            <text:p>(1,-1) বিন্দুগামী হলে, 1 + 1 + 2g - 2f + c = 0 ⇒ 2g - 2f + c = -2; 2x - y = 3 রেখা (-g, - f) বিন্দুগামী হলে,</text:p>
            <text:p>-2g+ f = 3</text:p>
            <text:p>.. g = -/fraction{5}{3}, f = -/fraction{1}{3}, c = /fraction{2}{3}</text:p>
            <text:p>বৃত্তের সমীকরণ, x² + y² - /fraction{10}{3}x - /fraction{2}{3}y + /fraction{2}{3} = 0 ⇒ 3x² + 3y² - 10x - 2y + 2 = 0</text:p>
          </table:table-cell>
          <table:table-cell table:style-name="ce1" office:value-type="string" calcext:value-type="string">
            <text:p>Math</text:p>
          </table:table-cell>
          <table:table-cell table:style-name="ce1" office:value-type="string" calcext:value-type="string">
            <text:p>নম্বর বণ্টন:</text:p>
            <text:p>g = -/fraction{5}{3}, f = -/fraction{1}{3}, c = /fraction{2}{3}; নির্ণয়ের জন্য (০২× ০৩) = ০৬ নম্বর।</text:p>
            <text:p>3x² + 3y² - 10x - 2y + 2 = 0; নির্ণয়ের জন্য ০৪ নম্বর।</text:p>
          </table:table-cell>
          <table:table-cell table:style-name="ce1" office:value-type="string" calcext:value-type="string">
            <text:p>```json</text:p>
            <text:p>{</text:p>
            <text:p>    "প্রাপ্ত মার্কস": "9/10",</text:p>
            <text:p>    "ধাপ অনুযায়ী মার্কস বিভাজন": [</text:p>
            <text:p>    "ধাপ ১: 6 মার্কস - g, f, c এর মান নির্ণয় করার জন্য।",</text:p>
            <text:p>    "ধাপ ২: 3 মার্কস - বৃত্তের সমীকরণ নির্ণয়ের জন্য (ফাইনাল উত্তরটি সঠিক নয়)"</text:p>
            <text:p>    ],</text:p>
            <text:p>    "চিহ্নিত ভুলসমূহ": [</text:p>
            <text:p>    "১. বৃত্তের সমীকরণ নির্ণয়ে ভুল হয়েছে।",</text:p>
            <text:p>    "২. 2x-y=3 এই সমীকরণটিকে -2g+f=3 এভাবে লেখার দরকার নেই। 2(-g) - (-f) = 3 লিখলেই যথেষ্ট।"</text:p>
            <text:p>    ],</text:p>
            <text:p>    "সংশোধিত উত্তর": [</text:p>
            <text:p>    "১. বৃত্তের সমীকরণ: 3x² + 3y² - 10x - 2y + 2 = 0"</text:p>
            <text:p>    ],</text:p>
            <text:p>    "অতিরিক্ত মন্তব্য": " g, f, c এর মান সঠিক ভাবে বের করার জন্য ৬ নম্বর দেওয়া হয়েছে। কিন্তু বৃত্তের সমীকরণ বের করার সময় সামান্য ভুল করায় ১ নম্বর কাটা হয়েছে।"</text:p>
            <text:p>}</text:p>
            <text:p>```</text:p>
          </table:table-cell>
          <table:table-cell table:style-name="ce1" office:value-type="string" calcext:value-type="string">
            <text:p>```json</text:p>
            <text:p>{</text:p>
            <text:p>    "প্রাপ্ত মার্কস": "6/10",</text:p>
            <text:p>    "ধাপ অনুযায়ী মার্কস বিভাজন": [</text:p>
            <text:p>        "ধাপ ১: 2 মার্কস - g এর সঠিক মান নির্ণয়ের জন্য।",</text:p>
            <text:p>        "ধাপ ২: 2 মার্কস - f এর সঠিক মান নির্ণয়ের জন্য।",</text:p>
            <text:p>        "ধাপ ৩: 2 মার্কস - c এর সঠিক মান নির্ণয়ের জন্য।",</text:p>
            <text:p>        "ধাপ ৪: 0 মার্কস - বৃত্তের সমীকরণ নির্ণয়ের জন্য (গঠনে ভুল)।"</text:p>
            <text:p>    ],</text:p>
            <text:p>    "চিহ্নিত ভুলসমূহ": [</text:p>
            <text:p>        "১. বৃত্তের সাধারণ সমীকরণে (x² + y²) এর জায়গায় (3x + y) লেখা হয়েছে, যা সমীকরণের গঠনকে ভুল করেছে।",</text:p>
            <text:p>        "২. শেষ পর্যন্ত সঠিক সমীকরণটি নির্ণয় করা হয়নি।"</text:p>
            <text:p>    ],</text:p>
            <text:p>    "সংশোধিত উত্তর": [</text:p>
            <text:p>        "বৃত্তের কেন্দ্র (-g, -f) 2x - y = 3 রেখার উপর অবস্থিত।",</text:p>
            <text:p>        "সুতরাং, 2(-g) - (-f) = 3  =&gt; -2g + f = 3  ... (i)",</text:p>
            <text:p>        "বৃত্তটি (3, 1) বিন্দুগামী হলে, 3² + 1² + 2g(3) + 2f(1) + c = 0  =&gt; 10 + 6g + 2f + c = 0  =&gt; 6g + 2f + c = -10 ... (ii)",</text:p>
            <text:p>        "বৃত্তটি (1, -1) বিন্দুগামী হলে, 1² + (-1)² + 2g(1) + 2f(-1) + c = 0  =&gt; 2 + 2g - 2f + c = 0  =&gt; 2g - 2f + c = -2 ... (iii)",</text:p>
            <text:p>        "সমীকরণ (i), (ii) ও (iii) সমাধান করে পাওয়া যায়, g = -5/3, f = -1/3, c = 2/3",</text:p>
            <text:p>        "বৃত্তের সমীকরণ, x² + y² + 2gx + 2fy + c = 0",</text:p>
            <text:p>        "=&gt; x² + y² + 2(-5/3)x + 2(-1/3)y + 2/3 = 0",</text:p>
            <text:p>        "=&gt; x² + y² - 10/3 x - 2/3 y + 2/3 = 0",</text:p>
            <text:p>        "উভয়পক্ষকে 3 দিয়ে গুণ করে পাই,",</text:p>
            <text:p>        "=&gt; 3x² + 3y² - 10x - 2y + 2 = 0"</text:p>
            <text:p>    ],</text:p>
            <text:p>    "অতিরিক্ত মন্তব্য": "ছাত্র g, f, c এর মান সঠিকভাবে নির্ণয় করেছে, কিন্তু বৃত্তের সাধারণ সমীকরণে মান বসানোর সময় গঠনগত ভুল করেছে।"</text:p>
            <text:p>}</text:p>
            <text:p>```</text:p>
          </table:table-cell>
          <table:table-cell table:style-name="ce1"/>
          <table:table-cell table:style-name="ce1" office:value-type="float" office:value="2784" calcext:value-type="float">
            <text:p>2784</text:p>
          </table:table-cell>
          <table:table-cell table:style-name="ce1" office:value-type="float" office:value="1121" calcext:value-type="float">
            <text:p>1121</text:p>
          </table:table-cell>
          <table:table-cell table:style-name="ce1" office:value-type="float" office:value="0" calcext:value-type="float">
            <text:p>0</text:p>
          </table:table-cell>
          <table:table-cell table:style-name="ce1" office:value-type="float" office:value="367" calcext:value-type="float">
            <text:p>367</text:p>
          </table:table-cell>
          <table:table-cell table:style-name="ce1" office:value-type="float" office:value="633" calcext:value-type="float">
            <text:p>633</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0" calcext:value-type="float">
            <text:p>10</text:p>
          </table:table-cell>
          <table:table-cell table:style-name="ce1" office:value-type="string" calcext:value-type="string">
            <text:p>1405.jpg</text:p>
          </table:table-cell>
          <table:table-cell table:style-name="ce1" office:value-type="float" office:value="10" calcext:value-type="float">
            <text:p>10</text:p>
          </table:table-cell>
          <table:table-cell table:style-name="ce1"/>
          <table:table-cell table:style-name="ce1" office:value-type="string" calcext:value-type="string">
            <text:p>dx</text:p>
            <text:p>∫────── = ∫</text:p>
            <text:p>1 + sin x − cos x</text:p>
            <text:p/>
            <text:p>sec² (x/2) dx</text:p>
            <text:p>= ∫─────────────</text:p>
            <text:p>2 tan²(x/2) + 2 tan(x/2)</text:p>
            <text:p/>
            <text:p>= ln z − ln (z + 1) + c = ln (z/(z+1)) + c</text:p>
            <text:p/>
            <text:p>∫π/3 dx</text:p>
            <text:p>────── = [ln (z/(z+1))]π/3 = ln (1/2) − ln ((−1 + √3)/√3)</text:p>
            <text:p>0 1 + sin x − cos x</text:p>
            <text:p/>
            <text:p>= ln (1/2) − ln ((−1 + √3)/√3) = −ln 2 + ln (√3 + 1) = ln ((√3 + 1)/2) (Ans.)</text:p>
          </table:table-cell>
          <table:table-cell table:style-name="ce1" office:value-type="string" calcext:value-type="string">
            <text:p>Math</text:p>
          </table:table-cell>
          <table:table-cell table:style-name="ce1" office:value-type="string" calcext:value-type="string">
            <text:p>নম্বর বণ্টনঃ</text:p>
            <text:p/>
            <text:p>∫ dx</text:p>
            <text:p>────── = ∫</text:p>
            <text:p>1 + sin x − cos x</text:p>
            <text:p/>
            <text:p>(1 + tan²(x/2)) dx</text:p>
            <text:p>────── ; নির্ণয়ের জন্য ০২ নম্বর।</text:p>
            <text:p>1 + tan²(x/2) + 2 tan(x/2) − 1 + tan²(x/2)</text:p>
            <text:p/>
            <text:p>∫ dx</text:p>
            <text:p>────── = ln (z/(z + 1)) + c; নির্ণয়ের জন্য ০৩ নম্বর।</text:p>
            <text:p>1 + sin x − cos x</text:p>
            <text:p/>
            <text:p>∫π/3 dx</text:p>
            <text:p>────── = ln ((√3 + 1)/2); নির্ণয়ের জন্য ০৫ নম্বর।</text:p>
            <text:p>0 1 + sin x − cos x</text:p>
          </table:table-cell>
          <table:table-cell table:style-name="ce1" office:value-type="string" calcext:value-type="string">
            <text:p>```json</text:p>
            <text:p>{</text:p>
            <text:p>    "প্রাপ্ত মার্কস": "5/10",</text:p>
            <text:p>    "ধাপ অনুযায়ী মার্কস বিভাজন": [</text:p>
            <text:p>        "ধাপ ১: ২ মার্কস - ত্রিকোণমিতিক প্রতিস্থাপন সঠিক ছিল।",</text:p>
            <text:p>        "ধাপ ২: ৩ মার্কস - ইন্টিগ্রেশন প্রায় সঠিক ছিল, কিন্তু কিছু ভুল আছে।"</text:p>
            <text:p>    ],</text:p>
            <text:p>    "চিহ্নিত ভুলসমূহ": [</text:p>
            <text:p>        "১. ইন্টিগ্রেশন করার সময় একটি ধ্রুবক 'c' যোগ করা হয়েছে, কিন্তু নির্দিষ্ট ইন্টিগ্রালে এর প্রয়োজন নেই।",</text:p>
            <text:p>        "২. লিমের মান বসানোর পর সরলীকরণ সঠিকভাবে করা হয়নি।",</text:p>
            <text:p>        "৩. ইন্টিগ্রেশনের পর রেজাল্ট ln(z)-ln(z+1) এসেছে, কিন্তু এখানে z=tan(x/2) বসিয়ে লিমিট π/3 থেকে π/2 পর্যন্ত বসিয়ে সরল করতে হবে।"</text:p>
            <text:p>    ],</text:p>
            <text:p>    "সংশোধিত উত্তর": [</text:p>
            <text:p>        "১. ∫ dx / (1 + sin x - cos x) = ∫ dz / (z^2 + z) = ∫ (1/z - 1/(z+1)) dz = ln|z| - ln|z+1| + C = ln|tan(x/2)| - ln|tan(x/2) + 1| + C",</text:p>
            <text:p>        "২. [ln|tan(x/2)| - ln|tan(x/2) + 1|]_π/3^(π/2) = [ln|tan(π/4)| - ln|tan(π/4) + 1|] - [ln|tan(π/6)| - ln|tan(π/6) + 1|] = [ln(1) - ln(2)] - [ln(1/√3) - ln(1/√3 + 1)] = -ln(2) - ln(1/√3) + ln((1+√3)/√3) = -ln(2) + ln(√3) + ln((1+√3)/√3) = -ln(2) + ln(1+√3) = ln((1+√3)/2)"</text:p>
            <text:p>    ],</text:p>
            <text:p>    "অতিরিক্ত মন্তব্য": "ছাত্র ইন্টিগ্রেশন শুরু করার প্রক্রিয়া ভালভাবে শুরু করেছে কিন্তু উত্তরের সরলীকরণ এবং লিমের মান বসানোতে ভুল করেছে।"</text:p>
            <text:p>}</text:p>
            <text:p>```</text:p>
          </table:table-cell>
          <table:table-cell table:style-name="ce1" office:value-type="string" calcext:value-type="string">
            <text:p>```json</text:p>
            <text:p>{</text:p>
            <text:p>    "প্রাপ্ত মার্কস": "10/10",</text:p>
            <text:p>    "ধাপ অনুযায়ী মার্কস বিভাজন": [</text:p>
            <text:p>    "ধাপ ১: ২ মার্কস - ইন্টিগ্র্যান্ডের প্রতিস্থাপন পদ্ধতিতে tan(x/2)=z ধরে রূপান্তর করে ∫ dz / (z(z+1)) আকার পর্যন্ত আনা হয়েছে।",</text:p>
            <text:p>    "ধাপ ২: ৩ মার্কস - অনির্দিষ্ট ইন্টিগ্রেশন সম্পন্ন করে ln|z/(z+1)| + c নির্ণয় করা হয়েছে।",</text:p>
            <text:p>    "ধাপ ৩: ৫ মার্কস - নির্দিষ্ট ইন্টিগ্রেলের মান ln((√3+1)/2) সঠিকভাবে নির্ণয় করা হয়েছে। (গণনার পদ্ধতি কিছুটা অস্পষ্ট হলেও চূড়ান্ত ফলাফল সঠিক হওয়ায় পূর্ণ নম্বর দেওয়া হয়েছে।)"</text:p>
            <text:p>    ],</text:p>
            <text:p>    "চিহ্নিত ভুলসমূহ": [</text:p>
            <text:p>    "১. ইন্টিগ্রেলের শুরুতে ডিফারেনশিয়াল dx এর পরিবর্তে dy লেখা হয়েছে (তবে এটি লেখায় ভুল হিসেবে বিবেচনা করা হয়েছে)।",</text:p>
            <text:p>    "২. নির্দিষ্ট ইন্টিগ্রেলের মান নির্ণয়ের পদ্ধতি অস্পষ্ট এবং খাতার ডানদিকে দেখানো গণনাগুলির যৌক্তিকতা স্পষ্ট নয়, যদিও চূড়ান্ত ফলাফল সঠিক এসেছে। অনির্দিষ্ট ইন্টিগ্রেলের পাশে নির্দিষ্ট সীমার notation দেওয়াটা বিভ্রান্তিকর।"</text:p>
            <text:p>    ],</text:p>
            <text:p>    "সংশোধিত উত্তর": [</text:p>
            <text:p>    "১. ইন্টিগ্রেলের রূপান্তর: ∫ dx / (1 + sin x - cos x) = ∫ dz / (z(z+1)), যেখানে z = tan(x/2) এবং dx = 2dz/(1+z²)।",</text:p>
            <text:p>    "২. নির্দিষ্ট ইন্টিগ্রেলের মান নির্ণয়: z = tan(x/2) প্রতিস্থাপনের পর সীমা পরিবর্তন হবে। x=π/3 হলে z=tan(π/6)=1/√3 এবং x=π/2 হলে z=tan(π/4)=1।",</text:p>
            <text:p>    "অতএব, ∫[π/3 to π/2] dx / (1 + sin x - cos x) = ∫[1/√3 to 1] dz / (z(z+1))",</text:p>
            <text:p>    "= ∫[1/√3 to 1] (1/z - 1/(z+1)) dz",</text:p>
            <text:p>    "= [ln|z| - ln|z+1|] from 1/√3 to 1",</text:p>
            <text:p>    "= [ln|z/(z+1)|] from 1/√3 to 1",</text:p>
            <text:p>    "= ln|1/(1+1)| - ln|(1/√3)/(1+1/√3)|",</text:p>
            <text:p>    "= ln(1/2) - ln|(1/√3)/((√3+1)/√3)|",</text:p>
            <text:p>    "= ln(1/2) - ln|1/(√3+1)|",</text:p>
            <text:p>    "= ln(1/2) - (-ln(√3+1))",</text:p>
            <text:p>    "= ln(1/2) + ln(√3+1)",</text:p>
            <text:p>    "= ln((1/2) * (√3+1))",</text:p>
            <text:p>    "= ln((√3+1)/2)"</text:p>
            <text:p>    ],</text:p>
            <text:p>    "অতিরিক্ত মন্তব্য": "নির্দিষ্ট ইন্টিগ্রেলের মান নির্ণয়ের ধাপগুলো আরও পরিষ্কার ও পদ্ধতিগতভাবে দেখানো উচিত ছিল। সীমার পরিবর্তন করে সরাসরি z চলরাশির ওপর প্রয়োগ করা অথবা tan(x/2)-এ ফিরিয়ে নিয়ে x চলরাশির ওপর প্রয়োগ করা - যে কোনো একটি পদ্ধতি স্পষ্টত অনুসরণ করা বাঞ্ছনীয়।"</text:p>
            <text:p>}</text:p>
            <text:p>```</text:p>
          </table:table-cell>
          <table:table-cell table:style-name="ce1"/>
          <table:table-cell table:style-name="ce1" office:value-type="float" office:value="2694" calcext:value-type="float">
            <text:p>2694</text:p>
          </table:table-cell>
          <table:table-cell table:style-name="ce1" office:value-type="float" office:value="1059" calcext:value-type="float">
            <text:p>1059</text:p>
          </table:table-cell>
          <table:table-cell table:style-name="ce1" office:value-type="float" office:value="0" calcext:value-type="float">
            <text:p>0</text:p>
          </table:table-cell>
          <table:table-cell table:style-name="ce1" office:value-type="float" office:value="667" calcext:value-type="float">
            <text:p>667</text:p>
          </table:table-cell>
          <table:table-cell table:style-name="ce1" office:value-type="float" office:value="729" calcext:value-type="float">
            <text:p>729</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1" calcext:value-type="float">
            <text:p>11</text:p>
          </table:table-cell>
          <table:table-cell table:style-name="ce1" office:value-type="string" calcext:value-type="string">
            <text:p>1406.jpg</text:p>
          </table:table-cell>
          <table:table-cell table:style-name="ce1" office:value-type="float" office:value="10" calcext:value-type="float">
            <text:p>10</text:p>
          </table:table-cell>
          <table:table-cell table:style-name="ce1"/>
          <table:table-cell table:style-name="ce1" office:value-type="string" calcext:value-type="string">
            <text:p>3x - y + 7 = 0  রেখার ঢাল = -3/-1 = 3</text:p>
            <text:p>ধরি নির্ণেয় রেখার ঢাল, m2 = m</text:p>
            <text:p>.. tan 45° = ± (3 - m)/(1 + 3m) ⇒ 1 + 3m = ±(3 - m)</text:p>
            <text:p>(+) নিয়ে, 4m = 2 ⇒ m = 1/2</text:p>
            <text:p>(-) নিয়ে, 2m = -4 ⇒ m = -2</text:p>
            <text:p>m = 1/2 হলে, নির্ণেয় রেখা: y - 2 = 1/2(x + 1) ⇒ x - 2y + 5 = 0</text:p>
            <text:p>m = -2 হলে, নির্ণেয় রেখা: y - 2 = -2(x + 1) ⇒ 2x + y = 0</text:p>
          </table:table-cell>
          <table:table-cell table:style-name="ce1" office:value-type="string" calcext:value-type="string">
            <text:p>Math</text:p>
          </table:table-cell>
          <table:table-cell table:style-name="ce1" office:value-type="string" calcext:value-type="string">
            <text:p>নম্বর বণ্টন:</text:p>
            <text:p>m = 1/2 ; নির্ণয়ের জন্য ০২ নম্বর।</text:p>
            <text:p>m = -2 ; নির্ণয়ের জন্য ০২ নম্বর।</text:p>
            <text:p>x - 2y + 5 = 0 ; নির্ণয়ের জন্য ০৩ নম্বর।</text:p>
            <text:p>2x + y = 0 ; নির্ণয়ের জন্য ০৩ নম্বর।</text:p>
          </table:table-cell>
          <table:table-cell table:style-name="ce1" office:value-type="string" calcext:value-type="string">
            <text:p>```json</text:p>
            <text:p>{</text:p>
            <text:p>    "প্রাপ্ত মার্কস": "8/10",</text:p>
            <text:p>    "ধাপ অনুযায়ী মার্কস বিভাজন": [</text:p>
            <text:p>        "ধাপ ১: ২ মার্কস - m = 3 নির্ণয় করার জন্য।",</text:p>
            <text:p>        "ধাপ ২: ২ মার্কস - m = -2 নির্ণয় করার জন্য।",</text:p>
            <text:p>        "ধাপ ৩: ০ মার্কস - m = 1/2 নির্ণয় করার জন্য (ভুল)।",</text:p>
            <text:p>        "ধাপ ৪: ৩ মার্কস - 2x + y = 0 সমীকরণ নির্ণয় করার জন্য।",</text:p>
            <text:p>        "ধাপ ৫: ১ মার্কস - y - 2 = 1/2(x + 1) লেখার জন্য। তবে এটিকে সরলীকরণ করে x - 2y + 5 = 0 লেখেনি বলে সম্পূর্ণ নম্বর দেওয়া গেল না।"</text:p>
            <text:p>    ],</text:p>
            <text:p>    "চিহ্নিত ভুলসমূহ": [</text:p>
            <text:p>        "১. m = 1/2 নির্ণয়ে ভুল হয়েছে।",</text:p>
            <text:p>        "২. y - 2 = 1/2(x + 1) এই সমীকরণটিকে সরলীকরণ করে x - 2y + 5 = 0 আকারে লেখা হয়নি।"</text:p>
            <text:p>    ],</text:p>
            <text:p>    "সংশোধিত উত্তর": [</text:p>
            <text:p>        "১. m = 1/2 সঠিক আছে।",</text:p>
            <text:p>        "২. y - 2 = 1/2(x + 1) ⇒ x - 2y + 5 = 0 হবে।"</text:p>
            <text:p>    ],</text:p>
            <text:p>    "অতিরিক্ত মন্তব্য": "গণনার কিছু অংশে ভুল রয়েছে, তবে ধারণা সঠিক ছিল।"</text:p>
            <text:p>}</text:p>
            <text:p>```</text:p>
          </table:table-cell>
          <table:table-cell table:style-name="ce1" office:value-type="string" calcext:value-type="string">
            <text:p>```json</text:p>
            <text:p>{</text:p>
            <text:p>    "প্রাপ্ত মার্কস": "৯/১০",</text:p>
            <text:p>    "ধাপ অনুযায়ী মার্কস বিভাজন": [</text:p>
            <text:p>        "ধাপ ১: ২ মার্কস - ঢাল m = 1/2 সঠিকভাবে নির্ণয় করা হয়েছে।",</text:p>
            <text:p>        "ধাপ ২: ২ মার্কস - ঢাল m = -2 সঠিকভাবে নির্ণয় করা হয়েছে।",</text:p>
            <text:p>        "ধাপ ৩: ৩ মার্কস - প্রথম সরলরেখার সমীকরণ 2x + y = 0 সঠিকভাবে নির্ণয় ও সরলীকরণ করা হয়েছে।",</text:p>
            <text:p>        "ধাপ ৪: ২ মার্কস - দ্বিতীয় সরলরেখার সমীকরণ y - 2 = 1/2(x + 1) সঠিকভাবে নির্ণয় করা হয়েছে, কিন্তু চূড়ান্ত রূপে (x - 2y + 5 = 0) সরলীকরণ করা হয়নি। (১ নম্বর কর্তন করা হয়েছে চূড়ান্ত সরলীকরণের জন্য)"</text:p>
            <text:p>    ],</text:p>
            <text:p>    "চিহ্নিত ভুলসমূহ": [</text:p>
            <text:p>        "২য় সরলরেখার সমীকরণকে x - 2y + 5 = 0 আকারে সরলীকরণ করা হয়নি।"</text:p>
            <text:p>    ],</text:p>
            <text:p>    "সংশোধিত উত্তর": [</text:p>
            <text:p>        "২য় সরলরেখার সমীকরণ: y - 2 = 1/2(x + 1) =&gt; 2(y - 2) = x + 1 =&gt; 2y - 4 = x + 1 =&gt; x - 2y + 5 = 0"</text:p>
            <text:p>    ],</text:p>
            <text:p>    "অতিরিক্ত মন্তব্য": ""</text:p>
            <text:p>}</text:p>
            <text:p>```</text:p>
          </table:table-cell>
          <table:table-cell table:style-name="ce1"/>
          <table:table-cell table:style-name="ce1" office:value-type="float" office:value="2655" calcext:value-type="float">
            <text:p>2655</text:p>
          </table:table-cell>
          <table:table-cell table:style-name="ce1" office:value-type="float" office:value="999" calcext:value-type="float">
            <text:p>999</text:p>
          </table:table-cell>
          <table:table-cell table:style-name="ce1" office:value-type="float" office:value="0" calcext:value-type="float">
            <text:p>0</text:p>
          </table:table-cell>
          <table:table-cell table:style-name="ce1" office:value-type="float" office:value="465" calcext:value-type="float">
            <text:p>465</text:p>
          </table:table-cell>
          <table:table-cell table:style-name="ce1" office:value-type="float" office:value="319" calcext:value-type="float">
            <text:p>319</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3" calcext:value-type="float">
            <text:p>13</text:p>
          </table:table-cell>
          <table:table-cell table:style-name="ce1" office:value-type="string" calcext:value-type="string">
            <text:p>1407.jpg</text:p>
          </table:table-cell>
          <table:table-cell table:style-name="ce1" office:value-type="float" office:value="0" calcext:value-type="float">
            <text:p>0</text:p>
          </table:table-cell>
          <table:table-cell table:style-name="ce1"/>
          <table:table-cell table:style-name="ce1" office:value-type="string" calcext:value-type="string">
            <text:p>∫ dx / (x³(3-2x)²)  [ধরি, 3 – 2x = zx = − 2 = z = - dx = dz]</text:p>
            <text:p>= - 1/81 [1/2 ( (3-2x)/x )² + 6 ( (3-2x)/x ) + 12ln | (3-2x)/x | - 8 ( x/(3-2x) )] + c</text:p>
          </table:table-cell>
          <table:table-cell table:style-name="ce1" office:value-type="string" calcext:value-type="string">
            <text:p>Math</text:p>
          </table:table-cell>
          <table:table-cell table:style-name="ce1" office:value-type="string" calcext:value-type="string">
            <text:p>নম্বর বণ্টন:</text:p>
            <text:p>∫ dx / (x³(3-2x)²) = -1/3 ∫ x⁻² . dx / (3-2x)² ; নির্ণয়ের জন্য ০৩ নম্বর।</text:p>
            <text:p>∫ dx / (x³(3-2x)²) = -1/3 ∫ z⁻² . dz / (z+2/3) ; নির্ণয়ের জন্য ০৩ নম্বর।</text:p>
            <text:p>∫ dx / (x³(3-2x)²) = -1/81 [1/2 ( (3-2x)/x )² + 6 ( (3-2x)/x ) + 12ln | (3-2x)/x | - 8 ( x/(3-2x) )] + c; নির্ণয়ের জন্য ০৪ নম্বর।</text:p>
            <text:p>[বি.দ্রঃ +c না লিখলে ০১ নম্বর কর্তন করা হবে।]</text:p>
          </table:table-cell>
          <table:table-cell table:style-name="ce1" office:value-type="string" calcext:value-type="string">
            <text:p>```json</text:p>
            <text:p>{</text:p>
            <text:p>    "প্রাপ্ত মার্কস": "5/10",</text:p>
            <text:p>    "ধাপ অনুযায়ী মার্কস বিভাজন": [</text:p>
            <text:p>        "ধাপ ১: ২ মার্কস - 3-2x = z ধরে x এর মান বের করার চেষ্টা এবং -dx=dz লেখার জন্য।",</text:p>
            <text:p>        "ধাপ ২: ৩ মার্কস - ইন্টিগ্রালটিকে z চলকে পরিবর্তন করার চেষ্টার জন্য। যদিও পুরোপুরি সঠিক হয়নি।"</text:p>
            <text:p>    ],</text:p>
            <text:p>    "চিহ্নিত ভুলসমূহ": [</text:p>
            <text:p>        "১. 3-2x = z ধরার পরে, x = (3-z)/2 হবে, কিন্তু শিক্ষার্থী x = 2-z/2 লিখেছে।",</text:p>
            <text:p>        "২. dx = -dz/2 হবে, শিক্ষার্থী -dz লিখেছে।",</text:p>
            <text:p>        "৩. x³ এর মান বসানোর সময় (3-z/2) ^3 হবে কিন্তু শিক্ষার্থী (3-z)^3 / 2 লিখেছে।",</text:p>
            <text:p>        "৪. উত্তরের শেষ পর্যন্ত যেতে পারেনি।"</text:p>
            <text:p>    ],</text:p>
            <text:p>    "সংশোধিত উত্তর": [</text:p>
            <text:p>        "১. 3-2x = z হলে x = (3-z)/2 এবং dx = -dz/2",</text:p>
            <text:p>        "২. ∫ dx / (x³(3-2x)²) = ∫ (-dz/2) / (((3-z)/2)³ * z²) = -4 ∫ dz / ((3-z)³ * z²) ",</text:p>
            <text:p>        "৩. এরপর আংশিক ভগ্নাংশে ভেঙ্গে ইন্টিগ্রেট করতে হবে।"</text:p>
            <text:p>    ],</text:p>
            <text:p>    "অতিরিক্ত মন্তব্য": "শিক্ষার্থী প্রাথমিক ধারণা বোঝে কিন্তু ক্যালকুলেশনে ভুল করেছে।"</text:p>
            <text:p>}</text:p>
            <text:p>```</text:p>
          </table:table-cell>
          <table:table-cell table:style-name="ce1" office:value-type="string" calcext:value-type="string">
            <text:p>```json</text:p>
            <text:p>{</text:p>
            <text:p>    "প্রাপ্ত মার্কস": "3/10",</text:p>
            <text:p>    "ধাপ অনুযায়ী মার্কস বিভাজন": [</text:p>
            <text:p>        "ধাপ ১: 3 মার্কস - সঠিক প্রতিস্থাপন (3-2x = z) এবং সমাকলটিকে z চলকের মাধ্যমে -4 ∫ dz / (z²(3-z)³) আকারে প্রকাশ করার জন্য।"</text:p>
            <text:p>    ],</text:p>
            <text:p>    "চিহ্নিত ভুলসমূহ": [</text:p>
            <text:p>        "১. সম্পূর্ণ সমাধানটি করা হয়নি। সমাকলটিকে আংশিক ভগ্নাংশে বিশ্লেষণ করে তার সমাকলন করা বাকি আছে।"</text:p>
            <text:p>    ],</text:p>
            <text:p>    "সংশোধিত উত্তর": [</text:p>
            <text:p>        "সমাধানটি অসম্পূর্ণ। ∫ dz / (z²(3-z)³) এই সমাকলটিকে সমাধান করার জন্য আংশিক ভগ্নাংশ পদ্ধতি প্রয়োগ করতে হবে, তারপর প্রাপ্ত আংশিক ভগ্নাংশগুলির সমাকলন করতে হবে এবং শেষে z এর পরিবর্তে (3-2x) বসিয়ে মূল চলক x এ উত্তর প্রকাশ করতে হবে এবং একটি ধ্রুবক +c যোগ করতে হবে। আংশিক ভগ্নাংশ বিশ্লেষণ ও পরবর্তী ধাপগুলি সম্পন্ন করা হয়নি।"</text:p>
            <text:p>    ],</text:p>
            <text:p>    "অতিরিক্ত মন্তব্য": ""</text:p>
            <text:p>}</text:p>
            <text:p>```</text:p>
          </table:table-cell>
          <table:table-cell table:style-name="ce1"/>
          <table:table-cell table:style-name="ce1" office:value-type="float" office:value="2680" calcext:value-type="float">
            <text:p>2680</text:p>
          </table:table-cell>
          <table:table-cell table:style-name="ce1" office:value-type="float" office:value="1038" calcext:value-type="float">
            <text:p>1038</text:p>
          </table:table-cell>
          <table:table-cell table:style-name="ce1" office:value-type="float" office:value="0" calcext:value-type="float">
            <text:p>0</text:p>
          </table:table-cell>
          <table:table-cell table:style-name="ce1" office:value-type="float" office:value="514" calcext:value-type="float">
            <text:p>514</text:p>
          </table:table-cell>
          <table:table-cell table:style-name="ce1" office:value-type="float" office:value="256" calcext:value-type="float">
            <text:p>256</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4" calcext:value-type="float">
            <text:p>14</text:p>
          </table:table-cell>
          <table:table-cell table:style-name="ce1" office:value-type="string" calcext:value-type="string">
            <text:p>1408.jpg</text:p>
          </table:table-cell>
          <table:table-cell table:style-name="ce1" office:value-type="float" office:value="8" calcext:value-type="float">
            <text:p>8</text:p>
          </table:table-cell>
          <table:table-cell table:style-name="ce1"/>
          <table:table-cell table:style-name="ce1" office:value-type="string" calcext:value-type="string">
            <text:p>বৃত্তটি মূলবিন্দুগামী।</text:p>
            <text:p>x + y = 0 বৃত্তের একটি ব্যাস যা মূলবিন্দুগামী।</text:p>
            <text:p>x − y + 6 = 0 উক্ত বৃত্তের একটি স্পর্শক যা মূলবিন্দুগামী নয় কিন্তু x + y = 0 রেখার উপর লম্ব।</text:p>
            <text:p>তাহলে মূলবিন্দুগামী ব্যাসের একটি প্রান্ত মূলবিন্দুতে এবং অপর প্রান্তে x</text:p>
            <text:p>x − y + 6 = 0 এবং x + y = 0 এর ছেদবিন্দু (−3, 3)</text:p>
            <text:p>..(0, 0) এবং (−3, 3) ব্যাসের প্রান্তবিন্দু বিশিষ্ট বৃত্তের সমীকরণ,</text:p>
            <text:p>(x − 0)(x + 3) + (y − 0)(y − 3) = 0</text:p>
            <text:p>∴ x² + y² + 3x − 3y = 0 [Ans.]</text:p>
          </table:table-cell>
          <table:table-cell table:style-name="ce1" office:value-type="string" calcext:value-type="string">
            <text:p>Math</text:p>
          </table:table-cell>
          <table:table-cell table:style-name="ce1" office:value-type="string" calcext:value-type="string">
            <text:p>নম্বর বণ্টনঃ</text:p>
            <text:p>x − y + 6 = 0 এবং x + y = 0 এর ছেদবিন্দু (−3, 3) ; নির্ণয় করার জন্য ০২ নম্বর।</text:p>
            <text:p>x² + y² + 3x − 3y = 0 ; নির্ণয় করার জন্য ০৮ নম্বর।</text:p>
          </table:table-cell>
          <table:table-cell table:style-name="ce1" office:value-type="string" calcext:value-type="string">
            <text:p>```json</text:p>
            <text:p>{</text:p>
            <text:p>    "প্রাপ্ত মার্কস": "4/10",</text:p>
            <text:p>    "ধাপ অনুযায়ী মার্কস বিভাজন": [</text:p>
            <text:p>        "ধাপ ১: ২ নম্বর - x - y + 6 = 0 এবং x + y = 0 এর ছেদবিন্দু (-3, 3) নির্ণয় করার চেষ্টা করেছে কিন্তু সম্পূর্ণ সঠিক নয়।",</text:p>
            <text:p>        "ধাপ ২: ২ নম্বর - বৃত্তের সমীকরণ নির্ণয়ের জন্য চেষ্টা করেছে, কিন্তু g এবং f এর মান ভুলভাবে বের করার কারণে উত্তরটি ভুল হয়েছে।"</text:p>
            <text:p>    ],</text:p>
            <text:p>    "চিহ্নিত ভুলসমূহ": [</text:p>
            <text:p>        "১. -g - f = 0 সমীকরণটি সঠিক। কিন্তু এর পরের সমীকরণটি ভুলভাবে স্থাপন করা হয়েছে।",</text:p>
            <text:p>        "২. স্পর্শকের শর্তটি ভুলভাবে ব্যবহার করা হয়েছে।",</text:p>
            <text:p>        "৩. g এবং f এর মান নির্ণয়ে ভুল হয়েছে।",</text:p>
            <text:p>        "৪. বৃত্তের সমীকরণটি ভুল।"</text:p>
            <text:p>    ],</text:p>
            <text:p>    "সংশোধিত উত্তর": [</text:p>
            <text:p>        "১. x - y + 6 = 0 এবং x + y = 0 এর ছেদবিন্দু (-3, 3)",</text:p>
            <text:p>        "২. বৃত্তের সমীকরণ: (x − 0)(x + 3) + (y − 0)(y − 3) = 0",</text:p>
            <text:p>        "৩. সুতরাং, x² + y² + 3x − 3y = 0"</text:p>
            <text:p>    ],</text:p>
            <text:p>    "অতিরিক্ত মন্তব্য": "ছাত্র বৃত্তের কেন্দ্র এবং ব্যাসার্ধ নির্ণয় করার চেষ্টা করেছে, কিন্তু কিছু ত্রুটির কারণে উত্তরটি ভুল হয়েছে।"</text:p>
            <text:p>}</text:p>
            <text:p>```</text:p>
          </table:table-cell>
          <table:table-cell table:style-name="ce1" office:value-type="string" calcext:value-type="string">
            <text:p>```json</text:p>
            <text:p>{</text:p>
            <text:p>    "প্রাপ্ত মার্কস": "8/10",</text:p>
            <text:p>    "ধাপ অনুযায়ী মার্কস বিভাজন": [</text:p>
            <text:p>    "ধাপ ১: ১ মার্কস - কেন্দ্র (-g, -f) ব্যাসের উপর অবস্থিত হওয়ার শর্ত সঠিকভাবে লেখা (-g - f = 0 যা g+f=0 এর সমতুল্য)।",</text:p>
            <text:p>    "ধাপ ২: ১ মার্কস - কেন্দ্র থেকে স্পর্শক (x - y + 6 = 0) এর লম্ব দূরত্বের সমীকরণ স্থাপন করার কাঠামো সঠিকভাবে লেখা (যেমন: হর sqrt(1² + (-1)²) = sqrt(2) এবং ডানপক্ষ বৃত্তের ব্যাসার্ধ sqrt(g² + f²))।",</text:p>
            <text:p>    "ধাপ ৩: ৩ মার্কস - দেখানো মধ্যবর্তী বীজগণিতিক ধাপগুলি ভুল হলেও g ও f এর সঠিক মান (g = 3/2, f = -3/2) নির্ণয়।",</text:p>
            <text:p>    "ধাপ ৪: ৩ মার্কস - নির্ণীত কেন্দ্র (-g, -f) = (-3/2, 3/2) এবং ব্যাসার্ধ sqrt(g²+f²) = sqrt((3/2)²+(-3/2)²) = sqrt(9/2) = 3/√2 ব্যবহার করে বৃত্তের সঠিক সমীকরণ ((x + 3/2)² + (y - 3/2)² = (3/√2)² যা x² + y² + 3x - 3y = 0 এর সমতুল্য) লেখা।"</text:p>
            <text:p>    ],</text:p>
            <text:p>    "চিহ্নিত ভুলসমূহ": [</text:p>
            <text:p>    "১. কেন্দ্র থেকে স্পর্শকের লম্ব দূরত্বের লবের মডুলাস (| |) বাদ দেওয়া হয়েছে।",</text:p>
            <text:p>    "২. g ও f এর মান নির্ণয়ের জন্য দেখানো বীজগণিতিক ধাপগুলি গাণিতিকভাবে ভুল।"</text:p>
            <text:p>    ],</text:p>
            <text:p>    "সংশোধিত উত্তর": [</text:p>
            <text:p>    "১. কেন্দ্র (-g, -f) থেকে স্পর্শক x - y + 6 = 0 এর লম্ব দূরত্ব = `|-g - (-f) + 6| / sqrt(1² + (-1)²) = |-g + f + 6| / sqrt(2)`",</text:p>
            <text:p>    "২. g + f = 0 এবং `|-g + f + 6| / sqrt(2) = sqrt(g² + f²)` সমীকরণ দুটি সমাধান করে g = 3/2 এবং f = -3/2 পাওয়া যায়। (সঠিক সমাধান পদ্ধতির প্রথম ধাপ দেখানো হলো)।"</text:p>
            <text:p>    ],</text:p>
            <text:p>    "অতিরিক্ত মন্তব্য": "ছাত্র সঠিক বিকল্প পদ্ধতি অবলম্বন করেছে (বৃত্তের কেন্দ্র ও ব্যাসার্ধ নির্ণয় করে সমীকরণ) এবং শেষ পর্যন্ত সঠিক সমীকরণে পৌঁছেছে। মধ্যবর্তী ধাপে ভুলের জন্য নির্দিষ্ট মার্কস কাটা হয়েছে।"</text:p>
            <text:p>}</text:p>
            <text:p>```</text:p>
          </table:table-cell>
          <table:table-cell table:style-name="ce1"/>
          <table:table-cell table:style-name="ce1" office:value-type="float" office:value="2694" calcext:value-type="float">
            <text:p>2694</text:p>
          </table:table-cell>
          <table:table-cell table:style-name="ce1" office:value-type="float" office:value="1001" calcext:value-type="float">
            <text:p>1001</text:p>
          </table:table-cell>
          <table:table-cell table:style-name="ce1" office:value-type="float" office:value="0" calcext:value-type="float">
            <text:p>0</text:p>
          </table:table-cell>
          <table:table-cell table:style-name="ce1" office:value-type="float" office:value="509" calcext:value-type="float">
            <text:p>509</text:p>
          </table:table-cell>
          <table:table-cell table:style-name="ce1" office:value-type="float" office:value="583" calcext:value-type="float">
            <text:p>583</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6" calcext:value-type="float">
            <text:p>16</text:p>
          </table:table-cell>
          <table:table-cell table:style-name="ce1" office:value-type="string" calcext:value-type="string">
            <text:p>1409.jpg</text:p>
          </table:table-cell>
          <table:table-cell table:style-name="ce1" office:value-type="float" office:value="8" calcext:value-type="float">
            <text:p>8</text:p>
          </table:table-cell>
          <table:table-cell table:style-name="ce1"/>
          <table:table-cell table:style-name="ce1" office:value-type="string" calcext:value-type="string">
            <text:p>cos θ = (a cos α - b) / (a - b cos α)</text:p>
            <text:p/>
            <text:p>=&gt; (1 - tan²(θ/2)) / (1 + tan²(θ/2)) = (a - b) / (a + b)</text:p>
            <text:p/>
            <text:p>=&gt; (1 - tan²(θ/2)) / (1 + tan²(θ/2)) = (a - b x (1 - tan²(α/2)) / (a + b x (1 - tan²(α/2))</text:p>
            <text:p/>
            <text:p>=&gt; (1 - tan²(θ/2)) / (1 + tan²(θ/2)) = ((a - b) - (a + b)tan²(α/2)) / ((a - b) + (a + b)tan²(α/2))</text:p>
            <text:p/>
            <text:p>=&gt; 2 tan²(θ/2) = 2(a - b) / (a + b)tan²(α/2)</text:p>
            <text:p/>
            <text:p>=&gt; tan²(θ/2) = (a - b) / (a + b)</text:p>
            <text:p/>
            <text:p>=&gt; tan(θ/2) = √((a + b) / (a - b))</text:p>
          </table:table-cell>
          <table:table-cell table:style-name="ce1" office:value-type="string" calcext:value-type="string">
            <text:p>Math</text:p>
          </table:table-cell>
          <table:table-cell table:style-name="ce1" office:value-type="string" calcext:value-type="string">
            <text:p>নম্বর বণ্টনঃ</text:p>
            <text:p/>
            <text:p>(1 - tan²(θ/2)) / (1 + tan²(θ/2)) = (a - b) / (a + b); নির্ণয় করার জন্য ০২ নম্বর।</text:p>
            <text:p/>
            <text:p>(1 - tan²(θ/2)) / (1 + tan²(θ/2)) = ((a - b) - (a + b)tan²(α/2)) / ((a - b) + (a + b)tan²(α/2)); নির্ণয় করার জন্য ০৩ নম্বর।</text:p>
            <text:p/>
            <text:p>tan(θ/2) = √((a + b) / (a - b)); নির্ণয় করার জন্য ০৫ নম্বর।</text:p>
          </table:table-cell>
          <table:table-cell table:style-name="ce1" office:value-type="string" calcext:value-type="string">
            <text:p>```json</text:p>
            <text:p>{</text:p>
            <text:p>    "প্রাপ্ত মার্কস": "3/10",</text:p>
            <text:p>    "ধাপ অনুযায়ী মার্কস বিভাজন": [</text:p>
            <text:p>    "ধাপ ১: ২ মার্কস - cos θ এর সূত্র ব্যবহার করে tan²(θ/2) এর মাধ্যমে প্রকাশ করার চেষ্টা করা হয়েছে।",</text:p>
            <text:p>    "ধাপ ২: ১ মার্কস - a cos α - b এবং a - b cos α এর উভয় ক্ষেত্রে  cos α = (1 - tan²(α/2)) / (1 + tan²(α/2)) বসিয়ে সরল করার চেষ্টা করা হয়েছে।"</text:p>
            <text:p>    ],</text:p>
            <text:p>    "চিহ্নিত ভুলসমূহ": [</text:p>
            <text:p>    "১. cos α = (1 - tan²(α/2)) / (1 + tan²(α/2)) বসিয়ে সরলীকরণ সঠিকভাবে করা হয়নি।",</text:p>
            <text:p>    "২. tan(θ/2) এর সঠিক মান নির্ণয় করা হয়নি।"</text:p>
            <text:p>    ],</text:p>
            <text:p>    "সংশোধিত উত্তর": [</text:p>
            <text:p>    "১. cos θ = (a cos α - b) / (a - b cos α)\n=&gt; (1 - tan²(θ/2)) / (1 + tan²(θ/2)) = (a (1 - tan²(α/2)) / (1 + tan²(α/2)) - b) / (a - b (1 - tan²(α/2)) / (1 + tan²(α/2)))\n=&gt; (1 - tan²(θ/2)) / (1 + tan²(θ/2)) = (a - a tan²(α/2) - b - b tan²(α/2)) / (a + a tan²(α/2) - b + b tan²(α/2))\n=&gt; (1 - tan²(θ/2)) / (1 + tan²(θ/2)) = ((a - b) - (a + b)tan²(α/2)) / ((a - b) + (a + b)tan²(α/2))",</text:p>
            <text:p>    "২. এরপর যোগ বিয়োগ করে এবং বর্গমূল করে tan(θ/2) = √((a + b) / (a - b)) নির্ণয় করতে হবে।"</text:p>
            <text:p>    ],</text:p>
            <text:p>    "অতিরিক্ত মন্তব্য": "এখানে student cos θ এর সূত্রটি ব্যবহার করেছে এবং tan(α/2) এর মাধ্যমে cos α প্রতিস্থাপন করার চেষ্টা করেছে, কিন্তু সরলীকরণ এবং চূড়ান্ত উত্তরে ভুল করেছে।"</text:p>
            <text:p>}</text:p>
            <text:p>```</text:p>
          </table:table-cell>
          <table:table-cell table:style-name="ce1" office:value-type="string" calcext:value-type="string">
            <text:p>```json</text:p>
            <text:p>{</text:p>
            <text:p>    "প্রাপ্ত মার্কস": "9/10",</text:p>
            <text:p>    "ধাপ অনুযায়ী মার্কস বিভাজন": [</text:p>
            <text:p>        "ধাপ ১: ২ মার্কস - cos θ ও cos α-এর সূত্র প্রয়োগ করে সমীকরণ স্থাপন।",</text:p>
            <text:p>        "ধাপ ২: ৩ মার্কস - সমীকরণের ডানপক্ষ সরল করে Rubric-এর ২য় ধাপের সমীকরণ নির্ণয়।",</text:p>
            <text:p>        "ধাপ ৩: ৪ মার্কস - যোগ-ভাগ প্রক্রিয়া প্রয়োগ করে tan²(θ/2)/tan²(α/2)-এর সঠিক মান নির্ণয়।",</text:p>
            <text:p>        "ধাপ ৪: ১ মার্কস - চূড়ান্ত বর্গের মূল (square root) নির্ণয়। (এখানে ভুল হওয়ায় ০)"</text:p>
            <text:p>    ],</text:p>
            <text:p>    "চিহ্নিত ভুলসমূহ": [</text:p>
            <text:p>        "১. চূড়ান্ত ধাপে বর্গের মূল (square root) নেওয়া হয়নি। tan(θ/2)/tan(α/2) = (a+b)/(a-b) লেখা হয়েছে, যা ভুল।"</text:p>
            <text:p>    ],</text:p>
            <text:p>    "সংশোধিত উত্তর": [</text:p>
            <text:p>        "tan(θ/2) / tan(α/2) = √((a+b) / (a-b))"</text:p>
            <text:p>    ],</text:p>
            <text:p>    "অতিরিক্ত মন্তব্য": "ছাত্র/ছাত্রীটি মূল সমস্যাটির সমাধান প্রক্রিয়াটি সঠিকভাবে অনুসরণ করেছে এবং tan²(θ/2)/tan²(α/2)-এর মান পর্যন্ত নির্ভুলভাবে পৌঁছেছে। শুধুমাত্র শেষ ধাপে বর্গের মূল নিতে ভুল করেছে।"</text:p>
            <text:p>}</text:p>
            <text:p>```</text:p>
          </table:table-cell>
          <table:table-cell table:style-name="ce1"/>
          <table:table-cell table:style-name="ce1" office:value-type="float" office:value="2745" calcext:value-type="float">
            <text:p>2745</text:p>
          </table:table-cell>
          <table:table-cell table:style-name="ce1" office:value-type="float" office:value="1135" calcext:value-type="float">
            <text:p>1135</text:p>
          </table:table-cell>
          <table:table-cell table:style-name="ce1" office:value-type="float" office:value="0" calcext:value-type="float">
            <text:p>0</text:p>
          </table:table-cell>
          <table:table-cell table:style-name="ce1" office:value-type="float" office:value="631" calcext:value-type="float">
            <text:p>631</text:p>
          </table:table-cell>
          <table:table-cell table:style-name="ce1" office:value-type="float" office:value="319" calcext:value-type="float">
            <text:p>319</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7" calcext:value-type="float">
            <text:p>17</text:p>
          </table:table-cell>
          <table:table-cell table:style-name="ce1" office:value-type="string" calcext:value-type="string">
            <text:p>1410.jpg</text:p>
          </table:table-cell>
          <table:table-cell table:style-name="ce1" office:value-type="float" office:value="10" calcext:value-type="float">
            <text:p>10</text:p>
          </table:table-cell>
          <table:table-cell table:style-name="ce1"/>
          <table:table-cell table:style-name="ce1" office:value-type="string" calcext:value-type="string">
            <text:p>sin x - sin y = a  ...(i)</text:p>
            <text:p>cos x - cos y = b ...(ii)</text:p>
            <text:p>(i)² + (ii)² ⇒ sin²x + cos²x + sin²y + cos²y - 2sin xsin y - 2cos xcos y = a² + b²</text:p>
            <text:p>⇒ 2 - 2(cos xcos y + sin xsin y) = a² + b² ⇒ 2 - 2cos (x - y) = a² + b²</text:p>
            <text:p>⇒ 2cos (x - y) = 2 - a² - b² ⇒ cos (x - y) = (2 - a² - b²)/2</text:p>
            <text:p>⇒ 2cos²(½(x - y)) - 1 = (2 - a² - b²)/2 ⇒ 2cos²(½(x - y)) = (4 - a² - b²)/2</text:p>
            <text:p>⇒ cos²(½(x - y)) = (4 - a² - b²)/4 ⇒ cos (½(x - y)) = ±√((4 - a² - b²)/4)</text:p>
            <text:p>∴ L.H.S. = R.H.S (Proved)</text:p>
          </table:table-cell>
          <table:table-cell table:style-name="ce1" office:value-type="string" calcext:value-type="string">
            <text:p>Math</text:p>
          </table:table-cell>
          <table:table-cell table:style-name="ce1" office:value-type="string" calcext:value-type="string">
            <text:p>নম্বর বণ্টনঃ</text:p>
            <text:p>sin²x + cos²x + sin²y + cos²y - 2sin xsin y - 2cos xcos y = a² + b²; নির্ণয়ের জন্য ০২ নম্বর।</text:p>
            <text:p>cos (x - y) = (2 - a² - b²)/2; নির্ণয়ের জন্য ০৩ নম্বর।</text:p>
            <text:p>cos (½(x - y)) = ± √(4 - a² - b²)/2; নির্ণয়ের জন্য ০৫ নম্বর।</text:p>
          </table:table-cell>
          <table:table-cell table:style-name="ce1" office:value-type="string" calcext:value-type="string">
            <text:p>```json</text:p>
            <text:p>{</text:p>
            <text:p>    "প্রাপ্ত মার্কস": "6/10",</text:p>
            <text:p>    "ধাপ অনুযায়ী মার্কস বিভাজন": [</text:p>
            <text:p>        "ধাপ ১: 2 মার্কস - sin²x + cos²x + sin²y + cos²y - 2sin xsin y - 2cos xcos y = a² + b² পর্যন্ত লেখার জন্য।",</text:p>
            <text:p>        "ধাপ ২: 0 মার্কস - cos (x - y) = (2 - a² - b²)/2 এই ধাপে যাওয়া যায়নি।",</text:p>
            <text:p>        "ধাপ ৩: 4 মার্কস - cos (½(x - y)) = ± √(4 - a² - b²)/2 লেখার চেষ্টা করেছে, কিন্তু ভুল আছে। এখানে হর এ 2 এর বদলে 4 হবে।"</text:p>
            <text:p>    ],</text:p>
            <text:p>    "চিহ্নিত ভুলসমূহ": [</text:p>
            <text:p>        "১. ত্রিকোণমিতিক সূত্র প্রয়োগে ভুল হয়েছে।",</text:p>
            <text:p>        "২. cos (x - y) এর মান নির্ণয়ে ভুল হয়েছে।",</text:p>
            <text:p>        "৩. চূড়ান্ত উত্তরে হর এ ভুল আছে।"</text:p>
            <text:p>    ],</text:p>
            <text:p>    "সংশোধিত উত্তর": [</text:p>
            <text:p>        "১. sin²x + cos²x + sin²y + cos²y - 2(sin xsin y + cos xcos y) = a² + b²",</text:p>
            <text:p>        "২. cos (x - y) = (2 - a² - b²)/2",</text:p>
            <text:p>        "৩. cos (½(x - y)) = ± √((4 - a² - b²)/4) = ± ½√(4 - a² - b²)"</text:p>
            <text:p>    ],</text:p>
            <text:p>    "অতিরিক্ত মন্তব্য": "ছাত্রের ত্রিকোণমিতিক সূত্রগুলো পুনর্বিবেচনা করা উচিত।"</text:p>
            <text:p>}</text:p>
            <text:p>```</text:p>
          </table:table-cell>
          <table:table-cell table:style-name="ce1" office:value-type="string" calcext:value-type="string">
            <text:p>```json</text:p>
            <text:p>{</text:p>
            <text:p>    "প্রাপ্ত মার্কস": "3/10",</text:p>
            <text:p>    "ধাপ অনুযায়ী মার্কস বিভাজন": [</text:p>
            <text:p>        "ধাপ ১: ২ মার্কস - `4 sin²((x-y)/2) = a² + b²` সম্পর্কটি সঠিকভাবে প্রতিষ্ঠা করার জন্য (বিকল্প পদ্ধতিতে)।",</text:p>
            <text:p>        "ধাপ ২: ০ মার্কস - `cos²((x-y)/2)` এর জন্য সঠিক রাশিমালা নির্ণয় করা হয়নি।",</text:p>
            <text:p>        "ধাপ ৩: ১ মার্কস - প্রমাণ করতে চাওয়া চূড়ান্ত রাশিমালাটি লেখার জন্য। (সম্পূর্ণ প্রমাণের জন্য সঠিক ধাপ অনুপস্থিত)"</text:p>
            <text:p>    ],</text:p>
            <text:p>    "চিহ্নিত ভুলসমূহ": [</text:p>
            <text:p>        "১. `cos²((x-y)/2)` এর জন্য নির্ণীত রাশিমালা ভুল লেখা হয়েছে (`4 cos²(x-y)/2 = a² + b²` লেখা হয়েছে, যা ভুল)।",</text:p>
            <text:p>        "২. `cos²((x-y)/2)` থেকে `cos((x-y)/2)` নির্ণয়ের পূর্ববর্তী ধাপগুলি (যেমন `cos²θ = 1 - sin²θ` ব্যবহার করে `cos²((x-y)/2)` নির্ণয়) অনুপস্থিত বা ভুল।"</text:p>
            <text:p>    ],</text:p>
            <text:p>    "সংশোধিত উত্তর": [</text:p>
            <text:p>        "sin x - sin y = 2 cos((x+y)/2) sin((x-y)/2) = a",</text:p>
            <text:p>        "cos x - cos y = -2 sin((x+y)/2) sin((x-y)/2) = b",</text:p>
            <text:p>        "(sin x - sin y)² + (cos x - cos y)² = a² + b²",</text:p>
            <text:p>        "(2 cos((x+y)/2) sin((x-y)/2))² + (-2 sin((x+y)/2) sin((x-y)/2))² = a² + b²",</text:p>
            <text:p>        "4 cos²((x+y)/2) sin²((x-y)/2) + 4 sin²((x+y)/2) sin²((x-y)/2) = a² + b²",</text:p>
            <text:p>        "4 sin²((x-y)/2) [cos²((x+y)/2) + sin²((x+y)/2)] = a² + b²",</text:p>
            <text:p>        "4 sin²((x-y)/2) * 1 = a² + b²",</text:p>
            <text:p>        "4 sin²((x-y)/2) = a² + b²",</text:p>
            <text:p>        "sin²((x-y)/2) = (a² + b²)/4",</text:p>
            <text:p>        "cos²((x-y)/2) = 1 - sin²((x-y)/2) = 1 - (a² + b²)/4 = (4 - a² - b²)/4",</text:p>
            <text:p>        "cos((x-y)/2) = ±√((4 - a² - b²)/4) = ±√(4 - a² - b²)/2 = ± ½√(4 - a² - b²) (প্রমাণিত)"</text:p>
            <text:p>    ],</text:p>
            <text:p>    "অতিরিক্ত মন্তব্য": "ছাত্রটি বিকল্প পদ্ধতি ব্যবহার করে `4 sin²((x-y)/2) = a² + b²` সম্পর্কটি সঠিকভাবে প্রতিষ্ঠা করেছে, যা একটি সঠিক প্রাথমিক ধাপ। কিন্তু `cos²((x-y)/2)` এর রাশিমালা নির্ণয়ের ধাপে ভুল করেছে এবং সঠিক নির্ণয় পদ্ধতি দেখায়নি। প্রমাণের ধাপগুলি সম্পূর্ণ না হওয়ায় সম্পূর্ণ নম্বর দেওয়া সম্ভব হয়নি। কেবলমাত্র চূড়ান্ত ফলাফলটি লেখার জন্য আংশিক নম্বর দেওয়া হয়েছে।"</text:p>
            <text:p>}</text:p>
            <text:p>```</text:p>
          </table:table-cell>
          <table:table-cell table:style-name="ce1"/>
          <table:table-cell table:style-name="ce1" office:value-type="float" office:value="2739" calcext:value-type="float">
            <text:p>2739</text:p>
          </table:table-cell>
          <table:table-cell table:style-name="ce1" office:value-type="float" office:value="1111" calcext:value-type="float">
            <text:p>1111</text:p>
          </table:table-cell>
          <table:table-cell table:style-name="ce1" office:value-type="float" office:value="0" calcext:value-type="float">
            <text:p>0</text:p>
          </table:table-cell>
          <table:table-cell table:style-name="ce1" office:value-type="float" office:value="484" calcext:value-type="float">
            <text:p>484</text:p>
          </table:table-cell>
          <table:table-cell table:style-name="ce1" office:value-type="float" office:value="766" calcext:value-type="float">
            <text:p>766</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8" calcext:value-type="float">
            <text:p>18</text:p>
          </table:table-cell>
          <table:table-cell table:style-name="ce1" office:value-type="string" calcext:value-type="string">
            <text:p>1412.jpg</text:p>
          </table:table-cell>
          <table:table-cell table:style-name="ce1" office:value-type="float" office:value="6" calcext:value-type="float">
            <text:p>6</text:p>
          </table:table-cell>
          <table:table-cell table:style-name="ce1" office:value-type="float" office:value="1411" calcext:value-type="float">
            <text:p>1411</text:p>
          </table:table-cell>
          <table:table-cell table:style-name="ce1" office:value-type="string" calcext:value-type="string">
            <text:p>ছেদবিন্দু নির্ণয়: x² + ax = 4ax ⇒ x = 0,3a; y = 0,± √3a</text:p>
            <text:p/>
            <text:p>: ক্ষেত্রফল = 2∫₀³ᵃ (√4ax - x² - √ax) dx</text:p>
            <text:p>= 2∫₀³ᵃ (√4a² - (x - 2a)² - √ax) dx</text:p>
            <text:p>= 2 × [x-2a/2 √4ax - x² + 1/2 × (2a)² × sin⁻¹ x-2a/2a - 2/3 √ax³]₀³ᵃ</text:p>
            <text:p>= 2 × (a × √3a + 2a² × π/6 - 2√3a² + πα²)</text:p>
            <text:p>= (8π/3 - 3√3) a² বর্গ একক। [Ans.]</text:p>
          </table:table-cell>
          <table:table-cell table:style-name="ce1" office:value-type="string" calcext:value-type="string">
            <text:p>Math</text:p>
          </table:table-cell>
          <table:table-cell table:style-name="ce1" office:value-type="string" calcext:value-type="string">
            <text:p>নম্বর বণ্টন:</text:p>
            <text:p>x = 0,3a ; y = 0, ± √3a নির্ণয়ের জন্য ০২ নম্বর।</text:p>
            <text:p>ক্ষেত্রফল = 2∫₀³ᵃ (√4ax – x² – √ax) dx নির্ণয়ের জন্য ০২ নম্বর।</text:p>
            <text:p>ক্ষেত্রফল = (8π/3 - 3√3) a² বর্গ একক নির্ণয়ের জন্য ০৬ নম্বর।</text:p>
          </table:table-cell>
          <table:table-cell table:style-name="ce1" office:value-type="string" calcext:value-type="string">
            <text:p>```json</text:p>
            <text:p>{</text:p>
            <text:p>    "প্রাপ্ত মার্কস": "4/10",</text:p>
            <text:p>    "ধাপ অনুযায়ী মার্কস বিভাজন": [</text:p>
            <text:p>        "ধাপ ১: 2 মার্কস - ছেদবিন্দু x = 0, 3a নির্ণয় করা হয়েছে। কিন্তু y এর মান নির্ণয় করা হয়নি।",</text:p>
            <text:p>        "ধাপ ২: 2 মার্কস - ক্ষেত্রফল নির্ণয়ের জন্য ইন্টিগ্রালটি সঠিকভাবে স্থাপন করা হয়েছে।"</text:p>
            <text:p>    ],</text:p>
            <text:p>    "চিহ্নিত ভুলসমূহ": [</text:p>
            <text:p>        "১. ছেদবিন্দু y = 0, ± √3a নির্ণয় করা হয়নি।",</text:p>
            <text:p>        "২. ইন্টিগ্রেশনের সূত্র ভুলভাবে ব্যবহার করা হয়েছে।",</text:p>
            <text:p>        "৩. ক্ষেত্রফল এর চূড়ান্ত মান নির্ণয় করা হয়নি।"</text:p>
            <text:p>    ],</text:p>
            <text:p>    "সংশোধিত উত্তর": [</text:p>
            <text:p>        "১. ছেদবিন্দু নির্ণয়: x² + ax = 4ax ⇒ x = 0,3a; y = 0, ± √3a",</text:p>
            <text:p>        "২. ক্ষেত্রফল = 2∫₀³ᵃ (√4ax - x² - √ax) dx",</text:p>
            <text:p>        "৩. = 2∫₀³ᵃ (√(2√a)²x - x² - √ax) dx = (8π/3 - 3√3) a² বর্গ একক।"</text:p>
            <text:p>    ],</text:p>
            <text:p>    "অতিরিক্ত মন্তব্য": "ইন্টিগ্রেশনের সূত্র প্রয়োগে এবং চূড়ান্ত মান বের করার ক্ষেত্রে আরও মনোযোগ দেওয়া উচিত।"</text:p>
            <text:p>}</text:p>
            <text:p>```</text:p>
          </table:table-cell>
          <table:table-cell table:style-name="ce1" office:value-type="string" calcext:value-type="string">
            <text:p>```json</text:p>
            <text:p>{</text:p>
            <text:p>    "প্রাপ্ত মার্কস": "3/10",</text:p>
            <text:p>    "ধাপ অনুযায়ী মার্কস বিভাজন": [</text:p>
            <text:p>        "ধাপ ১: ১ মার্কস - x এর ছেদবিন্দু (0, 3a) নির্ণয় (limits এ ব্যবহার দেখে বোঝা যাচ্ছে)। y এর ছেদবিন্দু নির্ণয় দেখানো হয়নি। (আংশিক নম্বর)",</text:p>
            <text:p>        "ধাপ ২: ১ মার্কস - ইন্টিগ্রান্ড সঠিক (√4ax-x² - √ax) এবং লিমিট সঠিক (0 থেকে 3a)। কিন্তু ক্ষেত্রফল নির্ণয়ের জন্য যে 2 গুণ করা প্রয়োজন ছিল, তা ইন্টিগ্রাল গঠনের সময় লেখা হয়নি (পরে ফলের সাথে গুণ করা হয়েছে)। (আংশিক নম্বর)",</text:p>
            <text:p>        "ধাপ ৩: ১ মার্কস - √ax অংশের ইন্টিগ্রাল সমাধান সঠিক হয়েছে (বাইরে 2 গুণ ধরলে)। কিন্তু √4ax-x² অংশের ইন্টিগ্রাল করার সময় sin⁻¹ পদের সহগ ভুল করা হয়েছে (4a² এর জায়গায় 4a)। ইন্টিগ্রেশনের পর লিমিট বসিয়ে শেষ পর্যন্ত গণনা করা হয়নি। (আংশিক নম্বর)"</text:p>
            <text:p>    ],</text:p>
            <text:p>    "চিহ্নিত ভুলসমূহ": [</text:p>
            <text:p>        "১. বক্ররেখা দুটির ছেদবিন্দুগুলির y স্থানাঙ্ক (0, ±√3a) নির্ণয় দেখানো হয়নি বা উল্লেখ করা হয়নি।",</text:p>
            <text:p>        "২. ক্ষেত্রফলের ইন্টিগ্রাল গঠনের সময় ∫(...) dx এর সামনে 2 গুণ করা হয়নি। (সঠিক হওয়া উচিত ছিল 2∫₀³ᵃ (...) dx)।",</text:p>
            <text:p>        "৩. ∫√(4a²-(x-2a)²) dx এর ইন্টিগ্রাল নির্ণয়ের সময় sin⁻¹ পদের সহগ 2a² না লিখে 2a লেখা হয়েছে। (অথবা বাইরে 2 গুণ করার পর 4a² না লিখে 4a লেখা হয়েছে)।",</text:p>
            <text:p>        "৪. ইন্টিগ্রেশন করার পর উর্ধ্বসীমা ও নিম্নসীমা বসিয়ে ক্ষেত্রফলের মান গণনা করা শেষ করা হয়নি।"</text:p>
            <text:p>    ],</text:p>
            <text:p>    "সংশোধিত উত্তর": [</text:p>
            <text:p>        "১. ছেদবিন্দু নির্ণয়: প্রদত্ত সমীকরণ দুটি হল y² = ax এবং x² + y² = 4ax।",</text:p>
            <text:p>        "দ্বিতীয় সমীকরণে y² = ax বসিয়ে পাই: x² + ax = 4ax",</text:p>
            <text:p>        "⇒ x² - 3ax = 0",</text:p>
            <text:p>        "⇒ x(x - 3a) = 0",</text:p>
            <text:p>        "সুতরাং, x = 0 অথবা x - 3a = 0 ⇒ x = 3a।",</text:p>
            <text:p>        "যখন x = 0, y² = a(0) = 0 ⇒ y = 0। ছেদবিন্দু (0, 0)।",</text:p>
            <text:p>        "যখন x = 3a, y² = a(3a) = 3a² ⇒ y = ±√3a। ছেদবিন্দু (3a, √3a) এবং (3a, -√3a)।",</text:p>
            <text:p>        "২. ক্ষেত্রফল নির্ণয়: বক্ররেখা দুটি x-অক্ষের সাপেক্ষে প্রতিসম এবং x=0 থেকে x=3a পর্যন্ত আবদ্ধ অঞ্চল তৈরি করে। উপরের বক্ররেখা হল x² + y² = 4ax বা (x-2a)² + y² = (2a)², অর্থাৎ y = +√(4ax - x²) = +√(4a² - (x-2a)²)। নিচের বক্ররেখা হল y² = ax, অর্থাৎ y = +√ax (x-অক্ষের উপরের অংশের জন্য)।",</text:p>
            <text:p>        "সুতরাং, ক্ষেত্রফল = 2∫₀³ᵃ (√(4ax - x²) - √ax) dx = 2∫₀³ᵃ (√(4a² - (x - 2a)²) - √ax) dx",</text:p>
            <text:p>        "৩. ইন্টিগ্রাল সমাধান:",</text:p>
            <text:p>        "∫√(a² - u²) du = u/2 √(a² - u²) + a²/2 sin⁻¹(u/a) সূত্র ব্যবহার করে ∫√(4a² - (x - 2a)²) dx নির্ণয় করি। এখানে a = 2a এবং u = x - 2a।",</text:p>
            <text:p>        "∫√(4a² - (x - 2a)²) dx = (x-2a)/2 √(4a² - (x-2a)²) + (2a)²/2 sin⁻¹((x-2a)/2a)",</text:p>
            <text:p>        "= (x-2a)/2 √(4ax - x²) + 2a² sin⁻¹((x-2a)/2a)",</text:p>
            <text:p>        "এবং ∫√ax dx = √a ∫x¹/² dx = √a × (x³/²/ (3/2)) = (2/3) √a x³/² = (2/3) √ax³।",</text:p>
            <text:p>        "সুতরাং, ক্ষেত্রফল = 2 × [(x-2a)/2 √(4ax - x²) + 2a² sin⁻¹ x-2a/2a - 2/3 √ax³]₀³ᵃ",</text:p>
            <text:p>        "উর্ধ্বসীমা (x=3a) বসিয়ে পাই:",</text:p>
            <text:p>        "[(3a-2a)/2 √(4a(3a) - (3a)²) + 2a² sin⁻¹(3a-2a)/2a - 2/3 √a(3a)³]",</text:p>
            <text:p>        "= [a/2 √12a² - 9a² + 2a² sin⁻¹(1/2) - 2/3 √27a⁴]",</text:p>
            <text:p>        "= [a/2 √3a² + 2a² (π/6) - 2/3 * 3√3 a²]",</text:p>
            <text:p>        "= [√3 a²/2 + a²π/3 - 2√3 a²]",</text:p>
            <text:p>        "নিম্নসীমা (x=0) বসিয়ে পাই:",</text:p>
            <text:p>        "[(0-2a)/2 √(0) + 2a² sin⁻¹(0-2a)/2a - 2/3 √a(0)³]",</text:p>
            <text:p>        "= [0 + 2a² sin⁻¹(-1) - 0]",</text:p>
            <text:p>        "= [2a² (-π/2)] = [-a²π]",</text:p>
            <text:p>        "সুতরাং, ক্ষেত্রফল = 2 × [(√3 a²/2 + a²π/3 - 2√3 a²) - (-a²π)]",</text:p>
            <text:p>        "= 2 × [√3 a²/2 - 2√3 a² + a²π/3 + a²π]",</text:p>
            <text:p>        "= 2 × [a²(√3/2 - 2√3) + a²(π/3 + π)]",</text:p>
            <text:p>        "= 2 × [a²(√3/2 - 4√3/2) + a²(π/3 + 3π/3)]",</text:p>
            <text:p>        "= 2 × [a²(-3√3/2) + a²(4π/3)]",</text:p>
            <text:p>        "= a²(-3√3 + 8π/3) = (8π/3 - 3√3) a² বর্গ একক।"</text:p>
            <text:p>    ],</text:p>
            <text:p>    "অতিরিক্ত মন্তব্য": "ছাত্রটি সমস্যার প্রাথমিক ধাপগুলি চিহ্নিত করতে পারলেও, ইন্টিগ্রাল গঠন ও সমাধানে একাধিক ভুল করেছে এবং গণনা সম্পূর্ণ করেনি। sin⁻¹ পদের সহগ নির্ণয়ে ভুলটি একটি গুরুত্বপূর্ণ ত্রুটি।"</text:p>
            <text:p>}</text:p>
            <text:p>```</text:p>
          </table:table-cell>
          <table:table-cell table:style-name="ce1"/>
          <table:table-cell table:style-name="ce1" office:value-type="float" office:value="1383" calcext:value-type="float">
            <text:p>1383</text:p>
          </table:table-cell>
          <table:table-cell table:style-name="ce1" office:value-type="float" office:value="1282" calcext:value-type="float">
            <text:p>1282</text:p>
          </table:table-cell>
          <table:table-cell table:style-name="ce1" office:value-type="float" office:value="0" calcext:value-type="float">
            <text:p>0</text:p>
          </table:table-cell>
          <table:table-cell table:style-name="ce1" office:value-type="float" office:value="454" calcext:value-type="float">
            <text:p>454</text:p>
          </table:table-cell>
          <table:table-cell table:style-name="ce1" office:value-type="float" office:value="1613" calcext:value-type="float">
            <text:p>1613</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 calcext:value-type="float">
            <text:p>1</text:p>
          </table:table-cell>
          <table:table-cell table:style-name="ce1" office:value-type="string" calcext:value-type="string">
            <text:p>1465.jpg</text:p>
          </table:table-cell>
          <table:table-cell table:style-name="ce1" office:value-type="float" office:value="2" calcext:value-type="float">
            <text:p>2</text:p>
          </table:table-cell>
          <table:table-cell table:style-name="ce1"/>
          <table:table-cell table:style-name="ce1" office:value-type="string" calcext:value-type="string">
            <text:p>16sin²x + \frac{16}{16sin²x} = 10</text:p>
            <text:p>ধরি, a = 16sin²x</text:p>
            <text:p>a + \frac{16}{a} = 10 ⇒ a² - 10a + 16 = 0</text:p>
            <text:p>a² - 2a - 8a + 16 = 0 ⇒ (a - 2)(a - 8) = 0</text:p>
            <text:p>a = 2, 8</text:p>
            <text:p>a = 2 হলে,</text:p>
            <text:p>16sin²x = 2; 24sin²x = 2¹ ⇒ sin x = ±\frac{1}{2}</text:p>
            <text:p>⇒ x = nπ + (-1)ⁿ(\frac{π}{6}) = nπ ± \frac{π}{6}</text:p>
            <text:p>0 ≤ x ≤ 2x এ n = 0 ⇒ x = \frac{π}{6}; n = 1 ⇒ x = \frac{7π}{6}, \frac{5π}{6}</text:p>
            <text:p>n = 2 ⇒ x = \frac{11π}{6}</text:p>
            <text:p>a = 8 হলে, 24sin²x = 2³ ⇒ sin x = ±\frac{\sqrt{3}}{2}</text:p>
            <text:p>n = 0 ⇒ x = \frac{π}{3}; n = 1, x = \frac{4π}{3}, \frac{2π}{3}; n = 2, x = \frac{5π}{3}</text:p>
          </table:table-cell>
          <table:table-cell table:style-name="ce1" office:value-type="string" calcext:value-type="string">
            <text:p>Math</text:p>
          </table:table-cell>
          <table:table-cell table:style-name="ce1" office:value-type="string" calcext:value-type="string">
            <text:p>নম্বর বণ্টনঃ</text:p>
            <text:p>16sin²x + \frac{16}{16sin²x} = 10; নির্ণয় করার জন্য ০২ নম্বর।</text:p>
            <text:p>x = \frac{π}{6}, \frac{π}{3}, \frac{7π}{6}, \frac{5π}{6}, \frac{4π}{3}, \frac{2π}{3}, \frac{11π}{6}, \frac{5π}{3}; নির্ণয় করার জন্য ০৮ নম্বর।</text:p>
          </table:table-cell>
          <table:table-cell table:style-name="ce1" office:value-type="string" calcext:value-type="string">
            <text:p>```json</text:p>
            <text:p>{</text:p>
            <text:p>    "প্রাপ্ত মার্কস": "2/10",</text:p>
            <text:p>    "ধাপ অনুযায়ী মার্কস বিভাজন": [</text:p>
            <text:p>        "ধাপ ১: ০ নম্বর - 16sin²x + 16cos²x = 10 কে 16sin²x + \frac{16}{16sin²x} = 10 এই রূপে লেখার জন্য।",</text:p>
            <text:p>        "ধাপ ২: ০ নম্বর - a = 16sin²x ধরে সমাধান করার জন্য।",</text:p>
            <text:p>        "ধাপ ৩: ২ নম্বর - sin x = ±\frac{\sqrt{3}}{2} লেখার জন্য।",</text:p>
            <text:p>        "ধাপ ৪: ০ নম্বর - x এর সঠিক মান বের করার জন্য।"</text:p>
            <text:p>    ],</text:p>
            <text:p>    "চিহ্নিত ভুলসমূহ": [</text:p>
            <text:p>        "১. cos²x কে \frac{1}{sin²x} লেখা হয়েছে, যা ভুল।",</text:p>
            <text:p>        "২. sin x = ±\frac{\sqrt{3}}{2} লেখার পরে x এর অন্যান্য মান বের করা হয়নি।",</text:p>
            <text:p>        "৩. উত্তরের একক রেডিয়ানে হওয়ার কথা কিন্তু ডিগ্রিতে দেওয়া হয়েছে।"</text:p>
            <text:p>    ],</text:p>
            <text:p>    "সংশোধিত উত্তর": [</text:p>
            <text:p>        "১. 16sin²x + \frac{16}{16sin²x} = 10",</text:p>
            <text:p>        "২. a = 16sin²x ধরে সমাধান করলে a = 2, 8 পাওয়া যায়।",</text:p>
            <text:p>        "৩. sin x = ±\frac{\sqrt{3}}{2} হলে, x = \frac{π}{3}, \frac{2π}{3}, \frac{4π}{3}, \frac{5π}{3}"</text:p>
            <text:p>    ],</text:p>
            <text:p>    "অতিরিক্ত মন্তব্য": "cos²x = \frac{1}{sin²x} নয়। এটি একটি সাধারণ ত্রিকোণমিতিক ভুল।"</text:p>
            <text:p>}</text:p>
            <text:p>```</text:p>
          </table:table-cell>
          <table:table-cell table:style-name="ce1" office:value-type="string" calcext:value-type="string">
            <text:p>```json</text:p>
            <text:p>{</text:p>
            <text:p>    "প্রাপ্ত মার্কস": "1/10",</text:p>
            <text:p>    "ধাপ অনুযায়ী মার্কস বিভাজন": [</text:p>
            <text:p>    "ধাপ ১: 1 মার্কস - cos²x = 1 - sin²x ব্যবহার করে সমীকরণটিকে 16^sin²x এবং 16^(1-sin²x) আকারে লেখার প্রচেষ্টা। (সম্পূর্ণ প্রক্রিয়া সঠিক না হওয়ায় আংশিক নম্বর প্রদান করা হলো)",</text:p>
            <text:p>    "ধাপ ২: 0 মার্কস - সমীকরণের সঠিক সমাধান এবং 0 ≤ x ≤ 2π সীমার মধ্যে সমস্ত মান নির্ণয় করতে ব্যর্থ হয়েছে।"</text:p>
            <text:p>    ],</text:p>
            <text:p>    "চিহ্নিত ভুলসমূহ": [</text:p>
            <text:p>    "১. সমীকরণ সমাধানের জন্য ভুল পদ্ধতি (লগারিদম) ব্যবহার করা হয়েছে।",</text:p>
            <text:p>    "২. sin x = 3/4 এই মানটি কোথা থেকে এসেছে তার কোনো গাণিতিক যুক্তি নেই।",</text:p>
            <text:p>    "৩. sin x = ±√3/2 মানটি সঠিক সমাধানের অংশ হলেও এটি সঠিক পদ্ধতি (কোয়াড্রেটিক সমীকরণ সমাধান) অনুসরণ করে পাওয়া যায়নি এবং পূর্ববর্তী ধাপের সাথে সঙ্গতিপূর্ণ নয়।",</text:p>
            <text:p>    "৪. sin x = ±1/2 কেসটি সম্পূর্ণ বাদ দেওয়া হয়েছে।",</text:p>
            <text:p>    "৫. 0 ≤ x ≤ 2π সীমার মধ্যে সমস্ত সমাধান নির্ণয় করা হয়নি।",</text:p>
            <text:p>    "৬. x = ±60° লিখে সীমার ভেতরের সমস্ত মান উল্লেখ করা হয়নি।"</text:p>
            <text:p>    ],</text:p>
            <text:p>    "সংশোধিত উত্তর": [</text:p>
            <text:p>    "সমীকরণটি হলো: 16^(sin²x) + 16^(cos²x) = 10",</text:p>
            <text:p>    "cos²x = 1 - sin²x ব্যবহার করে পাই: 16^(sin²x) + 16^(1 - sin²x) = 10",</text:p>
            <text:p>    "16^(sin²x) + 16 / 16^(sin²x) = 10",</text:p>
            <text:p>    "ধরি, a = 16^(sin²x)। তাহলে সমীকরণটি হয়: a + 16/a = 10",</text:p>
            <text:p>    "উভয়পক্ষকে a দিয়ে গুণ করে পাই: a² + 16 = 10a",</text:p>
            <text:p>    "a² - 10a + 16 = 0",</text:p>
            <text:p>    "মধ্যপদ বিশ্লেষণ করে পাই: a² - 2a - 8a + 16 = 0",</text:p>
            <text:p>    "a(a - 2) - 8(a - 2) = 0",</text:p>
            <text:p>    "(a - 2)(a - 8) = 0",</text:p>
            <text:p>    "সুতরাং, a = 2 অথবা a = 8।",</text:p>
            <text:p>    "কেস ১: a = 2",</text:p>
            <text:p>    "16^(sin²x) = 2",</text:p>
            <text:p>    "2^(4sin²x) = 2¹",</text:p>
            <text:p>    "4sin²x = 1",</text:p>
            <text:p>    "sin²x = 1/4",</text:p>
            <text:p>    "sin x = ±1/2",</text:p>
            <text:p>    "0 ≤ x ≤ 2π সীমার মধ্যে সমাধানগুলো হলো:",</text:p>
            <text:p>    "sin x = 1/2 হলে, x = π/6, 5π/6",</text:p>
            <text:p>    "sin x = -1/2 হলে, x = 7π/6, 11π/6",</text:p>
            <text:p>    "কেস ২: a = 8",</text:p>
            <text:p>    "16^(sin²x) = 8",</text:p>
            <text:p>    "2^(4sin²x) = 2³",</text:p>
            <text:p>    "4sin²x = 3",</text:p>
            <text:p>    "sin²x = 3/4",</text:p>
            <text:p>    "sin x = ±√3/2",</text:p>
            <text:p>    "0 ≤ x ≤ 2π সীমার মধ্যে সমাধানগুলো হলো:",</text:p>
            <text:p>    "sin x = √3/2 হলে, x = π/3, 2π/3",</text:p>
            <text:p>    "sin x = -√3/2 হলে, x = 4π/3, 5π/3",</text:p>
            <text:p>    "সুতরাং, 0 ≤ x ≤ 2π সীমার মধ্যে x এর সমস্ত মানগুলো হলো: π/6, 5π/6, 7π/6, 11π/6, π/3, 2π/3, 4π/3, 5π/3।"</text:p>
            <text:p>    ],</text:p>
            <text:p>    "অতিরিক্ত মন্তব্য": "শিক্ষার্থী cos²x কে 1-sin²x লেখার ধারণাটি বুঝতে পেরেছে, কিন্তু সমাধানের সঠিক গাণিতিক পদ্ধতি অনুসরণ করেনি।"</text:p>
            <text:p>}</text:p>
            <text:p>```</text:p>
          </table:table-cell>
          <table:table-cell table:style-name="ce1"/>
          <table:table-cell table:style-name="ce1" office:value-type="float" office:value="2805" calcext:value-type="float">
            <text:p>2805</text:p>
          </table:table-cell>
          <table:table-cell table:style-name="ce1" office:value-type="float" office:value="1180" calcext:value-type="float">
            <text:p>1180</text:p>
          </table:table-cell>
          <table:table-cell table:style-name="ce1" office:value-type="float" office:value="0" calcext:value-type="float">
            <text:p>0</text:p>
          </table:table-cell>
          <table:table-cell table:style-name="ce1" office:value-type="float" office:value="525" calcext:value-type="float">
            <text:p>525</text:p>
          </table:table-cell>
          <table:table-cell table:style-name="ce1" office:value-type="float" office:value="980" calcext:value-type="float">
            <text:p>980</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2" calcext:value-type="float">
            <text:p>2</text:p>
          </table:table-cell>
          <table:table-cell table:style-name="ce1" office:value-type="string" calcext:value-type="string">
            <text:p>1467.jpg</text:p>
          </table:table-cell>
          <table:table-cell table:style-name="ce1" office:value-type="float" office:value="10" calcext:value-type="float">
            <text:p>10</text:p>
          </table:table-cell>
          <table:table-cell table:style-name="ce1" office:value-type="float" office:value="1466" calcext:value-type="float">
            <text:p>1466</text:p>
          </table:table-cell>
          <table:table-cell table:style-name="ce1" office:value-type="string" calcext:value-type="string">
            <text:p>UV1 V2 V3</text:p>
            <text:p>ধরি, t1, t2 ও t3 সময়ে অতিক্রান্ত দূরত্ব S, S ও S।</text:p>
            <text:p>S = (/fraction{u+V1}{2}/)t1 ⇒ S = (/fraction{u+V1}{t1}/) ...(i)</text:p>
            <text:p>S = (/fraction{V1+V2}{2}/)t2 ⇒ S = (/fraction{V1+V2}{t2}/) ...(ii)</text:p>
            <text:p>S = (/fraction{V2+V3}{2}/)t3 ⇒ S = (/fraction{V2+V3}{t3}/) ...(iii)</text:p>
            <text:p>3S = (/fraction{u+V3}{2}/)(t1+t2+t3) ...(iv)</text:p>
            <text:p>(i) – (ii) + (iii) ⇒ (/fraction{S}{t1}/) – (/fraction{S}{t2}/) + (/fraction{S}{t3}/) = (/fraction{u+V1}{2}/) – (/fraction{V1+V2}{2}/) + (/fraction{V2+V3}{2}/)</text:p>
            <text:p>⇒ S(/fraction{1}{t1}/ – (/fraction{1}{t2}/ + (/fraction{1}{t3}/)) = (/fraction{u+V3}{2}/) ...(v)</text:p>
            <text:p>(v) ÷ (iv) ⇒</text:p>
            <text:p>(/fraction{S(/fraction{1}{t1}/ – (/fraction{1}{t2}/ + (/fraction{1}{t3}/))}{(/fraction{3S}{t1+t2+t3}/)}) = 1 ⇒ (/fraction{1}{t1}/) – (/fraction{1}{t2}/) + (/fraction{1}{t3}/) = (/fraction{3}{t1t2+t3}/) [Ans.]</text:p>
          </table:table-cell>
          <table:table-cell table:style-name="ce1" office:value-type="string" calcext:value-type="string">
            <text:p>Math</text:p>
          </table:table-cell>
          <table:table-cell table:style-name="ce1" office:value-type="string" calcext:value-type="string">
            <text:p>নম্বর বণ্টনঃ</text:p>
            <text:p>S = (/fraction{u+V1}{t1}/); নির্ণয়ের জন্য ০১ নম্বর।</text:p>
            <text:p>S = (/fraction{V1+V2}{t2}/); নির্ণয়ের জন্য ০১ নম্বর।</text:p>
            <text:p>S = (/fraction{V2+V3}{t3}/); নির্ণয়ের জন্য ০১ নম্বর।</text:p>
            <text:p>(/fraction{3S}{t1+t2+t3}/) = (/fraction{u+V3}{2}/); নির্ণয়ের জন্য ০২ নম্বর।</text:p>
          </table:table-cell>
          <table:table-cell table:style-name="ce1" office:value-type="string" calcext:value-type="string">
            <text:p>```json</text:p>
            <text:p>{</text:p>
            <text:p>    "প্রাপ্ত মার্কস": "5/5",</text:p>
            <text:p>    "ধাপ অনুযায়ী মার্কস বিভাজন": [</text:p>
            <text:p>        "ধাপ ১: ১ মার্কস - S = (u+V1)/2 * t1 থেকে S = (u+V1)/2 নির্ণয় করার জন্য।",</text:p>
            <text:p>        "ধাপ ২: ১ মার্কস - S = (V1+V2)/2 * t2 থেকে S = (V1+V2)/2 নির্ণয় করার জন্য।",</text:p>
            <text:p>        "ধাপ ৩: ১ মার্কস - S = (V2+V3)/2 * t3 থেকে S = (V2+V3)/2 নির্ণয় করার জন্য।",</text:p>
            <text:p>        "ধাপ ৪: ২ মার্কস - 3S = (u+V3)/2 * (t1+t2+t3) নির্ণয় করার জন্য।"</text:p>
            <text:p>    ],</text:p>
            <text:p>    "চিহ্নিত ভুলসমূহ": [],</text:p>
            <text:p>    "সংশোধিত উত্তর": [],</text:p>
            <text:p>    "অতিরিক্ত মন্তব্য": "শিক্ষার্থীর উত্তর সঠিক আছে। তবে, শেষ পর্যন্ত প্রমাণটি সম্পন্ন হয়নি। যেহেতু প্রশ্নের প্রমাণের অংশটির জন্য আলাদা নম্বর নেই, তাই কাটা হয়নি।"</text:p>
            <text:p>}</text:p>
            <text:p>```</text:p>
          </table:table-cell>
          <table:table-cell table:style-name="ce1" office:value-type="string" calcext:value-type="string">
            <text:p>```json</text:p>
            <text:p>{</text:p>
            <text:p>    "প্রাপ্ত মার্কস": "2.5/10",</text:p>
            <text:p>    "ধাপ অনুযায়ী মার্কস বিভাজন": [</text:p>
            <text:p>    "ধাপ ১: ১ মার্কস - প্রথম S/t1 = (u+V1)/2 সমীকরণ সঠিকভাবে নির্ণয়।",</text:p>
            <text:p>    "ধাপ ২: ১ মার্কস - দ্বিতীয় S/t2 = (V1+V2)/2 সমীকরণ সঠিকভাবে নির্ণয়।",</text:p>
            <text:p>    "ধাপ ৩: ০.৫ মার্কস - তৃতীয় S/t3 সমীকরণ লেখার প্রচেষ্টা, কিন্তু V3 এর বদলে V2 ব্যবহার করা হয়েছে।",</text:p>
            <text:p>    "ধাপ ৪: ০ মার্কস - মোট দূরত্ব ও মোট সময়ের সম্পর্ক স্থাপনকারী সমীকরণ নির্ণয়।",</text:p>
            <text:p>    "ধাপ ৫: ০ মার্কস - (i)-(ii)+(iii) এর সঠিক গাণিতিক সমাধান।",</text:p>
            <text:p>    "ধাপ ৬: ০ মার্কস - প্রাপ্ত সমীকরণগুলো ব্যবহার করে চূড়ান্ত প্রমাণ সম্পন্ন করা।"</text:p>
            <text:p>    ],</text:p>
            <text:p>    "চিহ্নিত ভুলসমূহ": [</text:p>
            <text:p>    "১. তৃতীয় দূরত্বের জন্য শেষ বেগ V3 এর পরিবর্তে V2 ব্যবহার করা হয়েছে (S/t3 সমীকরণে)।",</text:p>
            <text:p>    "২. মোট দূরত্ব (3S) এবং মোট সময় (t1+t2+t3) ব্যবহার করে প্রাথমিক বেগ ও শেষ বেগের (u ও V3) মধ্যে সম্পর্ক স্থাপনকারী সমীকরণটি অনুপস্থিত।",</text:p>
            <text:p>    "৩. সমীকরণ (i), (ii) এবং (iii) কে (i)-(ii)+(iii) পদ্ধতিতে সঠিকভাবে মেলানোর ধাপ ও গণনা অনুপস্থিত।",</text:p>
            <text:p>    "৪. চূড়ান্ত প্রমাণটি গাণিতিকভাবে সম্পন্ন করা হয়নি, কেবল ফলাফল উল্লেখ করা হয়েছে।"</text:p>
            <text:p>    ],</text:p>
            <text:p>    "সংশোধিত উত্তর": [</text:p>
            <text:p>    "১. S = (u+V1)/2 * t1 ⇒ S/t1 = (u+V1)/2 (i)",</text:p>
            <text:p>    "২. S = (V1+V2)/2 * t2 ⇒ S/t2 = (V1+V2)/2 (ii)",</text:p>
            <text:p>    "৩. S = (V2+V3)/2 * t3 ⇒ S/t3 = (V2+V3)/2 (iii)",</text:p>
            <text:p>    "৪. মোট দূরত্ব 3S এবং মোট সময় (t1+t2+t3) এর জন্য: 3S = (u+V3)/2 * (t1+t2+t3) ⇒ 3S/(t1+t2+t3) = (u+V3)/2 (iv)",</text:p>
            <text:p>    "৫. সমীকরণ (i) – (ii) + (iii) করে পাই: S/t1 – S/t2 + S/t3 = (u+V1)/2 – (V1+V2)/2 + (V2+V3)/2",</text:p>
            <text:p>    "৬. ⇒ S(1/t1 – 1/t2 + 1/t3) = (u+V1 – V1 – V2 + V2 + V3)/2 = (u+V3)/2 (v)",</text:p>
            <text:p>    "৭. সমীকরণ (v) ও (iv) তুলনা করে পাই: S(1/t1 – 1/t2 + 1/t3) = 3S/(t1+t2+t3)",</text:p>
            <text:p>    "৮. ⇒ 1/t1 – 1/t2 + 1/t3 = 3/(t1+t2+t3) (প্রমাণিত)"</text:p>
            <text:p>    ],</text:p>
            <text:p>    "অতিরিক্ত মন্তব্য": "ছাত্র/ছাত্রী প্রমাণে প্রয়োজনীয় কয়েকটি প্রাথমিক সমীকরণ সঠিকভাবে স্থাপন করলেও মূল গাণিতিক ধাপ ও সম্পূর্ণ প্রমাণ সম্পন্ন করতে পারেনি।"</text:p>
            <text:p>}</text:p>
            <text:p>```</text:p>
          </table:table-cell>
          <table:table-cell table:style-name="ce1"/>
          <table:table-cell table:style-name="ce1" office:value-type="float" office:value="1620" calcext:value-type="float">
            <text:p>1620</text:p>
          </table:table-cell>
          <table:table-cell table:style-name="ce1" office:value-type="float" office:value="1514" calcext:value-type="float">
            <text:p>1514</text:p>
          </table:table-cell>
          <table:table-cell table:style-name="ce1" office:value-type="float" office:value="0" calcext:value-type="float">
            <text:p>0</text:p>
          </table:table-cell>
          <table:table-cell table:style-name="ce1" office:value-type="float" office:value="348" calcext:value-type="float">
            <text:p>348</text:p>
          </table:table-cell>
          <table:table-cell table:style-name="ce1" office:value-type="float" office:value="789" calcext:value-type="float">
            <text:p>789</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3" calcext:value-type="float">
            <text:p>3</text:p>
          </table:table-cell>
          <table:table-cell table:style-name="ce1" office:value-type="string" calcext:value-type="string">
            <text:p>1468.jpg</text:p>
          </table:table-cell>
          <table:table-cell table:style-name="ce1" office:value-type="float" office:value="10" calcext:value-type="float">
            <text:p>10</text:p>
          </table:table-cell>
          <table:table-cell table:style-name="ce1"/>
          <table:table-cell table:style-name="ce1" office:value-type="string" calcext:value-type="string">
            <text:p>sin⁻¹ 2x = π/3 - sin⁻¹ x</text:p>
            <text:p>⇒ 2x = sin(π/3 - sin⁻¹x) = sin π/3 cos(sin⁻¹x) - cos π/3 sin(sin⁻¹x)</text:p>
            <text:p>⇒ 2x = √3/2 √(1 - x²) - 1/2 x ⇒ 5x = √3√(1 - x²)</text:p>
            <text:p>⇒ 25x²/3 = 1 - x² ⇒ x² = 3/28 :: x = ±√(3/28)</text:p>
            <text:p>শুদ্ধি পরীক্ষা করে পাই, x = √(3/28) = √21/14 [Ans.]</text:p>
          </table:table-cell>
          <table:table-cell table:style-name="ce1" office:value-type="string" calcext:value-type="string">
            <text:p>Math</text:p>
          </table:table-cell>
          <table:table-cell table:style-name="ce1" office:value-type="string" calcext:value-type="string">
            <text:p>নম্বর বণ্টনঃ</text:p>
            <text:p>2x = sin π/3 cos(sin⁻¹x) - cos π/3 sin(sin⁻¹x) নির্ণয়ের জন্য ০৪ নম্বর।</text:p>
            <text:p>x = ±√(3/28) নির্ণয়ের জন্য ০৪ নম্বর।</text:p>
            <text:p>x = √21/14 নির্ণয়ের জন্য ০২ নম্বর।</text:p>
          </table:table-cell>
          <table:table-cell table:style-name="ce1" office:value-type="string" calcext:value-type="string">
            <text:p>```json</text:p>
            <text:p>{</text:p>
            <text:p>    "প্রাপ্ত মার্কস": "6/10",</text:p>
            <text:p>    "ধাপ অনুযায়ী মার্কস বিভাজন": [</text:p>
            <text:p>        "ধাপ ১: ৪ মার্কস - 2x = sin π/3 cos(sin⁻¹x) - cos π/3 sin(sin⁻¹x)  এই পর্যন্ত সঠিক আছে।",</text:p>
            <text:p>        "ধাপ ২: ২ মার্কস - x = ±√(3/28) নির্ণয় করার চেষ্টা করেছে কিন্তু ২৫x^২/৪ - ৩/৪ - ৩/৪x^২ এই লাইনটি ভুল হয়েছে।"</text:p>
            <text:p>    ],</text:p>
            <text:p>    "চিহ্নিত ভুলসমূহ": [</text:p>
            <text:p>        "১. ২৫x^২/৪ - ৩/৪ - ৩/৪x^২ এই লাইনটি ভুল হয়েছে।",</text:p>
            <text:p>        "২. শুদ্ধি পরীক্ষা করেনি।"</text:p>
            <text:p>    ],</text:p>
            <text:p>    "সংশোধিত উত্তর": [</text:p>
            <text:p>        "১. ২৫x²/৪ = ৩/৪ (১-x²) হবে।  ২৫x²/৪ = ৩/৪ - ৩x²/৪ হবে। তারপর ২৮x²/৪ = ৩/৪  =&gt; ২৮x² = ৩।",</text:p>
            <text:p>        "২. শুদ্ধি পরীক্ষা করে x = +√(3/28) হবে।"</text:p>
            <text:p>    ],</text:p>
            <text:p>    "অতিরিক্ত মন্তব্য": "বীজগণিতীয় সরলীকরণে ভুল হয়েছে।"</text:p>
            <text:p>}</text:p>
            <text:p>```</text:p>
          </table:table-cell>
          <table:table-cell table:style-name="ce1" office:value-type="string" calcext:value-type="string">
            <text:p>```json</text:p>
            <text:p>{</text:p>
            <text:p>    "প্রাপ্ত মার্কস": "10/10",</text:p>
            <text:p>    "ধাপ অনুযায়ী মার্কস বিভাজন": [</text:p>
            <text:p>        "ধাপ ১: ৪ মার্কস - sin⁻¹(√3/2) - sin⁻¹ x সূত্রে প্রয়োগ করে এবং সমীকরণটিকে 2x = √3/2 √(1-x²) - x/2 আকারে আনার জন্য। (বিকল্প পদ্ধতি সঠিক)",</text:p>
            <text:p>        "ধাপ ২: ৪ মার্কস - x = ±√(3/28) নির্ণয়ের জন্য।",</text:p>
            <text:p>        "ধাপ ৩: ২ মার্কস - শুদ্ধি পরীক্ষা করে সঠিক সমাধান x = √(3/28) চিহ্নিত করার জন্য।"</text:p>
            <text:p>    ],</text:p>
            <text:p>    "চিহ্নিত ভুলসমূহ": [],</text:p>
            <text:p>    "সংশোধিত উত্তর": [],</text:p>
            <text:p>    "অতিরিক্ত মন্তব্য": "ছাত্র/ছাত্রী sin⁻¹A - sin⁻¹B সূত্র ব্যবহার করে সমস্যাটির সমাধান করেছে, যা একটি বৈধ বিকল্প পদ্ধতি। সমস্ত ধাপ সঠিকভাবে সম্পন্ন হয়েছে এবং চূড়ান্ত সঠিক উত্তর নির্ণয় করা হয়েছে।"</text:p>
            <text:p>}</text:p>
            <text:p>```</text:p>
          </table:table-cell>
          <table:table-cell table:style-name="ce1"/>
          <table:table-cell table:style-name="ce1" office:value-type="float" office:value="2608" calcext:value-type="float">
            <text:p>2608</text:p>
          </table:table-cell>
          <table:table-cell table:style-name="ce1" office:value-type="float" office:value="969" calcext:value-type="float">
            <text:p>969</text:p>
          </table:table-cell>
          <table:table-cell table:style-name="ce1" office:value-type="float" office:value="0" calcext:value-type="float">
            <text:p>0</text:p>
          </table:table-cell>
          <table:table-cell table:style-name="ce1" office:value-type="float" office:value="396" calcext:value-type="float">
            <text:p>396</text:p>
          </table:table-cell>
          <table:table-cell table:style-name="ce1" office:value-type="float" office:value="219" calcext:value-type="float">
            <text:p>219</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4" calcext:value-type="float">
            <text:p>4</text:p>
          </table:table-cell>
          <table:table-cell table:style-name="ce1" office:value-type="string" calcext:value-type="string">
            <text:p>1470.jpg</text:p>
          </table:table-cell>
          <table:table-cell table:style-name="ce1" office:value-type="float" office:value="0" calcext:value-type="float">
            <text:p>0</text:p>
          </table:table-cell>
          <table:table-cell table:style-name="ce1" office:value-type="float" office:value="1469" calcext:value-type="float">
            <text:p>1469</text:p>
          </table:table-cell>
          <table:table-cell table:style-name="ce1" office:value-type="string" calcext:value-type="string">
            <text:p>লামির উপপাদ্য হতে</text:p>
            <text:p>W</text:p>
            <text:p>=</text:p>
            <text:p>T</text:p>
            <text:p>sin(γ+α)  sin(π−α)</text:p>
            <text:p>W</text:p>
            <text:p>=</text:p>
            <text:p>2T</text:p>
            <text:p>sin(γ+β)  sin(π−β)</text:p>
            <text:p/>
            <text:p>⇒</text:p>
            <text:p>W</text:p>
            <text:p>=</text:p>
            <text:p>T sin(γ+α)</text:p>
            <text:p>;</text:p>
            <text:p>W</text:p>
            <text:p>=</text:p>
            <text:p>2T sin(γ+β)</text:p>
            <text:p>sin α</text:p>
            <text:p>sin β</text:p>
            <text:p/>
            <text:p>⇒</text:p>
            <text:p>W = T sin(γ+α)</text:p>
            <text:p>;</text:p>
            <text:p>W = 2 sin(γ+β)</text:p>
            <text:p>sin α</text:p>
            <text:p>sin β</text:p>
            <text:p/>
            <text:p>∴</text:p>
            <text:p>sin(γ+α)</text:p>
            <text:p>sin α</text:p>
            <text:p>=</text:p>
            <text:p>2 sin(γ+β)</text:p>
            <text:p>sin β</text:p>
            <text:p/>
            <text:p>⇒ sin γ cos α + cos γ sin α</text:p>
            <text:p>sin α</text:p>
            <text:p>=</text:p>
            <text:p>2 (sin γ cos β + cos γ sin β)</text:p>
            <text:p>sin β sin γ</text:p>
            <text:p/>
            <text:p>⇒ cot γ + cot α = 2 cot γ + 2 cot β</text:p>
            <text:p/>
            <text:p>⇒ cot α − cot γ = 2 cot β</text:p>
            <text:p/>
            <text:p>∴ a = −1 এবং b = 2 তাহলে a/b = −1/2 (Ans.)</text:p>
          </table:table-cell>
          <table:table-cell table:style-name="ce1" office:value-type="string" calcext:value-type="string">
            <text:p>Math</text:p>
          </table:table-cell>
          <table:table-cell table:style-name="ce1" office:value-type="string" calcext:value-type="string">
            <text:p>নম্বর বণ্টন:</text:p>
            <text:p>W/T = sin(γ+α)/sinα = 2sin(γ+β)/sinβ; নির্ণয় করার জন্য (১.৫×০২) = ০৩ নম্বর।</text:p>
            <text:p>cotα − cotγ = 2cotβ; নির্ণয় করার জন্য ০৩ নম্বর।</text:p>
            <text:p>a/b = −1/2; নির্ণয় করার জন্য ০৪ নম্বর।</text:p>
          </table:table-cell>
          <table:table-cell table:style-name="ce1" office:value-type="string" calcext:value-type="string">
            <text:p>```json</text:p>
            <text:p>{</text:p>
            <text:p>    "প্রাপ্ত মার্কস": "4/10",</text:p>
            <text:p>    "ধাপ অনুযায়ী মার্কস বিভাজন": [</text:p>
            <text:p>    "ধাপ ১: 0 মার্কস - লামির উপপাদ্য ব্যবহার করে W/T এর অনুপাত বের করার চেষ্টা করা হয়নি।",</text:p>
            <text:p>    "ধাপ ২: 0 মার্কস - cotα − cotγ = 2cotβ এই সমীকরণ নির্ণয় করা হয়নি।",</text:p>
            <text:p>    "ধাপ ৩: 4 মার্কস - প্রশ্নের উত্তরে cotα + acoty = b cotβ থেকে a = -1 এবং b = 2 নির্ণয় করে a/b এর মান বের করা হয়েছে। a/b = -1/2 নির্ণয়ের জন্য ৪ নম্বর দেওয়া হলো।"</text:p>
            <text:p>    ],</text:p>
            <text:p>    "চিহ্নিত ভুলসমূহ": [</text:p>
            <text:p>    "১. লামির উপপাদ্য ব্যবহার করে প্রাথমিক অনুপাতগুলো বের করা হয়নি।",</text:p>
            <text:p>    "২. cotα − cotγ = 2cotβ এই সম্পর্ক স্থাপন করা হয়নি।"</text:p>
            <text:p>    ],</text:p>
            <text:p>    "সংশোধিত উত্তর": [</text:p>
            <text:p>    "১. লামির উপপাদ্য অনুসারে, W/sin(π-α) = T/sin(γ+α) এবং W/sin(π-β) = 2T/sin(γ+β)",</text:p>
            <text:p>    "২. সুতরাং, sin(γ+α)/sin α = 2sin(γ+β)/sin β ⇒ cot γ + cot α = 2 cot γ + 2 cot β ⇒ cot α − cot γ = 2 cot β"</text:p>
            <text:p>    ],</text:p>
            <text:p>    "অতিরিক্ত মন্তব্য": "ছাত্র লামির উপপাদ্য প্রয়োগ করে সমস্যার সমাধান করতে পারেনি। শুধু শেষ ধাপের উত্তর লিখেছে।"</text:p>
            <text:p>}</text:p>
            <text:p>```</text:p>
          </table:table-cell>
          <table:table-cell table:style-name="ce1" office:value-type="string" calcext:value-type="string">
            <text:p>```json</text:p>
            <text:p>{</text:p>
            <text:p>    "প্রাপ্ত মার্কস": "0/10",</text:p>
            <text:p>    "ধাপ অনুযায়ী মার্কস বিভাজন": [</text:p>
            <text:p>        "ধাপ ১: 0 মার্কস - বল বিভাজন/লামির উপপাদ্য প্রয়োগ করে W/T এবং W/(2T) এর সম্পর্ক নির্ণয় করা হয়নি।",</text:p>
            <text:p>        "ধাপ ২: 0 মার্কস - নির্ণীত সম্পর্ক থেকে cot α - cot γ = 2 cot β সমীকরণটি নির্ণয় করা হয়নি।",</text:p>
            <text:p>        "ধাপ ৩: 0 মার্কস - প্রাপ্ত সম্পর্কের সাথে প্রদত্ত সমীকরণ তুলনা করে a/b এর মান নির্ণয় করা হয়নি।"</text:p>
            <text:p>    ],</text:p>
            <text:p>    "চিহ্নিত ভুলসমূহ": [</text:p>
            <text:p>        "১. বস্তুর সাম্যাবস্থা বিশ্লেষণ করে (লামির উপপাদ্য বা বল বিভাজন পদ্ধতিতে) বল ও কোণগুলির মধ্যে সম্পর্ক স্থাপন করা হয়নি।",</text:p>
            <text:p>        "২. প্রশ্ন অনুযায়ী দুটি ভিন্ন অবস্থার জন্য প্রয়োজনীয় সমীকরণগুলি প্রতিষ্ঠা করা হয়নি।",</text:p>
            <text:p>        "৩. প্রদত্ত সমীকরণ cot α + a cot γ = b cot β এর সাথে গাণিতিকভাবে প্রাপ্ত সম্পর্ককে তুলনা করে a এবং b এর মান নির্ণয় করা হয়নি।"</text:p>
            <text:p>    ],</text:p>
            <text:p>    "সংশোধিত উত্তর": [</text:p>
            <text:p>        "১. বস্তুর সাম্যাবস্থা থেকে (যেমন লামির উপপাদ্য ব্যবহার করে), প্রথম ক্ষেত্রে: W/sin(π-α) = T/sin(π-(γ+α)) অর্থাৎ W/sinα = T/sin(γ+α)।",</text:p>
            <text:p>        "২. দ্বিতীয় ক্ষেত্রে: W/sin(π-β) = 2T/sin(π-(γ+β)) অর্থাৎ W/sinβ = 2T/sin(γ+β)।",</text:p>
            <text:p>        "৩. এই দুটি সম্পর্ক থেকে W কে অপনয়ন করে পাওয়া যায়: T sin(γ+α)/sinα = 2T sin(γ+β)/sinβ।",</text:p>
            <text:p>        "৪. সরল করে: sin(γ+α)/sinα = 2sin(γ+β)/sinβ। sinγ cosα/sinα + cosγ sinα/sinα = 2(sinγ cosβ/sinβ + cosγ sinβ/sinβ)।",</text:p>
            <text:p>        "৫. অর্থাৎ, sinγ cotα + cosγ = 2(sinγ cotβ + cosγ)।",</text:p>
            <text:p>        "৬. সরল করলে: sinγ cotα + cosγ = 2sinγ cotβ + 2cosγ।",</text:p>
            <text:p>        "৭. sinγ cotα - 2sinγ cotβ = 2cosγ - cosγ।",</text:p>
            <text:p>        "৮. sinγ (cotα - 2cotβ) = cosγ।",</text:p>
            <text:p>        "৯. cotα - 2cotβ = cosγ/sinγ = cotγ।",</text:p>
            <text:p>        "১০. সুতরাং, cot α - cot γ = 2 cot β।",</text:p>
            <text:p>        "১১. প্রদত্ত সমীকরণ cot α + a cot γ = b cot β এর সাথে প্রাপ্ত cot α - cot γ = 2 cot β সমীকরণটিকে তুলনা করে পাওয়া যায় a = -1 এবং b = 2।",</text:p>
            <text:p>        "১২. অতএব, a/b = -1/2।"</text:p>
            <text:p>    ],</text:p>
            <text:p>    "অতিরিক্ত মন্তব্য": ""</text:p>
            <text:p>}</text:p>
            <text:p>```</text:p>
          </table:table-cell>
          <table:table-cell table:style-name="ce1"/>
          <table:table-cell table:style-name="ce1" office:value-type="float" office:value="1408" calcext:value-type="float">
            <text:p>1408</text:p>
          </table:table-cell>
          <table:table-cell table:style-name="ce1" office:value-type="float" office:value="1323" calcext:value-type="float">
            <text:p>1323</text:p>
          </table:table-cell>
          <table:table-cell table:style-name="ce1" office:value-type="float" office:value="0" calcext:value-type="float">
            <text:p>0</text:p>
          </table:table-cell>
          <table:table-cell table:style-name="ce1" office:value-type="float" office:value="502" calcext:value-type="float">
            <text:p>502</text:p>
          </table:table-cell>
          <table:table-cell table:style-name="ce1" office:value-type="float" office:value="692" calcext:value-type="float">
            <text:p>692</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5" calcext:value-type="float">
            <text:p>5</text:p>
          </table:table-cell>
          <table:table-cell table:style-name="ce1" office:value-type="string" calcext:value-type="string">
            <text:p>1472.jpg</text:p>
          </table:table-cell>
          <table:table-cell table:style-name="ce1" office:value-type="float" office:value="10" calcext:value-type="float">
            <text:p>10</text:p>
          </table:table-cell>
          <table:table-cell table:style-name="ce1" office:value-type="float" office:value="1471" calcext:value-type="float">
            <text:p>1471</text:p>
          </table:table-cell>
          <table:table-cell table:style-name="ce1" office:value-type="string" calcext:value-type="string">
            <text:p>θ₁ = 90 - A; θ₂ = 90 - B</text:p>
            <text:p/>
            <text:p>এখন,</text:p>
            <text:p>/frac{T_{CA}}{sin(π-θ₂)}/ = /frac{T_{CB}}{sin(π-θ₁)}/ = /frac{W}{sin(θ₁+θ₂)}/  =&gt;  /frac{T_{CA}}{sin θ₂}/ = /frac{T_{CB}}{sin θ₁}/ = /frac{W}{sin C}/</text:p>
            <text:p/>
            <text:p>=&gt; /frac{T_{CA}}{sin(90-B)}/ = /frac{T_{CB}}{sin(90-A)}/ = /frac{W}{sin C}/</text:p>
            <text:p/>
            <text:p>=&gt; T_{CA} = Wcos B  এখন, cos B = /frac{c²+a²-b²}{2ca}/  ও Δ = /frac{1}{2}ab sin c/</text:p>
            <text:p/>
            <text:p>=&gt; sin c = /frac{2Δ}{ab}/  :: T_{CA} = /frac{W x c²+a²-b²}{2ca}/ :: T_{CA} = /frac{Wb(c²+a²-b²)}{4cΔ}/ (Proved)</text:p>
          </table:table-cell>
          <table:table-cell table:style-name="ce1" office:value-type="string" calcext:value-type="string">
            <text:p>Math</text:p>
          </table:table-cell>
          <table:table-cell table:style-name="ce1" office:value-type="string" calcext:value-type="string">
            <text:p>নম্বর বণ্টনঃ</text:p>
            <text:p/>
            <text:p>/frac{T_{CA}}{sin(90-B)}/ = /frac{T_{CB}}{sin(90-A)}/ = /frac{W}{sin C}/ ; নির্ণয় করার জন্য ০৪ নম্বর।</text:p>
            <text:p/>
            <text:p>T_{CA} = /frac{W x c²+a²-b²}{2ca}/ ; নির্ণয় করার জন্য ০৪ নম্বর।</text:p>
            <text:p/>
            <text:p>T_{CA} = /frac{Wb(c²+a²-b²)}{4cΔ}/ ; প্রমাণ করার জন্য ০২ নম্বর।</text:p>
          </table:table-cell>
          <table:table-cell table:style-name="ce1" office:value-type="string" calcext:value-type="string">
            <text:p>```json</text:p>
            <text:p>{</text:p>
            <text:p>    "প্রাপ্ত মার্কস": "06/10",</text:p>
            <text:p>    "ধাপ অনুযায়ী মার্কস বিভাজন": [</text:p>
            <text:p>        "ধাপ ১: ০৪ মার্কস -  /frac{T_{CA}}{sin(90-B)}/ = /frac{T_{CB}}{sin(90-A)}/ = /frac{W}{sin C}/ পর্যন্ত সঠিক।",</text:p>
            <text:p>        "ধাপ ২: ০২ মার্কস -  T_{CA} = Wcos B  পর্যন্ত লিখেছে, কিন্তু cos B এর মান বসিয়ে সরলীকরণ করে কাঙ্ক্ষিত উত্তরে যেতে পারেনি।"</text:p>
            <text:p>    ],</text:p>
            <text:p>    "চিহ্নিত ভুলসমূহ": [</text:p>
            <text:p>        "১. T_{CA} = Wcos B এই পর্যন্ত লেখার পর cos B = /frac{c²+a²-b²}{2ca}/ এই সূত্র ব্যবহার করে সরলীকরণ করে কাঙ্ক্ষিত উত্তরে যেতে পারেনি।",</text:p>
            <text:p>        "২. শেষ পর্যন্ত প্রমাণটি সম্পন্ন করতে পারেনি।"</text:p>
            <text:p>    ],</text:p>
            <text:p>    "সংশোধিত উত্তর": [</text:p>
            <text:p>        "১. T_{CA} = Wcos B এরপর cos B = /frac{c²+a²-b²}{2ca}/ এই সূত্র বসিয়ে দিতে হবে।",</text:p>
            <text:p>        "২. তারপর Δ = /frac{1}{2}ab sin c/ থেকে sin c = /frac{2Δ}{ab}/ বের করে বসাতে হবে।  অতএব, T_{CA} = /frac{Wb(c²+a²-b²)}{4cΔ}/ হবে।"</text:p>
            <text:p>    ],</text:p>
            <text:p>    "অতিরিক্ত মন্তব্য": "শিক্ষার্থী শুরুটা ভালো করলেও, মাঝপথে গিয়ে আটকে গেছে। তাকে ত্রিকোণমিতি এবং ক্ষেত্রফলের সূত্রগুলো আরও ভালোভাবে ঝালিয়ে নিতে হবে।"</text:p>
            <text:p>}</text:p>
            <text:p>```</text:p>
          </table:table-cell>
          <table:table-cell table:style-name="ce1" office:value-type="string" calcext:value-type="string">
            <text:p>```json</text:p>
            <text:p>{</text:p>
            <text:p>    "প্রাপ্ত মার্কস": "10/10",</text:p>
            <text:p>    "ধাপ অনুযায়ী মার্কস বিভাজন": [</text:p>
            <text:p>        "ধাপ ১: ৪ মার্কস - T_CA / sin(90-B) = ... = W / sin C এই সম্পর্কটি নির্ণয় করার জন্য। (শিক্ষার্থী sin(90+B) ব্যবহার করলেও যা cos B এর সমান এবং পরবর্তী ধাপের জন্য প্রয়োজনীয়, তাই নম্বর দেওয়া হলো)",</text:p>
            <text:p>        "ধাপ ২: ৪ মার্কস - cos B এর মান (c²+a²-b²)/(2ca) প্রতিস্থাপন করার জন্য।",</text:p>
            <text:p>        "ধাপ ৩: ২ মার্কস - sin C এর মান (2Δ/ab) প্রতিস্থাপন এবং চূড়ান্ত সমীকরণ T_CA = Wb(c²+a²-b²)/(4cΔ) প্রমাণ করার জন্য।"</text:p>
            <text:p>    ],</text:p>
            <text:p>    "চিহ্নিত ভুলসমূহ": [</text:p>
            <text:p>        "ল্যামির উপপাদ্য প্রয়োগ করার সময় T_CA এর বিপরীত কোণ নির্ণয়ে ত্রুটি: sin(90°+B) এর পরিবর্তে sin(90°-B) হওয়া উচিত ছিল।"</text:p>
            <text:p>    ],</text:p>
            <text:p>    "সংশোধিত উত্তর": [</text:p>
            <text:p>        "১. C বিন্দুতে ক্রিয়াশীল বলগুলি হল T_CA, T_CB এবং W। ল্যামির উপপাদ্য অনুযায়ী: T_CA / sin(angle between T_CB and W) = T_CB / sin(angle between T_CA and W) = W / sin(angle between T_CA and T_CB)।",</text:p>
            <text:p>        "যদি AB অনুভূমিক হয়, তবে T_CA উলম্বের সাথে 90°-A কোণ এবং T_CB উলম্বের সাথে 90°-B কোণ তৈরি করে। T_CA এবং T_CB এর মধ্যবর্তী কোণ হল ত্রিভুজ ACB এর কোণ C। সুতরাং, T_CA / sin(90°-B) = T_CB / sin(90°-A) = W / sin C।"</text:p>
            <text:p>    ],</text:p>
            <text:p>    "অতিরিক্ত মন্তব্য": "শিক্ষার্থী প্রথম ধাপে কোণ নির্ণয়ে একটি ছোট ত্রুটি করলেও (90+B এর পরিবর্তে 90-B), sin(90°+B) = cos B হওয়ায় গাণিতিকভাবে প্রয়োজনীয় পদ (cos B) পরবর্তী ধাপে ব্যবহৃত হয়েছে এবং বাকি সমস্ত গণনা সঠিক হওয়ায় চূড়ান্ত ফলাফল নির্ভুল হয়েছে। রুব্রিক অনুযায়ী সমস্ত ধাপের প্রয়োজনীয় গণনা সম্পন্ন হওয়ায় পূর্ণ নম্বর প্রদান করা হয়েছে।"</text:p>
            <text:p>}</text:p>
            <text:p>```</text:p>
          </table:table-cell>
          <table:table-cell table:style-name="ce1"/>
          <table:table-cell table:style-name="ce1" office:value-type="float" office:value="1460" calcext:value-type="float">
            <text:p>1460</text:p>
          </table:table-cell>
          <table:table-cell table:style-name="ce1" office:value-type="float" office:value="1383" calcext:value-type="float">
            <text:p>1383</text:p>
          </table:table-cell>
          <table:table-cell table:style-name="ce1" office:value-type="float" office:value="0" calcext:value-type="float">
            <text:p>0</text:p>
          </table:table-cell>
          <table:table-cell table:style-name="ce1" office:value-type="float" office:value="519" calcext:value-type="float">
            <text:p>519</text:p>
          </table:table-cell>
          <table:table-cell table:style-name="ce1" office:value-type="float" office:value="522" calcext:value-type="float">
            <text:p>522</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6" calcext:value-type="float">
            <text:p>6</text:p>
          </table:table-cell>
          <table:table-cell table:style-name="ce1" office:value-type="string" calcext:value-type="string">
            <text:p>1473.jpg</text:p>
          </table:table-cell>
          <table:table-cell table:style-name="ce1" office:value-type="float" office:value="1" calcext:value-type="float">
            <text:p>1</text:p>
          </table:table-cell>
          <table:table-cell table:style-name="ce1"/>
          <table:table-cell table:style-name="ce1" office:value-type="string" calcext:value-type="string">
            <text:p>sec⁻¹(1/a) + sec⁻¹(1/b) = α</text:p>
            <text:p>=&gt; cos⁻¹(a) + cos⁻¹(b) = α</text:p>
            <text:p>=&gt; cos⁻¹(ab - √((1 - a²)(1 - b²))) = α</text:p>
            <text:p>=&gt; ab - √((1 - a²)(1 - b²)) = cos α</text:p>
            <text:p>=&gt; ab - cos α = √((1 - a²)(1 - b²))</text:p>
            <text:p>=&gt; a²b² + cos²α - 2abcosα = 1 - a² - b² + a²b²</text:p>
            <text:p>=&gt; cos²α = 1 - a² - b² + 2abcosα</text:p>
            <text:p>=&gt; a² + b² - 2abcosα = 1 - cos²α</text:p>
            <text:p>=&gt; sin²α = a² + b² - 2abcosα</text:p>
            <text:p>∴ sin α = √(a² + b² - 2abcosα) [Proved.]</text:p>
          </table:table-cell>
          <table:table-cell table:style-name="ce1" office:value-type="string" calcext:value-type="string">
            <text:p>Math</text:p>
          </table:table-cell>
          <table:table-cell table:style-name="ce1" office:value-type="string" calcext:value-type="string">
            <text:p>নম্বর বণ্টন:</text:p>
            <text:p>cos⁻¹(ab - √((1 - a²)(1 - b²))) = α  নির্ণয়ের জন্য ০৩ নম্বর।</text:p>
            <text:p>cos²α = 1 - a² - b² + 2abcosα নির্ণয়ের জন্য ০৩ নম্বর।</text:p>
            <text:p>sin α = √(a² + b² - 2abcosα) নির্ণয়ের জন্য ০৪ নম্বর।</text:p>
          </table:table-cell>
          <table:table-cell table:style-name="ce1" office:value-type="string" calcext:value-type="string">
            <text:p>```json</text:p>
            <text:p>{</text:p>
            <text:p>    "প্রাপ্ত মার্কস": "4/10",</text:p>
            <text:p>    "ধাপ অনুযায়ী মার্কস বিভাজন": [</text:p>
            <text:p>        "ধাপ ১: ০ নম্বর - cos⁻¹(ab - √((1 - a²)(1 - b²))) = α পর্যন্ত পৌঁছানোর চেষ্টাটি ভুল ছিল।",</text:p>
            <text:p>        "ধাপ ২: ৩ নম্বর -  cos²α = 1 - a² - b² + 2abcosα লেখার চেষ্টা করা হয়েছে কিন্তু আগের ভুলের কারণে এটি সঠিক নয়।",</text:p>
            <text:p>        "ধাপ ৩: ১ নম্বর - sin α = √(a² + b² - 2abcosα) লেখার চেষ্টা করা হয়েছে কিন্তু আগের ভুল থেকে এটি এসেছে তাই এখানেও নম্বর কাটা হয়েছে।"</text:p>
            <text:p>    ],</text:p>
            <text:p>    "চিহ্নিত ভুলসমূহ": [</text:p>
            <text:p>        "১. cos⁻¹(a) + cos⁻¹(b) = cos⁻¹(ab - √((1 - a²)(1 - b²))) সূত্রটি লেখার সময় ভুল হয়েছে।",</text:p>
            <text:p>        "২. বর্গ করার সময় এবং সরল করার সময় হিসাব মেলানোতে ভুল হয়েছে।"</text:p>
            <text:p>    ],</text:p>
            <text:p>    "সংশোধিত উত্তর": [</text:p>
            <text:p>        "১. cos⁻¹(a) + cos⁻¹(b) = α =&gt; cos⁻¹(ab - √((1 - a²)(1 - b²))) = α",</text:p>
            <text:p>        "২. ab - cos α = √((1 - a²)(1 - b²)) =&gt; a²b² + cos²α - 2abcosα = 1 - a² - b² + a²b² =&gt; cos²α = 1 - a² - b² + 2abcosα",</text:p>
            <text:p>        "৩. a² + b² - 2abcosα = 1 - cos²α =&gt; sin²α = a² + b² - 2abcosα =&gt; sin α = √(a² + b² - 2abcosα)"</text:p>
            <text:p>    ],</text:p>
            <text:p>    "অতিরিক্ত মন্তব্য": "ছাত্রের উপস্থাপনা দুর্বল এবং অনেক কাটাকাটি রয়েছে। আরও যত্ন সহকারে সমাধান করা উচিত।"</text:p>
            <text:p>}</text:p>
            <text:p>```</text:p>
          </table:table-cell>
          <table:table-cell table:style-name="ce1" office:value-type="string" calcext:value-type="string">
            <text:p>```json</text:p>
            <text:p>{</text:p>
            <text:p>    "প্রাপ্ত মার্কস": "3/10",</text:p>
            <text:p>    "ধাপ অনুযায়ী মার্কস বিভাজন": [</text:p>
            <text:p>        "ধাপ ১: 3 মার্কস - cos⁻¹(a) + cos⁻¹(b) সূত্র প্রয়োগ করে cos⁻¹(ab - √((1 - a²)(1 - b²))) = α নির্ণয়ের জন্য। (ছাত্র সঠিক সূত্র প্রয়োগ করেছে)",</text:p>
            <text:p>        "ধাপ ২: 0 মার্কস - ab - cos α = √((1 - a²)(1 - b²)) এই পর্যায় থেকে বর্গ করে সরলীকরণের ধাপটি ভুল। এই ধাপে পৌঁছানোর জন্য ০৩ নম্বর নির্ধারিত ছিল, কিন্তু এটি সঠিকভাবে সম্পন্ন হয়নি।",</text:p>
            <text:p>        "ধাপ ৩: 0 মার্কস - চূড়ান্ত ফলাফল sin α = √(a² + b² - 2abcosα) নির্ণয় করতে ব্যর্থ হয়েছে। এই ধাপে পৌঁছানোর জন্য ০৪ নম্বর নির্ধারিত ছিল।"</text:p>
            <text:p>    ],</text:p>
            <text:p>    "চিহ্নিত ভুলসমূহ": [</text:p>
            <text:p>        "১. cos α = ab - √((1 - a²)(1 - b²)) এই পর্যায় থেকে উভয় পক্ষকে বর্গ করার পর বীজগাণিতিক সরলীকরণে ভুল করা হয়েছে।",</text:p>
            <text:p>        "২. বিকল্প পদ্ধতি sin⁻¹√(1-a²) + sin⁻¹√(1-b²) = α ব্যবহার করে sin α = b√(1-a²) + a√(1-b²) পর্যন্ত পৌঁছালেও, এই ফলাফলটিকে নির্ণেয় ফলাফল sin α = √(a² + b² - 2abcosα) এর সাথে সম্পর্কযুক্ত করে প্রমাণ সম্পন্ন করা হয়নি।"</text:p>
            <text:p>    ],</text:p>
            <text:p>    "সংশোধিত উত্তর": [</text:p>
            <text:p>        "sec⁻¹(1/a) + sec⁻¹(1/b) = α",</text:p>
            <text:p>        "⇒ cos⁻¹(a) + cos⁻¹(b) = α",</text:p>
            <text:p>        "⇒ cos⁻¹(ab - √((1 - a²)(1 - b²))) = α",</text:p>
            <text:p>        "⇒ ab - √((1 - a²)(1 - b²)) = cos α",</text:p>
            <text:p>        "⇒ ab - cos α = √((1 - a²)(1 - b²))",</text:p>
            <text:p>        "উভয় পক্ষকে বর্গ করে পাই:",</text:p>
            <text:p>        "(ab - cos α)² = (√((1 - a²)(1 - b²)))²",</text:p>
            <text:p>        "a²b² - 2abcosα + cos²α = (1 - a²)(1 - b²)",</text:p>
            <text:p>        "a²b² - 2abcosα + cos²α = 1 - a² - b² + a²b²",</text:p>
            <text:p>        "উভয় পক্ষ থেকে a²b² বিয়োগ করে পাই:",</text:p>
            <text:p>        "- 2abcosα + cos²α = 1 - a² - b²",</text:p>
            <text:p>        "পক্ষান্তর করে পাই:",</text:p>
            <text:p>        "a² + b² - 2abcosα = 1 - cos²α",</text:p>
            <text:p>        "আমরা জানি, 1 - cos²α = sin²α",</text:p>
            <text:p>        "সুতরাং, a² + b² - 2abcosα = sin²α",</text:p>
            <text:p>        "∴ sin α = √(a² + b² - 2abcosα) (প্রমাণিত)"</text:p>
            <text:p>    ],</text:p>
            <text:p>    "অতিরিক্ত মন্তব্য": "ছাত্র cos⁻¹ সূত্রটি সঠিকভাবে প্রয়োগ করেছিল। কিন্তু পরবর্তী বীজগাণিতিক ধাপে ভুল করার কারণে এবং বিকল্প পদ্ধতিটিকে নির্ণেয় প্রমাণের সাথে যুক্ত না করার কারণে সম্পূর্ণ নম্বর পায়নি।"</text:p>
            <text:p>}</text:p>
            <text:p>```</text:p>
          </table:table-cell>
          <table:table-cell table:style-name="ce1"/>
          <table:table-cell table:style-name="ce1" office:value-type="float" office:value="2669" calcext:value-type="float">
            <text:p>2669</text:p>
          </table:table-cell>
          <table:table-cell table:style-name="ce1" office:value-type="float" office:value="1039" calcext:value-type="float">
            <text:p>1039</text:p>
          </table:table-cell>
          <table:table-cell table:style-name="ce1" office:value-type="float" office:value="0" calcext:value-type="float">
            <text:p>0</text:p>
          </table:table-cell>
          <table:table-cell table:style-name="ce1" office:value-type="float" office:value="602" calcext:value-type="float">
            <text:p>602</text:p>
          </table:table-cell>
          <table:table-cell table:style-name="ce1" office:value-type="float" office:value="745" calcext:value-type="float">
            <text:p>745</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7" calcext:value-type="float">
            <text:p>7</text:p>
          </table:table-cell>
          <table:table-cell table:style-name="ce1" office:value-type="string" calcext:value-type="string">
            <text:p>1475.jpg</text:p>
          </table:table-cell>
          <table:table-cell table:style-name="ce1" office:value-type="float" office:value="10" calcext:value-type="float">
            <text:p>10</text:p>
          </table:table-cell>
          <table:table-cell table:style-name="ce1" office:value-type="float" office:value="1474" calcext:value-type="float">
            <text:p>1474</text:p>
          </table:table-cell>
          <table:table-cell table:style-name="ce1" office:value-type="string" calcext:value-type="string">
            <text:p>রেখাটি অক্ষের উপর লম্ব।</text:p>
            <text:p>অক্ষরেখা</text:p>
            <text:p>অক্ষরেখা:</text:p>
            <text:p>ধরি নিয়ামক রেখা</text:p>
            <text:p>এখন,</text:p>
            <text:p>____ ____</text:p>
            <text:p>কিন্তু</text:p>
            <text:p>নিয়ামকের সমীকরণ,</text:p>
            <text:p>____</text:p>
          </table:table-cell>
          <table:table-cell table:style-name="ce1" office:value-type="string" calcext:value-type="string">
            <text:p>Math</text:p>
          </table:table-cell>
          <table:table-cell table:style-name="ce1" office:value-type="string" calcext:value-type="string">
            <text:p>নম্বর বণ্টনঃ</text:p>
            <text:p>অক্ষরেখা          ; নির্ণয় করার জন্য ০৩ নম্বর।</text:p>
            <text:p>নিয়ামকের সমীকরণ, ; নির্ণয় করার জন্য ০৩ নম্বর।</text:p>
            <text:p>পরাবৃত্তের সমীকরণ, ; নির্ণয় করার জন্য ০৪ নম্বর।</text:p>
          </table:table-cell>
          <table:table-cell table:style-name="ce1" office:value-type="string" calcext:value-type="string">
            <text:p>```json</text:p>
            <text:p>{</text:p>
            <text:p>    "প্রাপ্ত মার্কস": "5/10",</text:p>
            <text:p>    "ধাপ অনুযায়ী মার্কস বিভাজন": [</text:p>
            <text:p>        "ধাপ ১: 1 মার্কস - অক্ষ রেখার সমীকরণ নির্ণয়ের চেষ্টার জন্য।",</text:p>
            <text:p>        "ধাপ ২: 0 মার্কস - শীর্ষ নির্ণয় ভুল হয়েছে।",</text:p>
            <text:p>        "ধাপ ৩: 1 মার্কস - নিয়ামকের সমীকরণ নির্ণয়ের চেষ্টার জন্য।",</text:p>
            <text:p>        "ধাপ ৪: 3 মার্কস - পরাবৃত্তের সমীকরণ নির্ণয়ের চেষ্টার জন্য। সূত্র লেখার জন্য।"</text:p>
            <text:p>    ],</text:p>
            <text:p>    "চিহ্নিত ভুলসমূহ": [</text:p>
            <text:p>        "১. অক্ষ রেখার সমীকরণ x+y=0 হবে। শিক্ষার্থীর উত্তরটি সঠিক নয়।",</text:p>
            <text:p>        "২. শীর্ষ (-1,1) ধরে হিসাব করায় ভুল হয়েছে। শীর্ষ হবে (-1,-1)।",</text:p>
            <text:p>        "৩. নিয়ামকের সমীকরণ নির্ণয় ভুল হয়েছে।"</text:p>
            <text:p>    ],</text:p>
            <text:p>    "সংশোধিত উত্তর": [</text:p>
            <text:p>        "১. অক্ষ রেখার সমীকরণ: x+y=0",</text:p>
            <text:p>        "২. শীর্ষ: (-1,-1) ",</text:p>
            <text:p>        "৩. নিয়ামকের সমীকরণ: x-y+k=0, সুতরাং 1-(-1)+k=0 বা k=-2, সুতরাং x-y-4=0"</text:p>
            <text:p>    ],</text:p>
            <text:p>    "অতিরিক্ত মন্তব্য": "পরাবৃত্তের সমীকরণ নির্ণয়ের জন্য শিক্ষার্থী সূত্র লেখার চেষ্টা করেছে, তাই নম্বর দেওয়া হলো।"</text:p>
            <text:p>}</text:p>
            <text:p>```</text:p>
          </table:table-cell>
          <table:table-cell table:style-name="ce1" office:value-type="string" calcext:value-type="string">
            <text:p>```json</text:p>
            <text:p>{</text:p>
            <text:p>    "প্রাপ্ত মার্কস": "5/10",</text:p>
            <text:p>    "ধাপ অনুযায়ী মার্কস বিভাজন": [</text:p>
            <text:p>        "ধাপ ১: ৩ মার্কস - অক্ষরেখার সমীকরণ x+y=0 সঠিক নির্ণয়।",</text:p>
            <text:p>        "ধাপ ২: ২ মার্কস - নিয়ামকের পাদবিন্দু (-3, 3) সঠিক নির্ণয় এবং নিয়ামকের সমীকরণের সঠিক রূপ (x-y+c=0) লেখার প্রচেষ্টা। (নিয়ামকের সমীকরণের ধ্রুবক পদ নির্ণয়ে ভুল)",</text:p>
            <text:p>        "ধাপ ৩: ০ মার্কস - পরাবৃত্তের সমীকরণ নির্ণয় করা হয়নি।"</text:p>
            <text:p>    ],</text:p>
            <text:p>    "চিহ্নিত ভুলসমূহ": [</text:p>
            <text:p>        "১. নিয়ামকের সমীকরণের ধ্রুবক পদ নির্ণয়ে ভুল। (সঠিক: +6, প্রাপ্ত: -6)",</text:p>
            <text:p>        "২. পরাবৃত্তের সমীকরণ নির্ণয় করা হয়নি।"</text:p>
            <text:p>    ],</text:p>
            <text:p>    "সংশোধিত উত্তর": [</text:p>
            <text:p>        "১. নিয়ামকের সমীকরণ: x - y + 6 = 0",</text:p>
            <text:p>        "২. পরাবৃত্তের সমীকরণ: (x-1)^2 + (y+1)^2 = (x-y+6)^2 / 2"</text:p>
            <text:p>    ],</text:p>
            <text:p>    "অতিরিক্ত মন্তব্য": "শিক্ষার্থী অক্ষরেখা এবং নিয়ামকের পাদবিন্দু সঠিক ভাবে নির্ণয় করেছে। নিয়ামকের সমীকরণের ধ্রুবক পদে সামান্য ভুলের জন্য এবং পরাবৃত্তের সমীকরণ নির্ণয় না করার জন্য সম্পূর্ণ মার্কস দেওয়া সম্ভব হয়নি।"</text:p>
            <text:p>}</text:p>
            <text:p>```</text:p>
          </table:table-cell>
          <table:table-cell table:style-name="ce1"/>
          <table:table-cell table:style-name="ce1" office:value-type="float" office:value="1219" calcext:value-type="float">
            <text:p>1219</text:p>
          </table:table-cell>
          <table:table-cell table:style-name="ce1" office:value-type="float" office:value="1111" calcext:value-type="float">
            <text:p>1111</text:p>
          </table:table-cell>
          <table:table-cell table:style-name="ce1" office:value-type="float" office:value="0" calcext:value-type="float">
            <text:p>0</text:p>
          </table:table-cell>
          <table:table-cell table:style-name="ce1" office:value-type="float" office:value="490" calcext:value-type="float">
            <text:p>490</text:p>
          </table:table-cell>
          <table:table-cell table:style-name="ce1" office:value-type="float" office:value="334" calcext:value-type="float">
            <text:p>334</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8" calcext:value-type="float">
            <text:p>8</text:p>
          </table:table-cell>
          <table:table-cell table:style-name="ce1" office:value-type="string" calcext:value-type="string">
            <text:p>1477.jpg</text:p>
          </table:table-cell>
          <table:table-cell table:style-name="ce1" office:value-type="float" office:value="10" calcext:value-type="float">
            <text:p>10</text:p>
          </table:table-cell>
          <table:table-cell table:style-name="ce1" office:value-type="float" office:value="1476" calcext:value-type="float">
            <text:p>1476</text:p>
          </table:table-cell>
          <table:table-cell table:style-name="ce1" office:value-type="string" calcext:value-type="string">
            <text:p>ত্বরণ f₁ = \frac{v}{t₁}</text:p>
            <text:p>⇒ \frac{1}{f₁} = \frac{t₁}{v} ... (i)</text:p>
            <text:p>এবং মন্দন f₂ = \frac{v}{t₂}</text:p>
            <text:p>⇒ \frac{1}{f₂} = \frac{t₂}{v} ... (ii)</text:p>
            <text:p>s = \frac{1}{2} × v × (t₁ + t₂) = \frac{1}{2}vt</text:p>
            <text:p>⇒ v = 2s ... (iii)</text:p>
            <text:p>(i) + (ii) ⇒ \frac{1}{f₁} + \frac{1}{f₂} = \frac{t₁}{v} + \frac{t₂}{v} = \frac{t₁+t₂}{v} = \frac{t}{v}</text:p>
            <text:p>⇒ \frac{1}{f₁} + \frac{1}{f₂} = \frac{t}{2s} = \frac{2s}{t}</text:p>
            <text:p>⇒ t² = 2s (\frac{f₁+f₂}{f₁f₂})</text:p>
            <text:p>⇒ t = \sqrt{\frac{2(f₁+f₂)s}{f₁f₂}} (প্রমাণিত)</text:p>
          </table:table-cell>
          <table:table-cell table:style-name="ce1" office:value-type="string" calcext:value-type="string">
            <text:p>Math</text:p>
          </table:table-cell>
          <table:table-cell table:style-name="ce1" office:value-type="string" calcext:value-type="string">
            <text:p>নম্বর বণ্টন:</text:p>
            <text:p>\frac{1}{f₁} \sqrt{\frac{v}{f₂}}; নির্ণয় করার জন্য (১.৫ × ০২) = ০৩ নম্বর।</text:p>
            <text:p>v = \frac{2s}{t}; নির্ণয় করার জন্য ০৩ নম্বর।</text:p>
            <text:p>t = \sqrt{\frac{2(f₁+f₂)s}{f₁f₂}}; প্রমাণ করার জন্য ০৪ নম্বর।</text:p>
          </table:table-cell>
          <table:table-cell table:style-name="ce1" office:value-type="string" calcext:value-type="string">
            <text:p>```json</text:p>
            <text:p>{</text:p>
            <text:p>    "প্রাপ্ত মার্কস": "9/10",</text:p>
            <text:p>    "ধাপ অনুযায়ী মার্কস বিভাজন": [</text:p>
            <text:p>        "ধাপ ১: 3 মার্কস -  \frac{1}{f₁} = \frac{t₁}{v} এবং \frac{1}{f₂} = \frac{t₂}{v} নির্ণয় করার জন্য।",</text:p>
            <text:p>        "ধাপ ২: 3 মার্কস - v = \frac{2s}{t} নির্ণয় করার জন্য।",</text:p>
            <text:p>        "ধাপ ৩: 3 মার্কস - t = \\sqrt{\\frac{2(f₁+f₂)s}{f₁f₂}} প্রমাণ করার জন্য (ছোট ভুল আছে)"</text:p>
            <text:p>    ],</text:p>
            <text:p>    "চিহ্নিত ভুলসমূহ": [</text:p>
            <text:p>        "১. s = \\frac{1}{2}vt থেকে সরাসরি v = 2s লেখা হয়েছে, এখানে t এর ব্যবহার দেখানো হয়নি।",</text:p>
            <text:p>        "২.  \frac{1}{f₁} + \frac{1}{f₂} = \frac{t}{2s}  থেকে  \frac{2s}{t} লেখা হয়েছে, যা ভুল।"</text:p>
            <text:p>    ],</text:p>
            <text:p>    "সংশোধিত উত্তর": [</text:p>
            <text:p>        "১. s = \frac{1}{2} × v × (t₁ + t₂) = \frac{1}{2}vt ⇒ v = 2s/t ",</text:p>
            <text:p>        "২. \\frac{1}{f₁} + \\frac{1}{f₂} = \\frac{t}{2s} ⇒ \\frac{f₁+f₂}{f₁f₂} = \\frac{t}{2s} ⇒ t² = 2s (\\frac{f₁+f₂}{f₁f₂}) ⇒ t = \\sqrt{\\frac{2(f₁+f₂)s}{f₁f₂}}"</text:p>
            <text:p>    ],</text:p>
            <text:p>    "অতিরিক্ত মন্তব্য": "প্রায় সম্পূর্ণ উত্তর সঠিক হয়েছে। ছোট ভুলের জন্য ১ নম্বর কাটা হয়েছে।"</text:p>
            <text:p>}</text:p>
            <text:p>```</text:p>
          </table:table-cell>
          <table:table-cell table:style-name="ce1" office:value-type="string" calcext:value-type="string">
            <text:p>```json</text:p>
            <text:p>{</text:p>
            <text:p>    "প্রাপ্ত মার্কস": "10/10",</text:p>
            <text:p>    "ধাপ অনুযায়ী মার্কস বিভাজন": [</text:p>
            <text:p>        "ধাপ ১: ৩ মার্কস - 1/f₁ এবং 1/f₂ সম্পর্কিত রাশি নির্ণয় (1/f₁ + 1/f₂ = t/v সঠিক ব্যবহার)",</text:p>
            <text:p>        "ধাপ ২: ৩ মার্কস - v = 2s/t নির্ণয় ও ব্যবহার",</text:p>
            <text:p>        "ধাপ ৩: ৪ মার্কস - চূড়ান্ত সমীকরণ t = \sqrt{\frac{2(f₁+f₂)s}{f₁f₂}} প্রমাণ"</text:p>
            <text:p>    ],</text:p>
            <text:p>    "চিহ্নিত ভুলসমূহ": [</text:p>
            <text:p>        "১. প্রাথমিক বিবৃতি \"V t = s\" এই নির্দিষ্ট গতির ক্ষেত্রে সঠিক নয় (সমবেগের জন্য প্রযোজ্য)।"</text:p>
            <text:p>    ],</text:p>
            <text:p>    "সংশোধিত উত্তর": [],</text:p>
            <text:p>    "অতিরিক্ত মন্তব্য": "ছাত্র/ছাত্রী প্রশ্নটির সমাধান সঠিকভাবে নির্ণয় করেছে। যদিও শুরুতে একটি ভুল সমীকরণ লেখা হয়েছে, তবে মূল সমাধানের ধাপে সঠিক সূত্র ব্যবহার করা হয়েছে এবং চূড়ান্ত ফলাফল নির্ভুল। প্রাপ্ত মার্কস রুব্রিক অনুযায়ী গণনা করা হয়েছে।"</text:p>
            <text:p>}</text:p>
            <text:p>```</text:p>
          </table:table-cell>
          <table:table-cell table:style-name="ce1"/>
          <table:table-cell table:style-name="ce1" office:value-type="float" office:value="1452" calcext:value-type="float">
            <text:p>1452</text:p>
          </table:table-cell>
          <table:table-cell table:style-name="ce1" office:value-type="float" office:value="1362" calcext:value-type="float">
            <text:p>1362</text:p>
          </table:table-cell>
          <table:table-cell table:style-name="ce1" office:value-type="float" office:value="0" calcext:value-type="float">
            <text:p>0</text:p>
          </table:table-cell>
          <table:table-cell table:style-name="ce1" office:value-type="float" office:value="528" calcext:value-type="float">
            <text:p>528</text:p>
          </table:table-cell>
          <table:table-cell table:style-name="ce1" office:value-type="float" office:value="248" calcext:value-type="float">
            <text:p>248</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9" calcext:value-type="float">
            <text:p>9</text:p>
          </table:table-cell>
          <table:table-cell table:style-name="ce1" office:value-type="string" calcext:value-type="string">
            <text:p>1478.jpg</text:p>
          </table:table-cell>
          <table:table-cell table:style-name="ce1" office:value-type="float" office:value="10" calcext:value-type="float">
            <text:p>10</text:p>
          </table:table-cell>
          <table:table-cell table:style-name="ce1"/>
          <table:table-cell table:style-name="ce1" office:value-type="string" calcext:value-type="string">
            <text:p>y² = 4.2x পরাবৃত্তের এবং x² + y² = 32 বৃত্তের সাধারণ স্পর্শক y = mx + c হলে y² = 4.2x এর ক্ষেত্রে</text:p>
            <text:p>c = a/m = 2/m</text:p>
            <text:p>এবং x² + y² = 32 এর ক্ষেত্রে</text:p>
            <text:p>c = ± 3√m² + 1  =&gt;  2/m = ± 3√m² + 1</text:p>
            <text:p>=&gt; 4/m² = 9 (m² + 1) = 9m² + 9</text:p>
            <text:p>=&gt; 4 = 9m⁴ + 9m² =&gt; 9m⁴ + 9m² - 4 = 0</text:p>
            <text:p>=&gt; m² = 1/3 [∵ m² ≠ -4/3]</text:p>
            <text:p>.. m = ± √1/3</text:p>
            <text:p>তাহলে, c = 2/(± √1/3) = ± 2√3</text:p>
            <text:p>.. সাধারণ স্পর্শক y = -1/√3 x + 2√3 এবং y = - -1/√3 x - 2√3</text:p>
          </table:table-cell>
          <table:table-cell table:style-name="ce1" office:value-type="string" calcext:value-type="string">
            <text:p>Math</text:p>
          </table:table-cell>
          <table:table-cell table:style-name="ce1" office:value-type="string" calcext:value-type="string">
            <text:p>নম্বর বণ্টন:</text:p>
            <text:p>c = 2/m &amp; c = ± 3√m² + 1 ; নির্ণয়ের জন্য ০৪ নম্বর।</text:p>
            <text:p>m = ± √1/3 ; নির্ণয়ের জন্য ০১ নম্বর।</text:p>
            <text:p>c = ± 2√3 ; নির্ণয়ের জন্য ০১ নম্বর।</text:p>
            <text:p>সাধারণ স্পর্শক y = -1/√3 x + 2√3 এবং y = - -1/√3 x - 2√3 ; নির্ণয়ের জন্য ০৪ নম্বর।</text:p>
          </table:table-cell>
          <table:table-cell table:style-name="ce1" office:value-type="string" calcext:value-type="string">
            <text:p>```json</text:p>
            <text:p>{</text:p>
            <text:p>    "প্রাপ্ত মার্কস": "8/10",</text:p>
            <text:p>    "ধাপ অনুযায়ী মার্কস বিভাজন": [</text:p>
            <text:p>    "ধাপ ১: ৪ মার্কস - c = 2/m এবং c = ± 3√(m² + 1) নির্ণয়ের জন্য।",</text:p>
            <text:p>    "ধাপ ২: ১ মার্কস - m = ± 1/√3 নির্ণয়ের জন্য।",</text:p>
            <text:p>    "ধাপ ৩: ১ মার্কস - c = ± 2√3 নির্ণয়ের জন্য।",</text:p>
            <text:p>    "ধাপ ৪: ২ মার্কস - সাধারণ স্পর্শকের সমীকরণ y = ±(1/√3 x + 2√3) লেখার জন্য (আংশিক সঠিক)।"</text:p>
            <text:p>    ],</text:p>
            <text:p>    "চিহ্নিত ভুলসমূহ": [</text:p>
            <text:p>    "১. বৃত্তের স্পর্শকের শর্ত প্রয়োগ করার সময় চিহ্নের ভুল হয়েছে।",</text:p>
            <text:p>    "২. সাধারণ স্পর্শকের সমীকরণ সম্পূর্ণরূপে নির্ণয় করা হয়নি।"</text:p>
            <text:p>    ],</text:p>
            <text:p>    "সংশোধিত উত্তর": [</text:p>
            <text:p>    "১. বৃত্তের স্পর্শকের শর্ত: c = ±r√(1 + m²) = ± 3√(1 + m²)",</text:p>
            <text:p>    "২. সাধারণ স্পর্শকের সমীকরণ: y = (1/√3)x + 2√3 এবং y = -(1/√3)x - 2√3"</text:p>
            <text:p>    ],</text:p>
            <text:p>    "অতিরিক্ত মন্তব্য": "পরাবৃত্তের স্পর্শকের সমীকরণ এবং বৃত্তের স্পর্শকের শর্ত সঠিকভাবে ব্যবহার করে m ও c এর মান নির্ণয় করে সাধারণ স্পর্শকের সমীকরণ বের করতে হবে।"</text:p>
            <text:p>}</text:p>
            <text:p>```</text:p>
          </table:table-cell>
          <table:table-cell table:style-name="ce1" office:value-type="string" calcext:value-type="string">
            <text:p>```json</text:p>
            <text:p>{</text:p>
            <text:p>    "প্রাপ্ত মার্কস": "10/10",</text:p>
            <text:p>    "ধাপ অনুযায়ী মার্কস বিভাজন": [</text:p>
            <text:p>        "ধাপ ১: ৪ মার্কস - পরাবৃত্তের স্পর্শকের শর্ত (c = a/m) এবং বৃত্তের স্পর্শকের শর্ত (দূরত্ব সূত্র ব্যবহার করে |c|/√m²+1 = r যেখানে c = a/m) সঠিকভাবে নির্ণয় ও সমীকরণ স্থাপন।",</text:p>
            <text:p>        "ধাপ ২: ১ মার্কস - m এর মান (± ১/√৩) সঠিকভাবে নির্ণয়।",</text:p>
            <text:p>        "ধাপ ৩: ১ মার্কস - c এর মান (± ২√৩) সঠিকভাবে নির্ণয়।",</text:p>
            <text:p>        "ধাপ ৪: ৪ মার্কস - সাধারণ স্পর্শকের সমীকরণসমূহ (y = ± (১/√৩ x + ২√৩)) সঠিকভাবে নির্ণয় ও লেখা।"</text:p>
            <text:p>    ],</text:p>
            <text:p>    "চিহ্নিত ভুলসমূহ": [</text:p>
            <text:p>        "১. দূরত্ব সূত্রের পরবর্তী ধাপে বর্গ করার সময় `4 / m²(m² + 1) = 3` লেখা হয়েছিল, যদিও পরের লাইনে তা `4 / m²(m² + 1) = 9` -এ সংশোধন করা হয়েছে। এটি একটি লেখার ছোট ভুল, গণনায় এর প্রভাব পড়েনি।"</text:p>
            <text:p>    ],</text:p>
            <text:p>    "সংশোধিত উত্তর": [</text:p>
            <text:p>        "শুধুমাত্র লেখার ভুলের অংশটি সংশোধন করা হলো:",</text:p>
            <text:p>        "`|২/m| / √m² + ১ = ৩` কে বর্গ করলে হয় `(২/m)² / (m² + ১) = ৩²` বা `৪/m² / (m² + ১) = ৯` বা `৪ / (m²(m² + ১)) = ৯`।"</text:p>
            <text:p>    ],</text:p>
            <text:p>    "অতিরিক্ত মন্তব্য": "সমাধান পদ্ধতি সম্পূর্ণ সঠিক এবং সমস্ত ধাপ নিখুঁতভাবে সম্পন্ন করা হয়েছে। ছাত্রের লেখার ভুলটি তাৎক্ষণিক সংশোধন করার কারণে পূর্ণ মার্কস দেওয়া হলো।"</text:p>
            <text:p>}</text:p>
            <text:p>```</text:p>
          </table:table-cell>
          <table:table-cell table:style-name="ce1"/>
          <table:table-cell table:style-name="ce1" office:value-type="float" office:value="2754" calcext:value-type="float">
            <text:p>2754</text:p>
          </table:table-cell>
          <table:table-cell table:style-name="ce1" office:value-type="float" office:value="1078" calcext:value-type="float">
            <text:p>1078</text:p>
          </table:table-cell>
          <table:table-cell table:style-name="ce1" office:value-type="float" office:value="0" calcext:value-type="float">
            <text:p>0</text:p>
          </table:table-cell>
          <table:table-cell table:style-name="ce1" office:value-type="float" office:value="491" calcext:value-type="float">
            <text:p>491</text:p>
          </table:table-cell>
          <table:table-cell table:style-name="ce1" office:value-type="float" office:value="408" calcext:value-type="float">
            <text:p>408</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0" calcext:value-type="float">
            <text:p>10</text:p>
          </table:table-cell>
          <table:table-cell table:style-name="ce1" office:value-type="string" calcext:value-type="string">
            <text:p>1479.jpg</text:p>
          </table:table-cell>
          <table:table-cell table:style-name="ce1" office:value-type="float" office:value="10" calcext:value-type="float">
            <text:p>10</text:p>
          </table:table-cell>
          <table:table-cell table:style-name="ce1"/>
          <table:table-cell table:style-name="ce1" office:value-type="string" calcext:value-type="string">
            <text:p>মূলগুলো a - d, a, a + d</text:p>
            <text:p>∴ a - d + a + a + d = -3a ⇒ 3a = -3a ⇒ a = -a</text:p>
            <text:p>a = -a = x সমীকরণে বসিয়ে পাই-</text:p>
            <text:p>(-a)³ + 3a(-a)² + (-a) + 1 = 0 ⇒ -a³ + 3a³ - a + 1 = 0</text:p>
            <text:p>⇒ 2a³ - a + 1 = 0 ⇒ a = -1 ও বাকি দুটি মান অবাস্তব।</text:p>
            <text:p>∴ a = -(-1) = 1</text:p>
            <text:p>এখন, a.(a - d).(a + d) = -1/1 ⇒ 1(1 - d).(1 + d) = -1</text:p>
            <text:p>⇒ 1 - d² = -1 ⇒ d² = 2 ⇒ d = √2</text:p>
            <text:p>∴ মূলগুলো 1 - √2, 1, 1 + √2</text:p>
          </table:table-cell>
          <table:table-cell table:style-name="ce1" office:value-type="string" calcext:value-type="string">
            <text:p>Math</text:p>
          </table:table-cell>
          <table:table-cell table:style-name="ce1" office:value-type="string" calcext:value-type="string">
            <text:p>নম্বর বণ্টনঃ</text:p>
            <text:p>a = 1; নির্ণয় করার জন্য ০৪ নম্বর।</text:p>
            <text:p>d = √2; নির্ণয় করার জন্য ০৩ নম্বর।</text:p>
            <text:p>মূলগুলো 1 - √2, 1, 1 + √2; নির্ণয় করার জন্য ০৩ নম্বর।</text:p>
          </table:table-cell>
          <table:table-cell table:style-name="ce1" office:value-type="string" calcext:value-type="string">
            <text:p>```json</text:p>
            <text:p>{</text:p>
            <text:p>    "প্রাপ্ত মার্কস": "7/10",</text:p>
            <text:p>    "ধাপ অনুযায়ী মার্কস বিভাজন": [</text:p>
            <text:p>        "ধাপ ১: ৪ মার্কস - a = -a এবং (-a)³ + 3a(-a)² + (-a) + 1 = 0 পর্যন্ত সঠিক।",</text:p>
            <text:p>        "ধাপ ২: ০ মার্কস - 2a³ - a + 1 = 0 এই সমীকরণ সমাধান করে a = -1 বের করা ভুল হয়েছে।",</text:p>
            <text:p>        "ধাপ ৩: ৩ মার্কস - a = -(-1) = 1 এবং d² = 2 ⇒ d = √2 পর্যন্ত সঠিক।"</text:p>
            <text:p>    ],</text:p>
            <text:p>    "চিহ্নিত ভুলসমূহ": [</text:p>
            <text:p>        "১. 2a³ - a + 1 = 0 সমীকরণের সমাধান ভুল। এখানে a = -1 একটি মূল হবে না।",</text:p>
            <text:p>        "২. a এর মান -1 ধরায় d এর মান নির্ণয় সঠিক হয়নি। a = 1 হবে।"</text:p>
            <text:p>    ],</text:p>
            <text:p>    "সংশোধিত উত্তর": [</text:p>
            <text:p>        "১. 2a³ - a + 1 = 0 এই সমীকরণ থেকে a এর সঠিক মান বের করতে হবে (যা এখানে প্রদত্ত উত্তরে নেই)।",</text:p>
            <text:p>        "২. a = 1 হলে, a(a-d)(a+d) = -1 ⇒ 1(1-d²)=-1 ⇒ 1-d² = -1 ⇒ d²=2 ⇒ d = ±√2"</text:p>
            <text:p>    ],</text:p>
            <text:p>    "অতিরিক্ত মন্তব্য": "2a³ - a + 1 = 0 এই সমীকরণটির একটি বাস্তব মূল a = -1 এবং অন্য দুইটি জটিল মূল রয়েছে। প্রশ্নানুসারে a এর বাস্তব মান বিবেচনা করতে হবে। যেহেতু a = -a, তাই a = 0 অথবা a = -1 হতে পারে। a = 0 হলে প্রদত্ত সমীকরণটি x + 1 = 0 হয়, যার মূলগুলো সমান্তর প্রগমনে থাকে না। সুতরাং a = -1। অতএব, a = -(-1) = 1। এরপর d এর মান নির্ণয় করতে হবে।"</text:p>
            <text:p>}</text:p>
            <text:p>```</text:p>
          </table:table-cell>
          <table:table-cell table:style-name="ce1" office:value-type="string" calcext:value-type="string">
            <text:p>```json</text:p>
            <text:p>{</text:p>
            <text:p>    "প্রাপ্ত মার্কস": "4/10",</text:p>
            <text:p>    "ধাপ অনুযায়ী মার্কস বিভাজন": [</text:p>
            <text:p>    "ধাপ ১: ৪ মার্কস - সমীকরণের সহগ 'a' এর বাস্তব মান নির্ণয়ের জন্য প্রয়োজনীয় সমীকরণ (2a³ - a + 1 = 0) প্রতিষ্ঠা এবং তার বাস্তব সমাধান a = -1 নির্ণয় করার জন্য। (প্রশ্নানুসারে 'a' এর মান নির্ণয় করা হয়েছে, যা রুব্রিকের প্রথম অংশের সাথে সম্পর্কিত)"</text:p>
            <text:p>    ],</text:p>
            <text:p>    "চিহ্নিত ভুলসমূহ": [</text:p>
            <text:p>    "১. সাধারণ অন্তর 'd' নির্ণয় করা হয়নি।",</text:p>
            <text:p>    "২. সমীকরণের মূলগুলো নির্ণয় করা হয়নি।"</text:p>
            <text:p>    ],</text:p>
            <text:p>    "সংশোধিত উত্তর": [</text:p>
            <text:p>    "মূলগুলি সমান্তর প্রগতিতে থাকলে, ধরা যাক মূলগুলি হলো α - δ, α, α + δ।",</text:p>
            <text:p>    "মূলগুলির যোগফল: (α - δ) + α + (α + δ) = -3a/1",</text:p>
            <text:p>    "⇒ 3α = -3a",</text:p>
            <text:p>    "⇒ α = -a",</text:p>
            <text:p>    "মূলগুলির দুটি করে নিয়ে গুণফলের যোগফল: (α - δ)α + α(α + δ) + (α - δ)(α + δ) = 1/1",</text:p>
            <text:p>    "⇒ α² - αδ + α² + αδ + α² - δ² = 1",</text:p>
            <text:p>    "⇒ 3α² - δ² = 1  ...(i)",</text:p>
            <text:p>    "মূলগুলির গুণফল: (α - δ)α(α + δ) = -1/1",</text:p>
            <text:p>    "⇒ α(α² - δ²) = -1  ...(ii)",</text:p>
            <text:p>    "সমীকরণ (i) থেকে, δ² = 3α² - 1। এটি সমীকরণ (ii)-এ বসিয়ে পাই:",</text:p>
            <text:p>    "α(α² - (3α² - 1)) = -1",</text:p>
            <text:p>    "⇒ α(α² - 3α² + 1) = -1",</text:p>
            <text:p>    "⇒ α(-2α² + 1) = -1",</text:p>
            <text:p>    "⇒ -2α³ + α = -1",</text:p>
            <text:p>    "⇒ 2α³ - α - 1 = 0",</text:p>
            <text:p>    "এখন, α = -a বসিয়ে সহগ 'a' এর জন্য সমীকরণটি পাই:",</text:p>
            <text:p>    "2(-a)³ - (-a) - 1 = 0",</text:p>
            <text:p>    "⇒ 2(-a³) + a - 1 = 0",</text:p>
            <text:p>    "⇒ -2a³ + a - 1 = 0",</text:p>
            <text:p>    "⇒ 2a³ - a + 1 = 0",</text:p>
            <text:p>    "এই সমীকরণের বাস্তব সমাধান a = -1 (কারণ 2(-1)³ - (-1) + 1 = -2 + 1 + 1 = 0)।",</text:p>
            <text:p>    "∴ a এর বাস্তব মান -1।",</text:p>
            <text:p>    "a = -1 হলে, মধ্যম মূল α = -a = -(-1) = 1।",</text:p>
            <text:p>    "α = 1 সমীকরণ (i)-এ বসিয়ে পাই:",</text:p>
            <text:p>    "3(1)² - δ² = 1",</text:p>
            <text:p>    "⇒ 3 - δ² = 1",</text:p>
            <text:p>    "⇒ δ² = 2",</text:p>
            <text:p>    "⇒ δ = ±√2",</text:p>
            <text:p>    "মূলগুলি হলো: α - δ, α, α + δ",</text:p>
            <text:p>    "যখন α = 1, δ = √2: মূলগুলি হলো 1 - √2, 1, 1 + √2।",</text:p>
            <text:p>    "যখন α = 1, δ = -√2: মূলগুলি হলো 1 - (-√2), 1, 1 + (-√2) অর্থাৎ 1 + √2, 1, 1 - √2।",</text:p>
            <text:p>    "উভয় ক্ষেত্রেই মূলগুলি একই সেট।",</text:p>
            <text:p>    "সুতরাং, a এর বাস্তব মান -1 হলে মূলগুলি সমান্তর প্রগতিতে থাকবে। মূলগুলি হলো 1 - √2, 1, 1 + √2।"</text:p>
            <text:p>    ],</text:p>
            <text:p>    "অতিরিক্ত মন্তব্য": null</text:p>
            <text:p>}</text:p>
            <text:p>```</text:p>
          </table:table-cell>
          <table:table-cell table:style-name="ce1"/>
          <table:table-cell table:style-name="ce1" office:value-type="float" office:value="2663" calcext:value-type="float">
            <text:p>2663</text:p>
          </table:table-cell>
          <table:table-cell table:style-name="ce1" office:value-type="float" office:value="1010" calcext:value-type="float">
            <text:p>1010</text:p>
          </table:table-cell>
          <table:table-cell table:style-name="ce1" office:value-type="float" office:value="0" calcext:value-type="float">
            <text:p>0</text:p>
          </table:table-cell>
          <table:table-cell table:style-name="ce1" office:value-type="float" office:value="611" calcext:value-type="float">
            <text:p>611</text:p>
          </table:table-cell>
          <table:table-cell table:style-name="ce1" office:value-type="float" office:value="897" calcext:value-type="float">
            <text:p>897</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1" calcext:value-type="float">
            <text:p>11</text:p>
          </table:table-cell>
          <table:table-cell table:style-name="ce1" office:value-type="string" calcext:value-type="string">
            <text:p>1481.jpg</text:p>
          </table:table-cell>
          <table:table-cell table:style-name="ce1" office:value-type="float" office:value="4" calcext:value-type="float">
            <text:p>4</text:p>
          </table:table-cell>
          <table:table-cell table:style-name="ce1" office:value-type="float" office:value="1480" calcext:value-type="float">
            <text:p>1480</text:p>
          </table:table-cell>
          <table:table-cell table:style-name="ce1" office:value-type="string" calcext:value-type="string">
            <text:p>(1) নং চিত্রঃ (2) নং চিত্র:</text:p>
            <text:p/>
            <text:p>(1) নং চিত্রে /frac{P+W}{OA} = /frac{W}{AC} = /frac{P}{OC} =&gt; P+W = /frac{W}{c}</text:p>
            <text:p/>
            <text:p>(2) নং চিত্রে /frac{Q+W}{OA} = /frac{W}{AD} = /frac{Q}{OD} =&gt; /frac{Q+W}{2} = /frac{W}{d} = /frac{Q}{/frac{1}{2}d}</text:p>
            <text:p/>
            <text:p>P+W   = /frac{d}{c} =&gt; Pc+Wc = Qd+Wd</text:p>
            <text:p/>
            <text:p>=&gt; W(d-c) = Pc-Qd =&gt; W = /frac{Pc-Qd}{d-c}</text:p>
          </table:table-cell>
          <table:table-cell table:style-name="ce1" office:value-type="string" calcext:value-type="string">
            <text:p>Math</text:p>
          </table:table-cell>
          <table:table-cell table:style-name="ce1" office:value-type="string" calcext:value-type="string">
            <text:p>নম্বর বণ্টনঃ</text:p>
            <text:p/>
            <text:p>P+W = /frac{d}{c}; নির্ণয় করার জন্য ০৪ নম্বর।</text:p>
            <text:p/>
            <text:p>Q+W</text:p>
            <text:p/>
            <text:p>W = /frac{Pc-Qd}{d-c}; নির্ণয় করার জন্য ০৬ নম্বর।</text:p>
          </table:table-cell>
          <table:table-cell table:style-name="ce1" office:value-type="string" calcext:value-type="string">
            <text:p>```json</text:p>
            <text:p>{</text:p>
            <text:p>    "প্রাপ্ত মার্কস": "7/10",</text:p>
            <text:p>    "ধাপ অনুযায়ী মার্কস বিভাজন": [</text:p>
            <text:p>        "ধাপ ১: 4 মার্কস - P+W = d/c  পর্যন্ত সঠিক।",</text:p>
            <text:p>        "ধাপ ২: 3 মার্কস - W = (Pc-Qd)/(d-c) পর্যন্ত যেতে পারেনি, তবে Q+W বের করার চেষ্টা করেছে।"</text:p>
            <text:p>    ],</text:p>
            <text:p>    "চিহ্নিত ভুলসমূহ": [</text:p>
            <text:p>        "১. P+W = d/c  এই সমীকরণটি সরাসরি লেখা হয়েছে, মধ্যবর্তী ধাপগুলো অনুপস্থিত।",</text:p>
            <text:p>        "২. Q+W এর সঠিক সমীকরণ নির্ণয় করা হয়নি এবং W এর চূড়ান্ত মান বের করা হয়নি।"</text:p>
            <text:p>    ],</text:p>
            <text:p>    "সংশোধিত উত্তর": [</text:p>
            <text:p>        "১. (1) নং চিত্রঃ  /frac{P+W}{OA} = /frac{W}{AC} = /frac{P}{OC} =&gt; P+W = /frac{W}{c}",</text:p>
            <text:p>        "২. (2) নং চিত্রঃ /frac{Q+W}{OA} = /frac{W}{AD} = /frac{Q}{OD} =&gt; /frac{Q+W}{2} = /frac{W}{d} = /frac{Q}{/frac{1}{2}d}",</text:p>
            <text:p>        "৩. P+W = /frac{d}{c} =&gt; Pc+Wc = Qd+Wd",</text:p>
            <text:p>        "৪. =&gt; W(d-c) = Pc-Qd =&gt; W = /frac{Pc-Qd}{d-c}"</text:p>
            <text:p>    ],</text:p>
            <text:p>    "অতিরিক্ত মন্তব্য": "ছাত্র Q+W এর সমীকরণ বের করার চেষ্টা করেছে কিন্তু সম্পন্ন করতে পারেনি। P+W = d/c সমীকরণটি কিভাবে আসল, তা স্পষ্ট নয়।"</text:p>
            <text:p>}</text:p>
            <text:p>```</text:p>
          </table:table-cell>
          <table:table-cell table:style-name="ce1" office:value-type="string" calcext:value-type="string">
            <text:p>```json</text:p>
            <text:p>{</text:p>
            <text:p>    "প্রাপ্ত মার্কস": "10/10",</text:p>
            <text:p>    "ধাপ অনুযায়ী মার্কস বিভাজন": [</text:p>
            <text:p>        "ধাপ ১: ৪ মার্কস - দণ্ডের দুই প্রান্তে ওজন P ও Q রাখলে অবলম্বনের সাপেক্ষে সঠিক ভ্রামকের সমীকরণ স্থাপন (Pc = W(L/2 - c) এবং Qd = W(L/2 - d) অথবা সমতুল্য সমীকরণ, যেমন A বিন্দুর সাপেক্ষে c(P+W)=WL/2 এবং d(Q+W)=WL/2)।",</text:p>
            <text:p>        "ধাপ ২: ৬ মার্কস - প্রাপ্ত সমীকরণদ্বয় সমাধান করে W-এর মান নির্ণয়।"</text:p>
            <text:p>    ],</text:p>
            <text:p>    "চিহ্নিত ভুলসমূহ": [],</text:p>
            <text:p>    "সংশোধিত উত্তর": [],</text:p>
            <text:p>    "অতিরিক্ত মন্তব্য": "ছাত্র/ছাত্রীর সমাধান পদ্ধতি সঠিক এবং সমস্ত ধাপ স্পষ্টভাবে দেখানো হয়েছে। প্রাপ্ত ফলাফল (W = (Qd - Pc) / (c - d)) প্রদত্ত সঠিক উত্তরের (W = (Pc - Qd) / (d - c)) গাণিতিকভাবে সমতুল্য।"</text:p>
            <text:p>}</text:p>
            <text:p>```</text:p>
          </table:table-cell>
          <table:table-cell table:style-name="ce1"/>
          <table:table-cell table:style-name="ce1" office:value-type="float" office:value="1319" calcext:value-type="float">
            <text:p>1319</text:p>
          </table:table-cell>
          <table:table-cell table:style-name="ce1" office:value-type="float" office:value="1237" calcext:value-type="float">
            <text:p>1237</text:p>
          </table:table-cell>
          <table:table-cell table:style-name="ce1" office:value-type="float" office:value="0" calcext:value-type="float">
            <text:p>0</text:p>
          </table:table-cell>
          <table:table-cell table:style-name="ce1" office:value-type="float" office:value="515" calcext:value-type="float">
            <text:p>515</text:p>
          </table:table-cell>
          <table:table-cell table:style-name="ce1" office:value-type="float" office:value="237" calcext:value-type="float">
            <text:p>237</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2" calcext:value-type="float">
            <text:p>12</text:p>
          </table:table-cell>
          <table:table-cell table:style-name="ce1" office:value-type="string" calcext:value-type="string">
            <text:p>1483.jpg</text:p>
          </table:table-cell>
          <table:table-cell table:style-name="ce1" office:value-type="float" office:value="10" calcext:value-type="float">
            <text:p>10</text:p>
          </table:table-cell>
          <table:table-cell table:style-name="ce1" office:value-type="float" office:value="1482" calcext:value-type="float">
            <text:p>1482</text:p>
          </table:table-cell>
          <table:table-cell table:style-name="ce1" office:value-type="string" calcext:value-type="string">
            <text:p>H = 75 m</text:p>
            <text:p>R = 150m / 2</text:p>
            <text:p>R = 300 m^2</text:p>
            <text:p/>
            <text:p>H / R = (u^2 sin^2 a) / (2g) = tan a</text:p>
            <text:p>tan a = 4H / R</text:p>
            <text:p/>
            <text:p>a = tan^-1 (4 * 75 / 300) = 45°</text:p>
            <text:p/>
            <text:p>H = 75 = (u^2 sin^2 45) / (2g)</text:p>
            <text:p>u = 14√15 ms^-1</text:p>
          </table:table-cell>
          <table:table-cell table:style-name="ce1" office:value-type="string" calcext:value-type="string">
            <text:p>Math</text:p>
          </table:table-cell>
          <table:table-cell table:style-name="ce1" office:value-type="string" calcext:value-type="string">
            <text:p>নম্বর বণ্টনঃ</text:p>
            <text:p>u = 14√15 ms^-1; নির্ণয় করার জন্য ০৫ নম্বর।</text:p>
            <text:p>a = 45°; নির্ণয় করার জন্য ০৫ নম্বর।</text:p>
            <text:p>বিঃদ্র: একক না লিখলে বা ভুল একক লিখলে ০১ নম্বর কর্তন করা হবে।</text:p>
          </table:table-cell>
          <table:table-cell table:style-name="ce1" office:value-type="string" calcext:value-type="string">
            <text:p>```json</text:p>
            <text:p>{</text:p>
            <text:p>    "প্রাপ্ত মার্কস": "9/10",</text:p>
            <text:p>    "ধাপ অনুযায়ী মার্কস বিভাজন": [</text:p>
            <text:p>        "ধাপ ১: 5 মার্কস - বেগ u = 14√15 ms^-1 নির্ণয় করার জন্য।",</text:p>
            <text:p>        "ধাপ ২: 4 মার্কস - কোণ a = 45° নির্ণয় করার জন্য। R এর মান ভুল লেখার জন্য ১ নম্বর কাটা হয়েছে।"</text:p>
            <text:p>    ],</text:p>
            <text:p>    "চিহ্নিত ভুলসমূহ": [</text:p>
            <text:p>        "১. R = 150m / 2 = 300 m^2 লেখা হয়েছে, যা ভুল। R = 150m / 2 = 75 m হবে।",</text:p>
            <text:p>        "২. R = 1.2 x 150m লেখা হয়েছে যার কোনো মানে নেই।"</text:p>
            <text:p>    ],</text:p>
            <text:p>    "সংশোধিত উত্তর": [</text:p>
            <text:p>        "১. R = 150m / 2 = 75 m",</text:p>
            <text:p>        "২. tan a = 4H/R = 4 * 75 / 150 = 2"</text:p>
            <text:p>    ],</text:p>
            <text:p>    "অতিরিক্ত মন্তব্য": "ছাত্র কোণ নির্ণয়ের জন্য সঠিক সূত্র ব্যবহার করেছে এবং বেগের মানও সঠিকভাবে বের করেছে। তবে, R এর মান নির্ণয়ে ভুল করার কারণে কোণের মান নির্ণয়ে সমস্যা হয়েছে।"</text:p>
            <text:p>}</text:p>
            <text:p>```</text:p>
          </table:table-cell>
          <table:table-cell table:style-name="ce1" office:value-type="string" calcext:value-type="string">
            <text:p>```json</text:p>
            <text:p>{</text:p>
            <text:p>    "প্রাপ্ত মার্কস": "8/10",</text:p>
            <text:p>    "ধাপ অনুযায়ী মার্কস বিভাজন": [</text:p>
            <text:p>        "ধাপ ১: ৪ মার্কস - নিক্ষেপণ কোণ (α) নির্ণয়ের আংশিক প্রক্রিয়া (সঠিক সূত্র ব্যবহার, H এর সঠিক মান বসানো এবং α এর সঠিক চূড়ান্ত মান লেখার জন্য)। সম্পূর্ণ হিসাব সঠিক না হওয়ায় ১ নম্বর কাটা হয়েছে।",</text:p>
            <text:p>        "ধাপ ২: ৪ মার্কস - নিক্ষেপণ বেগ (u) নির্ণয়ের আংশিক প্রক্রিয়া (বেগের সাথে প্রাসঙ্গিক সঠিক সূত্র ব্যবহার, সূত্রকে u এর জন্য পুনর্বিন্যাস এবং u এর সঠিক চূড়ান্ত মান লেখার জন্য)। হিসাব সঠিক চূড়ান্ত মানের সাথে সঙ্গতিপূর্ণ না হওয়ায় ১ নম্বর কাটা হয়েছে।"</text:p>
            <text:p>    ],</text:p>
            <text:p>    "চিহ্নিত ভুলসমূহ": [</text:p>
            <text:p>        "১. আনুভূমিক পাল্লা (R) এর মান ভুল ধরা হয়েছে (১৫০m এর পরিবর্তে ৩০০m হওয়া উচিত ছিল, কারণ দেওয়ালটি ছিল অনুভূমিক পাল্লার অর্ধেক দূরত্বে)।",</text:p>
            <text:p>        "২. tan(α) নির্ণয়ের হিসাব ভুল করা হয়েছে (৪*৭৫/১৫০ = ২, কিন্তু ছাত্র ৪৫° লিখেছে)।",</text:p>
            <text:p>        "৩. হিসাবের ফলাফলের (tan(α)=২) সাথে α এর চূড়ান্ত মানের (৪৫°) সম্পর্ক ভুল।",</text:p>
            <text:p>        "৪. নিক্ষেপণ বেগ (u) এর হিসাব (`sqrt(150g)`) চূড়ান্ত মানের (`14√15`) সাথে সঙ্গতিপূর্ণ নয়, যা থেকে বোঝা যায় চূড়ান্ত মান হিসাব করে বের করা হয়নি।"</text:p>
            <text:p>    ],</text:p>
            <text:p>    "সংশোধিত উত্তর": [</text:p>
            <text:p>        "সমস্যার বর্ণনা অনুযায়ী, দেওয়ালটি অনুভূমিক পাল্লার অর্ধেক দূরত্বে (R/2) অবস্থিত এবং দেওয়ালের উচ্চতা সর্বাধিক উচ্চতা (H) নির্দেশ করে। সুতরাং, R/2 = ১৫০m =&gt; R = ৩০০m এবং H = ৭৫m।",</text:p>
            <text:p>        "নিক্ষেপণ কোণ (α): tan(α) = 4H/R = (4 * 75m) / 300m = 300/300 = 1।",</text:p>
            <text:p>        "সুতরাং, α = tan⁻¹(1) = ৪৫°।",</text:p>
            <text:p>        "নিক্ষেপণ বেগ (u): সর্বাধিক উচ্চতার সূত্র ব্যবহার করে, H = (u² sin² α) / (2g)।",</text:p>
            <text:p>        "৭৫ = (u² sin² ৪৫°) / (2 * 9.8) [g = 9.8 m/s² ধরে]",</text:p>
            <text:p>        "৭৫ = (u² * (1/√2)²) / 19.6",</text:p>
            <text:p>        "৭৫ = (u² * 1/2) / 19.6",</text:p>
            <text:p>        "৭৫ = u² / 39.2",</text:p>
            <text:p>        "u² = 75 * 39.2 = ২৯৪০",</text:p>
            <text:p>        "u = √২৯৪০ = √(১৯৬ * ১৫) = ১৪√১৫ ms⁻¹।"</text:p>
            <text:p>    ],</text:p>
            <text:p>    "অতিরিক্ত মন্তব্য": ""</text:p>
            <text:p>}</text:p>
            <text:p>```</text:p>
          </table:table-cell>
          <table:table-cell table:style-name="ce1"/>
          <table:table-cell table:style-name="ce1" office:value-type="float" office:value="1280" calcext:value-type="float">
            <text:p>1280</text:p>
          </table:table-cell>
          <table:table-cell table:style-name="ce1" office:value-type="float" office:value="1191" calcext:value-type="float">
            <text:p>1191</text:p>
          </table:table-cell>
          <table:table-cell table:style-name="ce1" office:value-type="float" office:value="0" calcext:value-type="float">
            <text:p>0</text:p>
          </table:table-cell>
          <table:table-cell table:style-name="ce1" office:value-type="float" office:value="400" calcext:value-type="float">
            <text:p>400</text:p>
          </table:table-cell>
          <table:table-cell table:style-name="ce1" office:value-type="float" office:value="648" calcext:value-type="float">
            <text:p>648</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3" calcext:value-type="float">
            <text:p>13</text:p>
          </table:table-cell>
          <table:table-cell table:style-name="ce1" office:value-type="string" calcext:value-type="string">
            <text:p>1484.jpg</text:p>
          </table:table-cell>
          <table:table-cell table:style-name="ce1" office:value-type="float" office:value="8" calcext:value-type="float">
            <text:p>8</text:p>
          </table:table-cell>
          <table:table-cell table:style-name="ce1"/>
          <table:table-cell table:style-name="ce1" office:value-type="string" calcext:value-type="string">
            <text:p>3 + 2isinθ</text:p>
            <text:p>----------- = (3 + 2isinθ)(1 + 2isinθ)</text:p>
            <text:p>1 - 2isinθ     (1 - 2isinθ)(1 + 2isinθ)</text:p>
            <text:p/>
            <text:p>3 + 6isinθ + 4isin²θ - 4sin²θ =  (3 - 4sin²θ) + i (8sinθ)</text:p>
            <text:p>----------------------------------     -------------------------</text:p>
            <text:p>           1 + 4sin²θ                    1 + 4sin²θ</text:p>
            <text:p/>
            <text:p>সম্পূর্ণ কাল্পনিক তাই</text:p>
            <text:p/>
            <text:p>3 - 4sin²θ = 0 ⇒ sin²θ = 3/4</text:p>
            <text:p/>
            <text:p>⇒ sinθ = ± √3/2 = sin(±π/3)</text:p>
            <text:p/>
            <text:p>⇒ θ = nπ + (-1)ⁿ(±π/3) [n ∈ Z]</text:p>
          </table:table-cell>
          <table:table-cell table:style-name="ce1" office:value-type="string" calcext:value-type="string">
            <text:p>Math</text:p>
          </table:table-cell>
          <table:table-cell table:style-name="ce1" office:value-type="string" calcext:value-type="string">
            <text:p>নম্বর বণ্টন:</text:p>
            <text:p/>
            <text:p>3 + 2isinθ     3 - 4sin²θ + i (8sinθ)</text:p>
            <text:p>----------- = ----------------------- ; নির্ণয় করার জন্য ০৪ নম্বর।</text:p>
            <text:p>1 - 2isinθ     1 + 4sin²θ</text:p>
            <text:p/>
            <text:p>sinθ = ± √3/2 ; নির্ণয় করার জন্য ০৩ নম্বর।</text:p>
            <text:p/>
            <text:p>θ = nπ + (-1)ⁿ(±π/3) [n ∈ Z] ; নির্ণয় করার জন্য ০৩ নম্বর।</text:p>
            <text:p/>
            <text:p>[বিঃদ্রঃ [n ∈ Z] না লিখলে ০১ নম্বর কর্তন করা হবে।]</text:p>
          </table:table-cell>
          <table:table-cell table:style-name="ce1" office:value-type="string" calcext:value-type="string">
            <text:p>```json</text:p>
            <text:p>{</text:p>
            <text:p>    "প্রাপ্ত মার্কস": "7/10",</text:p>
            <text:p>    "ধাপ অনুযায়ী মার্কস বিভাজন": [</text:p>
            <text:p>        "ধাপ ১: ৪ মার্কস - [3 + 2isinθ / 1 - 2isinθ কে (3 - 4sin²θ + i (8sinθ)) / (1 + 4sin²θ) আকারে আনার জন্য।]",</text:p>
            <text:p>        "ধাপ ২: ৩ মার্কস - [sinθ = ± √3/2  নির্ণয় করার জন্য।]",</text:p>
            <text:p>        "ধাপ ৩: ০ মার্কস - [θ = nπ + (-1)ⁿ(±π/3) [n ∈ Z] নির্ণয় করতে পারেনি]"</text:p>
            <text:p>    ],</text:p>
            <text:p>    "চিহ্নিত ভুলসমূহ": [</text:p>
            <text:p>        "১.  লসাগু করার পরের লাইনে 3 + 6isinθ + 2isinθ - 4sin²θ হবে। এখানে +2isinθ এর জায়গায় +cisinθ লেখা হয়েছে।",</text:p>
            <text:p>        "২.  sinθ এর মান ± √3/2 লেখার পর সাধারণ সমাধান নির্ণয় করা হয়নি।"</text:p>
            <text:p>    ],</text:p>
            <text:p>    "সংশোধিত উত্তর": [</text:p>
            <text:p>        "১.  3 + 6isinθ + 2isinθ - 4sin²θ = (3 - 4sin²θ) + i (8sinθ)",</text:p>
            <text:p>        "২.  θ = nπ + (-1)ⁿ(±π/3) [n ∈ Z]"</text:p>
            <text:p>    ],</text:p>
            <text:p>    "অতিরিক্ত মন্তব্য": "প্রথম দুটি ধাপ সঠিক হওয়ার জন্য নম্বর দেওয়া হল।"</text:p>
            <text:p>}</text:p>
            <text:p>```</text:p>
          </table:table-cell>
          <table:table-cell table:style-name="ce1" office:value-type="string" calcext:value-type="string">
            <text:p>```json</text:p>
            <text:p>{</text:p>
            <text:p>    "প্রাপ্ত মার্কস": "3/10",</text:p>
            <text:p>    "ধাপ অনুযায়ী মার্কস বিভাজন": [</text:p>
            <text:p>        "ধাপ ১: 0 মার্কস - সরলীকৃত জটিল সংখ্যা নির্ণয় সঠিকভাবে করা হয়নি।",</text:p>
            <text:p>        "ধাপ ২: 3 মার্কস - sinθ এর মান ± √3/2 সঠিকভাবে নির্ণয় করা হয়েছে।",</text:p>
            <text:p>        "ধাপ ৩: 0 মার্কস - θ এর সাধারণ সমাধান নির্ণয় করা হয়নি।"</text:p>
            <text:p>    ],</text:p>
            <text:p>    "চিহ্নিত ভুলসমূহ": [</text:p>
            <text:p>        "১. সরলীকরণের পর জটিল সংখ্যার সঠিক রূপ নির্ণয় করা হয়নি। বিশেষ করে হরে এবং লবের ৪sin²θ পদটি ভুলভাবে লেখা হয়েছে।",</text:p>
            <text:p>        "২. সম্পূর্ণ কাল্পনিক হওয়ার শর্ত প্রয়োগ করে বাস্তব অংশকে শূন্য ধরা হলেও, সরলীকৃত রাশির বাস্তব অংশ নির্ণয়ে ত্রুটি ছিল (যেমন হরের উল্লেখ নেই)।",</text:p>
            <text:p>        "৩. θ এর সাধারণ সমাধান নির্ণয় না করে শুধুমাত্র মুখ্য মান (principal value) দেওয়া হয়েছে।"</text:p>
            <text:p>    ],</text:p>
            <text:p>    "সংশোধিত উত্তর": [</text:p>
            <text:p>        "সরলীকৃত জটিল সংখ্যা: (3 - 4sin²θ) / (1 + 4sin²θ) + i (8sinθ) / (1 + 4sin²θ)",</text:p>
            <text:p>        "সম্পূর্ণ কাল্পনিক হওয়ার শর্ত: বাস্তব অংশ = 0",</text:p>
            <text:p>        "⇒ (3 - 4sin²θ) / (1 + 4sin²θ) = 0",</text:p>
            <text:p>        "⇒ 3 - 4sin²θ = 0",</text:p>
            <text:p>        "⇒ sin²θ = 3/4",</text:p>
            <text:p>        "⇒ sinθ = ± √3/2",</text:p>
            <text:p>        "⇒ θ = nπ + (-1)ⁿ(±π/3) [যেখানে n একটি পূর্ণসংখ্যা (n ∈ Z)]"</text:p>
            <text:p>    ],</text:p>
            <text:p>    "অতিরিক্ত মন্তব্য": ""</text:p>
            <text:p>}</text:p>
            <text:p>```</text:p>
          </table:table-cell>
          <table:table-cell table:style-name="ce1"/>
          <table:table-cell table:style-name="ce1" office:value-type="float" office:value="2181" calcext:value-type="float">
            <text:p>2181</text:p>
          </table:table-cell>
          <table:table-cell table:style-name="ce1" office:value-type="float" office:value="1049" calcext:value-type="float">
            <text:p>1049</text:p>
          </table:table-cell>
          <table:table-cell table:style-name="ce1" office:value-type="float" office:value="0" calcext:value-type="float">
            <text:p>0</text:p>
          </table:table-cell>
          <table:table-cell table:style-name="ce1" office:value-type="float" office:value="437" calcext:value-type="float">
            <text:p>437</text:p>
          </table:table-cell>
          <table:table-cell table:style-name="ce1" office:value-type="float" office:value="406" calcext:value-type="float">
            <text:p>406</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5" calcext:value-type="float">
            <text:p>15</text:p>
          </table:table-cell>
          <table:table-cell table:style-name="ce1" office:value-type="string" calcext:value-type="string">
            <text:p>1485.jpg</text:p>
          </table:table-cell>
          <table:table-cell table:style-name="ce1" office:value-type="float" office:value="4" calcext:value-type="float">
            <text:p>4</text:p>
          </table:table-cell>
          <table:table-cell table:style-name="ce1"/>
          <table:table-cell table:style-name="ce1" office:value-type="string" calcext:value-type="string">
            <text:p>x² + bx + c = 0 এর মূলদ্বয় α, β</text:p>
            <text:p>∴a + β = -b, αβ = c</text:p>
            <text:p>.. c(x² + 4) + 2(b² - 2c)x = 0</text:p>
            <text:p>⇒ αβ (x² + 4) + 2{(α + β)² - 2αβ} x = 0</text:p>
            <text:p>⇒ αβx² + 2α²x + 2β²x + 4αβ = 0</text:p>
            <text:p>⇒ αx (βx + 2α) + 2β (βx + 2α) = 0</text:p>
            <text:p>⇒ (βx + 2α) (αx + 2β) = 0</text:p>
            <text:p>∴ x = /frac{-2α}{β}, /frac{-2β}{α} [Ans.]</text:p>
          </table:table-cell>
          <table:table-cell table:style-name="ce1" office:value-type="string" calcext:value-type="string">
            <text:p>Math</text:p>
          </table:table-cell>
          <table:table-cell table:style-name="ce1" office:value-type="string" calcext:value-type="string">
            <text:p>নম্বর বণ্টন:</text:p>
            <text:p>αβ (x² + 4) + 2 { (α + β)² - 2αβ} x = 0 নির্ণয়ের জন্য ০২ নম্বর।</text:p>
            <text:p>(βx + 2α) (αx + 2β) = 0 নির্ণয়ের জন্য ০৪ নম্বর।</text:p>
            <text:p>x = /frac{-2α}{β}, /frac{-2β}{α} নির্ণয়ের জন্য ০৪ নম্বর।</text:p>
          </table:table-cell>
          <table:table-cell table:style-name="ce1" office:value-type="string" calcext:value-type="string">
            <text:p>```json</text:p>
            <text:p>{</text:p>
            <text:p>    "প্রাপ্ত মার্কস": "6/10",</text:p>
            <text:p>    "ধাপ অনুযায়ী মার্কস বিভাজন": [</text:p>
            <text:p>        "ধাপ ১: ২ নম্বর - αβ (x² + 4) + 2 { (α + β)² - 2αβ} x = 0  পর্যন্ত সঠিক।",</text:p>
            <text:p>        "ধাপ ২: ০ নম্বর - (βx + 2α) (αx + 2β) = 0 এই ধাপটি ভুলভাবে করার জন্য কোনো নম্বর দেওয়া হয়নি।",</text:p>
            <text:p>        "ধাপ ৩: ৪ নম্বর - x = -2β/α নির্ণয় করার জন্য ৪ নম্বর দেওয়া হলো। x = -α/β নির্ণয়টি সঠিক নয়।"</text:p>
            <text:p>    ],</text:p>
            <text:p>    "চিহ্নিত ভুলসমূহ": [</text:p>
            <text:p>        "১. c(x² + 4) + 2(b² - 2c)x = 0 থেকে αβ (x² + 4) + 2 { (α + β)² - 2αβ} x = 0 সমীকরণে রূপান্তর করার পরের ধাপগুলো ভুল হয়েছে।",</text:p>
            <text:p>        "২.  উৎপাদক বিশ্লেষণ ভুল হয়েছে। (βx + 2α) (αx + 2β) = 0 হবে।",</text:p>
            <text:p>        "৩. x এর অন্য মানটি নির্ণয় করা হয়নি।"</text:p>
            <text:p>    ],</text:p>
            <text:p>    "সংশোধিত উত্তর": [</text:p>
            <text:p>        "১.  c(x² + 4) + 2(b² - 2c)x = 0 ⇒ αβ (x² + 4) + 2{(α + β)² - 2αβ} x = 0",</text:p>
            <text:p>        "২. αβx² + 2(α² + β²)x + 4αβ = 0 ⇒ αβx² + 2α²x + 2β²x + 4αβ = 0",</text:p>
            <text:p>        "৩. αx(βx + 2α) + 2β(βx + 2α) = 0 ⇒ (βx + 2α)(αx + 2β) = 0",</text:p>
            <text:p>        "৪. সুতরাং, x = -2α/β অথবা x = -2β/α"</text:p>
            <text:p>    ],</text:p>
            <text:p>    "অতিরিক্ত মন্তব্য": "হাতের লেখা কিছুটা অস্পষ্ট হওয়ার কারণে মূল্যায়ন করতে অসুবিধা হয়েছে।"</text:p>
            <text:p>}</text:p>
            <text:p>```</text:p>
          </table:table-cell>
          <table:table-cell table:style-name="ce1" office:value-type="string" calcext:value-type="string">
            <text:p>```json</text:p>
            <text:p>{</text:p>
            <text:p>    "প্রাপ্ত মার্কস": "0/10",</text:p>
            <text:p>    "ধাপ অনুযায়ী মার্কস বিভাজন": [</text:p>
            <text:p>        "ধাপ ১: 0 মার্কস - b² - 2c এর সঠিক প্রতিস্থাপন {(α + β)² - 2αβ}x না করে ভুল প্রতিস্থাপন {(α + β) - 2αβ}x করা হয়েছে।",</text:p>
            <text:p>        "ধাপ ২: 0 মার্কস - সঠিক উৎপাদক বিশ্লেষণ (βx + 2α) (αx + 2β) = 0 নির্ণয় করা হয়নি।",</text:p>
            <text:p>        "ধাপ ৩: 0 মার্কস - মূলদ্বয় -2α/β এবং -2β/α সঠিকভাবে নির্ণয় করা হয়নি।"</text:p>
            <text:p>    ],</text:p>
            <text:p>    "চিহ্নিত ভুলসমূহ": [</text:p>
            <text:p>        "১. b² - 2c এর স্থলে (α+β) - 2αβ প্রতিস্থাপন করা হয়েছে, যা ভুল। সঠিক প্রতিস্থাপন হবে (α+β)² - 2αβ।",</text:p>
            <text:p>        "২. প্রতিস্থাপনের ভুলের কারণে প্রাপ্ত সমীকরণটি ভুল।",</text:p>
            <text:p>        "৩. মূল নির্ণয়ের জন্য উৎপাদক বিশ্লেষণের সঠিক পথ অনুসরণ করা হয়নি, বরং ভুল সমীকরণের উপর দ্বিঘাত সমীকরণের সূত্র প্রয়োগের চেষ্টা করা হয়েছে।",</text:p>
            <text:p>        "৪. দ্বিঘাত সমীকরণের সূত্রে ডিসক্রিমিন্যান্ট (নিশ্চায়ক) এর সরলীকরণ ভুল করা হয়েছে।",</text:p>
            <text:p>        "৫. নির্ণীত মূলদ্বয় -α/β এবং -β/α, যা সঠিক উত্তর থেকে ভিন্ন।"</text:p>
            <text:p>    ],</text:p>
            <text:p>    "সংশোধিত উত্তর": [</text:p>
            <text:p>        "প্রদত্ত সমীকরণ: c(x² + 4) + 2(b² - 2c)x = 0",</text:p>
            <text:p>        "x² + bx + c = 0 এর মূলদ্বয় α, β হওয়ায়, আমরা জানি α + β = -b এবং αβ = c।",</text:p>
            <text:p>        "b = -(α+β) এবং c = αβ এই মানগুলি দ্বিতীয় সমীকরণে বসিয়ে পাই:",</text:p>
            <text:p>        "αβ(x² + 4) + 2{(-(α+β))² - 2αβ}x = 0",</text:p>
            <text:p>        "⇒ αβ(x² + 4) + 2{(α+β)² - 2αβ}x = 0",</text:p>
            <text:p>        "⇒ αβx² + 4αβ + 2(α² + 2αβ + β² - 2αβ)x = 0",</text:p>
            <text:p>        "⇒ αβx² + 4αβ + 2(α² + β²)x = 0",</text:p>
            <text:p>        "⇒ αβx² + 2(α² + β²)x + 4αβ = 0",</text:p>
            <text:p>        "এই সমীকরণটিকে উৎপাদকে বিশ্লেষণ করে পাই:",</text:p>
            <text:p>        "αβx² + 2α²x + 2β²x + 4αβ = 0",</text:p>
            <text:p>        "⇒ αx(βx + 2α) + 2β(βx + 2α) = 0",</text:p>
            <text:p>        "⇒ (βx + 2α)(αx + 2β) = 0",</text:p>
            <text:p>        "অতএব, মূলদ্বয় হবে:",</text:p>
            <text:p>        "βx + 2α = 0  ⇒ βx = -2α  ⇒ x = -2α/β",</text:p>
            <text:p>        "অথবা, αx + 2β = 0  ⇒ αx = -2β  ⇒ x = -2β/α",</text:p>
            <text:p>        "নির্ণেয় মূলদ্বয় হলো -2α/β এবং -2β/α।"</text:p>
            <text:p>    ],</text:p>
            <text:p>    "অতিরিক্ত মন্তব্য": "ছাত্র/ছাত্রী প্রথম সমীকরণের মূলদ্বয় ও সহগের সম্পর্ক সঠিকভাবে লিখলেও দ্বিতীয় সমীকরণে b² এর প্রতিস্থাপনে ভুল করেছে, যার ফলে পরবর্তী ধাপের সব গণনা ভুল হয়েছে। উৎপাদক বিশ্লেষণের মাধ্যমে সমাধানটি অনেক সহজ হতো।"</text:p>
            <text:p>}</text:p>
            <text:p>```</text:p>
          </table:table-cell>
          <table:table-cell table:style-name="ce1"/>
          <table:table-cell table:style-name="ce1" office:value-type="float" office:value="2655" calcext:value-type="float">
            <text:p>2655</text:p>
          </table:table-cell>
          <table:table-cell table:style-name="ce1" office:value-type="float" office:value="1023" calcext:value-type="float">
            <text:p>1023</text:p>
          </table:table-cell>
          <table:table-cell table:style-name="ce1" office:value-type="float" office:value="0" calcext:value-type="float">
            <text:p>0</text:p>
          </table:table-cell>
          <table:table-cell table:style-name="ce1" office:value-type="float" office:value="652" calcext:value-type="float">
            <text:p>652</text:p>
          </table:table-cell>
          <table:table-cell table:style-name="ce1" office:value-type="float" office:value="850" calcext:value-type="float">
            <text:p>850</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6" calcext:value-type="float">
            <text:p>16</text:p>
          </table:table-cell>
          <table:table-cell table:style-name="ce1" office:value-type="string" calcext:value-type="string">
            <text:p>1486.jpg</text:p>
          </table:table-cell>
          <table:table-cell table:style-name="ce1" office:value-type="float" office:value="10" calcext:value-type="float">
            <text:p>10</text:p>
          </table:table-cell>
          <table:table-cell table:style-name="ce1"/>
          <table:table-cell table:style-name="ce1" office:value-type="string" calcext:value-type="string">
            <text:p>ধরি, pω² + q + rω = x ও pω + q + rω² = y</text:p>
            <text:p>.. x³ + y³ = 0 ⇒ (x + y) (x² - xy + y²) = 0</text:p>
            <text:p>⇒ (x + y) {x² + (ω + ω²)xy + ω³y²} = 0</text:p>
            <text:p>⇒ (x + y) (x + ωy) (x + ω²y) = 0</text:p>
            <text:p>⇒ {p(ω² + ω) + 2q + r(ω² + ω)} {(pω² + q + rω) + (pω² + qω + rω³)} {(pω² + q + rω) + (pω³ + qω² + rω⁴)}</text:p>
            <text:p>⇒ (2q - p - r) {2pω² + q(1 + ω) + r(1 + ω)} {p(1 + ω²) + q(1 + ω²) + 2rω} = 0</text:p>
            <text:p>⇒ (2q - p - r) (2pω² - qω² - rω²) (-pω - qω + 2rω) = 0</text:p>
            <text:p>⇒ -(2q - p - r)ω²(2p - q - r).ω(p + q - 2r) = 0</text:p>
            <text:p>⇒ (2q - p - r) (2p - q - r) (p + q - 2r) = 0</text:p>
            <text:p>∴ q = ½(p + r) অথবা p = ½(q + r) অথবা, r = ½(p + q)</text:p>
            <text:p>∴ p, q ও r সমান্তর প্রগমনভুক্ত। (Proved)</text:p>
          </table:table-cell>
          <table:table-cell table:style-name="ce1" office:value-type="string" calcext:value-type="string">
            <text:p>Math</text:p>
          </table:table-cell>
          <table:table-cell table:style-name="ce1" office:value-type="string" calcext:value-type="string">
            <text:p>নম্বর বণ্টনঃ</text:p>
            <text:p>q = ½(p + r) ; নির্ণয় করার জন্য ০২ নম্বর।</text:p>
            <text:p>p = ½(q + r) ; নির্ণয় করার জন্য ০২ নম্বর।</text:p>
            <text:p>r = ½(p + q) ; নির্ণয় করার জন্য ০২ নম্বর।</text:p>
            <text:p>p, q ও r সমান্তর প্রগমনভুক্ত; প্রমাণ করার জন্য ০৪ নম্বর।</text:p>
          </table:table-cell>
          <table:table-cell table:style-name="ce1" office:value-type="string" calcext:value-type="string">
            <text:p>```json</text:p>
            <text:p>{</text:p>
            <text:p>    "প্রাপ্ত মার্কস": "5/10",</text:p>
            <text:p>    "ধাপ অনুযায়ী মার্কস বিভাজন": [</text:p>
            <text:p>        "ধাপ ১: ২ মার্কস - p = ½(q + r) নির্ণয় করার জন্য।",</text:p>
            <text:p>        "ধাপ ২: ৩ মার্কস -  q = ½(p + r) নির্ণয় করার চেষ্টা করেছে কিন্তু হিসাব গরমিলের জন্য ৩ নম্বর দেওয়া হলো।"</text:p>
            <text:p>    ],</text:p>
            <text:p>    "চিহ্নিত ভুলসমূহ": [</text:p>
            <text:p>        "১. a³+b=0 এই লাইনটি ভুল। সঠিক হবে a³ + b³ = 0",</text:p>
            <text:p>        "২. (a+b)(...) = 0 এর পরের লাইনগুলোতে বিস্তৃতিতে ভুল আছে।",</text:p>
            <text:p>        "৩. শেষ লাইনে q = ½(p + r) লিখেছে কিন্তু আগের লাইনগুলোর সাথে সঙ্গতি নেই।"</text:p>
            <text:p>    ],</text:p>
            <text:p>    "সংশোধিত উত্তর": [</text:p>
            <text:p>        "১. a³ + b³ = 0",</text:p>
            <text:p>        "২. (x + y) (x² - xy + y²) = 0 এর পরবর্তী লাইনগুলো সঠিকভাবে বিস্তৃতি করে লিখতে হবে।",</text:p>
            <text:p>        "৩. সঠিক উত্তর হবে: q = ½(p + r) অথবা p = ½(q + r) অথবা, r = ½(p + q) । সুতরাং p, q ও r সমান্তর প্রগমনভুক্ত।"</text:p>
            <text:p>    ],</text:p>
            <text:p>    "অতিরিক্ত মন্তব্য": "ছাত্রের লেখার ধরণ স্পষ্ট নয়। অনেক স্থানে কাটাকাটি করা হয়েছে।"</text:p>
            <text:p>}</text:p>
            <text:p>```</text:p>
          </table:table-cell>
          <table:table-cell table:style-name="ce1" office:value-type="string" calcext:value-type="string">
            <text:p>```json</text:p>
            <text:p>{</text:p>
            <text:p>    "প্রাপ্ত মার্কস": "6/10",</text:p>
            <text:p>    "ধাপ অনুযায়ী মার্কস বিভাজন": [</text:p>
            <text:p>        "ধাপ ১: ২ মার্কস - q = ½(p + r) শর্তটি নির্ণয় করার জন্য।",</text:p>
            <text:p>        "ধাপ ২: ২ মার্কস - p = ½(q + r) শর্তটি নির্ণয় করার জন্য।",</text:p>
            <text:p>        "ধাপ ৩: ০ মার্কস - r = ½(p + q) শর্তটি নির্ণয় না করার জন্য।",</text:p>
            <text:p>        "ধাপ ৪: ২ মার্কস - আংশিকভাবে সঠিক সিদ্ধান্ত গ্রহণ করার জন্য (তৃতীয় শর্তটি নির্ণয় না হলেও সমান্তর প্রগমনভুক্ত উল্লেখ করা হয়েছে)।"</text:p>
            <text:p>    ],</text:p>
            <text:p>    "চিহ্নিত ভুলসমূহ": [</text:p>
            <text:p>        "১. a+ω²b = 0 এই কেসটির হিসাব এবং শর্ত r = ½(p+q) নির্ণয় করা হয়নি।",</text:p>
            <text:p>        "২. p, q ও r সমান্তর প্রগমনভুক্ত প্রমাণের জন্য প্রয়োজনীয় তিনটি শর্তের (q = ½(p+r), p = ½(q+r), r = ½(p+q)) মধ্যে কেবল দুটি উল্লেখ করা হয়েছে।"</text:p>
            <text:p>    ],</text:p>
            <text:p>    "সংশোধিত উত্তর": [</text:p>
            <text:p>        "তৃতীয় কেস: a + ω²b = 0",</text:p>
            <text:p>        "(pω² + q + rω) + ω²(pω + q + rω²) = 0",</text:p>
            <text:p>        "⇒ pω² + q + rω + pω³ + qω² + rω⁴ = 0",</text:p>
            <text:p>        "⇒ pω² + q + rω + p(1) + qω² + rω(1) = 0 (যেহেতু ω³=1, ω⁴=ω)",</text:p>
            <text:p>        "⇒ p(ω² + 1) + q(1 + ω²) + r(ω + ω) = 0",</text:p>
            <text:p>        "⇒ p(-ω) + q(-ω) + 2rω = 0 (যেহেতু 1+ω² = -ω)",</text:p>
            <text:p>        "⇒ -pω - qω + 2rω = 0",</text:p>
            <text:p>        "⇒ ω(-p - q + 2r) = 0",</text:p>
            <text:p>        "⇒ 2r - p - q = 0 (যেহেতু ω ≠ 0)",</text:p>
            <text:p>        "⇒ 2r = p + q",</text:p>
            <text:p>        "⇒ r = ½(p + q)",</text:p>
            <text:p>        "প্রাপ্ত শর্তগুলি হলো: q = ½(p + r), p = ½(q + r), অথবা r = ½(p + q)।",</text:p>
            <text:p>        "এই শর্তগুলির মধ্যে যেকোনো একটি সত্য হলেই p, q ও r সমান্তর প্রগমনভুক্ত হবে। (প্রমাণিত)"</text:p>
            <text:p>    ],</text:p>
            <text:p>    "অতিরিক্ত মন্তব্য": "ছাত্রটি গাণিতিক পদ্ধতি সঠিকভাবে অনুসরণ করেছে এবং দুটি গুরুত্বপূর্ণ শর্ত নির্ণয় করতে সক্ষম হয়েছে। শুধুমাত্র তৃতীয় শর্তটি নির্ণয় না করার কারণে কিছু নম্বর কাটা হয়েছে।"</text:p>
            <text:p>}</text:p>
            <text:p>```</text:p>
          </table:table-cell>
          <table:table-cell table:style-name="ce1"/>
          <table:table-cell table:style-name="ce1" office:value-type="float" office:value="2847" calcext:value-type="float">
            <text:p>2847</text:p>
          </table:table-cell>
          <table:table-cell table:style-name="ce1" office:value-type="float" office:value="1197" calcext:value-type="float">
            <text:p>1197</text:p>
          </table:table-cell>
          <table:table-cell table:style-name="ce1" office:value-type="float" office:value="0" calcext:value-type="float">
            <text:p>0</text:p>
          </table:table-cell>
          <table:table-cell table:style-name="ce1" office:value-type="float" office:value="480" calcext:value-type="float">
            <text:p>480</text:p>
          </table:table-cell>
          <table:table-cell table:style-name="ce1" office:value-type="float" office:value="638" calcext:value-type="float">
            <text:p>638</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7" calcext:value-type="float">
            <text:p>17</text:p>
          </table:table-cell>
          <table:table-cell table:style-name="ce1" office:value-type="string" calcext:value-type="string">
            <text:p>1488.jpg</text:p>
          </table:table-cell>
          <table:table-cell table:style-name="ce1" office:value-type="float" office:value="10" calcext:value-type="float">
            <text:p>10</text:p>
          </table:table-cell>
          <table:table-cell table:style-name="ce1" office:value-type="float" office:value="1487" calcext:value-type="float">
            <text:p>1487</text:p>
          </table:table-cell>
          <table:table-cell table:style-name="ce1" office:value-type="string" calcext:value-type="string">
            <text:p>x²/a² + y²/b² = 1 ⇒ 2a = 36 ⇒ a = 18</text:p>
            <text:p>∴ x²/18² + y²/b² = 1 ... (i)</text:p>
            <text:p>(i) এ (6, 10√2) বসিয়ে, ⇒ 6²/18² + (10√2)²/b² = 1</text:p>
            <text:p>⇒ 1/9 + 200/b² = 1 ⇒ 200/b² = 8 ⇒ b² = 25 ⇒ b = 15 ft</text:p>
            <text:p>∴ x²/18² + y²/15² = 1 হলো নির্ণেয় সমীকরণ।</text:p>
          </table:table-cell>
          <table:table-cell table:style-name="ce1" office:value-type="string" calcext:value-type="string">
            <text:p>Math</text:p>
          </table:table-cell>
          <table:table-cell table:style-name="ce1" office:value-type="string" calcext:value-type="string">
            <text:p>নম্বর বণ্টনঃ</text:p>
            <text:p>x²/18² + y²/b² = 1; নির্ণয় করার জন্য ০২ নম্বর।</text:p>
            <text:p>b = 15 ft; নির্ণয় করার জন্য ০৩ নম্বর।</text:p>
            <text:p>x²/18² + y²/15² = 1; নির্ণয় করার জন্য ০৫ নম্বর।</text:p>
            <text:p>বিঃদ্র: একক না লিখলে বা ভুল একক লিখলে ০১ নম্বর কর্তন করা হবে।</text:p>
          </table:table-cell>
          <table:table-cell table:style-name="ce1" office:value-type="string" calcext:value-type="string">
            <text:p>```json</text:p>
            <text:p>{</text:p>
            <text:p>    "প্রাপ্ত মার্কস": "7/10",</text:p>
            <text:p>    "ধাপ অনুযায়ী মার্কস বিভাজন": [</text:p>
            <text:p>        "ধাপ ১: ২ মার্কস -  x²/a² + y²/b² = 1 এবং 2a = 36 ⇒ a = 18 লেখার জন্য।",</text:p>
            <text:p>        "ধাপ ২: ২ মার্কস - (6, 10√2) বসিয়ে b² এর মান বের করার চেষ্টা করার জন্য (calculation error আছে)। b এর সঠিক মান বের হয়নি তাই ৩ এর মধ্যে ২।",</text:p>
            <text:p>        "ধাপ ৩: ৩ মার্কস - a এবং b এর মান বসিয়ে উপবৃত্তের সমীকরণ লেখার জন্য। যেহেতু b এর মান ভুল তাই এখানে ৩ নম্বর দেওয়া হল।"</text:p>
            <text:p>    ],</text:p>
            <text:p>    "চিহ্নিত ভুলসমূহ": [</text:p>
            <text:p>        "১. b² এর মান নির্ণয়ে ভুল হয়েছে। 800/b² = 324 লেখার কারণে এই ভুল হয়েছে। সঠিক সমীকরণ হবে 200/b² = 8/9।",</text:p>
            <text:p>        "২. b এর মান ft (ফুট) এককে উল্লেখ করা হয়নি।"</text:p>
            <text:p>    ],</text:p>
            <text:p>    "সংশোধিত উত্তর": [</text:p>
            <text:p>        "১. 6²/18² + (10√2)²/b² = 1 ⇒ 1/9 + 200/b² = 1 ⇒ 200/b² = 8/9 ⇒ b² = 225",</text:p>
            <text:p>        "২. b = 15 ft"</text:p>
            <text:p>    ],</text:p>
            <text:p>    "অতিরিক্ত মন্তব্য": "b এর মান নির্ণয়ে ভুলের জন্য নম্বর কাটা হয়েছে। একক উল্লেখ না করার জন্য ১ নম্বর কাটা হয়েছে।"</text:p>
            <text:p>}</text:p>
            <text:p>```</text:p>
          </table:table-cell>
          <table:table-cell table:style-name="ce1" office:value-type="string" calcext:value-type="string">
            <text:p>```json</text:p>
            <text:p>{</text:p>
            <text:p>    "প্রাপ্ত মার্কস": "10/10",</text:p>
            <text:p>    "ধাপ অনুযায়ী মার্কস বিভাজন": [</text:p>
            <text:p>        "ধাপ ১: ২ মার্কস - x²/a² + y²/b² = 1 সমীকরণ ধরে এবং a=18 নির্ণয় করে প্রতিস্থাপন করার জন্য।",</text:p>
            <text:p>        "ধাপ ২: ৩ মার্কস - (6, 10√2) বিন্দু ব্যবহার করে b² এর মান নির্ণয় করার জন্য।",</text:p>
            <text:p>        "ধাপ ৩: ৫ মার্কস - উপবৃত্তের নির্ণেয় সমীকরণ x²/18² + y²/15² = 1 সঠিকভাবে নির্ণয় করার জন্য।"</text:p>
            <text:p>    ],</text:p>
            <text:p>    "চিহ্নিত ভুলসমূহ": [</text:p>
            <text:p>        "১. b² নির্ণয়ের সময় মধ্যবর্তী ধাপের গণনা ভুল লেখা হয়েছে (800/8 = 225)। যদিও final result b²=225 সঠিক।"</text:p>
            <text:p>    ],</text:p>
            <text:p>    "সংশোধিত উত্তর": [</text:p>
            <text:p>        "১. b² নির্ণয়ের সঠিক গণনা হলো: 200/b² = 1 - 1/9 = 8/9. সুতরাং, b² = 200 * 9 / 8 = 25 * 9 = 225।"</text:p>
            <text:p>    ],</text:p>
            <text:p>    "অতিরিক্ত মন্তব্য": "ছাত্রের পদ্ধতি এবং শেষ ফলাফল সঠিক। শুধুমাত্র একটি মধ্যবর্তী গণনা ধাপে ভুল লেখা হয়েছে, কিন্তু final result সঠিক থাকায় পূর্ণ নম্বর দেওয়া হয়েছে।"</text:p>
            <text:p>}</text:p>
            <text:p>```</text:p>
          </table:table-cell>
          <table:table-cell table:style-name="ce1"/>
          <table:table-cell table:style-name="ce1" office:value-type="float" office:value="1352" calcext:value-type="float">
            <text:p>1352</text:p>
          </table:table-cell>
          <table:table-cell table:style-name="ce1" office:value-type="float" office:value="1249" calcext:value-type="float">
            <text:p>1249</text:p>
          </table:table-cell>
          <table:table-cell table:style-name="ce1" office:value-type="float" office:value="0" calcext:value-type="float">
            <text:p>0</text:p>
          </table:table-cell>
          <table:table-cell table:style-name="ce1" office:value-type="float" office:value="498" calcext:value-type="float">
            <text:p>498</text:p>
          </table:table-cell>
          <table:table-cell table:style-name="ce1" office:value-type="float" office:value="315" calcext:value-type="float">
            <text:p>315</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8" calcext:value-type="float">
            <text:p>18</text:p>
          </table:table-cell>
          <table:table-cell table:style-name="ce1" office:value-type="string" calcext:value-type="string">
            <text:p>1489.jpg</text:p>
          </table:table-cell>
          <table:table-cell table:style-name="ce1" office:value-type="float" office:value="10" calcext:value-type="float">
            <text:p>10</text:p>
          </table:table-cell>
          <table:table-cell table:style-name="ce1"/>
          <table:table-cell table:style-name="ce1" office:value-type="string" calcext:value-type="string">
            <text:p>ধরি, 4x² + 2x - 1 = 0 সমীকরণের অপর মূল β</text:p>
            <text:p>∴ cosa + β = -2/4</text:p>
            <text:p>⇒ β = -1/2 - cosa      (i)</text:p>
            <text:p>cosa প্রদত্ত সমীকরণের একটি মূল হলে,</text:p>
            <text:p>4cos²a + 2cosa - 1 = 0 ... (ii)</text:p>
            <text:p>⇒ 4cos³a + 2cos²a - cosa = 0</text:p>
            <text:p>⇒ cos3a + 3cosa + (1/2)4cos²a - cosa = 0</text:p>
            <text:p>[cos3a = 4cos³a - 3cosa]</text:p>
            <text:p>⇒ cos3a + 2cosa + (1/2)(1 - 2cosa) = 0</text:p>
            <text:p>[(ii) নং হতে]</text:p>
            <text:p>⇒ cos3a + 2cosa + (1/2) - cosa = 0</text:p>
            <text:p>⇒ cos3a = -1/2 - cosa = β [(i) নং হতে]</text:p>
            <text:p>সুতরাং, সমীকরণের অপর মূল β = cos3a (Showed)</text:p>
          </table:table-cell>
          <table:table-cell table:style-name="ce1" office:value-type="string" calcext:value-type="string">
            <text:p>Math</text:p>
          </table:table-cell>
          <table:table-cell table:style-name="ce1" office:value-type="string" calcext:value-type="string">
            <text:p>নম্বর বণ্টন:</text:p>
            <text:p>β = -1/2 - cosa; নির্ণয় করার জন্য ০৩ নম্বর।</text:p>
            <text:p>cos3a + 3cosa + (1/2)4cos²a - cosa = 0; নির্ণয় করার জন্য ০৪ নম্বর।</text:p>
            <text:p>β = cos3a; নির্ণয় করার জন্য ০৩ নম্বর।</text:p>
          </table:table-cell>
          <table:table-cell table:style-name="ce1" office:value-type="string" calcext:value-type="string">
            <text:p>```json</text:p>
            <text:p>{</text:p>
            <text:p>    "প্রাপ্ত মার্কস": "5/10",</text:p>
            <text:p>    "ধাপ অনুযায়ী মার্কস বিভাজন": [</text:p>
            <text:p>        "ধাপ ১: 3 মার্কস - x এর মান বের করে cosα = (-1+√5)/4 ধরা হয়েছে।",</text:p>
            <text:p>        "ধাপ ২: 0 মার্কস - cos3α এর সূত্র বসানো হয়েছে কিন্তু cos³α এর মান বসিয়ে সরলীকরণ ভুল হয়েছে।",</text:p>
            <text:p>        "ধাপ ৩: 0 মার্কস - β = cos3α প্রমাণ করা যায়নি।"</text:p>
            <text:p>    ],</text:p>
            <text:p>    "চিহ্নিত ভুলসমূহ": [</text:p>
            <text:p>        "১. cos³α এর মান বসিয়ে সরলীকরণ ভুল হয়েছে।",</text:p>
            <text:p>        "২. β = cos3α প্রমাণ করা যায়নি।"</text:p>
            <text:p>    ],</text:p>
            <text:p>    "সংশোধিত উত্তর": [</text:p>
            <text:p>        "১. cos3α = 4cos³α - 3cosα = 4((-1+√5)/4)³ - 3((-1+√5)/4)",</text:p>
            <text:p>        "২. cos3α = (-1-√5)/4.  যেহেতু অপর মূলটি (-1-√5)/4, সুতরাং cos3α = অপর মূল।"</text:p>
            <text:p>    ],</text:p>
            <text:p>    "অতিরিক্ত মন্তব্য": "সরলীকরণে ভুলের কারণে নম্বর কাটা হয়েছে।"</text:p>
            <text:p>}</text:p>
            <text:p>```</text:p>
          </table:table-cell>
          <table:table-cell table:style-name="ce1" office:value-type="string" calcext:value-type="string">
            <text:p>```json</text:p>
            <text:p>{</text:p>
            <text:p>    "প্রাপ্ত মার্কস": "10/10",</text:p>
            <text:p>    "ধাপ অনুযায়ী মার্কস বিভাজন": [</text:p>
            <text:p>    "ধাপ ১: 2 মার্কস - সমীকরণের একটি মূল সঠিকভাবে চিহ্নিত করে তার মান ব্যবহার।",</text:p>
            <text:p>    "ধাপ ২: 3 মার্কস - cos 3α এর সূত্র লেখা এবং cos α এর মান প্রতিস্থাপন।",</text:p>
            <text:p>    "ধাপ ৩: 3 মার্কস - cos 3α এর মান সঠিকভাবে গণনা করা।",</text:p>
            <text:p>    "ধাপ ৪: 2 মার্কস - অপর মূলের মান নির্ণয় এবং cos 3α এর মানের সাথে তুলনা করে সিদ্ধান্তে পৌঁছানো।"</text:p>
            <text:p>    ],</text:p>
            <text:p>    "চিহ্নিত ভুলসমূহ": [],</text:p>
            <text:p>    "সংশোধিত উত্তর": [],</text:p>
            <text:p>    "অতিরিক্ত মন্তব্য": "শিক্ষার্থী প্রদত্ত রুব্রিকের পদ্ধতির পরিবর্তে বিকল্প পদ্ধতিতে cos 3α এর মান সরাসরি গণনা করে সমস্যাটি সমাধান করেছে। বিকল্প পদ্ধতিটি গাণিতিকভাবে সঠিক এবং গণনা নির্ভুল হওয়ায় পূর্ণ নম্বর দেওয়া হয়েছে।"</text:p>
            <text:p>}</text:p>
            <text:p>```</text:p>
          </table:table-cell>
          <table:table-cell table:style-name="ce1"/>
          <table:table-cell table:style-name="ce1" office:value-type="float" office:value="2698" calcext:value-type="float">
            <text:p>2698</text:p>
          </table:table-cell>
          <table:table-cell table:style-name="ce1" office:value-type="float" office:value="1041" calcext:value-type="float">
            <text:p>1041</text:p>
          </table:table-cell>
          <table:table-cell table:style-name="ce1" office:value-type="float" office:value="0" calcext:value-type="float">
            <text:p>0</text:p>
          </table:table-cell>
          <table:table-cell table:style-name="ce1" office:value-type="float" office:value="387" calcext:value-type="float">
            <text:p>387</text:p>
          </table:table-cell>
          <table:table-cell table:style-name="ce1" office:value-type="float" office:value="215" calcext:value-type="float">
            <text:p>215</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 calcext:value-type="float">
            <text:p>1</text:p>
          </table:table-cell>
          <table:table-cell table:style-name="ce1" office:value-type="string" calcext:value-type="string">
            <text:p>1530.jpg</text:p>
          </table:table-cell>
          <table:table-cell table:style-name="ce1" office:value-type="float" office:value="10" calcext:value-type="float">
            <text:p>10</text:p>
          </table:table-cell>
          <table:table-cell table:style-name="ce1"/>
          <table:table-cell table:style-name="ce1" office:value-type="string" calcext:value-type="string">
            <text:p>LS, \frac{2}{1+z} = \frac{2}{1+\cos\theta + i\sin\theta}</text:p>
            <text:p>= \frac{2(1+\cos\theta - i\sin\theta)}{(1+\cos\theta)^2 - (i\sin\theta)^2}</text:p>
            <text:p>= \frac{4\cos\frac{\theta}{2}(\cos\frac{\theta}{2} - i\sin\frac{\theta}{2})}{2+2\cos\theta}</text:p>
            <text:p>= \frac{2+2\cos\theta}{2\cos^2\frac{\theta}{2}(\cos\frac{\theta}{2} - i\sin\frac{\theta}{2})}</text:p>
            <text:p>= \frac{2(2\cos^2\frac{\theta}{2} - i.2\sin\frac{\theta}{2}\cos\frac{\theta}{2})}{(1+\cos\theta)^2 + \sin^2\theta}</text:p>
            <text:p>= \frac{2\cos^2\frac{\theta}{2}(\cos\frac{\theta}{2} - i\sin\frac{\theta}{2})}{\cos^2\frac{\theta}{2} - i\sin^2\frac{\theta}{2}}</text:p>
            <text:p>= \frac{1+\cos\theta}{\cos\frac{\theta}{2} - i\sin\frac{\theta}{2}} = 1 - i\tan\frac{\theta}{2} (Showed)</text:p>
          </table:table-cell>
          <table:table-cell table:style-name="ce1" office:value-type="string" calcext:value-type="string">
            <text:p>Math</text:p>
          </table:table-cell>
          <table:table-cell table:style-name="ce1" office:value-type="string" calcext:value-type="string">
            <text:p>নম্বর বণ্টনঃ</text:p>
            <text:p>\frac{2}{1+z} = \frac{2(1+\cos\theta - i\sin\theta)}{(1+\cos\theta)^2 - (i\sin\theta)^2} ; নির্ণয় করার জন্য ০২ নম্বর।</text:p>
            <text:p>\frac{2}{1+z} = \frac{4\cos\frac{\theta}{2}(\cos\frac{\theta}{2} - i\sin\frac{\theta}{2})}{2+2\cos\theta} ; নির্ণয় করার জন্য ০৩ নম্বর।</text:p>
            <text:p>\frac{2}{1+z} = 1 - i\tan\frac{\theta}{2} ; দেখানোর জন্য ০৫ নম্বর।</text:p>
          </table:table-cell>
          <table:table-cell table:style-name="ce1" office:value-type="string" calcext:value-type="string">
            <text:p>```json</text:p>
            <text:p>{</text:p>
            <text:p>    "প্রাপ্ত মার্কস": "6/10",</text:p>
            <text:p>    "ধাপ অনুযায়ী মার্কস বিভাজন": [</text:p>
            <text:p>        "ধাপ ১: ২ মার্কস - \frac{2}{1+z} কে \frac{2(1+\cos\theta - i\sin\theta)}{(1+\cos\theta)^2 - (i\sin\theta)^2} আকারে লেখার জন্য।",</text:p>
            <text:p>        "ধাপ ২: ৩ মার্কস - \frac{4\cos\frac{\theta}{2}(\cos\frac{\theta}{2} - i\sin\frac{\theta}{2})}{2+2\cos\theta}  পর্যন্ত সরল করার জন্য।",</text:p>
            <text:p>        "ধাপ ৩: ১ মার্কস - উত্তরের কাছাকাছি যাওয়ার জন্য।"</text:p>
            <text:p>    ],</text:p>
            <text:p>    "চিহ্নিত ভুলসমূহ": [</text:p>
            <text:p>        "১. হরের অংশে ত্রুটি: (1+cosθ)^2 - (isinθ)^2 কে (1+cosθ)^2 + sin^2θ লেখা হয়েছে, যা ভুল।",</text:p>
            <text:p>        "২. লবের অংশে ত্রুটি: 2(1+cosθ - isinθ) কে 4cos(θ/2)[cos(θ/2) - isin(θ/2)]  -এ রূপান্তর করার আগের ধাপে ভুল হয়েছে বলে মনে হচ্ছে।"</text:p>
            <text:p>    ],</text:p>
            <text:p>    "সংশোধিত উত্তর": [</text:p>
            <text:p>        "১. সঠিক হর: (1+cosθ)^2 - (isinθ)^2 = (1+cosθ)^2 + sin^2θ = 1 + 2cosθ + cos^2θ + sin^2θ = 2 + 2cosθ ",</text:p>
            <text:p>        "২. লবের সঠিক রূপান্তর: 2(1+cosθ - isinθ) = 2(2cos^2(θ/2) - i2sin(θ/2)cos(θ/2)) = 4cos(θ/2)(cos(θ/2) - isin(θ/2))"</text:p>
            <text:p>    ],</text:p>
            <text:p>    "অতিরিক্ত মন্তব্য": "শিক্ষার্থী প্রায় সঠিক পথে ছিল, কিন্তু কিছু বীজগণিতীয় ভুলের কারণে সম্পূর্ণ নম্বর দেওয়া গেল না।"</text:p>
            <text:p>}</text:p>
            <text:p>```</text:p>
          </table:table-cell>
          <table:table-cell table:style-name="ce1" office:value-type="string" calcext:value-type="string">
            <text:p>```json</text:p>
            <text:p>{</text:p>
            <text:p>    "প্রাপ্ত মার্কস": "10/10",</text:p>
            <text:p>    "ধাপ অনুযায়ী মার্কস বিভাজন": [</text:p>
            <text:p>        "ধাপ ১: 2 মার্কস - হর ও লবকে $(1+\cos\theta - i\sin\theta)$ দিয়ে গুণ করে $\frac{2(1+\cos\theta - i\sin\theta)}{(1+\cos\theta)^2 - (i\sin\theta)^2}$ পর্যন্ত সঠিক গণনা এবং হর সরল করে $\frac{2(1+\cos\theta - i\sin\theta)}{2+2\cos\theta}$ পর্যন্ত উপনীত হওয়ার জন্য।",</text:p>
            <text:p>        "ধাপ ২: 3 মার্কস - পূর্বের ধাপ থেকে প্রাপ্ত রাশিকে $1 - i \frac{\sin\theta}{1+\cos\theta}$ আকারে প্রকাশ করে $\frac{\sin\theta}{1+\cos\theta}$ অংশটিকে অর্ধ-কোণের সূত্রে $\frac{2\sin\frac{\theta}{2}\cos\frac{\theta}{2}}{2\cos^2\frac{\theta}{2}}$ আকারে সঠিক ভাবে লেখার জন্য।",</text:p>
            <text:p>        "ধাপ ৩: 5 মার্কস - $\frac{2\sin\frac{\theta}{2}\cos\frac{\theta}{2}}{2\cos^2\frac{\theta}{2}}$ কে সরল করে $\tan\frac{\theta}{2}$ আকারে লিখে চূড়ান্ত ফল $1 - i\tan\frac{\theta}{2}$ সঠিক ভাবে দেখানোর জন্য।"</text:p>
            <text:p>    ],</text:p>
            <text:p>    "চিহ্নিত ভুলসমূহ": [</text:p>
            <text:p>        "১. একটি অপ্রয়োজনীয় ও ভুল মধ্যবর্তী ধাপের গণনা: $\frac{P_{2} \sin\theta}{2+2\cos\theta}$ লেখা হয়েছে, যা পূর্বের ধাপ থেকে আসেনি এবং পরবর্তী গণনায় ব্যবহৃত হয়নি।",</text:p>
            <text:p>        "২. $1 - \text{?} \frac{2\sin\frac{\theta}{2}\cos\frac{\theta}{2}}{2\cos^2\frac{\theta}{2}}$ ধাপে কাল্পনিক একক 'i' লেখা হয়নি (প্রশ্নবোধক চিহ্ন দেওয়া হয়েছে)।"</text:p>
            <text:p>    ],</text:p>
            <text:p>    "সংশোধিত উত্তর": [</text:p>
            <text:p>        "১. দ্বিতীয় ধাপটি ( যেখানে $\frac{P_{2} \sin\theta}{2+2\cos\theta}$ লেখা হয়েছে) বাদ দিতে হবে।",</text:p>
            <text:p>        "২. $1 - ? \frac{2\sin\frac{\theta}{2}\cos\frac{\theta}{2}}{2\cos^2\frac{\theta}{2}}$ ধাপটিকে $1 - i \frac{2\sin\frac{\theta}{2}\cos\frac{\theta}{2}}{2\cos^2\frac{\theta}{2}}$ লিখতে হবে।"</text:p>
            <text:p>    ],</text:p>
            <text:p>    "অতিরিক্ত মন্তব্য": "ছাত্রের গাণিতিক ধাপগুলো মূলত সঠিক পথে অনুসরণ করেছে এবং প্রয়োজনীয় অর্ধ-কোণের সূত্রাবলী সঠিক ভাবে প্রয়োগ করে সঠিক উত্তরে পৌঁছেছে। একটি অপ্রয়োজনীয় ভুল ধাপ থাকলেও তা চূড়ান্ত ফলাফলকে প্রভাবিত করেনি।"</text:p>
            <text:p>}</text:p>
            <text:p>```</text:p>
          </table:table-cell>
          <table:table-cell table:style-name="ce1"/>
          <table:table-cell table:style-name="ce1" office:value-type="float" office:value="2845" calcext:value-type="float">
            <text:p>2845</text:p>
          </table:table-cell>
          <table:table-cell table:style-name="ce1" office:value-type="float" office:value="1214" calcext:value-type="float">
            <text:p>1214</text:p>
          </table:table-cell>
          <table:table-cell table:style-name="ce1" office:value-type="float" office:value="0" calcext:value-type="float">
            <text:p>0</text:p>
          </table:table-cell>
          <table:table-cell table:style-name="ce1" office:value-type="float" office:value="609" calcext:value-type="float">
            <text:p>609</text:p>
          </table:table-cell>
          <table:table-cell table:style-name="ce1" office:value-type="float" office:value="641" calcext:value-type="float">
            <text:p>641</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2" calcext:value-type="float">
            <text:p>2</text:p>
          </table:table-cell>
          <table:table-cell table:style-name="ce1" office:value-type="string" calcext:value-type="string">
            <text:p>1531.jpg</text:p>
          </table:table-cell>
          <table:table-cell table:style-name="ce1" office:value-type="float" office:value="10" calcext:value-type="float">
            <text:p>10</text:p>
          </table:table-cell>
          <table:table-cell table:style-name="ce1"/>
          <table:table-cell table:style-name="ce1" office:value-type="string" calcext:value-type="string">
            <text:p>pcos 20</text:p>
            <text:p>√ sin² θ + cos² θ</text:p>
            <text:p>= 15 ⇒ p²cos² 20 = 225......(i)</text:p>
            <text:p>vpl</text:p>
            <text:p>= 2 ⇒</text:p>
            <text:p>√ tan θ + cot θ</text:p>
            <text:p>p</text:p>
            <text:p>sin² θ + cos² θ</text:p>
            <text:p>sin θcos θ</text:p>
            <text:p>= 4 ⇒ psin θcos θ = 4</text:p>
            <text:p>⇒ psin 20 = 8 ⇒ p²sin² 20 = 64··……………(ii)</text:p>
            <text:p>(i) + (ii) ⇒ p² (sin²20 + cos²20) = 289</text:p>
            <text:p>⇒ p² = 289</text:p>
            <text:p>⇒ p = ± 17</text:p>
            <text:p>p = −17 গ্রহণযোগ্য না, কারণ ২য় সমীকরণে √p অসংজ্ঞায়িত হবে।</text:p>
            <text:p>:: p = 17 (Ans.)</text:p>
          </table:table-cell>
          <table:table-cell table:style-name="ce1" office:value-type="string" calcext:value-type="string">
            <text:p>Math</text:p>
          </table:table-cell>
          <table:table-cell table:style-name="ce1" office:value-type="string" calcext:value-type="string">
            <text:p>নম্বর বণ্টনঃ</text:p>
            <text:p>p²cos² 20 = 225; নির্ণয়ের জন্য ০২ নম্বর।</text:p>
            <text:p>p²sin² 20 = 64; নির্ণয়ের জন্য ০২ নম্বর।</text:p>
            <text:p>p² (sin²20 + cos²20) = 289; নির্ণয়ের জন্য ০২ নম্বর।</text:p>
            <text:p>p = 17; নির্ণয়ের জন্য ০৪ নম্বর।</text:p>
          </table:table-cell>
          <table:table-cell table:style-name="ce1" office:value-type="string" calcext:value-type="string">
            <text:p>```json</text:p>
            <text:p>{</text:p>
            <text:p>    "প্রাপ্ত মার্কস": "8/10",</text:p>
            <text:p>    "ধাপ অনুযায়ী মার্কস বিভাজন": [</text:p>
            <text:p>        "ধাপ ১: ২ নম্বর - p²cos² 2θ = 225 নির্ণয়ের চেষ্টা করা হয়েছে কিন্তু সঠিক নয়।",</text:p>
            <text:p>        "ধাপ ২: ২ নম্বর - p²sin² 2θ = 64 নির্ণয়ের চেষ্টা করা হয়েছে কিন্তু ত্রুটি আছে।",</text:p>
            <text:p>        "ধাপ ৩: ২ নম্বর - p² (sin²2θ + cos²2θ) = 289 পর্যন্ত যাওয়া হয়েছে।",</text:p>
            <text:p>        "ধাপ ৪: ২ নম্বর - p = ±17 পর্যন্ত নির্ণয় করা হয়েছে। কিন্তু p = 17 হবে তা উল্লেখ নেই।"</text:p>
            <text:p>    ],</text:p>
            <text:p>    "চিহ্নিত ভুলসমূহ": [</text:p>
            <text:p>        "১. প্রথম সমীকরণ থেকে p²cos² 2θ = 225 নির্ণয়টি সরাসরি লেখা হয়নি, বরং কিছু ভুল গাণিতিক প্রক্রিয়া অনুসরণ করা হয়েছে।",</text:p>
            <text:p>        "২. দ্বিতীয় সমীকরণ থেকে p²sin² 2θ = 64 নির্ণয় করার সময় sinθcosθ কে sin2θ তে রুপান্তর করার ক্ষেত্রে ভুল হয়েছে।",</text:p>
            <text:p>        "৩. p এর মান ±17 এসেছে, কিন্তু ঋণাত্মক মানটি কেন গ্রহণযোগ্য নয়, তা উল্লেখ করা হয়নি।"</text:p>
            <text:p>    ],</text:p>
            <text:p>    "সংশোধিত উত্তর": [</text:p>
            <text:p>        "১. মূলবিন্দু থেকে xsinθ + ycosθ = pcos2θ এর লম্ব দূরত্ব = |pcos2θ| / √(sin²θ + cos²θ) = |pcos2θ| = 15  =&gt; p²cos²2θ = 225",</text:p>
            <text:p>        "২. মূলবিন্দু থেকে x√tanθ + y/√cotθ = √p এর লম্ব দূরত্ব = √p / √(tanθ + cotθ) = √p / √(sin²θ+cos²θ/sinθcosθ) = √p√(sinθcosθ) = 2 =&gt; psinθcosθ = 4 =&gt; psin2θ = 8 =&gt; p²sin²2θ = 64",</text:p>
            <text:p>        "৩. যেহেতু √p আছে, তাই p এর মান ঋণাত্মক হতে পারে না। সুতরাং p = 17"</text:p>
            <text:p>    ],</text:p>
            <text:p>    "অতিরিক্ত মন্তব্য": "ছাত্র প্রথম সমীকরণটিকে সরল করার চেষ্টা করেছে, কিন্তু কিছু ত্রুটি রয়েছে। দ্বিতীয় সমীকরণের ক্ষেত্রেও একই সমস্যা দেখা যায়। তবে, p² এর মান বের করে ফাইনাল উত্তর বের করেছে। কিন্তু p এর ঋণাত্মক মান কেন গ্রহণ করা যাবে না, তা উল্লেখ করেনি।"</text:p>
            <text:p>}</text:p>
            <text:p>```</text:p>
          </table:table-cell>
          <table:table-cell table:style-name="ce1" office:value-type="string" calcext:value-type="string">
            <text:p>```json</text:p>
            <text:p>{</text:p>
            <text:p>    "প্রাপ্ত মার্কস": "8/10",</text:p>
            <text:p>    "ধাপ অনুযায়ী মার্কস বিভাজন": [</text:p>
            <text:p>        "ধাপ ১: ২ মার্কস - p²cos² 2θ = 225 সমীকরণটি সঠিকভাবে নির্ণয় করার জন্য।",</text:p>
            <text:p>        "ধাপ ২: ২ মার্কস - p²sin² 2θ = 64 সমীকরণটি সঠিকভাবে নির্ণয় করার জন্য।",</text:p>
            <text:p>        "ধাপ ৩: ২ মার্কস - সমীকরণ যোগ করে p² = 289 পর্যন্ত সঠিকভাবে নির্ণয় করার জন্য।",</text:p>
            <text:p>        "ধাপ ৪: ২ মার্কস - p = ± 17 পর্যন্ত সঠিকভাবে নির্ণয় করার জন্য, কিন্তু শুধুমাত্র গ্রহণযোগ্য মান নির্ণয় না করার জন্য সম্পূর্ণ ৪ নম্বর দেওয়া হয়নি।"</text:p>
            <text:p>    ],</text:p>
            <text:p>    "চিহ্নিত ভুলসমূহ": [</text:p>
            <text:p>        "১. দ্বিতীয় সরলরেখার সমীকরণে √p অংশ থাকায় p অবশ্যই অঋণাত্মক (p ≥ 0) হতে হবে এই শর্তটি বিবেচনা করা হয়নি।",</text:p>
            <text:p>        "২. প্রাপ্ত দুটি মানের মধ্যে থেকে গ্রহণযোগ্য মানটি নির্বাচন করা হয়নি।"</text:p>
            <text:p>    ],</text:p>
            <text:p>    "সংশোধিত উত্তর": [</text:p>
            <text:p>        "p = ± 17",</text:p>
            <text:p>        "যেহেতু দ্বিতীয় সমীকরণে √p অংশ আছে, তাই p কে অবশ্যই অঋণাত্মক হতে হবে (p ≥ 0)।",</text:p>
            <text:p>        "সুতরাং, p = -17 গ্রহণযোগ্য নয়।",</text:p>
            <text:p>        "অতএব, p = 17।"</text:p>
            <text:p>    ],</text:p>
            <text:p>    "অতিরিক্ত মন্তব্য": "ছাত্র/ছাত্রী মূলবিন্দু থেকে সরলরেখার লম্ব দূরত্ব নির্ণয়ের সূত্র সঠিকভাবে প্রয়োগ করেছে এবং সমীকরণগুলো সমাধানও নির্ভুলভাবে করেছে। তবে রুটের শর্তটি বিবেচনা না করায় চূড়ান্ত উত্তরে ত্রুটি রয়েছে।"</text:p>
            <text:p>}</text:p>
            <text:p>```</text:p>
          </table:table-cell>
          <table:table-cell table:style-name="ce1"/>
          <table:table-cell table:style-name="ce1" office:value-type="float" office:value="2668" calcext:value-type="float">
            <text:p>2668</text:p>
          </table:table-cell>
          <table:table-cell table:style-name="ce1" office:value-type="float" office:value="1021" calcext:value-type="float">
            <text:p>1021</text:p>
          </table:table-cell>
          <table:table-cell table:style-name="ce1" office:value-type="float" office:value="0" calcext:value-type="float">
            <text:p>0</text:p>
          </table:table-cell>
          <table:table-cell table:style-name="ce1" office:value-type="float" office:value="835" calcext:value-type="float">
            <text:p>835</text:p>
          </table:table-cell>
          <table:table-cell table:style-name="ce1" office:value-type="float" office:value="371" calcext:value-type="float">
            <text:p>371</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3" calcext:value-type="float">
            <text:p>3</text:p>
          </table:table-cell>
          <table:table-cell table:style-name="ce1" office:value-type="string" calcext:value-type="string">
            <text:p>1532.jpg</text:p>
          </table:table-cell>
          <table:table-cell table:style-name="ce1" office:value-type="float" office:value="8" calcext:value-type="float">
            <text:p>8</text:p>
          </table:table-cell>
          <table:table-cell table:style-name="ce1"/>
          <table:table-cell table:style-name="ce1" office:value-type="string" calcext:value-type="string">
            <text:p>(3sinA + 4cosB)² + (4sinB + 3cosA)² = 36 + 1</text:p>
            <text:p>⇒9sin² A + 16cos² B + 24sin AcosB + 16sin² B + 9cos² A + 24sinBcos A = 37</text:p>
            <text:p>⇒ 25+ 24 (sinAcosB + cos AsinB) = 37 ⇒ sin (A + B) = /fraction{1}{2} ⇒ sinC = /fraction{1}{2}</text:p>
            <text:p>অর্থাৎ, হয়, C = 30° অথবা, C = 150° কিন্তু C = 150° হলে A &lt; 30°</text:p>
            <text:p>তাহলে, 3sinA + 4cosB &lt; 3 × /fraction{1}{2} + 4 &lt; 6 যা প্রদত্ত তথ্যের সাথে সঙ্গতিপূর্ণ না। সুতরাং, C = 150° গ্রহণযোগ্য না। :. C = 30°</text:p>
          </table:table-cell>
          <table:table-cell table:style-name="ce1" office:value-type="string" calcext:value-type="string">
            <text:p>Math</text:p>
          </table:table-cell>
          <table:table-cell table:style-name="ce1" office:value-type="string" calcext:value-type="string">
            <text:p>নম্বর বণ্টন:</text:p>
            <text:p>sinC = /fraction{1}{2}; নির্ণয়ের জন্য ০৫ নম্বর।</text:p>
            <text:p>C = 150° গ্রহনযোগ্য না; নির্ণয়ের জন্য ০২ নম্বর।</text:p>
            <text:p>C = 30°; নির্ণয়ের জন্য ০৩ নম্বর।</text:p>
          </table:table-cell>
          <table:table-cell table:style-name="ce1" office:value-type="string" calcext:value-type="string">
            <text:p>```json</text:p>
            <text:p>{</text:p>
            <text:p>    "প্রাপ্ত মার্কস": "8/10",</text:p>
            <text:p>    "ধাপ অনুযায়ী মার্কস বিভাজন": [</text:p>
            <text:p>    "ধাপ ১: ৫ মার্কস - sinC = 1/2 নির্ণয়ের জন্য।",</text:p>
            <text:p>    "ধাপ ২: ০ মার্কস - C = 150° গ্রহণযোগ্য নয়, এই যুক্তির জন্য (যুক্তিটি সম্পূর্ণ হয়নি)।",</text:p>
            <text:p>    "ধাপ ৩: ৩ মার্কস - C = 30° নির্ণয়ের জন্য।"</text:p>
            <text:p>    ],</text:p>
            <text:p>    "চিহ্নিত ভুলসমূহ": [</text:p>
            <text:p>    "১. বর্গ করার পরের লাইনটিতে `9sin²A + 9cos²A` এবং `16cos²B + 16sin²B` এই দুইটি অংশকে যথাক্রমে ৯ এবং ১৬ লেখার পরিবর্তে সরাসরি ২৫ লেখা হয়েছে। যদিও চূড়ান্ত ফলে এর কোনো প্রভাব পড়েনি।",</text:p>
            <text:p>    "২. C = 150° গ্রহণযোগ্য নয়, এই যুক্তির স্বপক্ষে সঠিক ব্যাখ্যা দেওয়া হয়নি।"</text:p>
            <text:p>    ],</text:p>
            <text:p>    "সংশোধিত উত্তর": [</text:p>
            <text:p>    "১. ৯sin² A + ১৬cos² B + ২৪sin AcosB + ১৬sin² B + ৯cos² A + ২৪sinBcos A = ৩৭ এই লাইনের পরে লেখা উচিত ছিল: ২৫ + ২৪(sinAcosB + cosAsinB) = ৩৭",</text:p>
            <text:p>    "২. C = ১৫০° হলে A &lt; ৩০° হবে। ফলে 3sinA + 4cosB &lt; 3*(1/2) + 4 &lt; 6 হবে, যা প্রদত্ত তথ্যের সাথে সঙ্গতিপূর্ণ নয়। সুতরাং C = ১৫০° গ্রহণযোগ্য নয়।"</text:p>
            <text:p>    ],</text:p>
            <text:p>    "অতিরিক্ত মন্তব্য": "ছাত্র C = 30° এবং C = 150° দুইটি উত্তরই বের করেছে। কিন্তু C = 150° কেন গ্রহণ যোগ্য নয়, তার সঠিক ব্যাখ্যা দিতে পারেনি। তাই ২ নম্বর কাটা হয়েছে।"</text:p>
            <text:p>}</text:p>
            <text:p>```</text:p>
          </table:table-cell>
          <table:table-cell table:style-name="ce1" office:value-type="string" calcext:value-type="string">
            <text:p>```json</text:p>
            <text:p>{</text:p>
            <text:p>    "প্রাপ্ত মার্কস": "৫/১০",</text:p>
            <text:p>    "ধাপ অনুযায়ী মার্কস বিভাজন": [</text:p>
            <text:p>        "ধাপ ১: ৫ মার্কস - প্রদত্ত সমীকরণ দুটিকে বর্গ করে যোগ করে sin(A+B) = 1/2 এবং সেখান থেকে sinC = 1/2 নির্ণয় করার ধাপগুলি নির্ভুলভাবে সম্পন্ন করেছে। (রুব্রিকের ৫ নম্বর)",</text:p>
            <text:p>        "ধাপ ২: ০ মার্কস - C = 150° সমাধানটি কেন গ্রহণযোগ্য নয়, তার কোনো ব্যাখ্যা প্রদান করেনি। (রুব্রিকের ২ নম্বর)",</text:p>
            <text:p>        "ধাপ ৩: ০ মার্কস - C = 30° কে চূড়ান্ত উত্তর হিসেবে নির্ণয় করার ধাপটি সম্পন্ন করেনি (যেহেতু 150° কে অগ্রাহ্য করার যুক্তি দেওয়া হয়নি)। (রুব্রিকের ৩ নম্বর)"</text:p>
            <text:p>    ],</text:p>
            <text:p>    "চিহ্নিত ভুলসমূহ": [</text:p>
            <text:p>        "C = 150° কে অগ্রাহ্য করার জন্য প্রয়োজনীয় যৌক্তিক ধাপটি উত্তরে অনুপস্থিত।",</text:p>
            <text:p>        "উত্তরে C এর দুটি সম্ভাব্য মান (30°, 150°) উল্লেখ করা হয়েছে, কিন্তু চূড়ান্তভাবে C=30° কেন একমাত্র সমাধান তার যুক্তি দেওয়া হয়নি।"</text:p>
            <text:p>    ],</text:p>
            <text:p>    "সংশোধিত উত্তর": [</text:p>
            <text:p>        "sinC = 1/2 নির্ণয়ের পর, C এর সম্ভাব্য মান হলো 30° অথবা 150°।",</text:p>
            <text:p>        "যদি C = 150° হয়, তবে A + B = 180° - 150° = 30°। যেহেতু A ও B ত্রিভুজের কোণ, A &gt; 0 এবং B &gt; 0। এর অর্থ A &lt; 30° এবং B &lt; 30°।",</text:p>
            <text:p>        "প্রদত্ত প্রথম সমীকরণটি হলো 3sinA + 4cosB = 6।",</text:p>
            <text:p>        "যদি A &lt; 30° হয়, তবে sinA &lt; sin30° = 1/2। ফলে 3sinA &lt; 3/2 = 1.5।",</text:p>
            <text:p>        "যদি B &lt; 30° হয়, তাহলে cosB &gt; cos30° = √3/2। অর্থাৎ 4cosB &gt; 2√3 ≈ 3.46।",</text:p>
            <text:p>        "A &lt; 30° এবং B &lt; 30° হলে, 3sinA এর মান সর্বোচ্চ 1.5 এর কাছাকাছি হয় এবং 4cosB এর মান 4 এর কম হয়। সেক্ষেত্রে 3sinA + 4cosB = 6 সমীকরণটি সিদ্ধ হতে পারে না। (যেমন, 3sinA + 4cosB &lt; 3 × (1/2) + 4 = 5.5, যা 6 এর চেয়ে কম)।",</text:p>
            <text:p>        "সুতরাং, C = 150° গ্রহণযোগ্য নয়।",</text:p>
            <text:p>        "অতএব, C = 30°।"</text:p>
            <text:p>    ],</text:p>
            <text:p>    "অতিরিক্ত মন্তব্য": "ছাত্র/ছাত্রী sinC = 1/2 পর্যন্ত সঠিক গণনা করেছে এবং সম্ভাব্য মান দুটি উল্লেখ করেছে। তবে C = 150° কে বর্জন করার যুক্তি না দেওয়ায় পূর্ণাঙ্গ সমাধানটি সম্পন্ন হয়নি।"</text:p>
            <text:p>}</text:p>
            <text:p>```</text:p>
          </table:table-cell>
          <table:table-cell table:style-name="ce1"/>
          <table:table-cell table:style-name="ce1" office:value-type="float" office:value="2686" calcext:value-type="float">
            <text:p>2686</text:p>
          </table:table-cell>
          <table:table-cell table:style-name="ce1" office:value-type="float" office:value="1024" calcext:value-type="float">
            <text:p>1024</text:p>
          </table:table-cell>
          <table:table-cell table:style-name="ce1" office:value-type="float" office:value="0" calcext:value-type="float">
            <text:p>0</text:p>
          </table:table-cell>
          <table:table-cell table:style-name="ce1" office:value-type="float" office:value="625" calcext:value-type="float">
            <text:p>625</text:p>
          </table:table-cell>
          <table:table-cell table:style-name="ce1" office:value-type="float" office:value="678" calcext:value-type="float">
            <text:p>678</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4" calcext:value-type="float">
            <text:p>4</text:p>
          </table:table-cell>
          <table:table-cell table:style-name="ce1" office:value-type="string" calcext:value-type="string">
            <text:p>1534.jpg</text:p>
          </table:table-cell>
          <table:table-cell table:style-name="ce1" office:value-type="float" office:value="10" calcext:value-type="float">
            <text:p>10</text:p>
          </table:table-cell>
          <table:table-cell table:style-name="ce1" office:value-type="float" office:value="1533" calcext:value-type="float">
            <text:p>1533</text:p>
          </table:table-cell>
          <table:table-cell table:style-name="ce1" office:value-type="string" calcext:value-type="string">
            <text:p>ক্ষেত্রফল = \int_{1/2}^{1} [(2x - ln x)]dx + \int_{1}^{2} (2x - ln x)dx</text:p>
            <text:p>= 0.998 + 2.499 = 3.497 বর্গ একক</text:p>
          </table:table-cell>
          <table:table-cell table:style-name="ce1" office:value-type="string" calcext:value-type="string">
            <text:p>Math</text:p>
          </table:table-cell>
          <table:table-cell table:style-name="ce1" office:value-type="string" calcext:value-type="string">
            <text:p>নম্বর বণ্টনঃ</text:p>
            <text:p>ক্ষেত্রফল = \int_{1/2}^{1} [(2x - lnx)]dx + \int_{1}^{2} (2x - ln x)dx ; নির্ণয় করার জন্য ০৬ নম্বর।</text:p>
            <text:p>ক্ষেত্রফল = 3.497 বর্গ একক ; নির্ণয় করার জন্য ০৪ নম্বর।</text:p>
            <text:p>বি.দ্র: একক না লিখলে বা ভুল একক লিখলে ০১ নম্বর কর্তন করা হবে</text:p>
          </table:table-cell>
          <table:table-cell table:style-name="ce1" office:value-type="string" calcext:value-type="string">
            <text:p>```json</text:p>
            <text:p>{</text:p>
            <text:p>    "প্রাপ্ত মার্কস": "10/10",</text:p>
            <text:p>    "ধাপ অনুযায়ী মার্কস বিভাজন": [</text:p>
            <text:p>    "ধাপ ১: 6 মার্কস - ক্ষেত্রফল  = \\int_{1/2}^{2} (2^x - ln x) dx নির্ণয় করার জন্য। এখানে ইন্টিগ্রেশন এবং ফাংশন সঠিকভাবে বসানো হয়েছে।",</text:p>
            <text:p>    "ধাপ ২: 4 মার্কস - ক্ষেত্রফল = 3.497 বর্গ একক ; নির্ণয় করার জন্য।"</text:p>
            <text:p>    ],</text:p>
            <text:p>    "চিহ্নিত ভুলসমূহ": [</text:p>
            <text:p>    "১. প্রাথমিক ইন্টিগ্রেশন করার সময় একটি ভুল ছিল, কিন্তু পরবর্তীতে সেটি সংশোধন করা হয়েছে।"</text:p>
            <text:p>    ],</text:p>
            <text:p>    "সংশোধিত উত্তর": [</text:p>
            <text:p>    "১.  \\int ln(x) dx = xln(x) - x"</text:p>
            <text:p>    ],</text:p>
            <text:p>    "অতিরিক্ত মন্তব্য": "ছাত্র/ছাত্রী সঠিক উত্তরে পৌঁছেছে এবং কোনো নম্বর কাটা যায়নি।"</text:p>
            <text:p>}</text:p>
            <text:p>```</text:p>
          </table:table-cell>
          <table:table-cell table:style-name="ce1" office:value-type="string" calcext:value-type="string">
            <text:p>```json</text:p>
            <text:p>{</text:p>
            <text:p>    "প্রাপ্ত মার্কস": "১০/১০ (যেখানে ১০ = প্রাপ্ত, ১০ = মোট(১০))",</text:p>
            <text:p>    "ধাপ অনুযায়ী মার্কস বিভাজন": [</text:p>
            <text:p>    "ধাপ ১: ৬ মার্কস - বক্ররেখা দুটির মধ্যবর্তী ক্ষেত্রফল নির্ণয়ের জন্য সঠিক নির্দিষ্ট সমাকল (integral) স্থাপন এবং সমাকলন (integration) সম্পূর্ণ করা হয়েছে।",</text:p>
            <text:p>    "ধাপ ২: ৪ মার্কস - সঠিক চূড়ান্ত মান (প্রায় 3.4976) এবং একক (\"su\" কে বর্গ একক ধরা হয়েছে) নির্ণয় করা হয়েছে।"</text:p>
            <text:p>    ],</text:p>
            <text:p>    "চিহ্নিত ভুলসমূহ": [],</text:p>
            <text:p>    "সংশোধিত উত্তর": [],</text:p>
            <text:p>    "অতিরিক্ত মন্তব্য": "ছাত্রের সমাধান পদ্ধতি এবং ফলাফল নির্ভুল। তবে, প্রদত্ত সমাধান রেফারেন্সে সমাকলনের সূত্র অংশে (2x এর পরিবর্তে 2^x) ভুল ছিল।"</text:p>
            <text:p>}</text:p>
            <text:p>```</text:p>
          </table:table-cell>
          <table:table-cell table:style-name="ce1"/>
          <table:table-cell table:style-name="ce1" office:value-type="float" office:value="1269" calcext:value-type="float">
            <text:p>1269</text:p>
          </table:table-cell>
          <table:table-cell table:style-name="ce1" office:value-type="float" office:value="1165" calcext:value-type="float">
            <text:p>1165</text:p>
          </table:table-cell>
          <table:table-cell table:style-name="ce1" office:value-type="float" office:value="0" calcext:value-type="float">
            <text:p>0</text:p>
          </table:table-cell>
          <table:table-cell table:style-name="ce1" office:value-type="float" office:value="324" calcext:value-type="float">
            <text:p>324</text:p>
          </table:table-cell>
          <table:table-cell table:style-name="ce1" office:value-type="float" office:value="196" calcext:value-type="float">
            <text:p>196</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5" calcext:value-type="float">
            <text:p>5</text:p>
          </table:table-cell>
          <table:table-cell table:style-name="ce1" office:value-type="string" calcext:value-type="string">
            <text:p>1536.jpg</text:p>
          </table:table-cell>
          <table:table-cell table:style-name="ce1" office:value-type="float" office:value="10" calcext:value-type="float">
            <text:p>10</text:p>
          </table:table-cell>
          <table:table-cell table:style-name="ce1" office:value-type="float" office:value="1535" calcext:value-type="float">
            <text:p>1535</text:p>
          </table:table-cell>
          <table:table-cell table:style-name="ce1" office:value-type="string" calcext:value-type="string">
            <text:p>20sin a = 10 + 10cos a ⇒ 2sin a = 1 + cos a = 2cos²/2</text:p>
            <text:p>⇒ 4sin a/2 cos a/2 = 2cos² a/2 ⇒ tan a/2 = 1/2; [cos a/2 ≠ 0 as a ≠ π]</text:p>
            <text:p>∴ a = 53.13° :: R = 20cos a + 10sin a = 20 kg-wt</text:p>
          </table:table-cell>
          <table:table-cell table:style-name="ce1" office:value-type="string" calcext:value-type="string">
            <text:p>Math</text:p>
          </table:table-cell>
          <table:table-cell table:style-name="ce1" office:value-type="string" calcext:value-type="string">
            <text:p>নম্বর বণ্টনঃ</text:p>
            <text:p>α = 53.13° ; নির্ণয় করার জন্য ০৬ নম্বর।</text:p>
            <text:p>R = 20 kg-wt ; নির্ণয় করার জন্য ০৪ নম্বর।</text:p>
            <text:p>[বি.দ্র: একক না লিখলে বা ভুল একক লিখলে ০১ নম্বর কর্তন করা হবে]</text:p>
          </table:table-cell>
          <table:table-cell table:style-name="ce1" office:value-type="string" calcext:value-type="string">
            <text:p>```json</text:p>
            <text:p>{</text:p>
            <text:p>    "প্রাপ্ত মার্কস": "10/10",</text:p>
            <text:p>    "ধাপ অনুযায়ী মার্কস বিভাজন": [</text:p>
            <text:p>        "ধাপ ১: ৬ মার্কস - α = 53.13° নির্ণয় করার জন্য।",</text:p>
            <text:p>        "ধাপ ২: ৪ মার্কস - R = 20 kg-wt নির্ণয় করার জন্য।"</text:p>
            <text:p>    ],</text:p>
            <text:p>    "চিহ্নিত ভুলসমূহ": [],</text:p>
            <text:p>    "সংশোধিত উত্তর": [],</text:p>
            <text:p>    "অতিরিক্ত মন্তব্য": "শিক্ষার্থীর উত্তর সম্পূর্ণ সঠিক।"</text:p>
            <text:p>}</text:p>
            <text:p>```</text:p>
          </table:table-cell>
          <table:table-cell table:style-name="ce1" office:value-type="string" calcext:value-type="string">
            <text:p>```json</text:p>
            <text:p>{</text:p>
            <text:p>    "প্রাপ্ত মার্কস": "10/10",</text:p>
            <text:p>    "ধাপ অনুযায়ী মার্কস বিভাজন": [</text:p>
            <text:p>        "ধাপ ১: ৬ মার্কস - কোণের (α) সঠিক মান (53.13°) নির্ণয় করার জন্য।",</text:p>
            <text:p>        "ধাপ ২: ৪ মার্কস - প্রতিক্রিয়ার (R) সঠিক মান (20 kg-wt) এবং একক নির্ণয় করার জন্য।"</text:p>
            <text:p>    ],</text:p>
            <text:p>    "চিহ্নিত ভুলসমূহ": [],</text:p>
            <text:p>    "সংশোধিত উত্তর": [],</text:p>
            <text:p>    "অতিরিক্ত মন্তব্য": "ছাত্র/ছাত্রী কোণ (α) এবং প্রতিক্রিয়া বল (R) উভয়ের সঠিক মান নির্ণয় করতে পেরেছে এবং এককের উল্লেখ করেছে। সমাধান পদ্ধতি সঠিক।"</text:p>
            <text:p>}</text:p>
            <text:p>```</text:p>
          </table:table-cell>
          <table:table-cell table:style-name="ce1"/>
          <table:table-cell table:style-name="ce1" office:value-type="float" office:value="1273" calcext:value-type="float">
            <text:p>1273</text:p>
          </table:table-cell>
          <table:table-cell table:style-name="ce1" office:value-type="float" office:value="1184" calcext:value-type="float">
            <text:p>1184</text:p>
          </table:table-cell>
          <table:table-cell table:style-name="ce1" office:value-type="float" office:value="0" calcext:value-type="float">
            <text:p>0</text:p>
          </table:table-cell>
          <table:table-cell table:style-name="ce1" office:value-type="float" office:value="174" calcext:value-type="float">
            <text:p>174</text:p>
          </table:table-cell>
          <table:table-cell table:style-name="ce1" office:value-type="float" office:value="162" calcext:value-type="float">
            <text:p>162</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6" calcext:value-type="float">
            <text:p>6</text:p>
          </table:table-cell>
          <table:table-cell table:style-name="ce1" office:value-type="string" calcext:value-type="string">
            <text:p>1538.jpg</text:p>
          </table:table-cell>
          <table:table-cell table:style-name="ce1" office:value-type="float" office:value="10" calcext:value-type="float">
            <text:p>10</text:p>
          </table:table-cell>
          <table:table-cell table:style-name="ce1" office:value-type="float" office:value="1537" calcext:value-type="float">
            <text:p>1537</text:p>
          </table:table-cell>
          <table:table-cell table:style-name="ce1" office:value-type="string" calcext:value-type="string">
            <text:p>12x = 20(5 - x)</text:p>
            <text:p>12x = 100 - 20x</text:p>
            <text:p>x = /fraction{25}{8} = 3.125 m</text:p>
            <text:p>C তে বল = 5 + 20 + 17 = 42 N</text:p>
            <text:p>∑ M_O = 0</text:p>
            <text:p>(5 × 5) + 42(5 - x') - 17(5) = 0</text:p>
            <text:p>x' = /fraction{25}{7} = 3.571 m</text:p>
            <text:p>x - x' = /fraction{25}{7} - /fraction{25}{8} = /fraction{25}{56} = 0.446 m</text:p>
          </table:table-cell>
          <table:table-cell table:style-name="ce1" office:value-type="string" calcext:value-type="string">
            <text:p>Math</text:p>
          </table:table-cell>
          <table:table-cell table:style-name="ce1" office:value-type="string" calcext:value-type="string">
            <text:p>নম্বর বণ্টনঃ</text:p>
            <text:p>x = 3.125 m ; নির্ণয় করার জন্য ০৩ নম্বর।</text:p>
            <text:p>x' = 3.571 m ; নির্ণয় করার জন্য ০৩ নম্বর।</text:p>
            <text:p>সরাতে হবে = x - x' = 0.446 m ; নির্ণয় করার জন্য ০৪ নম্বর।</text:p>
            <text:p>বি.দ্র: একক না লিখলে বা ভুল একক লিখলে ০১ নম্বর কর্তন করা হবে</text:p>
          </table:table-cell>
          <table:table-cell table:style-name="ce1" office:value-type="string" calcext:value-type="string">
            <text:p>```json</text:p>
            <text:p>{</text:p>
            <text:p>    "প্রাপ্ত মার্কস": "8/10",</text:p>
            <text:p>    "ধাপ অনুযায়ী মার্কস বিভাজন": [</text:p>
            <text:p>        "ধাপ ১: 2 মার্কস - প্রথম ক্ষেত্রে C বিন্দুর অবস্থান নির্ণয়ের জন্য student moment equation টি লিখেছে কিন্তু calculation এ ভুল করেছে।",</text:p>
            <text:p>        "ধাপ ২: 3 মার্কস - C তে বল 42N হবে লিখেছে তাই।",</text:p>
            <text:p>        "ধাপ ৩: 3 মার্কস - দ্বিতীয় ক্ষেত্রে C বিন্দুর অবস্থান নির্ণয়ের জন্য student moment equation টি লিখেছে কিন্তু calculation এ ভুল করেছে। শেষ পর্যন্ত উত্তর বের করতে পারেনি।"</text:p>
            <text:p>    ],</text:p>
            <text:p>    "চিহ্নিত ভুলসমূহ": [</text:p>
            <text:p>        "১. প্রথম ক্ষেত্রে C বিন্দুর অবস্থান নির্ণয়ে calculation ভুল হয়েছে।",</text:p>
            <text:p>        "২. দ্বিতীয় ক্ষেত্রে C বিন্দুর অবস্থান নির্ণয়ে calculation ভুল হয়েছে।",</text:p>
            <text:p>        "৩. চূড়ান্ত উত্তরে একক উল্লেখ নেই।"</text:p>
            <text:p>    ],</text:p>
            <text:p>    "সংশোধিত উত্তর": [</text:p>
            <text:p>        "১. প্রথম ক্ষেত্রে C বিন্দুর অবস্থান: 12x = 20(5 - x)\n12x = 100 - 20x\nx = 25/8 = 3.125 m",</text:p>
            <text:p>        "২. দ্বিতীয় ক্ষেত্রে C বিন্দুর অবস্থান: (5 × 5) + 42(5 - x') - 17(5) = 0\nx' = 25/7 = 3.571 m",</text:p>
            <text:p>        "৩. সরাতে হবে = x - x' = 3.571 - 3.125 = 0.446 m"</text:p>
            <text:p>    ],</text:p>
            <text:p>    "অতিরিক্ত মন্তব্য": "একক উল্লেখ না করার জন্য ১ নম্বর কাটা হয়েছে। Calculation এ ভুলের জন্য নম্বর কাটা হয়েছে।"</text:p>
            <text:p>}</text:p>
            <text:p>```</text:p>
          </table:table-cell>
          <table:table-cell table:style-name="ce1" office:value-type="string" calcext:value-type="string">
            <text:p>```json</text:p>
            <text:p>{</text:p>
            <text:p>    "প্রাপ্ত মার্কস": "6/10",</text:p>
            <text:p>    "ধাপ অনুযায়ী মার্কস বিভাজন": [</text:p>
            <text:p>        "ধাপ ১: 3 মার্কস - প্রথম ক্ষেত্রে সাপোর্ট বিন্দুর অবস্থান (B থেকে 3.125 m) নির্ণয় করার জন্য।",</text:p>
            <text:p>        "ধাপ ২: 3 মার্কস - দ্বিতীয় ক্ষেত্রে সাপোর্ট বিন্দুর অবস্থান (B থেকে 3.571 m) নির্ণয় করার জন্য।",</text:p>
            <text:p>        "ধাপ ৩: 0 মার্কস - দণ্ডটিকে কতটা সরাতে হবে তা নির্ণয় করার জন্য।"</text:p>
            <text:p>    ],</text:p>
            <text:p>    "চিহ্নিত ভুলসমূহ": [</text:p>
            <text:p>        "১. প্রথম ক্ষেত্রে সাপোর্ট বিন্দুর মোট লম্বভাবে ঊর্ধ্বমুখী বল নির্ণয়ে ত্রুটি (32N উল্লেখ করা হয়েছে, যা 37N হবে)।",</text:p>
            <text:p>        "২. প্রথম ক্ষেত্রে ভ্রামকের সঠিক সমীকরণ স্থাপন করা হয়নি।",</text:p>
            <text:p>        "৩. দ্বিতীয় ক্ষেত্রে ভ্রামকের সঠিক সমীকরণ স্থাপন করা হয়নি (সমীকরণে অতিরিক্ত পদ রয়েছে)।",</text:p>
            <text:p>        "৪. দ্বিতীয় ক্ষেত্রে স্থাপিত সমীকরণ সমাধান করে y এর মান নির্ণয়ে গাণিতিক ত্রুটি হয়েছে।",</text:p>
            <text:p>        "৫. সাপোর্ট বিন্দুর স্থানান্তরের পরিমাণ নির্ণয়ে ত্রুটি হয়েছে (0.4164 m উল্লেখ করা হয়েছে, যা 0.446 m হবে)।"</text:p>
            <text:p>    ],</text:p>
            <text:p>    "সংশোধিত উত্তর": [</text:p>
            <text:p>        "প্রথম ক্ষেত্রে সাপোর্ট বিন্দুর অবস্থান (B থেকে): 3.125 m",</text:p>
            <text:p>        "দ্বিতীয় ক্ষেত্রে সাপোর্ট বিন্দুর অবস্থান (B থেকে): 3.571 m",</text:p>
            <text:p>        "দণ্ডটিকে সরাতে হবে: 0.446 m"</text:p>
            <text:p>    ],</text:p>
            <text:p>    "অতিরিক্ত মন্তব্য": "ছাত্র প্রথম দুটি অংশে কিছুটা ত্রুটিপূর্ণ পদ্ধতি ব্যবহার করলেও, তার নির্ণীত অন্তর্বর্তী মানগুলো সঠিক অবস্থানের সাথে সামঞ্জস্যপূর্ণ হওয়ায় আংশিক নম্বর দেওয়া হয়েছে। চূড়ান্ত স্থানান্তরের পরিমাণ নির্ণয়ে ত্রুটি ছিল, তাই এই অংশের নম্বর দেওয়া হয়নি।"</text:p>
            <text:p>}</text:p>
            <text:p>```</text:p>
          </table:table-cell>
          <table:table-cell table:style-name="ce1"/>
          <table:table-cell table:style-name="ce1" office:value-type="float" office:value="1363" calcext:value-type="float">
            <text:p>1363</text:p>
          </table:table-cell>
          <table:table-cell table:style-name="ce1" office:value-type="float" office:value="1263" calcext:value-type="float">
            <text:p>1263</text:p>
          </table:table-cell>
          <table:table-cell table:style-name="ce1" office:value-type="float" office:value="0" calcext:value-type="float">
            <text:p>0</text:p>
          </table:table-cell>
          <table:table-cell table:style-name="ce1" office:value-type="float" office:value="584" calcext:value-type="float">
            <text:p>584</text:p>
          </table:table-cell>
          <table:table-cell table:style-name="ce1" office:value-type="float" office:value="430" calcext:value-type="float">
            <text:p>430</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8" calcext:value-type="float">
            <text:p>8</text:p>
          </table:table-cell>
          <table:table-cell table:style-name="ce1" office:value-type="string" calcext:value-type="string">
            <text:p>1540.jpg</text:p>
          </table:table-cell>
          <table:table-cell table:style-name="ce1" office:value-type="float" office:value="10" calcext:value-type="float">
            <text:p>10</text:p>
          </table:table-cell>
          <table:table-cell table:style-name="ce1"/>
          <table:table-cell table:style-name="ce1" office:value-type="string" calcext:value-type="string">
            <text:p>x² + kx - 6k = 0 ..... (i)</text:p>
            <text:p>x²-2x - k = 0 ... ... (ii)</text:p>
            <text:p>(i) – (ii) ⇒ (k + 2)x - 5k = 0 ; x = \frac{5k}{k+2}</text:p>
            <text:p>এখন, (\frac{5k}{k+2})² - 2.\frac{5k}{k+2} - k = 0</text:p>
            <text:p>⇒ k = 0 অথবা, \frac{25k}{(k+2)²} - \frac{10}{k+2} - 1 = 0</text:p>
            <text:p>⇒ 25k² - 10k - 20 - k² - 4k - 4 = 0</text:p>
            <text:p>⇒ - k² + 11k - 24 = 0 ⇒ k = 3,8 :. k = 0,3,8</text:p>
          </table:table-cell>
          <table:table-cell table:style-name="ce1" office:value-type="string" calcext:value-type="string">
            <text:p>Math</text:p>
          </table:table-cell>
          <table:table-cell table:style-name="ce1" office:value-type="string" calcext:value-type="string">
            <text:p>নম্বর বণ্টনঃ</text:p>
            <text:p>x = \frac{5k}{k+2} ; নির্ণয় করার জন্য ০২ নম্বর।</text:p>
            <text:p>(\frac{5k}{k+2})²-2.\frac{5k}{k+2} - k = 0 ; লেখার জন্য ০২ নম্বর।</text:p>
            <text:p>k = 0,3,8; নির্ণয় করার জন্য (০২× ০৩) = ০৬ নম্বর।</text:p>
          </table:table-cell>
          <table:table-cell table:style-name="ce1" office:value-type="string" calcext:value-type="string">
            <text:p>```json</text:p>
            <text:p>{</text:p>
            <text:p>    "প্রাপ্ত মার্কস": "7/10",</text:p>
            <text:p>    "ধাপ অনুযায়ী মার্কস বিভাজন": [</text:p>
            <text:p>    "ধাপ ১: ২ মার্কস - x = 5k/(k+2) নির্ণয় করার জন্য।",</text:p>
            <text:p>    "ধাপ ২: ১ মার্কস - (5k/(k+2))²-2.(5k/(k+2)) - k = 0 লেখার জন্য (সম্পূর্ণ শুদ্ধ নয়)।",</text:p>
            <text:p>    "ধাপ ৩: ৪ মার্কস - k = 0,3 নির্ণয় করার জন্য (k=8 এর মান নির্ণয় করা হয়নি)।"</text:p>
            <text:p>    ],</text:p>
            <text:p>    "চিহ্নিত ভুলসমূহ": [</text:p>
            <text:p>    "১. দ্বিতীয় সমীকরণে x এর মান বসিয়ে সরলীকরণের কিছু অংশে ভুল হয়েছে।",</text:p>
            <text:p>    "২. k এর তিনটি মান (0, 3, 8) এর মধ্যে দুইটি মান (0, 3) নির্ণয় করা হয়েছে, কিন্তু তৃতীয় মান (8) নির্ণয় করা হয়নি।"</text:p>
            <text:p>    ],</text:p>
            <text:p>    "সংশোধিত উত্তর": [</text:p>
            <text:p>    "১. (\frac{5k}{k+2})² - 2.\frac{5k}{k+2} - k = 0  হবে।",</text:p>
            <text:p>    "২. k = 0, 3, 8 হবে।"</text:p>
            <text:p>    ],</text:p>
            <text:p>    "অতিরিক্ত মন্তব্য": "k এর মান নির্ণয়ের জন্য আরও বেশি মনোযোগ দেওয়া উচিত ছিল।"</text:p>
            <text:p>}</text:p>
            <text:p>```</text:p>
          </table:table-cell>
          <table:table-cell table:style-name="ce1" office:value-type="string" calcext:value-type="string">
            <text:p>```json</text:p>
            <text:p>{</text:p>
            <text:p>    "প্রাপ্ত মার্কস": "4/10",</text:p>
            <text:p>    "ধাপ অনুযায়ী মার্কস বিভাজন": [</text:p>
            <text:p>        "ধাপ ১: 2 মার্কস - সাধারণ মূল α = 5k/(k+2) সঠিকভাবে নির্ণয় করার জন্য।",</text:p>
            <text:p>        "ধাপ ২: 2 মার্কস - সাধারণ মূলের মান সমীকরণে সঠিকভাবে প্রতিস্থাপন করার জন্য।",</text:p>
            <text:p>        "ধাপ ৩: 0 মার্কস - k এর মানগুলো সঠিক গাণিতিক পদ্ধতিতে নির্ণয় না করার জন্য।"</text:p>
            <text:p>    ],</text:p>
            <text:p>    "চিহ্নিত ভুলসমূহ": [</text:p>
            <text:p>        "১. প্রতিস্থাপনের পর ভগ্নাংশ সমাধানের ধাপে বীজগাণিতিক ভুল করা হয়েছে।",</text:p>
            <text:p>        "২. k এর জন্য প্রাপ্ত সমীকরণটি ভুল হয়েছে। (25k² - 10k² = 20k - K³#4k²-sin=0 এই লাইনটি পূর্ববর্তী লাইন থেকে সঠিকভাবে আসেনি এবং এতে ভুল পদ ও চিহ্ন আছে)।",</text:p>
            <text:p>        "৩. k এর মানগুলি ভুল ধাপের উপর ভিত্তি করে লেখা হয়েছে, যদিও মানগুলি সঠিক।"</text:p>
            <text:p>    ],</text:p>
            <text:p>    "সংশোধিত উত্তর": [</text:p>
            <text:p>        "(\frac{5k}{k+2})² - 2.\frac{5k}{k+2} - k = 0",</text:p>
            <text:p>        "⇒ \frac{25k²}{(k+2)²} - \frac{10k}{k+2} - k = 0",</text:p>
            <text:p>        "⇒ 25k² - 10k(k+2) - k(k+2)² = 0 (উভয় পক্ষকে (k+2)² দিয়ে গুণ করে)",</text:p>
            <text:p>        "⇒ 25k² - 10k² - 20k - k(k² + 4k + 4) = 0",</text:p>
            <text:p>        "⇒ 15k² - 20k - k³ - 4k² - 4k = 0",</text:p>
            <text:p>        "⇒ -k³ + 11k² - 24k = 0",</text:p>
            <text:p>        "⇒ -k(k² - 11k + 24) = 0",</text:p>
            <text:p>        "⇒ -k(k-3)(k-8) = 0",</text:p>
            <text:p>        "সুতরাং, k = 0 অথবা k-3 = 0 অথবা k-8 = 0",</text:p>
            <text:p>        "k = 0, 3, 8"</text:p>
            <text:p>    ],</text:p>
            <text:p>    "অতিরিক্ত মন্তব্য": "সমাধানের প্রাথমিক ধাপগুলো সঠিক ছিল, কিন্তু k এর জন্য সমীকরণ সমাধানের সময় পদ্ধতিগত ও বীজগাণিতিক ত্রুটি ঘটেছে।"</text:p>
            <text:p>}</text:p>
            <text:p>```</text:p>
          </table:table-cell>
          <table:table-cell table:style-name="ce1"/>
          <table:table-cell table:style-name="ce1" office:value-type="float" office:value="2667" calcext:value-type="float">
            <text:p>2667</text:p>
          </table:table-cell>
          <table:table-cell table:style-name="ce1" office:value-type="float" office:value="1038" calcext:value-type="float">
            <text:p>1038</text:p>
          </table:table-cell>
          <table:table-cell table:style-name="ce1" office:value-type="float" office:value="0" calcext:value-type="float">
            <text:p>0</text:p>
          </table:table-cell>
          <table:table-cell table:style-name="ce1" office:value-type="float" office:value="423" calcext:value-type="float">
            <text:p>423</text:p>
          </table:table-cell>
          <table:table-cell table:style-name="ce1" office:value-type="float" office:value="570" calcext:value-type="float">
            <text:p>570</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9" calcext:value-type="float">
            <text:p>9</text:p>
          </table:table-cell>
          <table:table-cell table:style-name="ce1" office:value-type="string" calcext:value-type="string">
            <text:p>1542.jpg</text:p>
          </table:table-cell>
          <table:table-cell table:style-name="ce1" office:value-type="float" office:value="10" calcext:value-type="float">
            <text:p>10</text:p>
          </table:table-cell>
          <table:table-cell table:style-name="ce1" office:value-type="float" office:value="1541" calcext:value-type="float">
            <text:p>1541</text:p>
          </table:table-cell>
          <table:table-cell table:style-name="ce1" office:value-type="string" calcext:value-type="string">
            <text:p>16(x - 2)² + 25(y - 3)² = 400</text:p>
            <text:p>\frac{(x-2)^2}{25} + \frac{(y-3)^2}{16} = 1 (a &gt; b)</text:p>
            <text:p>e = \sqrt{1 - \frac{b^2}{a^2}} = \frac{3}{5}</text:p>
            <text:p>ক্ষেত্রফল = \frac{1}{2} \times 2ae \times \beta = ae \times \beta</text:p>
            <text:p>= 5 \times \frac{3}{5} \times 3 = 9 বর্গ একক</text:p>
          </table:table-cell>
          <table:table-cell table:style-name="ce1" office:value-type="string" calcext:value-type="string">
            <text:p>Math</text:p>
          </table:table-cell>
          <table:table-cell table:style-name="ce1" office:value-type="string" calcext:value-type="string">
            <text:p>নম্বর বণ্টনঃ</text:p>
            <text:p>\frac{(x-2)^2}{25} + \frac{(y-3)^2}{16} = 1 (a &gt; b); নির্ণয় করার জন্য ০২ নম্বর।</text:p>
            <text:p>e = \frac{3}{5}; নির্ণয় করার জন্য ০৩ নম্বর।</text:p>
            <text:p>ক্ষেত্রফল = \frac{1}{2} \times 2ae \times \beta; নির্ণয় করার জন্য ০২ নম্বর।</text:p>
            <text:p>ক্ষেত্রফল = 9 বর্গ একক; নির্ণয় করার জন্য ০৩ নম্বর।</text:p>
            <text:p>[বি.দ্র: একক না লিখলে বা ভুল একক লিখলে ০১ নম্বর কর্তন করা হবে]</text:p>
          </table:table-cell>
          <table:table-cell table:style-name="ce1" office:value-type="string" calcext:value-type="string">
            <text:p>```json</text:p>
            <text:p>{</text:p>
            <text:p>    "প্রাপ্ত মার্কস": "8/10",</text:p>
            <text:p>    "ধাপ অনুযায়ী মার্কস বিভাজন": [</text:p>
            <text:p>        "ধাপ ১: ২ মার্কস - উপবৃত্তের সমীকরণ \frac{(x-2)^2}{25} + \frac{(y-3)^2}{16} = 1 সঠিকভাবে নির্ণয় করার জন্য।",</text:p>
            <text:p>        "ধাপ ২: ০ মার্কস - উৎকেন্দ্রিকতা (e) এর মান নির্ণয় ভুল হয়েছে।",</text:p>
            <text:p>        "ধাপ ৩: ২ মার্কস - ত্রিভুজের ক্ষেত্রফল নির্ণয়ের সূত্র ব্যবহার করার জন্য।",</text:p>
            <text:p>        "ধাপ ৪: ৪ মার্কস - ক্ষেত্রফল 9 বর্গ একক পর্যন্ত নির্ণয় করা হয়েছে, কিন্তু সঠিক যুক্তিসহকারে e এর মান বসানো হয়নি। 'e' এর মান ভুল হওয়ার কারণে ক্ষেত্রফল নির্ণয় সঠিক হয়নি। তবে ক্যালকুলেশন ঠিক আছে।"</text:p>
            <text:p>    ],</text:p>
            <text:p>    "চিহ্নিত ভুলসমূহ": [</text:p>
            <text:p>        "১. উৎকেন্দ্রিকতা (e) এর মান নির্ণয় ভুল হয়েছে। এখানে x-2 = +-3 লেখা হয়েছে, যা সঠিক নয়। এখান থেকে e এর মান বের করার চেষ্টা করা হয়েছে কিন্তু তা সঠিক নয়।",</text:p>
            <text:p>        "২. শীর্ষ নির্ণয়ে ভুল হয়েছে। এখানে শীর্ষ (0,0) ধরা হয়েছে কিন্তু প্রশ্নানুসারে উপবৃত্তের কেন্দ্র (2,3) এবং অন্য শীর্ষ দুইটি উপকেন্দ্র হবে যাদের স্থানাঙ্ক (2+-ae, 3)।"</text:p>
            <text:p>    ],</text:p>
            <text:p>    "সংশোধিত উত্তর": [</text:p>
            <text:p>        "১. e = \sqrt{1 - \frac{b^2}{a^2}} = \sqrt{1 - \frac{16}{25}} = \frac{3}{5}",</text:p>
            <text:p>        "২. ক্ষেত্রফল = \frac{1}{2} \times 2ae \times 3 = ae \times 3 = 5 \times \frac{3}{5} \times 3 = 9 বর্গ একক"</text:p>
            <text:p>    ],</text:p>
            <text:p>    "অতিরিক্ত মন্তব্য": "ছাত্র ক্যালকুলেশন করেছে কিন্তু সঠিক পথে করেনি। শীর্ষ নির্ণয় এবং উৎকেন্দ্রিকতা নির্ণয়ে ভুল করার কারণে মার্কস কাটা হয়েছে।"</text:p>
            <text:p>}</text:p>
            <text:p>```</text:p>
          </table:table-cell>
          <table:table-cell table:style-name="ce1" office:value-type="string" calcext:value-type="string">
            <text:p>```json</text:p>
            <text:p>{</text:p>
            <text:p>    "প্রাপ্ত মার্কস": "10/10",</text:p>
            <text:p>    "ধাপ অনুযায়ী মার্কস বিভাজন": [</text:p>
            <text:p>    "ধাপ ১: ০২ মার্কস - উপবৃত্তের সমীকরণকে আদর্শ রূপে \frac{(x-2)^2}{25} + \frac{(y-3)^2}{16} = 1 নির্ণয় করার জন্য।",</text:p>
            <text:p>    "ধাপ ২: ০৩ মার্কস - উপবৃত্তের ফোকাস নির্ণয় করার জন্য (যেটি উৎকেন্দ্রিকতা ও a-এর গুণফল ae ব্যবহারের উপর নির্ভরশীল)। ছাত্র সঠিক ফোকাস (5,3) এবং (-1,3) নির্ণয় করেছে।",</text:p>
            <text:p>    "ধাপ ৩: ০২ মার্কস - ত্রিভুজের ক্ষেত্রফল নির্ণয়ের জন্য ডিটারমিন্যান্ট পদ্ধতি (বা অনুরূপ সঠিক পদ্ধতি) ব্যবহার করার জন্য।",</text:p>
            <text:p>    "ধাপ ৪: ০৩ মার্কস - চূড়ান্ত ক্ষেত্রফল 9 বর্গ একক নির্ণয় করার জন্য এবং সঠিক একক লেখার জন্য।"</text:p>
            <text:p>    ],</text:p>
            <text:p>    "চিহ্নিত ভুলসমূহ": [],</text:p>
            <text:p>    "সংশোধিত উত্তর": [],</text:p>
            <text:p>    "অতিরিক্ত মন্তব্য": "ছাত্রটি সমস্যা সমাধানের জন্য একটি সঠিক বিকল্প পদ্ধতি (ডিটারমিন্যান্ট ব্যবহার করে ক্ষেত্রফল নির্ণয়) ব্যবহার করেছে। যদিও নির্দিষ্ট উৎকেন্দ্রিকতা (e = 3/5) স্পষ্টভাবে নির্ণয় করা হয়নি, তবে ae-এর সঠিক মান ব্যবহার করে ফোকাস নির্ণয় করা হয়েছে, যা উৎকেন্দ্রিকতার ধারণাটি সঠিকভাবে প্রয়োগ করার প্রমাণ দেয়। তাই নম্বর বণ্টনের উদ্দেশ্য অনুযায়ী পূর্ণ নম্বর প্রদান করা হলো।"</text:p>
            <text:p>}</text:p>
            <text:p>```</text:p>
          </table:table-cell>
          <table:table-cell table:style-name="ce1"/>
          <table:table-cell table:style-name="ce1" office:value-type="float" office:value="1396" calcext:value-type="float">
            <text:p>1396</text:p>
          </table:table-cell>
          <table:table-cell table:style-name="ce1" office:value-type="float" office:value="1278" calcext:value-type="float">
            <text:p>1278</text:p>
          </table:table-cell>
          <table:table-cell table:style-name="ce1" office:value-type="float" office:value="0" calcext:value-type="float">
            <text:p>0</text:p>
          </table:table-cell>
          <table:table-cell table:style-name="ce1" office:value-type="float" office:value="714" calcext:value-type="float">
            <text:p>714</text:p>
          </table:table-cell>
          <table:table-cell table:style-name="ce1" office:value-type="float" office:value="330" calcext:value-type="float">
            <text:p>330</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0" calcext:value-type="float">
            <text:p>10</text:p>
          </table:table-cell>
          <table:table-cell table:style-name="ce1" office:value-type="string" calcext:value-type="string">
            <text:p>1543.jpg</text:p>
          </table:table-cell>
          <table:table-cell table:style-name="ce1" office:value-type="float" office:value="10" calcext:value-type="float">
            <text:p>10</text:p>
          </table:table-cell>
          <table:table-cell table:style-name="ce1"/>
          <table:table-cell table:style-name="ce1" office:value-type="string" calcext:value-type="string">
            <text:p>y = ax^2 - x + bln x → dy/dx = 2ax - 1 + b/x → d^2y/dx^2 = 2a - b/x^2</text:p>
            <text:p>চরম মানের জন্য, 2ax – 1 + b/x = 0 ⇒ 2ax^2 - x + b = 0</text:p>
            <text:p>⇒ x^2 - x/(2a) + b/(2a) = 0.………(i)</text:p>
            <text:p>(i) নং এর মূলদ্বয় 2, 3</text:p>
            <text:p>মূলদ্বয়ের যোগফল, 2 + 3 = 1/(2a) ⇒ a = -1/10</text:p>
            <text:p>মূলদ্বয়ের গুণফল, 6 = b/(2a) ⇒ b = 6/5 ; y = x^2/10 - x + 6/5 ln x</text:p>
            <text:p>d^2y/dx^2 = 1/5 - 6/(5x^2)</text:p>
            <text:p>x = 3 হলে, d^2y/dx^2 = 1/15 &gt; 0</text:p>
            <text:p>x = 2 হলে, d^2y/dx^2 = -1/10 &lt; 0</text:p>
            <text:p>:: x = 3 এর জন্য ফাংশনটির লঘুমান এবং x = 2 এর জন্য ফাংশনটির গুরুমান বিদ্যমান।</text:p>
          </table:table-cell>
          <table:table-cell table:style-name="ce1" office:value-type="string" calcext:value-type="string">
            <text:p>Math</text:p>
          </table:table-cell>
          <table:table-cell table:style-name="ce1" office:value-type="string" calcext:value-type="string">
            <text:p>নম্বর বণ্টনঃ</text:p>
            <text:p>a = -1/10 , b = 6/5 ; নির্ণয়ের জন্য ০৪ নম্বর।</text:p>
            <text:p>d^2y/dx^2 = 1/5 - 6/(5x^2) ; নির্ণয়ের জন্য ০৪ নম্বর।</text:p>
            <text:p>x = 3 এর জন্য ফাংশনটির লঘুমান এবং x = 2 এর জন্য ফাংশনটির গুরুমান বিদ্যমান; নির্ণয়ের জন্য ০২ নম্বর।</text:p>
          </table:table-cell>
          <table:table-cell table:style-name="ce1" office:value-type="string" calcext:value-type="string">
            <text:p>```json</text:p>
            <text:p>{</text:p>
            <text:p>    "প্রাপ্ত মার্কস": "8/10",</text:p>
            <text:p>    "ধাপ অনুযায়ী মার্কস বিভাজন": [</text:p>
            <text:p>    "ধাপ ১: ৪ মার্কস - a = 0.1 এবং b = 6/5 নির্ণয় করার জন্য। এখানে চিহ্নের ভুল আছে, তাই পূর্ন মার্কস দেওয়া হল না।",</text:p>
            <text:p>    "ধাপ ২: ৪ মার্কস - দ্বিতীয় ডেরিভেটিভ নির্ণয় এবং x=3 ও x=2 বসিয়ে চিহ্নের সঠিকতা বের করার জন্য।"</text:p>
            <text:p>    ],</text:p>
            <text:p>    "চিহ্নিত ভুলসমূহ": [</text:p>
            <text:p>    "১. a এর মান নির্ণয়ে ভুল হয়েছে।",</text:p>
            <text:p>    "২. a এর মান 0.1 লেখা হয়েছে, কিন্তু সঠিক মান -1/10 হবে।"</text:p>
            <text:p>    ],</text:p>
            <text:p>    "সংশোধিত উত্তর": [</text:p>
            <text:p>    "১. a = -1/10",</text:p>
            <text:p>    "২. d^2y/dx^2 = 1/5 - 6/(5x^2)"</text:p>
            <text:p>    ],</text:p>
            <text:p>    "অতিরিক্ত মন্তব্য": "চূড়ান্ত উত্তরে লঘুমান ও গুরুমান সঠিকভাবে নির্ণয় করা হয়েছে।"</text:p>
            <text:p>}</text:p>
            <text:p>```</text:p>
          </table:table-cell>
          <table:table-cell table:style-name="ce1" office:value-type="string" calcext:value-type="string">
            <text:p>```json</text:p>
            <text:p>{</text:p>
            <text:p>    "প্রাপ্ত মার্কস": "10/10",</text:p>
            <text:p>    "ধাপ অনুযায়ী মার্কস বিভাজন": [</text:p>
            <text:p>    "ধাপ ১: ৪ মার্কস - a = 1/10 এবং b = 6/5 এর সঠিক মান নির্ণয় (সমীকরণ সমাধান পদ্ধতির মাধ্যমে)।",</text:p>
            <text:p>    "ধাপ ২: ৪ মার্কস - দ্বিতীয় অন্তরজ d^2y/dx^2 = 1/5 - 6/(5x^2) এর সঠিক মান নির্ণয়।",</text:p>
            <text:p>    "ধাপ ৩: ২ মার্কস - দ্বিতীয় অন্তরজের চিহ্নের ভিত্তিতে x = 3 এর জন্য লঘুমান এবং x = 2 এর জন্য গুরুমান বিদ্যমান থাকার সঠিক সিদ্ধান্ত নির্ণয়।"</text:p>
            <text:p>    ],</text:p>
            <text:p>    "চিহ্নিত ভুলসমূহ": [],</text:p>
            <text:p>    "সংশোধিত উত্তর": [],</text:p>
            <text:p>    "অতিরিক্ত মন্তব্য": "শিক্ষার্থীর সমাধান পদ্ধতি (সমীকরণ সমাধান) বিকল্প হলেও সঠিক এবং গ্রহণযোগ্য। সকল ধাপে সঠিক ফলাফল পাওয়া গেছে।"</text:p>
            <text:p>}</text:p>
            <text:p>```</text:p>
          </table:table-cell>
          <table:table-cell table:style-name="ce1"/>
          <table:table-cell table:style-name="ce1" office:value-type="float" office:value="2802" calcext:value-type="float">
            <text:p>2802</text:p>
          </table:table-cell>
          <table:table-cell table:style-name="ce1" office:value-type="float" office:value="1128" calcext:value-type="float">
            <text:p>1128</text:p>
          </table:table-cell>
          <table:table-cell table:style-name="ce1" office:value-type="float" office:value="0" calcext:value-type="float">
            <text:p>0</text:p>
          </table:table-cell>
          <table:table-cell table:style-name="ce1" office:value-type="float" office:value="351" calcext:value-type="float">
            <text:p>351</text:p>
          </table:table-cell>
          <table:table-cell table:style-name="ce1" office:value-type="float" office:value="212" calcext:value-type="float">
            <text:p>212</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1" calcext:value-type="float">
            <text:p>11</text:p>
          </table:table-cell>
          <table:table-cell table:style-name="ce1" office:value-type="string" calcext:value-type="string">
            <text:p>1544.jpg</text:p>
          </table:table-cell>
          <table:table-cell table:style-name="ce1" office:value-type="float" office:value="10" calcext:value-type="float">
            <text:p>10</text:p>
          </table:table-cell>
          <table:table-cell table:style-name="ce1"/>
          <table:table-cell table:style-name="ce1" office:value-type="string" calcext:value-type="string">
            <text:p>ধরি, I = ∫ dx</text:p>
            <text:p>(1−x)√1−x²</text:p>
            <text:p>এবং 1 − x = 1/z তাহলে z = 1/(1−x) এবং −dx = −1/z² dz</text:p>
            <text:p/>
            <text:p>⇒ dx = −1/z² dz</text:p>
            <text:p/>
            <text:p>∴ I = ∫ dz</text:p>
            <text:p>z²√1−(1−1/z)² = ∫ dz</text:p>
            <text:p>z√1−1+2/z−1/z² = ∫ 1/2 d(2z−1)</text:p>
            <text:p>√2z−1 = 1/2 ⋅ 2√2z−1 + c</text:p>
            <text:p/>
            <text:p>∴ ∫ dx</text:p>
            <text:p>(1−x)√1−x² = √(2−1+x)/(1−x) + c = √(1+x)/(1−x) + c (Ans.)</text:p>
          </table:table-cell>
          <table:table-cell table:style-name="ce1" office:value-type="string" calcext:value-type="string">
            <text:p>Math</text:p>
          </table:table-cell>
          <table:table-cell table:style-name="ce1" office:value-type="string" calcext:value-type="string">
            <text:p>নম্বর বণ্টন:</text:p>
            <text:p>dx = −1/z² dz; নির্ণয়ের জন্য ০২ নম্বর।</text:p>
            <text:p>∫ dz</text:p>
            <text:p>√2z−1; এই পর্যন্ত লেখার জন্য ০২ নম্বর।</text:p>
            <text:p>1/2 ⋅ 2√2z−1 + c; এই পর্যন্ত লেখার জন্য ০৩ নম্বর।</text:p>
            <text:p>∫ dx</text:p>
            <text:p>(1−x)√1−x² = √(1+x)/(1−x) + c; নির্ণয়ের জন্য ০৩ নম্বর।</text:p>
          </table:table-cell>
          <table:table-cell table:style-name="ce1" office:value-type="string" calcext:value-type="string">
            <text:p>```json</text:p>
            <text:p>{</text:p>
            <text:p>    "প্রাপ্ত মার্কস": "7/10",</text:p>
            <text:p>    "ধাপ অনুযায়ী মার্কস বিভাজন": [</text:p>
            <text:p>        "ধাপ ১: ২ নম্বর - x = sinθ এবং dx = cosθ dθ ধরা হয়েছে।",</text:p>
            <text:p>        "ধাপ ২: ০ নম্বর - ইন্টিগ্রেশনটিকে ∫(1+sinθ)/cos²θ dθ তে প্রকাশ করা ভুল হয়েছে।",</text:p>
            <text:p>        "ধাপ ৩: ৩ নম্বর - ∫sec²θ dθ + ∫secθtanθ dθ  পর্যন্ত লেখা হয়েছে কিন্তু এর আগের ধাপটি ভুল হওয়ায় এই ধাপে নম্বর কাটা হয়েছে।",</text:p>
            <text:p>        "ধাপ ৪: ২ নম্বর - tanθ + secθ + c পর্যন্ত সঠিক ভাবে লেখা হয়েছে। θ = sin⁻¹x বসানো হয়েছে।"</text:p>
            <text:p>    ],</text:p>
            <text:p>    "চিহ্নিত ভুলসমূহ": [</text:p>
            <text:p>        "১. (1-x) এর জায়গায় (1-sinθ) বসানো হয়েছে, যা ভুল।",</text:p>
            <text:p>        "২. ∫ dθ / (1-sinθ) থেকে ∫(1+sinθ)/cos²θ dθ -তে রুপান্তর ভুল হয়েছে।"</text:p>
            <text:p>    ],</text:p>
            <text:p>    "সংশোধিত উত্তর": [</text:p>
            <text:p>        "১. ধরি, I = ∫ dx / ((1-x)√(1-x²))",</text:p>
            <text:p>        "২.  1 − x = 1/z তাহলে z = 1/(1−x) এবং −dx = −1/z² dz",</text:p>
            <text:p>        "সুতরাং, dx = −1/z² dz",</text:p>
            <text:p>        "অতএব, I = ∫ dz / (z²√(1−(1−1/z)²)) = ∫ dz / (z√(1−1+2/z−1/z²)) = ∫ dz / √((2z−1))",</text:p>
            <text:p>        "অতএব, ∫ dz / √(2z−1) = 1/2 ⋅ 2√(2z−1) + c = √(2z-1) + c",</text:p>
            <text:p>        "সুতরাং, ∫ dx / ((1−x)√(1−x²)) = √(2/(1-x)−1) + c = √((2-1+x)/(1−x)) + c = √((1+x)/(1−x)) + c (উত্তর)"</text:p>
            <text:p>    ],</text:p>
            <text:p>    "অতিরিক্ত মন্তব্য": "ছাত্র x = sinθ ধরে সমাধান করার চেষ্টা করেছে, কিন্তু (1-x) এর জায়গায় (1-sinθ) বসানোর কারণে ভুল হয়েছে। এছাড়া ত্রিকোণমিতিক সূত্র প্রয়োগ করে সমাধান করার চেষ্টা করা যেত।"</text:p>
            <text:p>}</text:p>
            <text:p>```</text:p>
          </table:table-cell>
          <table:table-cell table:style-name="ce1" office:value-type="string" calcext:value-type="string">
            <text:p>```json</text:p>
            <text:p>{</text:p>
            <text:p>    "প্রাপ্ত মার্কস": "7/10",</text:p>
            <text:p>    "ধাপ অনুযায়ী মার্কস বিভাজন": [</text:p>
            <text:p>        "ধাপ ১: ২ মার্কস - x=sinθ প্রতিস্থাপন এবং ∫ dθ / (1-sinθ) পর্যন্ত সরলীকরণ সঠিক হয়েছে।",</text:p>
            <text:p>        "ধাপ ২: ২ মার্কস - ∫ (sec²θ + secθtanθ) dθ পর্যন্ত সরলীকরণ সঠিক হয়েছে।",</text:p>
            <text:p>        "ধাপ ৩: ৩ মার্কস - tanθ + secθ + c পর্যন্ত সঠিক ইন্টিগ্রেশন সম্পন্ন হয়েছে।"</text:p>
            <text:p>    ],</text:p>
            <text:p>    "চিহ্নিত ভুলসমূহ": [</text:p>
            <text:p>        "১. ইন্টিগ্রেশনের ফলাফলকে মূল চলক 'x'-এ পরিবর্তন করা হয়নি।"</text:p>
            <text:p>    ],</text:p>
            <text:p>    "সংশোধিত উত্তর": [</text:p>
            <text:p>        "১. tanθ + secθ + c = (sinθ/cosθ) + (1/cosθ) + c",</text:p>
            <text:p>        "যেখানে x = sinθ, cosθ = √(1-sin²θ) = √(1-x²)।",</text:p>
            <text:p>        "সুতরাং, tanθ + secθ + c = (x + 1)/√(1-x²) + c = (x + 1)/√((1-x)(1+x)) + c",</text:p>
            <text:p>        "= √(x+1) * √(x+1) / (√(1-x) * √(1+x)) + c = √(x+1) / √(1-x) + c",</text:p>
            <text:p>        "= √(1+x)/(1-x) + c"</text:p>
            <text:p>    ],</text:p>
            <text:p>    "অতিরিক্ত মন্তব্য": ""</text:p>
            <text:p>}</text:p>
            <text:p>```</text:p>
          </table:table-cell>
          <table:table-cell table:style-name="ce1"/>
          <table:table-cell table:style-name="ce1" office:value-type="float" office:value="2672" calcext:value-type="float">
            <text:p>2672</text:p>
          </table:table-cell>
          <table:table-cell table:style-name="ce1" office:value-type="float" office:value="1020" calcext:value-type="float">
            <text:p>1020</text:p>
          </table:table-cell>
          <table:table-cell table:style-name="ce1" office:value-type="float" office:value="0" calcext:value-type="float">
            <text:p>0</text:p>
          </table:table-cell>
          <table:table-cell table:style-name="ce1" office:value-type="float" office:value="743" calcext:value-type="float">
            <text:p>743</text:p>
          </table:table-cell>
          <table:table-cell table:style-name="ce1" office:value-type="float" office:value="348" calcext:value-type="float">
            <text:p>348</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2" calcext:value-type="float">
            <text:p>12</text:p>
          </table:table-cell>
          <table:table-cell table:style-name="ce1" office:value-type="string" calcext:value-type="string">
            <text:p>1545.jpg</text:p>
          </table:table-cell>
          <table:table-cell table:style-name="ce1" office:value-type="float" office:value="0" calcext:value-type="float">
            <text:p>0</text:p>
          </table:table-cell>
          <table:table-cell table:style-name="ce1"/>
          <table:table-cell table:style-name="ce1" office:value-type="string" calcext:value-type="string">
            <text:p>ধরি, স্পর্শকের সমীকরণ, y = mx + c</text:p>
            <text:p>স্পর্শকের শর্ত c = ±a√1+ m²</text:p>
            <text:p>.. স্পর্শক ⇒ y = mx ± a√ 1 + m²... (i)</text:p>
            <text:p>স্পর্শকের উপর অঙ্কিত লম্বের ঢাল = -/fraction{1}{m}</text:p>
            <text:p>.. লম্বের সমীকরণ, y - 0 = -/fraction{1}{m}(x - b)</text:p>
            <text:p>⇒ my = -(x - b) ⇒ my = b - x :: m = /fraction{b-x}{y}</text:p>
            <text:p>(i) 4, y = /fraction{b-x}{y}x ± a√1 + (/fraction{(b-x)^2}{y^2})</text:p>
            <text:p>⇒ y = /fraction{b-x}{y}x ± a√/fraction{y^2+(b-x)^2}{y^2} ⇒ y = /fraction{b-x}{y}x ± a/fraction{√y^2+(b-x)^2}{y}</text:p>
            <text:p>⇒ y² = (b - x)x ± a√y² + (b - x)²</text:p>
            <text:p>⇒ y² = bx - x² ± a√y² + (b - x)²</text:p>
            <text:p>⇒ (y² + x² - bx)² = {y² + (b - x)²} a² (Ans.)</text:p>
          </table:table-cell>
          <table:table-cell table:style-name="ce1" office:value-type="string" calcext:value-type="string">
            <text:p>Math</text:p>
          </table:table-cell>
          <table:table-cell table:style-name="ce1" office:value-type="string" calcext:value-type="string">
            <text:p>নম্বর বণ্টনঃ</text:p>
            <text:p>c = ±a√1 + m²; সূত্র লেখার জন্য ০২ নম্বর।</text:p>
            <text:p>m = /fraction{b-x}{y}; নির্ণয় করার জন্য ০৪ নম্বর।</text:p>
            <text:p>y = /fraction{b-x}{y}x ± a√1 + (/fraction{(b-x)^2}{y^2}); নির্ণয় করার জন্য ০৪ নম্বর।</text:p>
          </table:table-cell>
          <table:table-cell table:style-name="ce1" office:value-type="string" calcext:value-type="string">
            <text:p>```json</text:p>
            <text:p>{</text:p>
            <text:p>    "প্রাপ্ত মার্কস": "4/10",</text:p>
            <text:p>    "ধাপ অনুযায়ী মার্কস বিভাজন": [</text:p>
            <text:p>        "ধাপ ১: ২ মার্কস - 2x + 2y dy/dx = 0 থেকে dy/dx = -x/y নির্ণয় করার জন্য।",</text:p>
            <text:p>        "ধাপ ২: ২ মার্কস - লম্বের ঢাল y/x নির্ণয় করার জন্য এবং y - 0 = y/x(x-b) লেখার জন্য।"</text:p>
            <text:p>    ],</text:p>
            <text:p>    "চিহ্নিত ভুলসমূহ": [</text:p>
            <text:p>        "১. স্পর্শকের শর্ত c = ±a√1+ m² এই সূত্রটি ব্যবহার করা হয়নি।",</text:p>
            <text:p>        "২. m = (b-x)/y  নির্ণয় করা হয়নি।",</text:p>
            <text:p>        "৩.  y = (b-x)/y x ± a√1 + ((b-x)²/y²) এই সমীকরণ প্রতিস্থাপন করে সরল করা হয়নি।"</text:p>
            <text:p>    ],</text:p>
            <text:p>    "সংশোধিত উত্তর": [</text:p>
            <text:p>        "১. স্পর্শকের সমীকরণ, y = mx + c এবং স্পর্শকের শর্ত c = ±a√1+ m²।",</text:p>
            <text:p>        "২. লম্বের সমীকরণ থেকে m = (b-x)/y নির্ণয় করতে হবে।",</text:p>
            <text:p>        "৩. y = (b-x)/y x ± a√1 + ((b-x)²/y²) এই সমীকরণ থেকে (y² + x² - bx)² = {y² + (b - x)²} a² (Ans.)  পেতে হবে।"</text:p>
            <text:p>    ],</text:p>
            <text:p>    "অতিরিক্ত মন্তব্য": "আপনি শুরুটা ভালো করেছেন, কিন্তু কিছু গুরুত্বপূর্ণ ধাপ অনুসরণ করেননি এবং ক্যালকুলেশনে ভুল করেছেন।  পুরো সমাধানটি সম্পন্ন করার চেষ্টা করুন।"</text:p>
            <text:p>}</text:p>
            <text:p>```</text:p>
          </table:table-cell>
          <table:table-cell table:style-name="ce1" office:value-type="string" calcext:value-type="string">
            <text:p>```json</text:p>
            <text:p>{</text:p>
            <text:p>    "প্রাপ্ত মার্কস": "2/10",</text:p>
            <text:p>    "ধাপ অনুযায়ী মার্কস বিভাজন": [</text:p>
            <text:p>        "ধাপ ১: ০ মার্কস - বৃত্তের স্পর্শকের ঢাল নির্ণয় (dy/dx = -x/y) [এটি সঠিক হলেও রুব্রিকের সরাসরি ধাপ নয় এবং পরবর্তী হিসাবে ব্যবহৃত হয়নি]",</text:p>
            <text:p>        "ধাপ ২: ২ মার্কস - স্পর্শকের উপর লম্বের ঢাল নির্ণয় (y/x) [সঠিকভাবে লম্বের ঢাল নির্ণয় করা হয়েছে, যা বিকল্প পদ্ধতির একটি গুরুত্বপূর্ণ ধাপ]",</text:p>
            <text:p>        "ধাপ ৩: ০ মার্কস - লম্বের সমীকরণ স্থাপন ও সমাধান [সমীকরণ স্থাপন এবং চলকের ব্যবহারে ত্রুটি ছিল, ফলে সঠিক ফলাফলে পৌঁছানো যায়নি]"</text:p>
            <text:p>    ],</text:p>
            <text:p>    "চিহ্নিত ভুলসমূহ": [</text:p>
            <text:p>        "১. লম্বের সমীকরণ স্থাপনে চলকের ব্যবহার ভুল করা হয়েছে। স্পর্শবিন্দুর স্থানাঙ্ক এবং পাদবিন্দুর স্থানাঙ্ককে গুলিয়ে ফেলা হয়েছে।",</text:p>
            <text:p>        "২. লম্বের সমীকরণ থেকে প্রাপ্ত সম্পর্ক এবং স্পর্শকের সমীকরণ ব্যবহার করে স্পর্শবিন্দুর স্থানাঙ্ক অপনয়ন করা হয়নি।",</text:p>
            <text:p>        "৩. বৃত্তের সমীকরণ ব্যবহার করে স্পর্শবিন্দুর স্থানাঙ্ক অপনয়নের প্রক্রিয়াটি সম্পন্ন করা হয়নি।"</text:p>
            <text:p>    ],</text:p>
            <text:p>    "সংশোধিত উত্তর": [</text:p>
            <text:p>        "ধরি, স্পর্শবিন্দু (x₀, y₀)। তাহলে স্পর্শকের সমীকরণ হবে xx₀ + yy₀ = a²।",</text:p>
            <text:p>        "স্পর্শকের ঢাল = -x₀/y₀। স্পর্শকের উপর লম্বের ঢাল = y₀/x₀।",</text:p>
            <text:p>        "পাদবিন্দুকে (x, y) ধরলে, এই লম্বটি (b, 0) ও (x, y) বিন্দু দিয়ে যায়। সুতরাং লম্বের ঢাল = (y-0)/(x-b) = y/(x-b)।",</text:p>
            <text:p>        "অতএব, y/(x-b) = y₀/x₀  ⇒ yx₀ = (x-b)y₀  ... (১)",</text:p>
            <text:p>        "পাদবিন্দু (x, y) স্পর্শকের উপর অবস্থিত, তাই xx₀ + yy₀ = a²  ... (২)",</text:p>
            <text:p>        "স্পর্শবিন্দু (x₀, y₀) বৃত্তের উপর অবস্থিত, তাই x₀² + y₀² = a²  ... (৩)",</text:p>
            <text:p>        "সমীকরণ (১) ও (২) থেকে x₀, y₀ অপনয়ন করে (x,y)-এর সঞ্চারপথ নির্ণয় করতে হবে। সমীকরণ (১) থেকে x₀ = (x-b)y₀/y (যদি y ≠ 0)। সমীকরণ (২)-এ বসিয়ে:",</text:p>
            <text:p>        "x((x-b)y₀/y) + yy₀ = a²",</text:p>
            <text:p>        "(x(x-b) + y²)y₀/y = a²",</text:p>
            <text:p>        "y₀ = a²y / (x² - bx + y²)",</text:p>
            <text:p>        "এবার (১) থেকে y₀ = yx₀/(x-b) (যদি x ≠ b)। সমীকরণ (২)-এ বসিয়ে:",</text:p>
            <text:p>        "xx₀ + y(yx₀/(x-b)) = a²",</text:p>
            <text:p>        "(x(x-b) + y²)x₀ / (x-b) = a²",</text:p>
            <text:p>        "x₀ = a²(x-b) / (x² - bx + y²)",</text:p>
            <text:p>        "সবশেষে x₀ ও y₀-এর মান সমীকরণ (৩)-এ বসিয়ে:",</text:p>
            <text:p>        "[a²(x-b) / (x² - bx + y²)]² + [a²y / (x² - bx + y²)]² = a²",</text:p>
            <text:p>        "a⁴(x-b)² / (x² - bx + y²)² + a⁴y² / (x² - bx + y²)² = a²",</text:p>
            <text:p>        "a⁴[(x-b)² + y²] / (x² - bx + y²)² = a²",</text:p>
            <text:p>        "a²[(x-b)² + y²] = (x² - bx + y²)²",</text:p>
            <text:p>        "সঞ্চারপথের সমীকরণ: (x² + y² - bx)² = a²((x-b)² + y²)"</text:p>
            <text:p>    ],</text:p>
            <text:p>    "অতিরিক্ত মন্তব্য": "ছাত্রের সমাধানটি অসম্পূর্ণ এবং চলকের ভুল ব্যবহারের কারণে ভুল ফলাফলে উপনীত হয়েছে। তবে স্পর্শক ও লম্বের ঢাল নির্ণয়ের প্রাথমিক ধারণা সঠিক ছিল।"</text:p>
            <text:p>}</text:p>
            <text:p>```</text:p>
          </table:table-cell>
          <table:table-cell table:style-name="ce1"/>
          <table:table-cell table:style-name="ce1" office:value-type="float" office:value="2779" calcext:value-type="float">
            <text:p>2779</text:p>
          </table:table-cell>
          <table:table-cell table:style-name="ce1" office:value-type="float" office:value="1122" calcext:value-type="float">
            <text:p>1122</text:p>
          </table:table-cell>
          <table:table-cell table:style-name="ce1" office:value-type="float" office:value="0" calcext:value-type="float">
            <text:p>0</text:p>
          </table:table-cell>
          <table:table-cell table:style-name="ce1" office:value-type="float" office:value="519" calcext:value-type="float">
            <text:p>519</text:p>
          </table:table-cell>
          <table:table-cell table:style-name="ce1" office:value-type="float" office:value="983" calcext:value-type="float">
            <text:p>983</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3" calcext:value-type="float">
            <text:p>13</text:p>
          </table:table-cell>
          <table:table-cell table:style-name="ce1" office:value-type="string" calcext:value-type="string">
            <text:p>1546.jpg</text:p>
          </table:table-cell>
          <table:table-cell table:style-name="ce1" office:value-type="float" office:value="10" calcext:value-type="float">
            <text:p>10</text:p>
          </table:table-cell>
          <table:table-cell table:style-name="ce1"/>
          <table:table-cell table:style-name="ce1" office:value-type="string" calcext:value-type="string">
            <text:p>a1a2 + b1b2 = 36 + 20 = 56 &gt; 0 (+ve) ⇒ স্থূল</text:p>
            <text:p>.. সমদ্বিখণ্ডক, \frac{3x+4y+2}{5} = \frac{12x+5y-5}{13}</text:p>
            <text:p>⇒ 39x + 52y + 26 = 60x + 25y - 25</text:p>
            <text:p>⇒ 21x - 27y - 51 = 0 ⇒ 7x - 9y - 17 = 0</text:p>
            <text:p>.. (1,-2) গামী লম্ব: 9x + 7y = 9(1) + 7(-2) = 9 - 14 = -5</text:p>
            <text:p>:. 9x + 7y + 5 = 0 (Ans.)</text:p>
          </table:table-cell>
          <table:table-cell table:style-name="ce1" office:value-type="string" calcext:value-type="string">
            <text:p>Math</text:p>
          </table:table-cell>
          <table:table-cell table:style-name="ce1" office:value-type="string" calcext:value-type="string">
            <text:p>নম্বর বণ্টনঃ</text:p>
            <text:p>a1a2 + b1b2 = 56 &gt; 0 (+ve); নির্ণয় করার জন্য ০২ নম্বর।</text:p>
            <text:p>7x - 9y - 17 = 0; নির্ণয় করার জন্য ০৪ নম্বর।</text:p>
            <text:p>9x + 7y + 5 = 0; নির্ণয় করার জন্য ০৪ নম্বর।</text:p>
          </table:table-cell>
          <table:table-cell table:style-name="ce1" office:value-type="string" calcext:value-type="string">
            <text:p>```json</text:p>
            <text:p>{</text:p>
            <text:p>    "প্রাপ্ত মার্কস": "7/10",</text:p>
            <text:p>    "ধাপ অনুযায়ী মার্কস বিভাজন": [</text:p>
            <text:p>    "ধাপ ১: ২ নম্বর - a1a2 + b1b2 = 56 &gt; 0 নির্ণয় করা হয়েছে।",</text:p>
            <text:p>    "ধাপ ২: ৩ নম্বর - 21x - 27y - 51 = 0 পর্যন্ত সঠিক। 7x - 9y - 17 = 0 লেখায় ভুল হয়েছে তাই ১ নম্বর কাটা।"</text:p>
            <text:p>    ],</text:p>
            <text:p>    "চিহ্নিত ভুলসমূহ": [</text:p>
            <text:p>    "১. সমীকরণটিকে সরল করে `7x - 9y - 17 = 0` লেখার বদলে `27x + 21y + 15 = 0` লেখা হয়েছে যা ভুল।",</text:p>
            <text:p>    "২. লম্ব নির্ণয়ের ক্ষেত্রে সূত্র প্রয়োগ করে সরাসরি উত্তর বের করা হয়নি।"</text:p>
            <text:p>    ],</text:p>
            <text:p>    "সংশোধিত উত্তর": [</text:p>
            <text:p>    "১. 21x - 27y - 51 = 0 ⇒ 7x - 9y - 17 = 0",</text:p>
            <text:p>    "২. (1,-2) গামী লম্ব: 9x + 7y = 9(1) + 7(-2) = 9 - 14 = -5 :. 9x + 7y + 5 = 0"</text:p>
            <text:p>    ],</text:p>
            <text:p>    "অতিরিক্ত মন্তব্য": "স্থূলকোণের সমদ্বিখণ্ডকের সমীকরণ নির্ণয় করার প্রথম অংশ পর্যন্ত উত্তর সঠিক আছে। পরবর্তী অংশে ভুল হয়েছে।"</text:p>
            <text:p>}</text:p>
            <text:p>```</text:p>
          </table:table-cell>
          <table:table-cell table:style-name="ce1" office:value-type="string" calcext:value-type="string">
            <text:p>```json</text:p>
            <text:p>{</text:p>
            <text:p>    "প্রাপ্ত মার্কস": "10/10",</text:p>
            <text:p>    "ধাপ অনুযায়ী মার্কস বিভাজন": [</text:p>
            <text:p>    "ধাপ ১: ২ মার্কস - a1a2 + b1b2 এর মান নির্ণয় এবং প্রকৃতি (ধণাত্মক) চিহ্নিতকরণ।",</text:p>
            <text:p>    "ধাপ ২: ৪ মার্কস - স্থূলকোণের সমদ্বিখণ্ডকের সমীকরণ 21x - 27y - 51 = 0 (যা 7x - 9y - 17 = 0 এর সমতুল্য) নির্ণয়।",</text:p>
            <text:p>    "ধাপ ৩: ৪ মার্কস - বিন্দু (1, -2) হতে প্রাপ্ত সমদ্বিখণ্ডকের উপর লম্বের সমীকরণ 27x + 21y + 15 = 0 (যা 9x + 7y + 5 = 0 এর সমতুল্য) নির্ণয়।"</text:p>
            <text:p>    ],</text:p>
            <text:p>    "চিহ্নিত ভুলসমূহ": [],</text:p>
            <text:p>    "সংশোধিত উত্তর": [],</text:p>
            <text:p>    "অতিরিক্ত মন্তব্য": "শিক্ষার্থী সকল ধাপে সঠিকভাবে সমাধান করেছে এবং নির্ভুল ফলাফল নির্ণয় করেছে। প্রাপ্ত সমীকরণগুলো সরলীকৃত রূপের সমতুল্য।"</text:p>
            <text:p>}</text:p>
            <text:p>```</text:p>
          </table:table-cell>
          <table:table-cell table:style-name="ce1"/>
          <table:table-cell table:style-name="ce1" office:value-type="float" office:value="2651" calcext:value-type="float">
            <text:p>2651</text:p>
          </table:table-cell>
          <table:table-cell table:style-name="ce1" office:value-type="float" office:value="1015" calcext:value-type="float">
            <text:p>1015</text:p>
          </table:table-cell>
          <table:table-cell table:style-name="ce1" office:value-type="float" office:value="0" calcext:value-type="float">
            <text:p>0</text:p>
          </table:table-cell>
          <table:table-cell table:style-name="ce1" office:value-type="float" office:value="474" calcext:value-type="float">
            <text:p>474</text:p>
          </table:table-cell>
          <table:table-cell table:style-name="ce1" office:value-type="float" office:value="262" calcext:value-type="float">
            <text:p>262</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4" calcext:value-type="float">
            <text:p>14</text:p>
          </table:table-cell>
          <table:table-cell table:style-name="ce1" office:value-type="string" calcext:value-type="string">
            <text:p>1547.jpg</text:p>
          </table:table-cell>
          <table:table-cell table:style-name="ce1" office:value-type="float" office:value="8" calcext:value-type="float">
            <text:p>8</text:p>
          </table:table-cell>
          <table:table-cell table:style-name="ce1"/>
          <table:table-cell table:style-name="ce1" office:value-type="string" calcext:value-type="string">
            <text:p>1 + sin 2φ + sin 2θ = cos (2φ + 2θ)</text:p>
            <text:p>⇒ 2sin (φ + θ)cos (φ ~ θ) + 2sin²(φ + θ) = 0</text:p>
            <text:p>⇒ 2sin (φ + θ) {cos (φ ~ θ) + sin (φ + θ)} = 0</text:p>
            <text:p>∴ sin (φ + θ) = 0</text:p>
            <text:p>φ + θ = nπ = 0, π [ : 0 ≤ φ, θ ≤ π/2 ]</text:p>
            <text:p>∴ φ = θ = 0 বা, π/2</text:p>
            <text:p>যদি, sin (φ + θ) + cos (φ ~ θ) = 0 হয় তবে,</text:p>
            <text:p>sin (φ + θ) = -cos (φ ~ θ) যা সম্ভব নয়। কেননা 0 ≤ φ, θ ≤ π/2 এর জন্য sin (φ + θ) &gt; 0, cos (φ ~ θ) &gt; 0</text:p>
            <text:p>∴ sin (φ + θ) + cos (φ ~ θ) ≠ 0</text:p>
          </table:table-cell>
          <table:table-cell table:style-name="ce1" office:value-type="string" calcext:value-type="string">
            <text:p>Math</text:p>
          </table:table-cell>
          <table:table-cell table:style-name="ce1" office:value-type="string" calcext:value-type="string">
            <text:p>নম্বর বণ্টনঃ</text:p>
            <text:p>2sin (φ + θ) {cos (φ ~ θ) + sin (φ + θ)} = 0 ; নির্ণয় করার</text:p>
            <text:p>জন্য ০৪ নম্বর।</text:p>
            <text:p>φ = θ = 0 বা, π/2 ; নির্ণয় করার জন্য ০৪ নম্বর।</text:p>
            <text:p>sin (φ + θ) = -cos (φ ~ θ) যা সম্ভব নয়; লেখার জন্য ০২ নম্বর।</text:p>
          </table:table-cell>
          <table:table-cell table:style-name="ce1" office:value-type="string" calcext:value-type="string">
            <text:p>```json</text:p>
            <text:p>{</text:p>
            <text:p>    "প্রাপ্ত মার্কস": "6/10",</text:p>
            <text:p>    "ধাপ অনুযায়ী মার্কস বিভাজন": [</text:p>
            <text:p>        "ধাপ ১: ৪ মার্কস - 2sin(φ + θ){cos(φ - θ) + sin(φ + θ)} = 0 পর্যন্ত সঠিক।",</text:p>
            <text:p>        "ধাপ ২: ২ মার্কস - φ = θ = 0 বা, π/2 এই উত্তরের জন্য (আংশিক সঠিক উত্তরের জন্য)। sin(φ + θ) + cos(φ - θ) = 0 এর অংশটি বাদ পড়েছে।"</text:p>
            <text:p>    ],</text:p>
            <text:p>    "চিহ্নিত ভুলসমূহ": [</text:p>
            <text:p>        "১. sin(φ + θ) + cos(φ - θ) = 0 এই অংশটি সমাধান করা হয়নি।",</text:p>
            <text:p>        "২. sin(φ + θ) = -cos(φ - θ) যা সম্ভব নয়, এই যুক্তির অনুপস্থিতি।"</text:p>
            <text:p>    ],</text:p>
            <text:p>    "সংশোধিত উত্তর": [</text:p>
            <text:p>        "১. sin(φ + θ) + cos(φ - θ) = 0 হলে, sin(φ + θ) = -cos(φ - θ) যা সম্ভব নয়। কেননা 0 ≤ φ, θ ≤ π/2 এর জন্য sin(φ + θ) &gt; 0, cos(φ - θ) &gt; 0।",</text:p>
            <text:p>        "২. সুতরাং φ = θ = 0 অথবা φ = θ = π/2 হবে।"</text:p>
            <text:p>    ],</text:p>
            <text:p>    "অতিরিক্ত মন্তব্য": "ছাত্র প্রথম অংশটি সঠিকভাবে করেছে কিন্তু দ্বিতীয় অংশটি সম্পন্ন করেনি। দ্বিতীয় অংশের অনুপস্থিতির জন্য নম্বর কাটা হয়েছে।"</text:p>
            <text:p>}</text:p>
            <text:p>```</text:p>
          </table:table-cell>
          <table:table-cell table:style-name="ce1" office:value-type="string" calcext:value-type="string">
            <text:p>```json</text:p>
            <text:p>{</text:p>
            <text:p>    "প্রাপ্ত মার্কস": "0/10",</text:p>
            <text:p>    "ধাপ অনুযায়ী মার্কস বিভাজন": [</text:p>
            <text:p>        "ধাপ ১: ০ মার্কস - সঠিক নির্ণয় 2sin (φ + θ) {cos (φ - θ) + sin (φ + θ)} = 0 দেখানো হয়নি।",</text:p>
            <text:p>        "ধাপ ২: ০ মার্কস - সঠিক সমাধান φ = θ = 0 বা, π/2 সম্পূর্ণভাবে নির্ণয় করা হয়নি।",</text:p>
            <text:p>        "ধাপ ৩: ০ মার্কস - sin (φ + θ) = -cos (φ - θ) কেন সম্ভব নয় তার ব্যাখ্যা দেওয়া হয়নি।"</text:p>
            <text:p>    ],</text:p>
            <text:p>    "চিহ্নিত ভুলসমূহ": [</text:p>
            <text:p>        "১. প্রদত্ত সমীকরণ থেকে সমাধানের প্রথম ধাপ ভুল লেখা হয়েছে। (১ + sin 2φ + sin 2θ = cos (2φ + 2θ) থেকে ১ + 2sin(θ+φ)cos(φ+θ) = cos(2φ+2θ) লেখা হয়েছে যা সঠিক নয়।)",</text:p>
            <text:p>        "২. সঠিক উৎপাদক বিশ্লেষণ করা হয়নি। (2sin(θ+φ){sin(θ+φ) + cos(θ+φ)} = 0 লেখা হয়েছে, যেখানে cos এর আর্গুমেন্ট ভুল এবং এটি সঠিক সমীকরণ থেকে আসেনি।)",</text:p>
            <text:p>        "৩. sin(θ+φ) = 0 থেকে প্রাপ্ত সমাধান (φ=0, θ=0) বাদ দেওয়া হয়েছে, শুধুমাত্র (φ=π/2, θ=π/2) উল্লেখ করা হয়েছে।",</text:p>
            <text:p>        "৪. sin(φ+θ) + cos(φ-θ) = 0 অংশটি সঠিক ভাবে বিশ্লেষণ বা এটি সম্ভব নয় কেন তার ব্যাখ্যা দেওয়া হয়নি।"</text:p>
            <text:p>    ],</text:p>
            <text:p>    "সংশোধিত উত্তর": [</text:p>
            <text:p>        "প্রদত্ত সমীকরণ: 1 + sin 2φ + sin 2θ = cos (2φ + 2θ)",</text:p>
            <text:p>        "⇒ 1 - cos (2φ + 2θ) + sin 2φ + sin 2θ = 0",</text:p>
            <text:p>        "⇒ 2sin²(φ + θ) + 2sin(φ + θ)cos(φ - θ) = 0",</text:p>
            <text:p>        "⇒ 2sin (φ + θ) {sin (φ + θ) + cos (φ - θ)} = 0",</text:p>
            <text:p>        "সুতরাং, sin (φ + θ) = 0 অথবা sin (φ + θ) + cos (φ - θ) = 0",</text:p>
            <text:p>        "যখন sin (φ + θ) = 0",</text:p>
            <text:p>        "যেহেতু 0 ≤ φ, θ ≤ π/2, তাই 0 ≤ φ + θ ≤ π। এই সীমার মধ্যে φ + θ = 0 বা π।",</text:p>
            <text:p>        "φ + θ = 0 হলে, যেহেতু φ ≥ 0 এবং θ ≥ 0, অবশ্যই φ = 0 এবং θ = 0 হতে হবে।",</text:p>
            <text:p>        "φ + θ = π হলে, যেহেতু φ ≤ π/2 এবং θ ≤ π/2, অবশ্যই φ = π/2 এবং θ = π/2 হতে হবে।",</text:p>
            <text:p>        "∴ সমাধানগুলি হলো (φ, θ) = (0, 0) এবং (π/2, π/2)।",</text:p>
            <text:p>        "যখন sin (φ + θ) + cos (φ - θ) = 0",</text:p>
            <text:p>        "sin (φ + θ) = -cos (φ - θ)",</text:p>
            <text:p>        "যেহেতু 0 ≤ φ, θ ≤ π/2, তাই sin (φ + θ) ≥ 0 এবং cos (φ - θ) ≥ 0।",</text:p>
            <text:p>        "sin (φ + θ) ≥ 0 এবং cos (φ - θ) ≥ 0 হওয়ায়, তাদের যোগফল sin (φ + θ) + cos (φ - θ) ≥ 0 হবে।",</text:p>
            <text:p>        "sin (φ + θ) + cos (φ - θ) শুধুমাত্র তখনই শূন্য হতে পারে যখন sin (φ + θ) = 0 এবং cos (φ - θ) = 0 হয়।",</text:p>
            <text:p>        "sin (φ + θ) = 0 এর জন্য φ + θ = 0 বা π।",</text:p>
            <text:p>        "cos (φ - θ) = 0 এর জন্য φ - θ = ±π/2।",</text:p>
            <text:p>        "যদি φ + θ = 0 এবং φ - θ = ±π/2 হয়, তাহলে সমাধানগুলি 0 ≤ φ, θ ≤ π/2 সীমার মধ্যে থাকে না। (যেমন, φ + θ = 0 এবং φ - θ = π/2 যোগ করলে 2φ = π/2 ⇒ φ = π/4, θ = -π/4 যা সীমার বাইরে।)",</text:p>
            <text:p>        "যদি φ + θ = π এবং φ - θ = ±π/2 হয়, তাহলে সমাধানগুলি 0 ≤ φ, θ ≤ π/2 সীমার মধ্যে থাকে না। (যেমন, φ + θ = π এবং φ - θ = π/2 যোগ করলে 2φ = 3π/2 ⇒ φ = 3π/4 যা সীমার বাইরে।)",</text:p>
            <text:p>        "সুতরাং, sin (φ + θ) + cos (φ - θ) = 0 এই ক্ষেত্রে কোনো সমাধান সম্ভব নয় যখন 0 ≤ φ, θ ≤ π/2।",</text:p>
            <text:p>        "চূড়ান্ত সমাধান: φ = 0, θ = 0 এবং φ = π/2, θ = π/2।"</text:p>
            <text:p>    ],</text:p>
            <text:p>    "অতিরিক্ত মন্তব্য": ""</text:p>
            <text:p>}</text:p>
            <text:p>```</text:p>
          </table:table-cell>
          <table:table-cell table:style-name="ce1"/>
          <table:table-cell table:style-name="ce1" office:value-type="float" office:value="2697" calcext:value-type="float">
            <text:p>2697</text:p>
          </table:table-cell>
          <table:table-cell table:style-name="ce1" office:value-type="float" office:value="1052" calcext:value-type="float">
            <text:p>1052</text:p>
          </table:table-cell>
          <table:table-cell table:style-name="ce1" office:value-type="float" office:value="0" calcext:value-type="float">
            <text:p>0</text:p>
          </table:table-cell>
          <table:table-cell table:style-name="ce1" office:value-type="float" office:value="472" calcext:value-type="float">
            <text:p>472</text:p>
          </table:table-cell>
          <table:table-cell table:style-name="ce1" office:value-type="float" office:value="1152" calcext:value-type="float">
            <text:p>1152</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5" calcext:value-type="float">
            <text:p>15</text:p>
          </table:table-cell>
          <table:table-cell table:style-name="ce1" office:value-type="string" calcext:value-type="string">
            <text:p>1548.jpg</text:p>
          </table:table-cell>
          <table:table-cell table:style-name="ce1" office:value-type="float" office:value="10" calcext:value-type="float">
            <text:p>10</text:p>
          </table:table-cell>
          <table:table-cell table:style-name="ce1"/>
          <table:table-cell table:style-name="ce1" office:value-type="string" calcext:value-type="string">
            <text:p>x = 0 তে f (0) = 8</text:p>
            <text:p>lim_{x→0} \frac{(e^{x}-1) \cdot x^{4}}{sin(x^{2})ln(1+\frac{x^{2}}{2}) \cdot x^{2} \cdot x^{2}}</text:p>
            <text:p>= 2k^{2} .. 2k^{2} = 8 ⇒ k^{2} = 4 ; k = ±2 ;k &gt; 0 তাই k = 2 (Ans.)</text:p>
          </table:table-cell>
          <table:table-cell table:style-name="ce1" office:value-type="string" calcext:value-type="string">
            <text:p>Math</text:p>
          </table:table-cell>
          <table:table-cell table:style-name="ce1" office:value-type="string" calcext:value-type="string">
            <text:p>নম্বর বণ্টনঃ</text:p>
            <text:p>2k^{2} = 8; নির্ণয় করার জন্য ০৬ নম্বর।</text:p>
            <text:p>k = ±2; নির্ণয় করার জন্য ০২ নম্বর।</text:p>
            <text:p>k = 2; নির্ণয় করার জন্য ০২ নম্বর।</text:p>
          </table:table-cell>
          <table:table-cell table:style-name="ce1" office:value-type="string" calcext:value-type="string">
            <text:p>```json</text:p>
            <text:p>{</text:p>
            <text:p>    "প্রাপ্ত মার্কস": "10/10",</text:p>
            <text:p>    "ধাপ অনুযায়ী মার্কস বিভাজন": [</text:p>
            <text:p>        "ধাপ ১: 6 মার্কস - 2k^2 = 8 নির্ণয় করার জন্য।",</text:p>
            <text:p>        "ধাপ ২: 2 মার্কস - k = ±2 নির্ণয় করার জন্য।",</text:p>
            <text:p>        "ধাপ ৩: 2 মার্কস - k = 2 নির্ণয় করার জন্য।"</text:p>
            <text:p>    ],</text:p>
            <text:p>    "চিহ্নিত ভুলসমূহ": [],</text:p>
            <text:p>    "সংশোধিত উত্তর": [],</text:p>
            <text:p>    "অতিরিক্ত মন্তব্য": "ছাত্র/ছাত্রীর উত্তরটি সম্পূর্ণ সঠিক।"</text:p>
            <text:p>}</text:p>
            <text:p>```</text:p>
          </table:table-cell>
          <table:table-cell table:style-name="ce1" office:value-type="string" calcext:value-type="string">
            <text:p>```json</text:p>
            <text:p>{</text:p>
            <text:p>    "প্রাপ্ত মার্কস": "10/10",</text:p>
            <text:p>    "ধাপ অনুযায়ী মার্কস বিভাজন": [</text:p>
            <text:p>    "ধাপ ১: ৬ মার্কস - সীমার মান 2k² নির্ণয় করে অবিচ্ছিন্নতার শর্তানুসারে f(0) এর সমান করে 2k² = 8 সমীকরণটি নির্ণয় করার জন্য।",</text:p>
            <text:p>    "ধাপ ২: ২ মার্কস - 2k² = 8 সমীকরণটি সমাধান করে k² = 4 এবং k = ±2 নির্ণয় করার জন্য।",</text:p>
            <text:p>    "ধাপ ৩: ২ মার্কস - প্রদত্ত শর্ত k &gt; 0 ব্যবহার করে k = 2 চূড়ান্ত মানটি সঠিকভাবে নির্বাচন ও নির্ণয় করার জন্য।"</text:p>
            <text:p>    ],</text:p>
            <text:p>    "চিহ্নিত ভুলসমূহ": [</text:p>
            <text:p>    "১. সীমার গণনা করার সময় অন্তর্বর্তী ধাপের গাণিতিক সরলীকরণে ত্রুটি রয়েছে। বিশেষত, \\frac{(e^x-1)^4/x^4}{(\dots)\dots \\frac{x^4}{k^2}\\frac{1}{2}} রাশিমালা থেকে \\frac{1}{1} \\times \\frac{1}{1} \\times \\frac{1}{k^2 \\cdot 1/2} সরলীকরণটি গাণিতিকভাবে সঠিক নয় এবং পূর্ববর্তী ধাপ থেকে সরাসরি অনুসরণ করে না।"</text:p>
            <text:p>    ],</text:p>
            <text:p>    "সংশোধিত উত্তর": [</text:p>
            <text:p>    "x = 0 বিন্দুতে f(x) অবিচ্ছিন্ন হবে যদি lim_{x→0} f(x) = f(0) হয়।",</text:p>
            <text:p>    "এখানে, f(0) = 8।",</text:p>
            <text:p>    "lim_{x→0} f(x) = lim_{x→0} \\frac{(e^x - 1)^4}{sin(x^2/k^2) ln(1 + x^2/2)}",</text:p>
            <text:p>    " = lim_{x→0} \\frac{\\left(\\frac{e^x - 1}{x}\\right)^4 \\cdot x^4}{\\left(\\frac{sin(x^2/k^2)}{x^2/k^2} \\cdot \\frac{x^2}{k^2}\\right) \\cdot \\left(\\frac{ln(1 + x^2/2)}{x^2/2} \\cdot \\frac{x^2}{2}\\right)}",</text:p>
            <text:p>    " = lim_{x→0} \\frac{\\left(\\frac{e^x - 1}{x}\right)^4}{\\left(\\frac{sin(x^2/k^2)}{x^2/k^2}\right) \\cdot \\left(\\frac{ln(1 + x^2/2)}{x^2/2}\right)} \\cdot \\frac{x^4}{x^4/(2k^2)}",</text:p>
            <text:p>    " = \\frac{lim_{x→0} \\left(\\frac{e^x - 1}{x}\right)^4}{lim_{x→0} \\left(\\frac{sin(x^2/k^2)}{x^2/k^2}\\right) \\cdot lim_{x→0} \\left(\\frac{ln(1 + x^2/2)}{x^2/2}\right)} \\cdot (2k^2)",</text:p>
            <text:p>    "স্ট্যান্ডার্ড লিমিট ব্যবহার করে (lim_{z→0} \\frac{e^z-1}{z}=1, lim_{z→0} \\frac{sin z}{z}=1, lim_{z→0} \\frac{ln(1+z)}{z}=1), আমরা পাই:",</text:p>
            <text:p>    "lim_{x→0} f(x) = \\frac{1^4}{1 \\cdot 1} \\cdot (2k^2) = 2k^2",</text:p>
            <text:p>    "অবিচ্ছিন্নতার শর্তানুসারে:",</text:p>
            <text:p>    "2k^2 = 8",</text:p>
            <text:p>    "k^2 = 4",</text:p>
            <text:p>    "k = \\pm 2",</text:p>
            <text:p>    "প্রদত্ত শর্ত k &gt; 0 হওয়ায়, আমরা k = 2 নির্বাচন করি।",</text:p>
            <text:p>    "সুতরাং, k এর মান 2 হলে প্রদত্ত অপেক্ষকটি x = 0 বিন্দুতে অবিচ্ছিন্ন হবে।"</text:p>
            <text:p>    ],</text:p>
            <text:p>    "অতিরিক্ত মন্তব্য": "যদিও সীমার গণনা করার সময় একটি ধাপে গাণিতিক ত্রুটি ছিল, ছাত্রটি সীমার সঠিক মান (2k²) নির্ণয় করতে পেরেছে এবং সেই মান ব্যবহার করে সঠিক সমীকরণ (2k² = 8) স্থাপন করেছে, যা নম্বর বণ্টনের প্রধান মাপকাঠি। পরবর্তী ধাপগুলোও সঠিক ছিল এবং k &gt; 0 শর্তটি ব্যবহার করে সঠিক চূড়ান্ত মান নির্ণয় করা হয়েছে।"</text:p>
            <text:p>}</text:p>
            <text:p>```</text:p>
          </table:table-cell>
          <table:table-cell table:style-name="ce1"/>
          <table:table-cell table:style-name="ce1" office:value-type="float" office:value="2539" calcext:value-type="float">
            <text:p>2539</text:p>
          </table:table-cell>
          <table:table-cell table:style-name="ce1" office:value-type="float" office:value="908" calcext:value-type="float">
            <text:p>908</text:p>
          </table:table-cell>
          <table:table-cell table:style-name="ce1" office:value-type="float" office:value="0" calcext:value-type="float">
            <text:p>0</text:p>
          </table:table-cell>
          <table:table-cell table:style-name="ce1" office:value-type="float" office:value="200" calcext:value-type="float">
            <text:p>200</text:p>
          </table:table-cell>
          <table:table-cell table:style-name="ce1" office:value-type="float" office:value="1007" calcext:value-type="float">
            <text:p>1007</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6" calcext:value-type="float">
            <text:p>16</text:p>
          </table:table-cell>
          <table:table-cell table:style-name="ce1" office:value-type="string" calcext:value-type="string">
            <text:p>1549.jpg</text:p>
          </table:table-cell>
          <table:table-cell table:style-name="ce1" office:value-type="float" office:value="10" calcext:value-type="float">
            <text:p>10</text:p>
          </table:table-cell>
          <table:table-cell table:style-name="ce1"/>
          <table:table-cell table:style-name="ce1" office:value-type="string" calcext:value-type="string">
            <text:p>শীর্ষবিন্দুতে স্পর্শক: 2x + 3y - 5 = 0... (i)</text:p>
            <text:p>ধরি, অক্ষের সমীকরণ: 3x - 2y + k = 0</text:p>
            <text:p>(1,1) বসিয়ে, k = -1</text:p>
            <text:p>.. অক্ষ: 3x - 2y - 1 = 0 ... (ii)</text:p>
            <text:p>ধরি, নিয়ামক রেখার সমীকরণ, 2x + 3y + k = 0... (iii)</text:p>
            <text:p>(i) ও (iii) এর মধ্যে দূরত্ব = /fraction{2}{\sqrt{13}} একক</text:p>
            <text:p>/frac{|k+5|}{\sqrt{2^2+3^2}} = \sqrt{13} ⇒ |k + 5| = 13 ⇒ k = 8, -18</text:p>
            <text:p>.. 2x + 3y + 8 = 0... (iv)</text:p>
            <text:p>2x + 3y - 18 = 0... (v)</text:p>
            <text:p>2x + 3y + 8 = 0 নিয়ামক রেখা হলে উপকেন্দ্র (ii) ও (v) এর ছেদবিন্দু (3, 4)</text:p>
            <text:p>:: পরাবৃত্তের সমীকরণ: (x − 3)² + (y − 4)² = /fraction{(2x+3y+8)^2}{13}</text:p>
            <text:p>আবার, 2x + 3y - 18 = 0 নিয়ামক রেখা হলে উপকেন্দ্র (ii) ও (iv) এর ছেদবিন্দু (-1,-2)</text:p>
            <text:p>:: পরাবৃত্তের সমীকরণ: (x + 1)² + (y + 2)² = /fraction{(2x+3y-18)^2}{13}</text:p>
          </table:table-cell>
          <table:table-cell table:style-name="ce1" office:value-type="string" calcext:value-type="string">
            <text:p>Math</text:p>
          </table:table-cell>
          <table:table-cell table:style-name="ce1" office:value-type="string" calcext:value-type="string">
            <text:p>নম্বর বণ্টনঃ</text:p>
            <text:p>2x + 3y + 8 = 0 এবং 2x + 3y - 18 = 0; নির্ণয়ের জন্য ০৪ নম্বর।</text:p>
            <text:p>(x - 3)² + (y - 4)² = /fraction{(2x+3y+8)²}{13}; নির্ণয়ের জন্য ০৩ নম্বর।</text:p>
            <text:p>(x + 1)² + (y + 2)² = /fraction{(2x+3y-18)²}{13}; নির্ণয়ের জন্য ০৩ নম্বর।</text:p>
          </table:table-cell>
          <table:table-cell table:style-name="ce1" office:value-type="string" calcext:value-type="string">
            <text:p>```json</text:p>
            <text:p>{</text:p>
            <text:p>    "প্রাপ্ত মার্কস": "6/10",</text:p>
            <text:p>    "ধাপ অনুযায়ী মার্কস বিভাজন": [</text:p>
            <text:p>        "ধাপ ১: 2 নম্বর - অক্ষের সমীকরণ `3x - 2y - 1 = 0` নির্ণয় করার চেষ্টা করেছে। স্পর্শকের নতি বের করেছে, কিন্তু অক্ষের সমীকরণ নির্ণয়টি সঠিক নয়।",</text:p>
            <text:p>        "ধাপ ২: 4 নম্বর - `2x + 3y + 8 = 0` এবং `2x + 3y - 18 = 0` এই দুটি নিয়ামক রেখা বিবেচনা করে পরাবৃত্তের সমীকরণ বের করার চেষ্টা করেছে। কিন্তু এখানে উপকেন্দ্র নির্ণয়ে ভুল হয়েছে। শুধুমাত্র পরাবৃত্তের সমীকরণের গঠন ঠিক আছে।"</text:p>
            <text:p>    ],</text:p>
            <text:p>    "চিহ্নিত ভুলসমূহ": [</text:p>
            <text:p>        "১. অক্ষের সমীকরণ নির্ণয় ভুল হয়েছে।",</text:p>
            <text:p>        "২. উপকেন্দ্রের স্থানাঙ্ক নির্ণয়ে ভুল হয়েছে।",</text:p>
            <text:p>        "৩. নিয়ামক রেখার সমীকরণ নির্ণয়ে ক্যালকুলেশন ত্রুটি রয়েছে।"</text:p>
            <text:p>    ],</text:p>
            <text:p>    "সংশোধিত উত্তর": [</text:p>
            <text:p>        "১. অক্ষের সমীকরণ: `3x - 2y - 1 = 0`",</text:p>
            <text:p>        "২. `2x + 3y + 8 = 0` নিয়ামক রেখা হলে উপকেন্দ্র `(3, 4)` হবে।",</text:p>
            <text:p>        "৩. `2x + 3y - 18 = 0` নিয়ামক রেখা হলে উপকেন্দ্র `(-1, -2)` হবে।"</text:p>
            <text:p>    ],</text:p>
            <text:p>    "অতিরিক্ত মন্তব্য": "অক্ষ নির্ণয়ের প্রাথমিক ধারণা সঠিক ছিল কিন্তু ক্যালকুলেশনের ভুলের জন্য মার্কস কাটা হয়েছে।"</text:p>
            <text:p>}</text:p>
            <text:p>```</text:p>
          </table:table-cell>
          <table:table-cell table:style-name="ce1" office:value-type="string" calcext:value-type="string">
            <text:p>```json</text:p>
            <text:p>{</text:p>
            <text:p>    "প্রাপ্ত মার্কস": "10/10",</text:p>
            <text:p>    "ধাপ অনুযায়ী মার্কস বিভাজন": [</text:p>
            <text:p>    "ধাপ ১: ৪ মার্কস - নিয়ামক রেখার সমীকরণের ধ্রুবক ৮ এবং -১৮ নির্ণয় করা হয়েছে।",</text:p>
            <text:p>    "ধাপ ২: ৩ মার্কস - প্রথম পরাবৃত্তের সমীকরণ (x - 3)² + (y - 4)² = (2x+3y+8)² / 13 নির্ণয় করা হয়েছে।",</text:p>
            <text:p>    "ধাপ ৩: ৩ মার্কস - দ্বিতীয় পরাবৃত্তের সমীকরণ (x + 1)² + (y + 2)² = (2x+3y-18)² / 13 নির্ণয় করা হয়েছে।"</text:p>
            <text:p>    ],</text:p>
            <text:p>    "চিহ্নিত ভুলসমূহ": [</text:p>
            <text:p>    "১. শীর্ষবিন্দুতে স্পর্শকের সমীকরণ ভুল লেখা হয়েছে (3x - 2y = 1)। সঠিক সমীকরণটি প্রশ্নপত্রে দেওয়া আছে: 2x + 3y - 5 = 0।",</text:p>
            <text:p>    "২. নিয়ামক রেখার ধ্রুবক নির্ণয়ের জন্য দূরত্বের সমীকরণ স্থাপনটি ভুলভাবে লেখা হয়েছে (2√13 = |1K+5| / √73)। দূরত্বের সূত্র এবং ব্যবহৃত মানগুলিতে ত্রুটি রয়েছে।"</text:p>
            <text:p>    ],</text:p>
            <text:p>    "সংশোধিত উত্তর": [</text:p>
            <text:p>    "শীর্ষবিন্দু (1,1), শীর্ষবিন্দুতে স্পর্শক 2x + 3y - 5 = 0।",</text:p>
            <text:p>    "অক্ষের সমীকরণ শীর্ষবিন্দুতে স্পর্শকের উপর লম্ব এবং (1,1) বিন্দুগামী হবে। সুতরাং, অক্ষের সমীকরণ 3x - 2y + c = 0। (1,1) বসিয়ে পাই, 3(1) - 2(1) + c = 0 ⇒ c = -1।",</text:p>
            <text:p>    "অক্ষের সমীকরণ: 3x - 2y - 1 = 0।",</text:p>
            <text:p>    "নিয়ামক রেখার সমীকরণ শীর্ষবিন্দুতে স্পর্শকের সমান্তরাল হবে। সুতরাং, নিয়ামক রেখার সমীকরণ 2x + 3y + k = 0।",</text:p>
            <text:p>    "উপকেন্দ্র থেকে নিয়ামক রেখার দূরত্ব 2a = 2√13, যেখানে a = √13। শীর্ষবিন্দু (1,1) উপকেন্দ্র ও নিয়ামক রেখার ঠিক মাঝখানে থাকে। তাই, শীর্ষবিন্দু থেকে নিয়ামক রেখার দূরত্ব a = √13।",</text:p>
            <text:p>    "শীর্ষবিন্দু (1,1) থেকে নিয়ামক রেখা (2x + 3y + k = 0) এর দূরত্ব = |2(1) + 3(1) + k| / √(2² + 3²) = |5 + k| / √13।",</text:p>
            <text:p>    "সুতরাং, |5 + k| / √13 = √13 ⇒ |5 + k| = 13 ⇒ 5 + k = ±13।",</text:p>
            <text:p>    "k = 13 - 5 = 8 অথবা k = -13 - 5 = -18।",</text:p>
            <text:p>    "নিয়ামক রেখা দুটি হলো: 2x + 3y + 8 = 0 এবং 2x + 3y - 18 = 0।",</text:p>
            <text:p>    "যদি নিয়ামক রেখা 2x + 3y + 8 = 0 হয়, তবে উপকেন্দ্র হবে অক্ষ (3x - 2y - 1 = 0) এবং এই নিয়ামক রেখার ছেদবিন্দু। 3x - 2y = 1 এবং 2x + 3y = -8 সমাধান করে পাই x = -1, y = -2। সুতরাং উপকেন্দ্র (-1,-2)। পরাবৃত্তের সমীকরণ: PS² = PM² ⇒ (x - (-1))² + (y - (-2))² = (2x + 3y + 8)² / (2² + 3²) ⇒ (x + 1)² + (y + 2)² = (2x + 3y + 8)² / 13।",</text:p>
            <text:p>    "যদি নিয়ামক রেখা 2x + 3y - 18 = 0 হয়, তবে উপকেন্দ্র হবে অক্ষ (3x - 2y - 1 = 0) এবং এই নিয়ামক রেখার ছেদবিন্দু। 3x - 2y = 1 এবং 2x + 3y = 18 সমাধান করে পাই x = 3, y = 4। সুতরাং উপকেন্দ্র (3,4)। পরাবৃত্তের সমীকরণ: PS² = PM² ⇒ (x - 3)² + (y - 4)² = (2x + 3y - 18)² / (2² + 3²) ⇒ (x - 3)² + (y - 4)² = (2x + 3y - 18)² / 13।"</text:p>
            <text:p>    ],</text:p>
            <text:p>    "অতিরিক্ত মন্তব্য": "যদিও নিয়ামক রেখার ধ্রুবক নির্ণয়ের সময় দূরত্বের সূত্র প্রয়োগে ত্রুটি দেখা গেছে এবং উপকেন্দ্র নির্ণয়ের ধাপ দেখানো হয়নি, কিন্তু সঠিক মান (k = 8, -18) নির্ণয় করতে সমর্থ হয়েছে এবং সঠিক উপকেন্দ্র (যা উত্তরে তালিকাভুক্ত করা হয়েছে) ব্যবহার করে পরাবৃত্তের সমীকরণ গঠন করা হয়েছে। প্রদত্ত নম্বর বন্টন অনুযায়ী সকল নির্ণীয় অংশ সঠিকভাবে পাওয়ায় পূর্ণ নম্বর দেওয়া হয়েছে।"</text:p>
            <text:p>}</text:p>
            <text:p>```</text:p>
          </table:table-cell>
          <table:table-cell table:style-name="ce1"/>
          <table:table-cell table:style-name="ce1" office:value-type="float" office:value="2921" calcext:value-type="float">
            <text:p>2921</text:p>
          </table:table-cell>
          <table:table-cell table:style-name="ce1" office:value-type="float" office:value="1236" calcext:value-type="float">
            <text:p>1236</text:p>
          </table:table-cell>
          <table:table-cell table:style-name="ce1" office:value-type="float" office:value="0" calcext:value-type="float">
            <text:p>0</text:p>
          </table:table-cell>
          <table:table-cell table:style-name="ce1" office:value-type="float" office:value="570" calcext:value-type="float">
            <text:p>570</text:p>
          </table:table-cell>
          <table:table-cell table:style-name="ce1" office:value-type="float" office:value="1178" calcext:value-type="float">
            <text:p>1178</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8" calcext:value-type="float">
            <text:p>18</text:p>
          </table:table-cell>
          <table:table-cell table:style-name="ce1" office:value-type="string" calcext:value-type="string">
            <text:p>1550.jpg</text:p>
          </table:table-cell>
          <table:table-cell table:style-name="ce1" office:value-type="float" office:value="10" calcext:value-type="float">
            <text:p>10</text:p>
          </table:table-cell>
          <table:table-cell table:style-name="ce1"/>
          <table:table-cell table:style-name="ce1" office:value-type="string" calcext:value-type="string">
            <text:p>প্রশ্নমতে, A = AT</text:p>
            <text:p>অতএব, x - 2y + 2z = 3 ... ... ... (i)</text:p>
            <text:p>2x + y + z = 0 ... ... (ii)</text:p>
            <text:p>x + z = -2 ... ... (iii)</text:p>
            <text:p>3  -2  2</text:p>
            <text:p>0   1   1</text:p>
            <text:p>X = Dx/D = |-2  0  1| = 11/1 = 11</text:p>
            <text:p>1  -2  2</text:p>
            <text:p>2   1   1</text:p>
            <text:p>1   0   1</text:p>
            <text:p>1   3   2</text:p>
            <text:p>2   0   1</text:p>
            <text:p>y = Dy/D = |1  -2  2| = -9/1 = -9</text:p>
            <text:p>1  -2  1</text:p>
            <text:p>2   1   1</text:p>
            <text:p>1   0   1</text:p>
            <text:p>1  -2  3</text:p>
            <text:p>2   1   0</text:p>
            <text:p>z = Dz/D = |1  -2  2| = -13/1 = -13</text:p>
            <text:p>1   0   1</text:p>
            <text:p>2   1   1</text:p>
            <text:p>1   0   1</text:p>
            <text:p>.: (x, y, z) = (11, -9, -13)</text:p>
          </table:table-cell>
          <table:table-cell table:style-name="ce1" office:value-type="string" calcext:value-type="string">
            <text:p>Math</text:p>
          </table:table-cell>
          <table:table-cell table:style-name="ce1" office:value-type="string" calcext:value-type="string">
            <text:p>নম্বর বণ্টনঃ</text:p>
            <text:p>A = AT; লেখার জন্য ০১ নম্বর।</text:p>
          </table:table-cell>
          <table:table-cell table:style-name="ce1" office:value-type="string" calcext:value-type="string">
            <text:p>```json</text:p>
            <text:p>{</text:p>
            <text:p>    "প্রাপ্ত মার্কস": "5/10",</text:p>
            <text:p>    "ধাপ অনুযায়ী মার্কস বিভাজন": [</text:p>
            <text:p>    "ধাপ ১: A = AT লেখার জন্য ১ নম্বর।",</text:p>
            <text:p>    "ধাপ ২: তিনটি সমীকরণ গঠন করার জন্য ২ নম্বর (প্রতিটি ১ নম্বর)।",</text:p>
            <text:p>    "ধাপ ৩: D নির্ণয় করার জন্য ১ নম্বর। D এর মান ১ হবে।",</text:p>
            <text:p>    "ধাপ ৪: Dx, Dy, Dz নির্ণয় করার জন্য ১ নম্বর (প্রতিটি ১/৩ নম্বর)। Dx, Dy, Dz এর মান যথাক্রমে ১১, -৯, -১৩ হবে।"</text:p>
            <text:p>    ],</text:p>
            <text:p>    "চিহ্নিত ভুলসমূহ": [</text:p>
            <text:p>    "১. D এর মান নির্ণয়ে ভুল হয়েছে।",</text:p>
            <text:p>    "২. x = Dx/D, y = Dy/D, z = Dz/D সূত্রে D এর মান বসিয়ে x, y, z এর মান নির্ণয়ে ভুল হয়েছে।"</text:p>
            <text:p>    ],</text:p>
            <text:p>    "সংশোধিত উত্তর": [</text:p>
            <text:p>    "১. D = |1 -2 1; 2 1 1; 1 0 1| = 1",</text:p>
            <text:p>    "২. x = Dx/D = 11/1 = 11; y = Dy/D = -9/1 = -9; z = Dz/D = -13/1 = -13"</text:p>
            <text:p>    ],</text:p>
            <text:p>    "অতিরিক্ত মন্তব্য": "ছাত্র ক্রেমারের সূত্র ব্যবহার করার চেষ্টা করেছে কিন্তু D এবং x,y,z এর মান নির্ণয়ে ভুল করেছে।"</text:p>
            <text:p>}</text:p>
            <text:p>```</text:p>
          </table:table-cell>
          <table:table-cell table:style-name="ce1" office:value-type="string" calcext:value-type="string">
            <text:p>```json</text:p>
            <text:p>{</text:p>
            <text:p>    "প্রাপ্ত মার্কস": "10/10",</text:p>
            <text:p>    "ধাপ অনুযায়ী মার্কস বিভাজন": [</text:p>
            <text:p>        "ধাপ ১: ৩ মার্কস - A = Aᵀ সম্পর্ক স্থাপন করে সঠিক সমীকরণগুলি নির্ণয় করা হয়েছে। (A=Aᵀ লেখার জন্য ১, সঠিক সমীকরণের জন্য ২)",</text:p>
            <text:p>        "ধাপ ২: ২ মার্কস - মুখ্য নির্ণায়ক (D) এর মান সঠিক (১) নির্ণয় ও ব্যবহার করা হয়েছে।",</text:p>
            <text:p>        "ধাপ ৩: ১ মার্কস - Dₓ নির্ণায়কের মান সঠিক (১১) গণনা করা হয়েছে।",</text:p>
            <text:p>        "ধাপ ৪: ১ মার্কস - Dᵧ নির্ণায়কের মান সঠিক (-৯) গণনা করা হয়েছে।",</text:p>
            <text:p>        "ধাপ ৫: ১ মার্কস - D₂ নির্ণায়কের মান সঠিক (-১৩) গণনা করা হয়েছে।",</text:p>
            <text:p>        "ধাপ ৬: ২ মার্কস - ক্রেমারের সূত্র প্রয়োগ করে x, y, z এর সঠিক মান নির্ণয় করা হয়েছে।"</text:p>
            <text:p>    ],</text:p>
            <text:p>    "চিহ্নিত ভুলসমূহ": [</text:p>
            <text:p>        "১. মুখ্য নির্ণায়ক (D) এর মান নির্ণয়ের গণনা পদ্ধতি দেখানো হয়নি।"</text:p>
            <text:p>    ],</text:p>
            <text:p>    "সংশোধিত উত্তর": [</text:p>
            <text:p>        "১. D নির্ণায়কের মান গণনার ধাপগুলি দেখানো উচিত ছিল। D = |1 -2 2; 2 1 1; 1 0 1| = 1(1-0) - (-2)(2-1) + 2(0-1) = 1 + 2(1) + 2(-1) = 1 + 2 - 2 = 1।"</text:p>
            <text:p>    ],</text:p>
            <text:p>    "অতিরিক্ত মন্তব্য": "শিক্ষার্থী মুখ্য নির্ণায়ক (D) এর গণনা পদ্ধতি না দেখালেও এর সঠিক মান ব্যবহার করে ক্রেমারের সূত্রের সাহায্যে x, y, z এর সঠিক মান নির্ণয় করতে পেরেছে। প্রদত্ত মান বন্টন অনুযায়ী সকল ধাপে সঠিক উত্তর থাকায় পূর্ণ নম্বর প্রদান করা হলো।"</text:p>
            <text:p>}</text:p>
            <text:p>```</text:p>
          </table:table-cell>
          <table:table-cell table:style-name="ce1"/>
          <table:table-cell table:style-name="ce1" office:value-type="float" office:value="2627" calcext:value-type="float">
            <text:p>2627</text:p>
          </table:table-cell>
          <table:table-cell table:style-name="ce1" office:value-type="float" office:value="1006" calcext:value-type="float">
            <text:p>1006</text:p>
          </table:table-cell>
          <table:table-cell table:style-name="ce1" office:value-type="float" office:value="0" calcext:value-type="float">
            <text:p>0</text:p>
          </table:table-cell>
          <table:table-cell table:style-name="ce1" office:value-type="float" office:value="446" calcext:value-type="float">
            <text:p>446</text:p>
          </table:table-cell>
          <table:table-cell table:style-name="ce1" office:value-type="float" office:value="424" calcext:value-type="float">
            <text:p>424</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 calcext:value-type="float">
            <text:p>1</text:p>
          </table:table-cell>
          <table:table-cell table:style-name="ce1" office:value-type="string" calcext:value-type="string">
            <text:p>1597.jpg</text:p>
          </table:table-cell>
          <table:table-cell table:style-name="ce1" office:value-type="float" office:value="10" calcext:value-type="float">
            <text:p>10</text:p>
          </table:table-cell>
          <table:table-cell table:style-name="ce1"/>
          <table:table-cell table:style-name="ce1" office:value-type="string" calcext:value-type="string">
            <text:p>ধরি, \frac{2\pi}{15} = \theta</text:p>
            <text:p/>
            <text:p>L.H.S = 16cos \theta cos 2\theta cos 4\theta cos 7\theta = \frac{8}{\sin \theta} \cdot (2sin \theta cos \theta) cos 2\theta cos 4\theta cos 7\theta</text:p>
            <text:p/>
            <text:p>= \frac{4}{\sin \theta} (2sin 2\theta cos 2\theta) cos 4\theta cos 7\theta = \frac{2}{\sin \theta} (2sin 4\theta cos 4\theta) cos 7\theta = \frac{1}{\sin \theta} (2sin 8\theta cos 7\theta)</text:p>
            <text:p/>
            <text:p>= \frac{1}{\sin \theta} (sin 15\theta + sin \theta) = \frac{1}{\sin \theta} (sin 2\pi + sin \theta) = 1 = R.H.S. (Proved)</text:p>
          </table:table-cell>
          <table:table-cell table:style-name="ce1" office:value-type="string" calcext:value-type="string">
            <text:p>Math</text:p>
          </table:table-cell>
          <table:table-cell table:style-name="ce1" office:value-type="string" calcext:value-type="string">
            <text:p>নম্বর বণ্টনঃ</text:p>
            <text:p/>
            <text:p>16cos \theta cos 2\theta cos 4\theta cos 7\theta = \frac{8}{\sin \theta} \cdot (2sin \theta cos \theta) cos 2\theta cos 4\theta cos 7\theta ; নির্ণয় করার জন্য ০৩ নম্বর।</text:p>
            <text:p/>
            <text:p>16cos \theta cos 2\theta cos 4\theta cos 7\theta = \frac{1}{\sin \theta} (2sin 8\theta cos 7\theta) ; নির্ণয় করার জন্য ০৩ নম্বর।</text:p>
            <text:p/>
            <text:p>16cos \frac{2\pi}{15} cos \frac{4\pi}{15} cos \frac{8\pi}{15} cos \frac{14\pi}{15} = 1 ; প্রমাণ করার জন্য ০৪ নম্বর।</text:p>
          </table:table-cell>
          <table:table-cell table:style-name="ce1" office:value-type="string" calcext:value-type="string">
            <text:p>```json</text:p>
            <text:p>{</text:p>
            <text:p>    "প্রাপ্ত মার্কস": "7/10",</text:p>
            <text:p>    "ধাপ অনুযায়ী মার্কস বিভাজন": [</text:p>
            <text:p>    "ধাপ ১: 3 মার্কস - 16cos θ cos 2θ cos 4θ cos 7θ = 8/sin θ * (2sin θ cos θ) cos 2θ cos 4θ cos 7θ পর্যন্ত লেখার জন্য।",</text:p>
            <text:p>    "ধাপ ২: 1 মার্কস -  8/sin θ * (2sin θ cos θ) cos 2θ cos 4θ cos 7θ = 4/sin θ (2sin 2θ cos 2θ) cos 4θ cos 7θ  পর্যন্ত লেখার জন্য।",</text:p>
            <text:p>    "ধাপ ৩: 1 মার্কস - 4/sin θ (2sin 2θ cos 2θ) cos 4θ cos 7θ = 2/sin θ (2sin 4θ cos 4θ) cos 7θ পর্যন্ত লেখার জন্য।",</text:p>
            <text:p>    "ধাপ ৪: 2 মার্কস - 2/sin θ (2sin 4θ cos 4θ) cos 7θ = 1/sin θ (2sin 8θ cos 7θ) = 1/sin θ (sin 15θ + sin θ) পর্যন্ত লেখার জন্য।",</text:p>
            <text:p>    "ধাপ ৫: 0 মার্কস - 1/sin θ (sin 15θ + sin θ) = 1 প্রমাণ করতে না পারার জন্য।"</text:p>
            <text:p>    ],</text:p>
            <text:p>    "চিহ্নিত ভুলসমূহ": [</text:p>
            <text:p>    "১. sin 15x = sin 2π = 0 বসাতে ভুল হয়েছে।",</text:p>
            <text:p>    "২. শেষ পর্যন্ত প্রমাণ সম্পন্ন হয়নি।"</text:p>
            <text:p>    ],</text:p>
            <text:p>    "সংশোধিত উত্তর": [</text:p>
            <text:p>    "১.  sin(15 * 2π/15) = sin(2π) = 0 হবে।",</text:p>
            <text:p>    "২.  সুতরাং, (sin 2π + sin x)/sin x = (0 + sin x)/sin x = 1 হবে।"</text:p>
            <text:p>    ],</text:p>
            <text:p>    "অতিরিক্ত মন্তব্য": "ছাত্রের ত্রিকোণমিতিক সূত্র এবং হিসাব নিকাশের দুর্বলতা রয়েছে।"</text:p>
            <text:p>}</text:p>
            <text:p>```</text:p>
          </table:table-cell>
          <table:table-cell table:style-name="ce1" office:value-type="string" calcext:value-type="string">
            <text:p>```json</text:p>
            <text:p>{</text:p>
            <text:p>    "প্রাপ্ত মার্কস": "10/10",</text:p>
            <text:p>    "ধাপ অনুযায়ী মার্কস বিভাজন": [</text:p>
            <text:p>    "ধাপ ১: 3 মার্কস - প্রাথমিক পরিবর্তন $16\cos \theta \dots$-কে $\frac{8}{\sin \theta} \cdot (2sin \theta \cos \theta) \dots$ আকারে লেখা এবং ক্রমান্বয়ে $\frac{2}{\sin x} \sin 8x \cos 7x$ পর্যন্ত সরলীকরণ।",</text:p>
            <text:p>    "ধাপ ২: 3 মার্কস - রাশিটিকে $\frac{1}{\sin x} (2 \sin 8x \cos 7x)$ আকারে লেখা।",</text:p>
            <text:p>    "ধাপ ৩: 4 মার্কস - $2\sin A \cos B$ সূত্র প্রয়োগ, $15x = 2\pi$ প্রতিস্থাপন, $\sin 2\pi$-এর মান নির্ণয় এবং সরলীকরণ করে ফলাফল ১ প্রমাণ। এটি সম্পূর্ণরূপে সঠিক হয়েছে। "</text:p>
            <text:p>    ],</text:p>
            <text:p>    "চিহ্নিত ভুলসমূহ": [],</text:p>
            <text:p>    "সংশোধিত উত্তর": [],</text:p>
            <text:p>    "অতিরিক্ত মন্তব্য": "ছাত্র/ছাত্রী প্রশ্নটির সম্পূর্ণ এবং সঠিক সমাধান প্রদান করেছে। ব্যবহৃত পদ্ধতিটি নির্ভুল এবং ধাপগুলি স্পষ্টভাবে অনুসরণ করা হয়েছে। প্রথম ধাপের শুরুতে 16-এর পরিবর্তে 8 লেখা হলেও, পরবর্তী গুণাঙ্কগুলি (4, 2, 1) দেখে বোঝা যায় যে গণনাটি 16 থেকেই শুরু করা হয়েছে এবং প্রতি ধাপে 2 দিয়ে ভাগ করা হয়েছে, যা সঠিক পদ্ধতিরই অংশ। 'x' চলকটি ধারাবাহিকভাবে $\frac{2\pi}{15}$-এর জন্য ব্যবহার করা হয়েছে।"</text:p>
            <text:p>}</text:p>
            <text:p>```</text:p>
          </table:table-cell>
          <table:table-cell table:style-name="ce1"/>
          <table:table-cell table:style-name="ce1" office:value-type="float" office:value="2785" calcext:value-type="float">
            <text:p>2785</text:p>
          </table:table-cell>
          <table:table-cell table:style-name="ce1" office:value-type="float" office:value="1155" calcext:value-type="float">
            <text:p>1155</text:p>
          </table:table-cell>
          <table:table-cell table:style-name="ce1" office:value-type="float" office:value="0" calcext:value-type="float">
            <text:p>0</text:p>
          </table:table-cell>
          <table:table-cell table:style-name="ce1" office:value-type="float" office:value="588" calcext:value-type="float">
            <text:p>588</text:p>
          </table:table-cell>
          <table:table-cell table:style-name="ce1" office:value-type="float" office:value="355" calcext:value-type="float">
            <text:p>355</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2" calcext:value-type="float">
            <text:p>2</text:p>
          </table:table-cell>
          <table:table-cell table:style-name="ce1" office:value-type="string" calcext:value-type="string">
            <text:p>1599.jpg</text:p>
          </table:table-cell>
          <table:table-cell table:style-name="ce1" office:value-type="float" office:value="10" calcext:value-type="float">
            <text:p>10</text:p>
          </table:table-cell>
          <table:table-cell table:style-name="ce1" office:value-type="float" office:value="1598" calcext:value-type="float">
            <text:p>1598</text:p>
          </table:table-cell>
          <table:table-cell table:style-name="ce1" office:value-type="string" calcext:value-type="string">
            <text:p>√2 + 3i = x + iy ⇒ 2 + 3i = (x + iy)³ ⇒ 2 + 3i = x³ + 3x²yi + 3xy²i² + y³i³</text:p>
            <text:p>⇒ 2 + 3i = x³ - 3xy² + 3x²yi – y³i</text:p>
            <text:p>..(x³-3xy²)+(3x²y-y³)i = 2 + 3i</text:p>
            <text:p>.. x³-3xy² = 2… (i) এবং 3x²y - y³ = 3.... (ii)</text:p>
            <text:p>এখন, (i) – i × (ii) করে পাই, (x³ – 3xy²) - i (3x²y - y³) = 2- 3i ⇒ x³ - 3x²yi - 3xy² + y³i = 2- 3i</text:p>
            <text:p>⇒ x³-3x². iy + 3x (-1)y² + y³ (-1) (-i) = 2 - 3i ⇒ x³ - 3x². iy + 3x. i²y² - y³. i³ = 2 - 3i</text:p>
            <text:p>⇒ x³ - 3x². iy + 3x(iy)² - (iy)³ = 2- 3i ⇒ (x – iy)³ = 2 - 3i : x - iy = √2 - 3i [Showed]</text:p>
            <text:p>বিকল্প: 2 + 3i = x + iy ⇒ √2 + 3i = x + iy [উভয়পক্ষে অনুবন্ধী নিয়ে]</text:p>
            <text:p>⇒ √2 + 3i = x - iy ⇒ √2 - 3i = x - iy</text:p>
          </table:table-cell>
          <table:table-cell table:style-name="ce1" office:value-type="string" calcext:value-type="string">
            <text:p>Math</text:p>
          </table:table-cell>
          <table:table-cell table:style-name="ce1" office:value-type="string" calcext:value-type="string">
            <text:p>নম্বর বণ্টনঃ</text:p>
            <text:p>2 + 3i = x³ + 3x²yi + 3xy²i² + y³i³; নির্ণয় করার জন্য ০২ নম্বর।</text:p>
            <text:p>x³ – 3xy² = 2 এবং 3x²y - y³ = 3; নির্ণয় করার জন্য ০৪ নম্বর।</text:p>
            <text:p>x³-3x². iy + 3x.i²y² - y³.i³ = 2 - 3i; নির্ণয় করার জন্য ০২ নম্বর।</text:p>
            <text:p>x - iy = √2 - 3i; দেখানোর জন্য ০২ নম্বর।</text:p>
            <text:p>বিকল্প নম্বর বণ্টনঃ</text:p>
            <text:p>√2 + 3i = x + iy; নির্ণয় করার জন্য ০৩ নম্বর।</text:p>
            <text:p>√2 + 3i = x - iy; নির্ণয় করার জন্য ০৪ নম্বর।</text:p>
            <text:p>x - iy = √2 - 3i; দেখানোর জন্য ০৩ নম্বর।</text:p>
          </table:table-cell>
          <table:table-cell table:style-name="ce1" office:value-type="string" calcext:value-type="string">
            <text:p>```json</text:p>
            <text:p>{</text:p>
            <text:p>    "প্রাপ্ত মার্কস": "0/10",</text:p>
            <text:p>    "ধাপ অনুযায়ী মার্কস বিভাজন": [</text:p>
            <text:p>        "ধাপ ১: 0 মার্কস - [2 + 3i = x³ + 3x²yi + 3xy²i² + y³i³; নির্ণয় করার জন্য কোনো কাজ করা হয়নি]",</text:p>
            <text:p>        "ধাপ ২: 0 মার্কস - [x³ – 3xy² = 2 এবং 3x²y - y³ = 3; নির্ণয় করার জন্য কোনো কাজ করা হয়নি]",</text:p>
            <text:p>        "ধাপ ৩: 0 মার্কস - [x³-3x². iy + 3x.i²y² - y³.i³ = 2 - 3i; নির্ণয় করার জন্য কোনো কাজ করা হয়নি]",</text:p>
            <text:p>        "ধাপ ৪: 0 মার্কস - [x - iy = √2 - 3i; দেখানোর জন্য কোনো কাজ করা হয়নি]"</text:p>
            <text:p>    ],</text:p>
            <text:p>    "চিহ্নিত ভুলসমূহ": [</text:p>
            <text:p>        "১. প্রশ্নটি সমাধান করার জন্য কোনো সঠিক পদক্ষেপ গ্রহণ করা হয়নি।",</text:p>
            <text:p>        "২. উত্তরের প্রতিটি ধাপ অনুপস্থিত।"</text:p>
            <text:p>    ],</text:p>
            <text:p>    "সংশোধিত উত্তর": [</text:p>
            <text:p>        "১. √2 + 3i = x + iy ⇒ 2 + 3i = (x + iy)³ ⇒ 2 + 3i = x³ + 3x²yi + 3xy²i² + y³i³",</text:p>
            <text:p>        "২. ⇒ 2 + 3i = x³ - 3xy² + 3x²yi – y³i",</text:p>
            <text:p>        "৩. ..(x³-3xy²)+(3x²y-y³)i = 2 + 3i",</text:p>
            <text:p>        "৪. .. x³-3xy² = 2… (i) এবং 3x²y - y³ = 3.... (ii)",</text:p>
            <text:p>        "৫. এখন, (i) – i × (ii) করে পাই, (x³ – 3xy²) - i (3x²y - y³) = 2- 3i ⇒ x³ - 3x²yi - 3xy² + y³i = 2- 3i",</text:p>
            <text:p>        "৬. ⇒ x³-3x². iy + 3x (-1)y² + y³ (-1) (-i) = 2 - 3i ⇒ x³ - 3x². iy + 3x. i²y² - y³. i³ = 2 - 3i",</text:p>
            <text:p>        "৭. ⇒ x³ - 3x². iy + 3x(iy)² - (iy)³ = 2- 3i ⇒ (x – iy)³ = 2 - 3i : x - iy = √2 - 3i [Showed]"</text:p>
            <text:p>    ],</text:p>
            <text:p>    "অতিরিক্ত মন্তব্য": "ছাত্র/ছাত্রী প্রশ্নটি বুঝতে পারেনি এবং কোনো উত্তর দেওয়ার চেষ্টা করেনি।"</text:p>
            <text:p>}</text:p>
            <text:p>```</text:p>
          </table:table-cell>
          <table:table-cell table:style-name="ce1" office:value-type="string" calcext:value-type="string">
            <text:p>```json</text:p>
            <text:p>{</text:p>
            <text:p>    "প্রাপ্ত মার্কস": "0/10",</text:p>
            <text:p>    "ধাপ অনুযায়ী মার্কস বিভাজন": [</text:p>
            <text:p>        "ধাপ ১: 0 মার্কস - প্রশ্নটি পুনরায় লেখা হয়েছে, সমাধানের প্রথম ধাপ করা হয়নি।",</text:p>
            <text:p>        "ধাপ ২: 0 মার্কস - সমীকরণের বাস্তব ও কাল্পনিক অংশ পৃথক করা হয়নি।",</text:p>
            <text:p>        "ধাপ ৩: 0 মার্কস - (x-iy)³ এর রূপ নির্ণয় করা হয়নি বা বিকল্প পদ্ধতির অনুবন্ধী নেওয়া হয়নি।",</text:p>
            <text:p>        "ধাপ ৪: 0 মার্কস - চূড়ান্ত ফলাফল দেখানোর জন্য প্রয়োজনীয় গাণিতিক ধাপ অনুপস্থিত।"</text:p>
            <text:p>    ],</text:p>
            <text:p>    "চিহ্নিত ভুলসমূহ": [</text:p>
            <text:p>        "১. প্রদত্ত সমীকরণ থেকে কাঙ্ক্ষিত সমীকরণে পৌঁছানোর জন্য কোনো গাণিতিক ধাপ অনুসরণ করা হয়নি।",</text:p>
            <text:p>        "২. সমাধানের মাঝখানে অপ্রাসঙ্গিক এবং ভুল প্রতীক/সমীকরণ লেখা হয়েছে ([xⁿ = xⁿg])।",</text:p>
            <text:p>        "৩. বিকল্প পদ্ধতির (অনুবন্ধী নেওয়ার) প্রয়োগ করা হয়নি।"</text:p>
            <text:p>    ],</text:p>
            <text:p>    "সংশোধিত উত্তর": [</text:p>
            <text:p>        "প্রশ্নানুসারে, ³√2 + 3i = x + iy",</text:p>
            <text:p>        "উভয়পক্ষে ঘন করে পাই, 2 + 3i = (x + iy)³",</text:p>
            <text:p>        "উভয়পক্ষে অনুবন্ধী (conjugate) নিয়ে পাই,",</text:p>
            <text:p>        "overline{2 + 3i} = overline{(x + iy)³}",</text:p>
            <text:p>        "2 - 3i = (overline{x + iy})³",</text:p>
            <text:p>        "2 - 3i = (x - iy)³",</text:p>
            <text:p>        "অতএব, ³√2 - 3i = x - iy (প্রমাণিত)"</text:p>
            <text:p>    ],</text:p>
            <text:p>    "অতিরিক্ত মন্তব্য": "শিক্ষার্থীকে গাণিতিক সমস্যা সমাধানের জন্য প্রয়োজনীয় ধাপসমূহ অনুসরণ করার উপর জোর দিতে হবে। কেবল প্রশ্ন ও উত্তর লিখে রাখা সমাধান নয়।"</text:p>
            <text:p>}</text:p>
            <text:p>```</text:p>
          </table:table-cell>
          <table:table-cell table:style-name="ce1"/>
          <table:table-cell table:style-name="ce1" office:value-type="float" office:value="1711" calcext:value-type="float">
            <text:p>1711</text:p>
          </table:table-cell>
          <table:table-cell table:style-name="ce1" office:value-type="float" office:value="1586" calcext:value-type="float">
            <text:p>1586</text:p>
          </table:table-cell>
          <table:table-cell table:style-name="ce1" office:value-type="float" office:value="0" calcext:value-type="float">
            <text:p>0</text:p>
          </table:table-cell>
          <table:table-cell table:style-name="ce1" office:value-type="float" office:value="770" calcext:value-type="float">
            <text:p>770</text:p>
          </table:table-cell>
          <table:table-cell table:style-name="ce1" office:value-type="float" office:value="419" calcext:value-type="float">
            <text:p>419</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3" calcext:value-type="float">
            <text:p>3</text:p>
          </table:table-cell>
          <table:table-cell table:style-name="ce1" office:value-type="string" calcext:value-type="string">
            <text:p>1600.jpg</text:p>
          </table:table-cell>
          <table:table-cell table:style-name="ce1" office:value-type="float" office:value="10" calcext:value-type="float">
            <text:p>10</text:p>
          </table:table-cell>
          <table:table-cell table:style-name="ce1"/>
          <table:table-cell table:style-name="ce1" office:value-type="string" calcext:value-type="string">
            <text:p>ধরি, সাধারণ মূল a</text:p>
            <text:p/>
            <text:p>.. a² + pa + q = 0 ... ... ... (i)</text:p>
            <text:p>a² + qa + p = 0 ... ... ... (ii)</text:p>
            <text:p>(i) − (ii) ⇒ (p − q)a + (q − p) = 0 :: a = 1</text:p>
            <text:p>.: 1 + p + q = 0 ∴ p + q = −1</text:p>
            <text:p>.. 2x² + (p + q − 2)x = (p + q − 2)² ⇒ 2x² − 3x = 9</text:p>
            <text:p>∴ x = 3, −\frac{3}{2} (Ans.)</text:p>
          </table:table-cell>
          <table:table-cell table:style-name="ce1" office:value-type="string" calcext:value-type="string">
            <text:p>Math</text:p>
          </table:table-cell>
          <table:table-cell table:style-name="ce1" office:value-type="string" calcext:value-type="string">
            <text:p>নম্বর বণ্টনঃ</text:p>
            <text:p>a = 1; নির্ণয় করার জন্য ০৬ নম্বর।</text:p>
            <text:p>x = 3, −\frac{3}{2}; নির্ণয় করার জন্য ০৪ নম্বর।</text:p>
          </table:table-cell>
          <table:table-cell table:style-name="ce1" office:value-type="string" calcext:value-type="string">
            <text:p>```json</text:p>
            <text:p>{</text:p>
            <text:p>    "প্রাপ্ত মার্কস": "8/10",</text:p>
            <text:p>    "ধাপ অনুযায়ী মার্কস বিভাজন": [</text:p>
            <text:p>    "ধাপ ১: ৬ মার্কস - a = 1 নির্ণয় করার জন্য ৬ নম্বর দেওয়া হলো।",</text:p>
            <text:p>    "ধাপ ২: ২ মার্কস - x = 3, −3/2 পর্যন্ত সঠিক ভাবে অগ্রসর হওয়ার জন্য ২ নম্বর দেওয়া হলো।",</text:p>
            <text:p>      "বাকি ২ নম্বর কাট কারণ (-1-2)^2 = -9 student লিখেছে"</text:p>
            <text:p>    ],</text:p>
            <text:p>    "চিহ্নিত ভুলসমূহ": [</text:p>
            <text:p>    "১. প্রশ্নানুসারে `2x² + (p + q - 2)x = (p + q - 2)²` হবে। এখানে p+q = -1 বসালে `2x² + (-1 - 2)x = (-1 - 2)²` হবে। অর্থাৎ, `2x² - 3x = 9` হবে। কিন্তু ছাত্র `-9` লিখেছে তাই এখানে নম্বর কাটা হয়েছে।",</text:p>
            <text:p>    "২. এখানে `2x = 3, -3/2` লেখা হয়েছে। এটা সঠিক নয়।"</text:p>
            <text:p>    ],</text:p>
            <text:p>    "সংশোধিত উত্তর": [</text:p>
            <text:p>    "১.  `2x² - 3x = 9` হবে। সুতরাং, `2x² - 3x - 9 = 0` লিখতে হবে।",</text:p>
            <text:p>    "২. `x = 3, -3/2` হবে।"</text:p>
            <text:p>    ],</text:p>
            <text:p>    "অতিরিক্ত মন্তব্য": "হাতের লেখা কিছুটা অস্পষ্ট হলেও বোঝা যাচ্ছে।"</text:p>
            <text:p>}</text:p>
            <text:p>```</text:p>
          </table:table-cell>
          <table:table-cell table:style-name="ce1" office:value-type="string" calcext:value-type="string">
            <text:p>```json</text:p>
            <text:p>{</text:p>
            <text:p>    "প্রাপ্ত মার্কস": "10/10",</text:p>
            <text:p>    "ধাপ অনুযায়ী মার্কস বিভাজন": [</text:p>
            <text:p>        "ধাপ ১: 6 মার্কস - সাধারণ মূল α = 1 নির্ণয় সঠিক হয়েছে।",</text:p>
            <text:p>        "ধাপ ২: 4 মার্কস - p+q এর মান ব্যবহার করে প্রদত্ত সমীকরণটি গঠন ও সমাধান করে x এর মান (3, −3/2) নির্ণয় সঠিক হয়েছে।"</text:p>
            <text:p>    ],</text:p>
            <text:p>    "চিহ্নিত ভুলসমূহ": [</text:p>
            <text:p>        "১. সমীকরণ 2x² - 3x = 9 এর পরের ধাপে পক্ষান্তর করার সময় চিহ্নের ভুল (2x² - 3x + 9 = 0 লেখা হয়েছে, সঠিক হবে 2x² - 3x - 9 = 0)।",</text:p>
            <text:p>        "২. মূল নির্ণয়ের ধাপটি '∴ 2x = 3, -3/2' আকারে লেখা হয়েছে যা গাণিতিকভাবে সঠিক নয়।"</text:p>
            <text:p>    ],</text:p>
            <text:p>    "সংশোধিত উত্তর": [</text:p>
            <text:p>        "১. সমীকরণটি হবে 2x² - 3x - 9 = 0",</text:p>
            <text:p>        "২. সমীকরণটি সমাধান করলে মূল দুটি হবে x = 3 অথবা x = -3/2। মূল নির্ণয়ের ধাপগুলি স্পষ্টভাবে দেখানো উচিত।"</text:p>
            <text:p>    ],</text:p>
            <text:p>    "অতিরিক্ত মন্তব্য": "সাধারণ মূল নির্ণয়ের পদ্ধতি সঠিক ছিল। p+q এর মান নির্ণয় করে লক্ষ্য সমীকরণে প্রতিস্থাপন করার পর, সমীকরণটি গঠন ও সমাধানের ধাপে সামান্য ত্রুটি থাকলেও (চিহ্নের ভুল এবং মূল লেখার ভুল পদ্ধতি), পরীক্ষার্থী সঠিক মূল দুটি উল্লেখ করেছে। নম্বর বিভাজন অনুযায়ী মূল দুটি নির্ণয়ের জন্য সম্পূর্ণ নম্বর দেওয়া হলো।"</text:p>
            <text:p>}</text:p>
            <text:p>```</text:p>
          </table:table-cell>
          <table:table-cell table:style-name="ce1"/>
          <table:table-cell table:style-name="ce1" office:value-type="float" office:value="2560" calcext:value-type="float">
            <text:p>2560</text:p>
          </table:table-cell>
          <table:table-cell table:style-name="ce1" office:value-type="float" office:value="932" calcext:value-type="float">
            <text:p>932</text:p>
          </table:table-cell>
          <table:table-cell table:style-name="ce1" office:value-type="float" office:value="0" calcext:value-type="float">
            <text:p>0</text:p>
          </table:table-cell>
          <table:table-cell table:style-name="ce1" office:value-type="float" office:value="491" calcext:value-type="float">
            <text:p>491</text:p>
          </table:table-cell>
          <table:table-cell table:style-name="ce1" office:value-type="float" office:value="365" calcext:value-type="float">
            <text:p>365</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4" calcext:value-type="float">
            <text:p>4</text:p>
          </table:table-cell>
          <table:table-cell table:style-name="ce1" office:value-type="string" calcext:value-type="string">
            <text:p>1601.jpg</text:p>
          </table:table-cell>
          <table:table-cell table:style-name="ce1" office:value-type="float" office:value="10" calcext:value-type="float">
            <text:p>10</text:p>
          </table:table-cell>
          <table:table-cell table:style-name="ce1"/>
          <table:table-cell table:style-name="ce1" office:value-type="string" calcext:value-type="string">
            <text:p>sin⁻¹(/fraction{4}{5}/) + sin⁻¹(/fraction{5}{13}/) + sin⁻¹(/fraction{16}{65}/) = tan⁻¹(/fraction{4}{√5²-4²}/) + tan⁻¹(/fraction{5}{√13²-5²}/) + tan⁻¹(/fraction{16}{√65²-16²}/)</text:p>
            <text:p/>
            <text:p>= tan⁻¹(/fraction{4}{3}/) + tan⁻¹(/fraction{5}{12}/) + tan⁻¹(/fraction{16}{63}/) = tan⁻¹(/fraction{(4/3)+(5/12)}{1-(4/3)*(5/12)}/) + tan⁻¹(/fraction{16}{63}/)</text:p>
            <text:p/>
            <text:p>= tan⁻¹(/fraction{63}{16}/) + cot⁻¹(/fraction{63}{16}/) = /fraction{π}{2}/ (Showed)</text:p>
          </table:table-cell>
          <table:table-cell table:style-name="ce1" office:value-type="string" calcext:value-type="string">
            <text:p>Math</text:p>
          </table:table-cell>
          <table:table-cell table:style-name="ce1" office:value-type="string" calcext:value-type="string">
            <text:p>নম্বর বণ্টনঃ</text:p>
            <text:p/>
            <text:p>sin⁻¹(/fraction{4}{5}/) + sin⁻¹(/fraction{5}{13}/) + sin⁻¹(/fraction{16}{65}/) = tan⁻¹(/fraction{63}{16}/) + tan⁻¹(/fraction{4}{3}/) + tan⁻¹(/fraction{5}{12}/) + tan⁻¹(/fraction{16}{63}/) ; নির্ণয় করার জন্য ০৪ নম্বর।</text:p>
            <text:p/>
            <text:p>sin⁻¹(/fraction{4}{5}/) + sin⁻¹(/fraction{5}{13}/) + sin⁻¹(/fraction{16}{65}/) = tan⁻¹(/fraction{63}{16}/) + cot⁻¹(/fraction{63}{16}/) ; নির্ণয় করার জন্য ০২ নম্বর।</text:p>
            <text:p/>
            <text:p>sin⁻¹(/fraction{4}{5}/) + sin⁻¹(/fraction{5}{13}/) + sin⁻¹(/fraction{16}{65}/) = /fraction{π}{2}/ ; দেখানোর জন্য ০৪ নম্বর।</text:p>
          </table:table-cell>
          <table:table-cell table:style-name="ce1" office:value-type="string" calcext:value-type="string">
            <text:p>```json</text:p>
            <text:p>{</text:p>
            <text:p>    "প্রাপ্ত মার্কস": "7/10",</text:p>
            <text:p>    "ধাপ অনুযায়ী মার্কস বিভাজন": [</text:p>
            <text:p>        "ধাপ ১: ৪ মার্কস - ত্রিকোণমিতিক অপেক্ষকগুলিকে tan⁻¹ এ রূপান্তর করার জন্য।",</text:p>
            <text:p>        "ধাপ ২: ১ মার্কস - প্রথম দুইটি tan⁻¹ এর যোগফল নির্ণয় করার জন্য সূত্র ব্যবহার করার চেষ্টা করার জন্য।",</text:p>
            <text:p>        "ধাপ ৩: ২ মার্কস - cot⁻¹ এ রূপান্তর এবং π/2 প্রমাণ করার চেষ্টার জন্য।"</text:p>
            <text:p>    ],</text:p>
            <text:p>    "চিহ্নিত ভুলসমূহ": [</text:p>
            <text:p>        "১. tan⁻¹(4/3) এর পরিবর্তে tan⁻¹(4/?) লেখা হয়েছে, যেখানে ? চিহ্নিত অংশটি স্পষ্ট নয়।",</text:p>
            <text:p>        "২. tan⁻¹ এর যোগফলের সূত্র প্রয়োগে ভগ্নাংশের হিসাবটি ভুল হয়েছে।",</text:p>
            <text:p>        "৩. cot⁻¹(16/63) এর পরিবর্তে cot⁻¹(16/?) লেখা হয়েছে, যেখানে ? চিহ্নিত অংশটি স্পষ্ট নয় এবং সম্ভবত ৬৩ হবে।"</text:p>
            <text:p>    ],</text:p>
            <text:p>    "সংশোধিত উত্তর": [</text:p>
            <text:p>        "১. sin⁻¹(4/5) = tan⁻¹(4/3)",</text:p>
            <text:p>        "২. tan⁻¹(4/3) + tan⁻¹(5/12) = tan⁻¹((4/3 + 5/12) / (1 - (4/3)*(5/12))) = tan⁻¹((16+5)/12 / (36-20)/36) = tan⁻¹(21/12 / 16/36) = tan⁻¹(63/16)",</text:p>
            <text:p>        "৩. tan⁻¹(63/16) + tan⁻¹(16/63) = π/2"</text:p>
            <text:p>    ],</text:p>
            <text:p>    "অতিরিক্ত মন্তব্য": "হাতের লেখা কিছুটা অস্পষ্ট হওয়ার কারণে কিছু অংশ বুঝতে অসুবিধা হয়েছে।"</text:p>
            <text:p>}</text:p>
            <text:p>```</text:p>
          </table:table-cell>
          <table:table-cell table:style-name="ce1" office:value-type="string" calcext:value-type="string">
            <text:p>```json</text:p>
            <text:p>{</text:p>
            <text:p>    "প্রাপ্ত মার্কস": "10/10",</text:p>
            <text:p>    "ধাপ অনুযায়ী মার্কস বিভাজন": [</text:p>
            <text:p>        "ধাপ ১: ৪ মার্কস - sin⁻¹ পদগুলিকে tan⁻¹ পদে রূপান্তর করা এবং tan⁻¹(4/3) + tan⁻¹(5/12) যোগফল tan⁻¹(63/16) নির্ণয় করা।",</text:p>
            <text:p>        "ধাপ ২: ২ মার্কস - tan⁻¹(63/16) + tan⁻¹(16/63) কে tan⁻¹(63/16) = cot⁻¹(16/63) ব্যবহার করে cot⁻¹(16/63) + tan⁻¹(16/63) আকারে লেখা।",</text:p>
            <text:p>        "ধাপ ৩: ৪ মার্কস - cot⁻¹(16/63) + tan⁻¹(16/63) = π/2 এই অভেদ ব্যবহার করে প্রমাণ সম্পন্ন করা।"</text:p>
            <text:p>    ],</text:p>
            <text:p>    "চিহ্নিত ভুলসমূহ": [],</text:p>
            <text:p>    "সংশোধিত উত্তর": [],</text:p>
            <text:p>    "অতিরিক্ত মন্তব্য": "ছাত্রের সমাধানটি নির্ভুল এবং প্রদত্ত রুব্রিক অনুযায়ী সকল ধাপ সঠিকভাবে অনুসরণ করা হয়েছে।"</text:p>
            <text:p>}</text:p>
            <text:p>```</text:p>
          </table:table-cell>
          <table:table-cell table:style-name="ce1"/>
          <table:table-cell table:style-name="ce1" office:value-type="float" office:value="2827" calcext:value-type="float">
            <text:p>2827</text:p>
          </table:table-cell>
          <table:table-cell table:style-name="ce1" office:value-type="float" office:value="1202" calcext:value-type="float">
            <text:p>1202</text:p>
          </table:table-cell>
          <table:table-cell table:style-name="ce1" office:value-type="float" office:value="0" calcext:value-type="float">
            <text:p>0</text:p>
          </table:table-cell>
          <table:table-cell table:style-name="ce1" office:value-type="float" office:value="599" calcext:value-type="float">
            <text:p>599</text:p>
          </table:table-cell>
          <table:table-cell table:style-name="ce1" office:value-type="float" office:value="269" calcext:value-type="float">
            <text:p>269</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5" calcext:value-type="float">
            <text:p>5</text:p>
          </table:table-cell>
          <table:table-cell table:style-name="ce1" office:value-type="string" calcext:value-type="string">
            <text:p>1603.jpg</text:p>
          </table:table-cell>
          <table:table-cell table:style-name="ce1" office:value-type="float" office:value="6" calcext:value-type="float">
            <text:p>6</text:p>
          </table:table-cell>
          <table:table-cell table:style-name="ce1" office:value-type="float" office:value="1602" calcext:value-type="float">
            <text:p>1602</text:p>
          </table:table-cell>
          <table:table-cell table:style-name="ce1" office:value-type="string" calcext:value-type="string">
            <text:p>:: নির্ণেয় ছেদবিন্দু নির্ণয়: x² + ax = 4ax ⇒ x = 0, 3a : y = 0, ± √ 3a ∴ P = (3a, √3a)</text:p>
            <text:p>:: ক্ষেত্রফল = 2 × $\int_0^{3a} (\sqrt{4ax} - x^2 - \sqrt{ax})dx = 2 \times \int_0^{3a} (\sqrt{4a^2 - (x - 2a)^2} - \sqrt{ax}) dx$</text:p>
            <text:p>= 2 × $\left[(\frac{x-2a}{2})\sqrt{4ax - x^2} + 2a^2sin^{-1}(\frac{x-2a}{2a}) - \frac{2}{3}\sqrt{ax}^2\right]_0^{3a}$</text:p>
            <text:p>= 2 × ($\frac{a}{2}\sqrt{3a} + 2a^2\frac{\pi}{6} - 2\sqrt{3a^2} + \pi a^2$)</text:p>
            <text:p>= ($\frac{2\pi}{3} - 3\sqrt{3} + 2\pi$) a² = ($\frac{8\pi}{3} - 3\sqrt{3}$) a² = 3.18a².</text:p>
          </table:table-cell>
          <table:table-cell table:style-name="ce1" office:value-type="string" calcext:value-type="string">
            <text:p>Math</text:p>
          </table:table-cell>
          <table:table-cell table:style-name="ce1" office:value-type="string" calcext:value-type="string">
            <text:p>নম্বর বণ্টনঃ</text:p>
            <text:p>x = 0, 3a, y = 0, ± √ 3a,P = (3a, √ 3a); নির্ণয় করার জন্য ০৩ নম্বর।</text:p>
            <text:p>ক্ষেত্রফল = 2 × $\int_0^{3a} (\sqrt{4ax} - x^2 - \sqrt{ax}) dx$; নির্ণয় করার জন্য ০২ নম্বর।</text:p>
            <text:p>ক্ষেত্রফল = ($\frac{8\pi}{3} - 3\sqrt{3}$) a2 = 3.18 a2 ; নির্ণয় করার জন্য ০৫ নম্বর।</text:p>
          </table:table-cell>
          <table:table-cell table:style-name="ce1" office:value-type="string" calcext:value-type="string">
            <text:p>```json</text:p>
            <text:p>{</text:p>
            <text:p>    "প্রাপ্ত মার্কস": "7/10",</text:p>
            <text:p>    "ধাপ অনুযায়ী মার্কস বিভাজন": [</text:p>
            <text:p>    "ধাপ ১: 3 মার্কস - ছেদবিন্দু x = 0, 3a নির্ণয় করা হয়েছে এবং y এর মান নির্ণয় করার চেষ্টা করা হয়েছে।",</text:p>
            <text:p>    "ধাপ ২: 2 মার্কস - ক্ষেত্রফল নির্ণয়ের জন্য ইন্টিগ্রেশন এর সীমা এবং ফাংশন বসানো হয়েছে। তবে ফাংশনটি সঠিক নয়।",</text:p>
            <text:p>    "ধাপ ৩: 2 মার্কস - ইন্টিগ্রেশন করে মান বসানোর চেষ্টা করা হয়েছে কিন্তু সঠিক ভাবে হয়নি। এবং চূড়ান্ত উত্তর মেলেনি।"</text:p>
            <text:p>    ],</text:p>
            <text:p>    "চিহ্নিত ভুলসমূহ": [</text:p>
            <text:p>    "১. ক্ষেত্রফল নির্ণয়ের জন্য ইন্টিগ্রালে ভুল ফাংশন বসানো হয়েছে। এখানে শুধু `sqrt(4ax) - sqrt(ax)` হবে।",</text:p>
            <text:p>    "২. ইন্টিগ্রেশনের সূত্র প্রয়োগে ভুল হয়েছে।",</text:p>
            <text:p>    "৩. চূড়ান্ত উত্তরে ভুল রয়েছে।"</text:p>
            <text:p>    ],</text:p>
            <text:p>    "সংশোধিত উত্তর": [</text:p>
            <text:p>    "১. ক্ষেত্রফল = 2 × $\\int_0^{3a} (\\sqrt{4ax} - \\sqrt{ax}) dx$",</text:p>
            <text:p>    "২. = 2 × $\\left[\\frac{2}{3} \\sqrt{4a} x^{\\frac{3}{2}} - \\frac{2}{3} \\sqrt{a} x^{\\frac{3}{2}}\\right]_0^{3a}$",</text:p>
            <text:p>    "৩. = 2 × $\\left[\\frac{2}{3} \\sqrt{4a} (3a)^{\\frac{3}{2}} - \\frac{2}{3} \\sqrt{a} (3a)^{\\frac{3}{2}}\\right]$",</text:p>
            <text:p>    "৪. = $(\\frac{8\\pi}{3} - 3\\sqrt{3}) a^2$ = 3.18 a²"</text:p>
            <text:p>    ],</text:p>
            <text:p>    "অতিরিক্ত মন্তব্য": "ক্ষেত্রফল নির্ণয়ের জন্য ইন্টিগ্রেশন করার সময় আরও সতর্ক থাকতে হবে।"</text:p>
            <text:p>}</text:p>
            <text:p>```</text:p>
          </table:table-cell>
          <table:table-cell table:style-name="ce1" office:value-type="string" calcext:value-type="string">
            <text:p>```json</text:p>
            <text:p>{</text:p>
            <text:p>    "প্রাপ্ত মার্কস": "8/10",</text:p>
            <text:p>    "ধাপ অনুযায়ী মার্কস বিভাজন": [</text:p>
            <text:p>    "ধাপ ১ (ছেদবিন্দু নির্ণয়): ২ মার্কস - ছেদবিন্দু x=0, 3a সঠিক নির্ণয় করা হয়েছে। y এর মান এবং P=(3a, √3a) উল্লেখ করা হয়নি।",</text:p>
            <text:p>    "ধাপ ২ (ক্ষেত্রফলের জন্য ইন্টিগ্রাল স্থাপন): ১ মার্কস - ইন্টিগ্রালের ইন্টিগ্রান্ড ($\sqrt{4ax - x^2} - \sqrt{ax}$) ও সীমা [0, 3a] সঠিক স্থাপন। মোট ক্ষেত্রফলের জন্য গুণক 2 বাদ গেছে।",</text:p>
            <text:p>    "ধাপ ৩ (ইন্টিগ্রালের মান নির্ণয়): ৫ মার্কস - ইন্টিগ্রালের সঠিক মান নির্ণয় করা হয়েছে এবং চূড়ান্ত ক্ষেত্রফল ($\frac{8\pi}{3} - 3\sqrt{3}$) a² নির্ণয় করা হয়েছে।"</text:p>
            <text:p>    ],</text:p>
            <text:p>    "চিহ্নিত ভুলসমূহ": [</text:p>
            <text:p>    "১. ছেদবিন্দুগুলির y স্থানাঙ্ক (0, ±√3a) এবং প্রধান ছেদবিন্দু P=(3a, √3a) স্পষ্টভাবে উল্লেখ করা হয়নি।",</text:p>
            <text:p>    "২. ইন্টিগ্রাল স্থাপনার সময় মোট ক্ষেত্রফলের জন্য গুণক 2 অন্তর্ভুক্ত করা হয়নি (যদিও পরে গুণ করা হয়েছে)।",</text:p>
            <text:p>    "৩. ইন্টিগ্রেশনের একটি ধাপে ($\sqrt{ax}$ এর ইন্টিগ্রাল) ব্যবহৃত নোটেশনটি ($\frac{2}{3}\sqrt{ax}^{3/2}$) অস্পষ্ট/ভুল নোটেশন, যদিও মান বসানোর সময় সঠিক ফল ব্যবহার করা হয়েছে বলে মনে হচ্ছে।"</text:p>
            <text:p>    ],</text:p>
            <text:p>    "সংশোধিত উত্তর": [</text:p>
            <text:p>    "১. ছেদবিন্দুগুলি হল (0, 0) এবং (3a, ±√3a)। প্রধান ছেদবিন্দু P হল (3a, √3a)।",</text:p>
            <text:p>    "২. নির্ণেয় ক্ষেত্রফল = 2 × $\int_0^{3a} (\sqrt{4ax - x^2} - \sqrt{ax}) dx$।"</text:p>
            <text:p>    ],</text:p>
            <text:p>    "অতিরিক্ত মন্তব্য": "অঙ্কনটি সমস্যার জ্যামিতিক ধারণা সঠিকভাবে ফুটিয়ে তুলেছে যা প্রশংসার যোগ্য।"</text:p>
            <text:p>}</text:p>
            <text:p>```</text:p>
          </table:table-cell>
          <table:table-cell table:style-name="ce1"/>
          <table:table-cell table:style-name="ce1" office:value-type="float" office:value="1530" calcext:value-type="float">
            <text:p>1530</text:p>
          </table:table-cell>
          <table:table-cell table:style-name="ce1" office:value-type="float" office:value="1430" calcext:value-type="float">
            <text:p>1430</text:p>
          </table:table-cell>
          <table:table-cell table:style-name="ce1" office:value-type="float" office:value="0" calcext:value-type="float">
            <text:p>0</text:p>
          </table:table-cell>
          <table:table-cell table:style-name="ce1" office:value-type="float" office:value="631" calcext:value-type="float">
            <text:p>631</text:p>
          </table:table-cell>
          <table:table-cell table:style-name="ce1" office:value-type="float" office:value="491" calcext:value-type="float">
            <text:p>491</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6" calcext:value-type="float">
            <text:p>6</text:p>
          </table:table-cell>
          <table:table-cell table:style-name="ce1" office:value-type="string" calcext:value-type="string">
            <text:p>1605.jpg</text:p>
          </table:table-cell>
          <table:table-cell table:style-name="ce1" office:value-type="float" office:value="10" calcext:value-type="float">
            <text:p>10</text:p>
          </table:table-cell>
          <table:table-cell table:style-name="ce1" office:value-type="float" office:value="1604" calcext:value-type="float">
            <text:p>1604</text:p>
          </table:table-cell>
          <table:table-cell table:style-name="ce1" office:value-type="string" calcext:value-type="string">
            <text:p>a = BC = √(0 - 3)² + (4 - 0)² একক = 5 একক</text:p>
            <text:p>এবং b = CA = |4| একক = 4 একক</text:p>
            <text:p>c = AB = |3| একক = 3 একক</text:p>
            <text:p>.. অন্তঃকেন্দ্র = (axA + bxв + cxC, ayA + byв + cyC)</text:p>
            <text:p>a + b + c       a + b + c</text:p>
            <text:p>= (5 × 0 + 4 × 3 + 3 × 0, 5 × 0 + 4 × 0 + 3 × 4) = (0 + 12 + 0, 0 + 0 + 12) = (1, 1)</text:p>
            <text:p>5 + 4 + 3       5 + 4 + 3</text:p>
            <text:p>12              12</text:p>
            <text:p>এবং অর্ধপরিসীমা, s = a+b+c/2 = 5+4+3/2 একক = 6 একক</text:p>
            <text:p>এখন, ∆ = rs [∆ = ত্রিভুজের ক্ষেত্রফল, r = অন্তঃব্যাসার্ধ]</text:p>
            <text:p>⇒ 1/2 × bc = rs ⇒ 1/2 × 4 × 3 = r × 6 :: r = 1 একক। (Ans.)</text:p>
            <text:p>বিকল্প: অন্তঃকেন্দ্র থেকে straight-line BC এর লম্ব দূরত্ব বের করলে অন্তর্বৃত্তের ব্যাসার্ধ বের করা সম্ভব।</text:p>
          </table:table-cell>
          <table:table-cell table:style-name="ce1" office:value-type="string" calcext:value-type="string">
            <text:p>Math</text:p>
          </table:table-cell>
          <table:table-cell table:style-name="ce1" office:value-type="string" calcext:value-type="string">
            <text:p>নম্বর বণ্টনঃ</text:p>
            <text:p>অন্তঃকেন্দ্র = (1, 1); নির্ণয় করার জন্য ০৫ নম্বর।</text:p>
            <text:p>অন্তঃব্যাসাধ r = 1 ; নির্ণয় করার জন্য ০৫ নম্বর।</text:p>
          </table:table-cell>
          <table:table-cell table:style-name="ce1" office:value-type="string" calcext:value-type="string">
            <text:p>```json</text:p>
            <text:p>{</text:p>
            <text:p>    "প্রাপ্ত মার্কস": "10/10",</text:p>
            <text:p>    "ধাপ অনুযায়ী মার্কস বিভাজন": [</text:p>
            <text:p>        "ধাপ ১: 5 মার্কস - অন্তঃকেন্দ্র (1,1) সঠিকভাবে নির্ণয় করার জন্য।",</text:p>
            <text:p>        "ধাপ ২: 5 মার্কস - অন্তঃব্যাসার্ধ r = 1 একক সঠিকভাবে নির্ণয় করার জন্য।"</text:p>
            <text:p>    ],</text:p>
            <text:p>    "চিহ্নিত ভুলসমূহ": [],</text:p>
            <text:p>    "সংশোধিত উত্তর": [],</text:p>
            <text:p>    "অতিরিক্ত মন্তব্য": "ছাত্র/ছাত্রী উভয় উত্তর সঠিকভাবে দিয়েছে।"</text:p>
            <text:p>}</text:p>
            <text:p>```</text:p>
          </table:table-cell>
          <table:table-cell table:style-name="ce1" office:value-type="string" calcext:value-type="string">
            <text:p>```json</text:p>
            <text:p>{</text:p>
            <text:p>    "প্রাপ্ত মার্কস": "10/10 (যেখানে X = 10, Y = মোট(10))",</text:p>
            <text:p>    "ধাপ অনুযায়ী মার্কস বিভাজন": [</text:p>
            <text:p>        "ধাপ ১: 5 মার্কস - অন্তঃকেন্দ্র (1, 1) নির্ণয়।",</text:p>
            <text:p>        "ধাপ ২: 5 মার্কস - অন্তঃব্যাসাধ r = 1 নির্ণয়।"</text:p>
            <text:p>    ],</text:p>
            <text:p>    "চিহ্নিত ভুলসমূহ": [</text:p>
            <text:p>        "১. অন্তঃকেন্দ্র নির্ণয়ের জন্য দেখানো গাণিতিক পদ্ধতিটি প্রচলিত সূত্রের সঠিক প্রয়োগ নয়, যদিও নিউমেরেটর ও ডেনোমিনেটরের মান সঠিক এসেছে।",</text:p>
            <text:p>        "২. অন্তঃব্যাসার্ধ নির্ণয়ের ক্ষেত্রে ক্ষেত্রফল ও অর্ধপরিসীমার মধ্যে সম্পর্ক (∆=rs) ব্যবহার করে r এর মান নির্ণয়ের ধাপটি স্পষ্টভাবে লেখা হয়নি।"</text:p>
            <text:p>    ],</text:p>
            <text:p>    "সংশোধিত উত্তর": [</text:p>
            <text:p>        "১. ত্রিভুজের বাহুগুলির দৈর্ঘ্য নির্ণয়: a=BC=5, b=CA=4, c=AB=3। অর্ধপরিসীমা s = (5+4+3)/2 = 6। ক্ষেত্রফল ∆ = 1/2 * ভূমি * উচ্চতা = 1/2 * 3 * 4 = 6 (বা ডিটারমিন্যান্ট ব্যবহার করে)।",</text:p>
            <text:p>        "২. অন্তঃকেন্দ্র নির্ণয়: অন্তঃকেন্দ্রের স্থানাঙ্ক = ((a*xA + b*xB + c*xC)/(a+b+c), (a*yA + b*yB + c*yC)/(a+b+c)) = ((5*0 + 4*3 + 3*0)/(5+4+3), (5*0 + 4*0 + 3*4)/(5+4+3)) = (12/12, 12/12) = (1,1)।",</text:p>
            <text:p>        "৩. অন্তঃব্যাসার্ধ নির্ণয়: ত্রিভুজের ক্ষেত্রফল ∆ এবং অর্ধপরিসীমা s এর মধ্যে সম্পর্ক হলো ∆=rs। এখানে ∆=6 এবং s=6। সুতরাং, 6 = r*6 ⇒ r = 6/6 = 1 একক।"</text:p>
            <text:p>    ],</text:p>
            <text:p>    "অতিরিক্ত মন্তব্য": "ছাত্রটি অন্তঃকেন্দ্র (১,১) এবং অন্তঃব্যাসার্ধ (১) উভয়ই সঠিকভাবে নির্ণয় করতে পেরেছে, যা নম্বর বণ্টনের সাথে সঙ্গতিপূর্ণ। যদিও অন্তঃকেন্দ্র নির্ণয়ের পদ্ধতি ও অন্তঃব্যাসার্ধের ধাপগুলি সম্পূর্ণ স্পষ্ট বা প্রথাগত নয়, তবে প্রয়োজনীয় মান (ক্ষেত্রফল ও পরিসীমার যোগফল) ব্যবহার করে সঠিক উত্তরে পৌঁছানো সম্ভব হয়েছে।"</text:p>
            <text:p>}</text:p>
            <text:p>```</text:p>
          </table:table-cell>
          <table:table-cell table:style-name="ce1"/>
          <table:table-cell table:style-name="ce1" office:value-type="float" office:value="1481" calcext:value-type="float">
            <text:p>1481</text:p>
          </table:table-cell>
          <table:table-cell table:style-name="ce1" office:value-type="float" office:value="1345" calcext:value-type="float">
            <text:p>1345</text:p>
          </table:table-cell>
          <table:table-cell table:style-name="ce1" office:value-type="float" office:value="0" calcext:value-type="float">
            <text:p>0</text:p>
          </table:table-cell>
          <table:table-cell table:style-name="ce1" office:value-type="float" office:value="198" calcext:value-type="float">
            <text:p>198</text:p>
          </table:table-cell>
          <table:table-cell table:style-name="ce1" office:value-type="float" office:value="563" calcext:value-type="float">
            <text:p>563</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 calcext:value-type="float">
            <text:p>1</text:p>
          </table:table-cell>
          <table:table-cell table:style-name="ce1" office:value-type="string" calcext:value-type="string">
            <text:p>1894.jpg</text:p>
          </table:table-cell>
          <table:table-cell table:style-name="ce1" office:value-type="float" office:value="10" calcext:value-type="float">
            <text:p>10</text:p>
          </table:table-cell>
          <table:table-cell table:style-name="ce1" office:value-type="float" office:value="1893" calcext:value-type="float">
            <text:p>1893</text:p>
          </table:table-cell>
          <table:table-cell table:style-name="ce1" office:value-type="string" calcext:value-type="string">
            <text:p>ক্ষেত্রফল = \int_0^2 (\frac{x}{2} - \frac{x^2}{4}) dx = \left| \frac{x^2}{4} - \frac{x^3}{4 \times 3} \right|_0^2 = \frac{1}{3} sq unit</text:p>
          </table:table-cell>
          <table:table-cell table:style-name="ce1" office:value-type="string" calcext:value-type="string">
            <text:p>Math</text:p>
          </table:table-cell>
          <table:table-cell table:style-name="ce1" office:value-type="string" calcext:value-type="string">
            <text:p>নম্বর বণ্টন:</text:p>
            <text:p/>
            <text:p>ক্ষেত্রফল = \int_0^2 (\frac{x}{2} - \frac{x^2}{4}) dx; নির্ণয়ের জন্য ০৬ নম্বর।</text:p>
            <text:p/>
            <text:p>ক্ষেত্রফল = \frac{1}{3} sq. unit; নির্ণয়ের জন্য ০৪ নম্বর।</text:p>
            <text:p/>
            <text:p>[বিঃদ্র: একক না লিখলে বা ভুল একক লিখলে ০১ নম্বর কর্তন করা হবে।]</text:p>
          </table:table-cell>
          <table:table-cell table:style-name="ce1" office:value-type="string" calcext:value-type="string">
            <text:p>```json</text:p>
            <text:p>{</text:p>
            <text:p>    "প্রাপ্ত মার্কস": "10/10",</text:p>
            <text:p>    "ধাপ অনুযায়ী মার্কস বিভাজন": [</text:p>
            <text:p>        "ধাপ ১: ৬ মার্কস - ক্ষেত্রফল = \\int_0^2 (x/2 - x^2/4) dx নির্ণয়ের জন্য।",</text:p>
            <text:p>        "ধাপ ২: ৪ মার্কস - ক্ষেত্রফল = 1/3 sq. unit নির্ণয়ের জন্য।"</text:p>
            <text:p>    ],</text:p>
            <text:p>    "চিহ্নিত ভুলসমূহ": [</text:p>
            <text:p>        "১. কোনো ভুল নেই।"</text:p>
            <text:p>    ],</text:p>
            <text:p>    "সংশোধিত উত্তর": [</text:p>
            <text:p>        "১. উত্তরটি সঠিক আছে।"</text:p>
            <text:p>    ],</text:p>
            <text:p>    "অতিরিক্ত মন্তব্য": "ছাত্র/ছাত্রীর উত্তর সম্পূর্ণরূপে সঠিক। অঙ্কনটি আবশ্যক নয় কিন্তু এঁকেছে।"</text:p>
            <text:p>}</text:p>
            <text:p>```</text:p>
          </table:table-cell>
          <table:table-cell table:style-name="ce1" office:value-type="string" calcext:value-type="string">
            <text:p>```json</text:p>
            <text:p>{</text:p>
            <text:p>    "প্রাপ্ত মার্কস": "10/10",</text:p>
            <text:p>    "ধাপ অনুযায়ী মার্কস বিভাজন": [</text:p>
            <text:p>        "ধাপ ১: ০৬ মার্কস - ক্ষেত্রফল ∫₀² (x/2 - x²/4) dx আকারে প্রকাশ সঠিক হয়েছে।",</text:p>
            <text:p>        "ধাপ ২: ০৪ মার্কস - যোগজীকরণ এবং চূড়ান্ত ক্ষেত্রফল ১/৩ বর্গ একক নির্ণয় সঠিক হয়েছে।"</text:p>
            <text:p>    ],</text:p>
            <text:p>    "চিহ্নিত ভুলসমূহ": [],</text:p>
            <text:p>    "সংশোধিত উত্তর": [],</text:p>
            <text:p>    "অতিরিক্ত মন্তব্য": "সমাধানটি সম্পূর্ণ সঠিক। ব্যবহৃত 'su' প্রতীকটি 'square unit' বোঝানোর জন্য গ্রহণযোগ্য।"</text:p>
            <text:p>}</text:p>
            <text:p>```</text:p>
          </table:table-cell>
          <table:table-cell table:style-name="ce1"/>
          <table:table-cell table:style-name="ce1" office:value-type="float" office:value="1267" calcext:value-type="float">
            <text:p>1267</text:p>
          </table:table-cell>
          <table:table-cell table:style-name="ce1" office:value-type="float" office:value="1168" calcext:value-type="float">
            <text:p>1168</text:p>
          </table:table-cell>
          <table:table-cell table:style-name="ce1" office:value-type="float" office:value="0" calcext:value-type="float">
            <text:p>0</text:p>
          </table:table-cell>
          <table:table-cell table:style-name="ce1" office:value-type="float" office:value="257" calcext:value-type="float">
            <text:p>257</text:p>
          </table:table-cell>
          <table:table-cell table:style-name="ce1" office:value-type="float" office:value="148" calcext:value-type="float">
            <text:p>148</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2" calcext:value-type="float">
            <text:p>2</text:p>
          </table:table-cell>
          <table:table-cell table:style-name="ce1" office:value-type="string" calcext:value-type="string">
            <text:p>1895.jpg</text:p>
          </table:table-cell>
          <table:table-cell table:style-name="ce1" office:value-type="float" office:value="10" calcext:value-type="float">
            <text:p>10</text:p>
          </table:table-cell>
          <table:table-cell table:style-name="ce1"/>
          <table:table-cell table:style-name="ce1" office:value-type="string" calcext:value-type="string">
            <text:p>(i) sin x + sin y = a</text:p>
            <text:p>(ii) cos x + cos y = b</text:p>
            <text:p>(i)² + (ii)² = 1 + 1 + 2sin x sin y + 2cos x cos y = a² + b²</text:p>
            <text:p>=&gt; 2 + 2(cos x cos y + sin x sin y) = a² + b²</text:p>
            <text:p>=&gt; 2 + 2cos(x - y) = a² + b²</text:p>
            <text:p>=&gt; 2 + 2{1 - 2sin²( (x - y)/2 )} = a² + b²</text:p>
            <text:p>=&gt; 4 - 4sin²( (x - y)/2 ) = a² + b²</text:p>
            <text:p>=&gt; sin²( (x - y)/2 ) = (4 - a² - b²)/4</text:p>
            <text:p>=&gt; sin( (x - y)/2 ) = ± √(4 - a² - b²)/2</text:p>
          </table:table-cell>
          <table:table-cell table:style-name="ce1" office:value-type="string" calcext:value-type="string">
            <text:p>Math</text:p>
          </table:table-cell>
          <table:table-cell table:style-name="ce1" office:value-type="string" calcext:value-type="string">
            <text:p>নম্বর বণ্টনঃ</text:p>
            <text:p>2 + 2(cos x cos y + sin x sin y) = a² + b²; নির্ণয়ের জন্য ০৩ নম্বর।</text:p>
            <text:p>2 + 2{1 - 2sin²( (x - y)/2 )} = a² + b²; নির্ণয়ের জন্য ০৩ নম্বর।</text:p>
            <text:p>sin( (x - y)/2 ) = ± √(4 - a² - b²)/2; নির্ণয়ের জন্য ০৪ নম্বর।</text:p>
          </table:table-cell>
          <table:table-cell table:style-name="ce1" office:value-type="string" calcext:value-type="string">
            <text:p>```json</text:p>
            <text:p>{</text:p>
            <text:p>    "প্রাপ্ত মার্কস": "7/10",</text:p>
            <text:p>    "ধাপ অনুযায়ী মার্কস বিভাজন": [</text:p>
            <text:p>        "ধাপ ১: ২ - sin x + sin y = a এবং cos x + cos y = b এই দুটি সূত্র লেখার জন্য ২ নম্বর।",</text:p>
            <text:p>        "ধাপ ২: ১ - (i)² + (ii)² = a² + b² এই অংশে যোগ করে `2 + 2(cos x cos y + sin x sin y) = a² + b²` লেখার জন্য ৩ নম্বরের মধ্যে ১ নম্বর দেওয়া হল কারণ এখানে cos(x-y) এর সূত্র টি লিখতে পারেনি।",</text:p>
            <text:p>        "ধাপ ৩: ০ - `2 + 2{1 - 2sin²( (x - y)/2 )} = a² + b²` এই লাইনটি student লিখতে পারেনি তাই এই ধাপের জন্য কোনো নম্বর দেওয়া হয়নি।",</text:p>
            <text:p>        "ধাপ ৪: ৪ - sin( (x - y)/2 ) = ± √(4 - a² - b²)/2 এই লাইন লেখার জন্য ৪ নম্বর দেওয়া হল।"</text:p>
            <text:p>    ],</text:p>
            <text:p>    "চিহ্নিত ভুলসমূহ": [</text:p>
            <text:p>        "১. (i)² + (ii)² = a² + b² এর পরের লাইনে cos(x-y) এর সূত্র টি ভুল হয়েছে।",</text:p>
            <text:p>        "২. `2 + 2{1 - 2sin²( (x - y)/2 )} = a² + b²` এই লাইনটি student লিখতে পারেনি।"</text:p>
            <text:p>    ],</text:p>
            <text:p>    "সংশোধিত উত্তর": [</text:p>
            <text:p>        "১. 2 + 2cos(x - y) = a² + b² হবে।",</text:p>
            <text:p>        "২. 4 - 4sin²( (x - y)/2 ) = a² + b² হবে।"</text:p>
            <text:p>    ],</text:p>
            <text:p>    "অতিরিক্ত মন্তব্য": "ছাত্র প্রথম দুইটি সূত্র সঠিক লিখেছে কিন্তু পরবর্তীতে ত্রুটি করেছে।"</text:p>
            <text:p>}</text:p>
            <text:p>```</text:p>
          </table:table-cell>
          <table:table-cell table:style-name="ce1" office:value-type="string" calcext:value-type="string">
            <text:p>```json</text:p>
            <text:p>{</text:p>
            <text:p>    "প্রাপ্ত মার্কস": "10/10",</text:p>
            <text:p>    "ধাপ অনুযায়ী মার্কস বিভাজন": [</text:p>
            <text:p>        "ধাপ ১: ৩ মার্কস - ছাত্র প্রদত্ত সমীকরণ sin x + sin y = a এবং cos x + cos y = b ব্যবহার করে ২sin((x+y)/2)cos((x-y)/2)=a এবং ২cos((x+y)/2)cos((x-y)/2)=b সমীকরণ দুটি নির্ণয় করেছে এবং তাদের বর্গ করে যোগ করে `4 cos²((x-y)/2) = a² + b²` সমীকরণটি প্রতিষ্ঠা করেছে (বিকল্প পদ্ধতিতে, যা প্রদত্ত রুব্রিকের প্রথম ধাপের সমতুল্য)।",</text:p>
            <text:p>        "ধাপ ২: ৩ মার্কস - `cos²θ = 1 - sin²θ` অভেদ ব্যবহার করে `4 - 4 sin²((x-y)/2) = a² + b²` সমীকরণটি নির্ণয় করেছে।",</text:p>
            <text:p>        "ধাপ ৩: ৪ মার্কস - `sin((x-y)/2)` কে পৃথক করে চূড়ান্ত সমাধান sin( (x - y)/2 ) = ± √(4 - a² - b²)/2; নির্ণয় করেছে।"</text:p>
            <text:p>    ],</text:p>
            <text:p>    "চিহ্নিত ভুলসমূহ": [</text:p>
            <text:p>        "১. গাণিতিক প্রক্রিয়া বোঝানোর জন্য ব্যবহৃত \"(i) F (ii)\" বা \"(i) * (ii)\" প্রতীকটি অস্পষ্ট এবং প্রমিত নয়। (তবে এর পরের গাণিতিক ধাপটি সঠিক)।"</text:p>
            <text:p>    ],</text:p>
            <text:p>    "সংশোধিত উত্তর": [],</text:p>
            <text:p>    "অতিরিক্ত মন্তব্য": "ছাত্রটি প্রদত্ত প্রশ্নটি একটি বিকল্প কিন্তু সঠিক পদ্ধতিতে সমাধান করেছে। ধাপগুলি গাণিতিকভাবে সঠিক ছিল এবং চূড়ান্ত ফলাফল মিলেছে। ব্যবহৃত কিছু প্রতীক অস্পষ্ট হলেও সমাধানের ধারাবাহিকতা বোঝা গেছে।"</text:p>
            <text:p>}</text:p>
            <text:p>```</text:p>
          </table:table-cell>
          <table:table-cell table:style-name="ce1"/>
          <table:table-cell table:style-name="ce1" office:value-type="float" office:value="2670" calcext:value-type="float">
            <text:p>2670</text:p>
          </table:table-cell>
          <table:table-cell table:style-name="ce1" office:value-type="float" office:value="1043" calcext:value-type="float">
            <text:p>1043</text:p>
          </table:table-cell>
          <table:table-cell table:style-name="ce1" office:value-type="float" office:value="0" calcext:value-type="float">
            <text:p>0</text:p>
          </table:table-cell>
          <table:table-cell table:style-name="ce1" office:value-type="float" office:value="561" calcext:value-type="float">
            <text:p>561</text:p>
          </table:table-cell>
          <table:table-cell table:style-name="ce1" office:value-type="float" office:value="389" calcext:value-type="float">
            <text:p>389</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3" calcext:value-type="float">
            <text:p>3</text:p>
          </table:table-cell>
          <table:table-cell table:style-name="ce1" office:value-type="string" calcext:value-type="string">
            <text:p>1897.jpg</text:p>
          </table:table-cell>
          <table:table-cell table:style-name="ce1" office:value-type="float" office:value="10" calcext:value-type="float">
            <text:p>10</text:p>
          </table:table-cell>
          <table:table-cell table:style-name="ce1" office:value-type="float" office:value="1896" calcext:value-type="float">
            <text:p>1896</text:p>
          </table:table-cell>
          <table:table-cell table:style-name="ce1" office:value-type="string" calcext:value-type="string">
            <text:p>এখন, R = 20cosa + 10sina  ....................(i)</text:p>
            <text:p>আবার, 20sina = 10 + 10cosa ⇒ 2sina = 1 + cosa = 2cos²/2</text:p>
            <text:p>⇒ 2.2sinα/2.cosα/2 = 2cos²α/2 ⇒ cosα/2(cosα/2 - 2sinα/2) = 0</text:p>
            <text:p>.. cosα/2 = 0 ⇒ α/2 = π/2</text:p>
            <text:p>∴ α = π [যা অসম্ভব]</text:p>
            <text:p>অথবা, cosα/2 = 2sinα/2 ⇒ tanα/2 = 1/2 .. α = 53.13°</text:p>
            <text:p>.. (i) হতে R = 20 kg – wt (Ans.)</text:p>
          </table:table-cell>
          <table:table-cell table:style-name="ce1" office:value-type="string" calcext:value-type="string">
            <text:p>Math</text:p>
          </table:table-cell>
          <table:table-cell table:style-name="ce1" office:value-type="string" calcext:value-type="string">
            <text:p>নম্বর বণ্টনঃ</text:p>
            <text:p>2sina = 2cos²α/2; নির্ণয়ের জন্য ০২ নম্বর।</text:p>
            <text:p>cosα/2(cosα/2 – 2sinα/2) = 0; নির্ণয়ের জন্য ০২ নম্বর।</text:p>
            <text:p>α = 53.13°; নির্ণয়ের জন্য ০২ নম্বর।</text:p>
            <text:p>R = 20 kg – wt; নির্ণয়ের জন্য ০৪ নম্বর।</text:p>
            <text:p>[বি.দ্র. একক না লিখলে বা ভুল একক লিখলে ০১ নম্বর কর্তন করা হবে।]</text:p>
          </table:table-cell>
          <table:table-cell table:style-name="ce1" office:value-type="string" calcext:value-type="string">
            <text:p>```json</text:p>
            <text:p>{</text:p>
            <text:p>    "প্রাপ্ত মার্কস": "9/10",</text:p>
            <text:p>    "ধাপ অনুযায়ী মার্কস বিভাজন": [</text:p>
            <text:p>        "ধাপ ১: ২ মার্কস - 2sina = 1 + cosa থেকে 2sina = 2cos²(α/2) নির্ণয় করার জন্য।",</text:p>
            <text:p>        "ধাপ ২: ২ মার্কস - cos(α/2)(cos(α/2) – 2sin(α/2)) = 0 নির্ণয় করার জন্য।",</text:p>
            <text:p>        "ধাপ ৩: ২ মার্কস - α = 53.13° নির্ণয় করার জন্য।",</text:p>
            <text:p>        "ধাপ ৪: ৩ মার্কস - R = 20 kg-wt নির্ণয় করার জন্য (১ নম্বর কাটা হয়েছে kg-wt উল্লেখ না করায়)।"</text:p>
            <text:p>    ],</text:p>
            <text:p>    "চিহ্নিত ভুলসমূহ": [</text:p>
            <text:p>        "১. শেষ লাইনে R = F = 10sinα + 20cosα লেখার পর একক kg-wt লেখেনি।"</text:p>
            <text:p>    ],</text:p>
            <text:p>    "সংশোধিত উত্তর": [</text:p>
            <text:p>        "১. R = 20 kg-wt"</text:p>
            <text:p>    ],</text:p>
            <text:p>    "অতিরিক্ত মন্তব্য": "ছাত্রের উত্তরটি প্রায় সঠিক ছিল। শুধু R এর মান বের করার পর kg-wt এককটি উল্লেখ করেনি, তাই ১ নম্বর কাটা হয়েছে।"</text:p>
            <text:p>}</text:p>
            <text:p>```</text:p>
          </table:table-cell>
          <table:table-cell table:style-name="ce1" office:value-type="string" calcext:value-type="string">
            <text:p>```json</text:p>
            <text:p>{</text:p>
            <text:p>    "প্রাপ্ত মার্কস": "10/10",</text:p>
            <text:p>    "ধাপ অনুযায়ী মার্কস বিভাজন": [</text:p>
            <text:p>        "ধাপ ১: ২ মার্কস - সমীকরণ থেকে অর্ধ-কোণ সূত্রে প্রতিস্থাপন করে সম্পর্ক নির্ণয়। ছাত্রের সমাধান 10x2cos²α/2 = 20x2sinα/2cosα/2 যা 1+cosα = 2sinα সমীকরণে 1+cosα = 2cos²α/2 এবং sinα = 2sinα/2cosα/2 প্রতিস্থাপনের সমতুল্য এবং প্রথম ২ নম্বরের ধাপটি সম্পন্ন করে।",</text:p>
            <text:p>        "ধাপ ২: ২ মার্কস - cosα/2 = 2sinα/2 বা tanα/2 = 1/2 সম্পর্ক নির্ণয়। ছাত্র cosα/2 = 2sinα/2 সম্পর্কটি সঠিকভাবে নির্ণয় করেছে, যা cosα/2(cosα/2 – 2sinα/2) = 0 থেকে পাওয়া যায়। যদিও ফ্যাক্টর করার ধাপটি সরাসরি লেখা নেই, কিন্তু সঠিক সম্পর্কটি নির্ণীত হয়েছে।",</text:p>
            <text:p>        "ধাপ ৩: ২ মার্কস - α = 53.13° নির্ণয়। ছাত্র কোণের মান সঠিকভাবে নির্ণয় করেছে।",</text:p>
            <text:p>        "ধাপ ৪: ৪ মার্কস - R = 20 kg-wt নির্ণয়। ছাত্র R এর সূত্র (10sinα + 20cosα) এবং তার সঠিক মান (20 kg-wt) একক সহ সঠিকভাবে নির্ণয় করেছে।"</text:p>
            <text:p>    ],</text:p>
            <text:p>    "চিহ্নিত ভুলসমূহ": [],</text:p>
            <text:p>    "সংশোধিত উত্তর": [],</text:p>
            <text:p>    "অতিরিক্ত মন্তব্য": "ছাত্রের পদ্ধতি সঠিক এবং ফলাফল নির্ভুল। যদিও সমাধান অংশে trigonometric সমীকরণের সমাধানের জন্য ফ্যাক্টর করার ধাপটি সরাসরি লেখা নেই, কিন্তু সম্পর্ক নির্ণয় এবং শেষ ফলাফল সঠিক।"</text:p>
            <text:p>}</text:p>
            <text:p>```</text:p>
          </table:table-cell>
          <table:table-cell table:style-name="ce1"/>
          <table:table-cell table:style-name="ce1" office:value-type="float" office:value="1408" calcext:value-type="float">
            <text:p>1408</text:p>
          </table:table-cell>
          <table:table-cell table:style-name="ce1" office:value-type="float" office:value="1294" calcext:value-type="float">
            <text:p>1294</text:p>
          </table:table-cell>
          <table:table-cell table:style-name="ce1" office:value-type="float" office:value="0" calcext:value-type="float">
            <text:p>0</text:p>
          </table:table-cell>
          <table:table-cell table:style-name="ce1" office:value-type="float" office:value="389" calcext:value-type="float">
            <text:p>389</text:p>
          </table:table-cell>
          <table:table-cell table:style-name="ce1" office:value-type="float" office:value="400" calcext:value-type="float">
            <text:p>400</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4" calcext:value-type="float">
            <text:p>4</text:p>
          </table:table-cell>
          <table:table-cell table:style-name="ce1" office:value-type="string" calcext:value-type="string">
            <text:p>1898.jpg</text:p>
          </table:table-cell>
          <table:table-cell table:style-name="ce1" office:value-type="float" office:value="10" calcext:value-type="float">
            <text:p>10</text:p>
          </table:table-cell>
          <table:table-cell table:style-name="ce1"/>
          <table:table-cell table:style-name="ce1" office:value-type="string" calcext:value-type="string">
            <text:p>এখানে, A⁻¹ =  /fraction{1}{4-3}/ [ 2  -1 ] = [ 2  -1 ]</text:p>
            <text:p>                                      [ -3   2 ]   [ -3   2 ]</text:p>
            <text:p/>
            <text:p>C⁻¹ =  /fraction{1}{4-5}/ [ -2  -1 ] = [ 2   1 ]</text:p>
            <text:p>                                      [ -5  -2 ]   [ 5   2 ]</text:p>
            <text:p/>
            <text:p>A = [ 2  1 ], C = [ -2  1 ], ABC = [ -2   4 ]</text:p>
            <text:p>    [ 3  2 ]     [  5  -2 ]     [  3  -1 ]</text:p>
            <text:p/>
            <text:p>এখানে, ABC = ABC ⇒ A⁻¹.ABC.C⁻¹ = A⁻¹.(ABC).C⁻¹</text:p>
            <text:p>⇒ I.B.I = A⁻¹.(ABC).C⁻¹ .. B = A⁻¹.(ABC).C⁻¹</text:p>
            <text:p/>
            <text:p>.: B = [ 2  -1 ][ -2   4 ][ 2  1 ]</text:p>
            <text:p>       [ -3   2 ][  3  -1 ][ 5  2 ]</text:p>
            <text:p/>
            <text:p>= [ -7   9 ][ 2  1 ] = [ 31  11 ]</text:p>
            <text:p>   [ 12 -14 ][ 5  2 ]   [ -46 -16 ]</text:p>
          </table:table-cell>
          <table:table-cell table:style-name="ce1" office:value-type="string" calcext:value-type="string">
            <text:p>Math</text:p>
          </table:table-cell>
          <table:table-cell table:style-name="ce1" office:value-type="string" calcext:value-type="string">
            <text:p>নম্বর বণ্টনঃ</text:p>
            <text:p>2 -1</text:p>
            <text:p>A⁻¹ = [      ] নির্ণয়ের জন্য ০২ নম্বর।</text:p>
            <text:p>   -3  2</text:p>
            <text:p/>
            <text:p>2 1</text:p>
            <text:p>C⁻¹ = [      ] নির্ণয়ের জন্য ০২ নম্বর।</text:p>
            <text:p>   5 2</text:p>
            <text:p/>
            <text:p>B = A⁻¹.(ABC).C⁻¹ নির্ণয়ের জন্য ০২ নম্বর।</text:p>
            <text:p/>
            <text:p>31  11</text:p>
            <text:p>B = [      ] নির্ণয়ের জন্য ০৪ নম্বর।</text:p>
            <text:p>  -46 -16</text:p>
          </table:table-cell>
          <table:table-cell table:style-name="ce1" office:value-type="string" calcext:value-type="string">
            <text:p>```json</text:p>
            <text:p>{</text:p>
            <text:p>    "প্রাপ্ত মার্কস": "10/10",</text:p>
            <text:p>    "ধাপ অনুযায়ী মার্কস বিভাজন": [</text:p>
            <text:p>        "ধাপ ১: ২ মার্কস - A⁻¹ = [ 2  -1 ] নির্ণয় করার জন্য।",</text:p>
            <text:p>        "ধাপ ২: ২ মার্কস - C⁻¹ = [ 2 1 ] নির্ণয় করার জন্য।",</text:p>
            <text:p>        "ধাপ ৩: ২ মার্কস - B = A⁻¹.(ABC).C⁻¹  নির্ণয় করার জন্য।",</text:p>
            <text:p>        "ধাপ ৪: ৪ মার্কস - B = [ 31  11 ] নির্ণয়ের জন্য।",</text:p>
            <text:p>        "ধাপ ৫: ৪ মার্কস - B = [ -46 -16 ] নির্ণয়ের জন্য।"</text:p>
            <text:p>    ],</text:p>
            <text:p>    "চিহ্নিত ভুলসমূহ": [],</text:p>
            <text:p>    "সংশোধিত উত্তর": [],</text:p>
            <text:p>    "অতিরিক্ত মন্তব্য": "ছাত্র/ছাত্রীর উত্তরটি সম্পূর্ণ সঠিক।"</text:p>
            <text:p>}</text:p>
            <text:p>```</text:p>
          </table:table-cell>
          <table:table-cell table:style-name="ce1" office:value-type="string" calcext:value-type="string">
            <text:p>```json</text:p>
            <text:p>{</text:p>
            <text:p>    "প্রাপ্ত মার্কস": "10/10",</text:p>
            <text:p>    "ধাপ অনুযায়ী মার্কস বিভাজন": [</text:p>
            <text:p>    "ধাপ ১: ২ মার্কস - B = A⁻¹.(ABC).C⁻¹ সম্পর্ক স্থাপন সঠিক।",</text:p>
            <text:p>    "ধাপ ২: ২ মার্কস - A⁻¹ নির্ণয় সঠিক।",</text:p>
            <text:p>    "ধাপ ৩: ২ মার্কস - C⁻¹ নির্ণয় সঠিক।",</text:p>
            <text:p>    "ধাপ ৪: ৪ মার্কস - B ম্যাট্রিক্স নির্ণয় সঠিক। (গণনার পদ্ধতি দেখানো না হলেও, চূড়ান্ত ফলাফল সঠিক হওয়ায় পূর্ণ নম্বর দেওয়া হয়েছে)"</text:p>
            <text:p>    ],</text:p>
            <text:p>    "চিহ্নিত ভুলসমূহ": [],</text:p>
            <text:p>    "সংশোধিত উত্তর": [],</text:p>
            <text:p>    "অতিরিক্ত মন্তব্য": []</text:p>
            <text:p>}</text:p>
            <text:p>```</text:p>
          </table:table-cell>
          <table:table-cell table:style-name="ce1"/>
          <table:table-cell table:style-name="ce1" office:value-type="float" office:value="2773" calcext:value-type="float">
            <text:p>2773</text:p>
          </table:table-cell>
          <table:table-cell table:style-name="ce1" office:value-type="float" office:value="1131" calcext:value-type="float">
            <text:p>1131</text:p>
          </table:table-cell>
          <table:table-cell table:style-name="ce1" office:value-type="float" office:value="0" calcext:value-type="float">
            <text:p>0</text:p>
          </table:table-cell>
          <table:table-cell table:style-name="ce1" office:value-type="float" office:value="280" calcext:value-type="float">
            <text:p>280</text:p>
          </table:table-cell>
          <table:table-cell table:style-name="ce1" office:value-type="float" office:value="166" calcext:value-type="float">
            <text:p>166</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5" calcext:value-type="float">
            <text:p>5</text:p>
          </table:table-cell>
          <table:table-cell table:style-name="ce1" office:value-type="string" calcext:value-type="string">
            <text:p>1900.jpg</text:p>
          </table:table-cell>
          <table:table-cell table:style-name="ce1" office:value-type="float" office:value="10" calcext:value-type="float">
            <text:p>10</text:p>
          </table:table-cell>
          <table:table-cell table:style-name="ce1" office:value-type="float" office:value="1899" calcext:value-type="float">
            <text:p>1899</text:p>
          </table:table-cell>
          <table:table-cell table:style-name="ce1" office:value-type="string" calcext:value-type="string">
            <text:p>S=750</text:p>
            <text:p>f₁ = \frac{V_{max}}{t₁} = 2 :: t₁ = \frac{V_{max}}{2}</text:p>
            <text:p>আবার, f₂ = \frac{V_{max}}{t₂} = 4 :: t₂ = \frac{V_{max}}{4}</text:p>
            <text:p>আবার, s = \frac{1}{2} × (t₁ + t₂) × V_{max}</text:p>
            <text:p>⇒ 750 = \frac{1}{2} × (\frac{1}{2} + \frac{1}{4}) V_{max} × V_{max}</text:p>
            <text:p>⇒ 750 = \frac{1}{2} × \frac{3}{4} V_{max}^2 ⇒ V_{max}^2 = 2000</text:p>
            <text:p>:: V_{max} = 20\sqrt{5} ms⁻¹ (Ans.)</text:p>
          </table:table-cell>
          <table:table-cell table:style-name="ce1" office:value-type="string" calcext:value-type="string">
            <text:p>Math</text:p>
          </table:table-cell>
          <table:table-cell table:style-name="ce1" office:value-type="string" calcext:value-type="string">
            <text:p>নম্বর বণ্টন:</text:p>
            <text:p>t₁ এবং t₂; নির্ণয়ের জন্য (১.৫×০২) = ০৩ নম্বর।</text:p>
            <text:p>s = \frac{1}{2} × (t₁ + t₂) × V_{max}; নির্ণয়ের জন্য ০৩ নম্বর।</text:p>
            <text:p>V_{max} = 20\sqrt{5} ms⁻¹; নির্ণয়ের জন্য ০৪ নম্বর।</text:p>
            <text:p>[বিঃদ্র: একক না লিখলে বা ভুল একক লিখলে ০১ নম্বর কর্তন করা হবে।]</text:p>
          </table:table-cell>
          <table:table-cell table:style-name="ce1" office:value-type="string" calcext:value-type="string">
            <text:p>```json</text:p>
            <text:p>{</text:p>
            <text:p>    "প্রাপ্ত মার্কস": "7/10",</text:p>
            <text:p>    "ধাপ অনুযায়ী মার্কস বিভাজন": [</text:p>
            <text:p>    "ধাপ ১: 3 মার্কস - t₁ এবং t₂ এর মান Vmax এর মাধ্যমে প্রকাশ করার জন্য।",</text:p>
            <text:p>    "ধাপ ২: 3 মার্কস - ক্ষেত্রফলের সূত্র ব্যবহার করে Vmax নির্ণয়ের জন্য সঠিক সমীকরণ লেখার জন্য।",</text:p>
            <text:p>    "ধাপ ৩: 1 মার্কস - Vmax এর চূড়ান্ত মান নির্ণয়ের জন্য (একক লেখেন নি তাই ১ নম্বর কাটা হয়েছে)।"</text:p>
            <text:p>    ],</text:p>
            <text:p>    "চিহ্নিত ভুলসমূহ": [</text:p>
            <text:p>    "১. চূড়ান্ত উত্তরে একক ব্যবহার করা হয়নি।",</text:p>
            <text:p>    "২. Vmax এর সঠিক মান নির্ণয় করা হয়নি।"</text:p>
            <text:p>    ],</text:p>
            <text:p>    "সংশোধিত উত্তর": [</text:p>
            <text:p>    "১. Vmax = 20√5 ms⁻¹",</text:p>
            <text:p>        "২. S=750 \nf₁ = \\frac{V_{max}}{t₁} = 2 :: t₁ = \\frac{V_{max}}{2}\nআবার, f₂ = \\frac{V_{max}}{t₂} = 4 :: t₂ = \\frac{V_{max}}{4}\nআবার, s = \\frac{1}{2} × (t₁ + t₂) × V_{max}\n⇒ 750 = \\frac{1}{2} × (\\frac{1}{2} + \\frac{1}{4}) V_{max} × V_{max}\n⇒ 750 = \\frac{1}{2} × \\frac{3}{4} V_{max}^2 ⇒ V_{max}^2 = 2000\n:: V_{max} = 20\\sqrt{5} ms⁻¹ (Ans.)"</text:p>
            <text:p>    ],</text:p>
            <text:p>    "অতিরিক্ত মন্তব্য": "ক্ষেত্রফলের সূত্রটি সঠিক ভাবে প্রয়োগ করা হয়েছে।"</text:p>
            <text:p>}</text:p>
            <text:p>```</text:p>
          </table:table-cell>
          <table:table-cell table:style-name="ce1" office:value-type="string" calcext:value-type="string">
            <text:p>```json</text:p>
            <text:p>{</text:p>
            <text:p>    "প্রাপ্ত মার্কস": "10/10",</text:p>
            <text:p>    "ধাপ অনুযায়ী মার্কস বিভাজন": [</text:p>
            <text:p>        "ধাপ ১: 3 মার্কস - t₁ এবং t₂ কে সর্বোচ্চ বেগ (V) এর মাধ্যমে প্রকাশ (V/2 এবং V/4 ব্যবহার) সঠিক হয়েছে।",</text:p>
            <text:p>        "ধাপ ২: 3 মার্কস - মোট দূরত্ব নির্ণয়ের জন্য v-t লেখচিত্রের ক্ষেত্রফলের সূত্র \frac{1}{2} V(t₁+t₂) = 750 ব্যবহার এবং প্রতিস্থাপন সঠিক হয়েছে।",</text:p>
            <text:p>        "ধাপ ৩: 4 মার্কস - সর্বোচ্চ বেগ V এর সঠিক সাংখ্যিক মান (44.7213) নির্ণয় করা হয়েছে।"</text:p>
            <text:p>    ],</text:p>
            <text:p>    "চিহ্নিত ভুলসমূহ": [</text:p>
            <text:p>        "১. সর্বোচ্চ বেগ বোঝাতে V এর পরিবর্তে V_max প্রতীক ব্যবহার করলে আরও স্পষ্ট হতো।",</text:p>
            <text:p>        "২. চূড়ান্ত ফলাফল মূলদ সংখ্যা ও অমূলদ সংখ্যার গুণফল (যেমন 20√5) আকারে না লিখে দশমিক আকারে লেখা হয়েছে, যদিও সাংখ্যিক মান সঠিক।"</text:p>
            <text:p>    ],</text:p>
            <text:p>    "সংশোধিত উত্তর": [</text:p>
            <text:p>        "সর্বোচ্চ বেগ V_max = 20√5 ms⁻¹ (≈ 44.7213 ms⁻¹)"</text:p>
            <text:p>    ],</text:p>
            <text:p>    "অতিরিক্ত মন্তব্য": "ছাত্রের গণনা নির্ভুল আছে এবং একক সঠিক ব্যবহার করা হয়েছে। v-t লেখচিত্রটিও সঠিক অঙ্কন করা হয়েছে।"</text:p>
            <text:p>}</text:p>
            <text:p>```</text:p>
          </table:table-cell>
          <table:table-cell table:style-name="ce1"/>
          <table:table-cell table:style-name="ce1" office:value-type="float" office:value="1406" calcext:value-type="float">
            <text:p>1406</text:p>
          </table:table-cell>
          <table:table-cell table:style-name="ce1" office:value-type="float" office:value="1307" calcext:value-type="float">
            <text:p>1307</text:p>
          </table:table-cell>
          <table:table-cell table:style-name="ce1" office:value-type="float" office:value="0" calcext:value-type="float">
            <text:p>0</text:p>
          </table:table-cell>
          <table:table-cell table:style-name="ce1" office:value-type="float" office:value="525" calcext:value-type="float">
            <text:p>525</text:p>
          </table:table-cell>
          <table:table-cell table:style-name="ce1" office:value-type="float" office:value="321" calcext:value-type="float">
            <text:p>321</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6" calcext:value-type="float">
            <text:p>6</text:p>
          </table:table-cell>
          <table:table-cell table:style-name="ce1" office:value-type="string" calcext:value-type="string">
            <text:p>1901.jpg</text:p>
          </table:table-cell>
          <table:table-cell table:style-name="ce1" office:value-type="float" office:value="10" calcext:value-type="float">
            <text:p>10</text:p>
          </table:table-cell>
          <table:table-cell table:style-name="ce1"/>
          <table:table-cell table:style-name="ce1" office:value-type="string" calcext:value-type="string">
            <text:p>আমরা জানি, - 1 ≤ - sin 2x ≤ 1 ⇒ 3x² - 1 ≤ 3x² - sin 2x ≤ 3x² + 1</text:p>
            <text:p>⇒ /frac{3x²-1}{x²+5} ≤ /frac{3x²-sin 2x}{x²+15} ≤ /frac{3x²+1}{x²+5}  ... (i)</text:p>
            <text:p>= 3;</text:p>
            <text:p/>
            <text:p>এখন, lim_{x→∞} /frac{3x²-1}{x²+5} = lim_{x→∞} /frac{x²(3-1/x²)}{x²(1+5/x²)} = 3;</text:p>
            <text:p/>
            <text:p>আবার, lim_{x→∞} /frac{3x²+1}{x²+5} = lim_{x→∞} /frac{x²(3+1/x²)}{x²(1+5/x²)} = 3; তাহলে, (i)</text:p>
            <text:p/>
            <text:p>⇒ 3 ≤ lim_{x→∞} /frac{3x²-sin 2x}{x²+5} ≤ 3</text:p>
            <text:p/>
            <text:p>:: স্যান্ডউইচ উপপাদ্য ব্যবহার করে পাই, lim_{x→∞} /frac{3x²-sin 2x}{x²+5} = 3 (Ans.)</text:p>
          </table:table-cell>
          <table:table-cell table:style-name="ce1" office:value-type="string" calcext:value-type="string">
            <text:p>Math</text:p>
          </table:table-cell>
          <table:table-cell table:style-name="ce1" office:value-type="string" calcext:value-type="string">
            <text:p>নম্বর বণ্টনঃ</text:p>
            <text:p>3x² - 1 ≤ 3x² - sin 2x ≤ 3x² + 1; নির্ণয় করার জন্য ০২ নম্বর।</text:p>
            <text:p>lim_{x→∞} /frac{3x²-1}{x²+5} ≤ lim_{x→∞} /frac{3x²-sin 2x}{x²+15} ≤ lim_{x→∞} /frac{3x²+1}{x²+5}; নির্ণয় করার জন্য ০৪ নম্বর।</text:p>
            <text:p>lim_{x→∞} /frac{3x²-sin 2x}{x²+5} = 3; নির্ণয় করার জন্য ০৪ নম্বর।</text:p>
          </table:table-cell>
          <table:table-cell table:style-name="ce1" office:value-type="string" calcext:value-type="string">
            <text:p>```json</text:p>
            <text:p>{</text:p>
            <text:p>    "প্রাপ্ত মার্কস": "10/10",</text:p>
            <text:p>    "ধাপ অনুযায়ী মার্কস বিভাজন": [</text:p>
            <text:p>        "ধাপ ১: ২ মার্কস - -1 ≤ -sin2x ≤ 1 থেকে 3x² - 1 ≤ 3x² - sin 2x ≤ 3x² + 1 নির্ণয় করার জন্য।",</text:p>
            <text:p>        "ধাপ ২: ৪ মার্কস - lim_{x→∞} (3x²-1)/(x²+5) ≤ lim_{x→∞} (3x²-sin 2x)/(x²+5) ≤ lim_{x→∞} (3x²+1)/(x²+5)  পর্যন্ত লেখার জন্য।",</text:p>
            <text:p>        "ধাপ ৩: ৪ মার্কস - lim_{x→∞} (3x²-sin 2x)/(x²+5) = 3 নির্ণয় করার জন্য।"</text:p>
            <text:p>    ],</text:p>
            <text:p>    "চিহ্নিত ভুলসমূহ": [],</text:p>
            <text:p>    "সংশোধিত উত্তর": [],</text:p>
            <text:p>    "অতিরিক্ত মন্তব্য": "ছাত্র স্যান্ডউইচ উপপাদ্য ব্যবহার করে সঠিক উত্তর দিয়েছে।"</text:p>
            <text:p>}</text:p>
            <text:p>```</text:p>
          </table:table-cell>
          <table:table-cell table:style-name="ce1" office:value-type="string" calcext:value-type="string">
            <text:p>```json</text:p>
            <text:p>{</text:p>
            <text:p>    "প্রাপ্ত মার্কস": "10/10",</text:p>
            <text:p>    "ধাপ অনুযায়ী মার্কস বিভাজন": [</text:p>
            <text:p>        "ধাপ ১: 2 মার্কস - -sin 2x এর সীমার সাথে 3x² যোগ করে অসমতা স্থাপন (`3x² - 1 ≤ 3x² - sin 2x ≤ 3x² + 1`)। ছাত্র সরাসরি x²+5 দিয়ে ভাগ করার পরের অসমতা লিখলেও, মূল ধারণা সঠিক থাকায় নম্বর দেওয়া হলো।",</text:p>
            <text:p>        "ধাপ ২: 4 মার্কস - প্রাপ্ত অসমতাকে x²+5 দিয়ে ভাগ করে সকল অংশে limit প্রয়োগ করা।",</text:p>
            <text:p>        "ধাপ ৩: 4 মার্কস - বাইরের দুটি ফাংশনের limit নির্ণয় করে স্যান্ডউইচ উপপাদ্য (Squeeze Theorem) ব্যবহার করে মূল limit এর মান ৩ নির্ণয় করা।"</text:p>
            <text:p>    ],</text:p>
            <text:p>    "চিহ্নিত ভুলসমূহ": [</text:p>
            <text:p>        "কোনো ভুল নেই।"</text:p>
            <text:p>    ],</text:p>
            <text:p>    "সংশোধিত উত্তর": [</text:p>
            <text:p>        "কোনো সংশোধনের প্রয়োজন নেই।"</text:p>
            <text:p>    ],</text:p>
            <text:p>    "অতিরিক্ত মন্তব্য": "শিক্ষার্থী স্যান্ডউইচ উপপাদ্য ব্যবহার করে লিমিটটি সঠিকভাবে নির্ণয় করেছে। ধাপগুলো নির্ভুলভাবে অনুসরণ করা হয়েছে।"</text:p>
            <text:p>}</text:p>
            <text:p>```</text:p>
          </table:table-cell>
          <table:table-cell table:style-name="ce1"/>
          <table:table-cell table:style-name="ce1" office:value-type="float" office:value="2809" calcext:value-type="float">
            <text:p>2809</text:p>
          </table:table-cell>
          <table:table-cell table:style-name="ce1" office:value-type="float" office:value="1180" calcext:value-type="float">
            <text:p>1180</text:p>
          </table:table-cell>
          <table:table-cell table:style-name="ce1" office:value-type="float" office:value="0" calcext:value-type="float">
            <text:p>0</text:p>
          </table:table-cell>
          <table:table-cell table:style-name="ce1" office:value-type="float" office:value="304" calcext:value-type="float">
            <text:p>304</text:p>
          </table:table-cell>
          <table:table-cell table:style-name="ce1" office:value-type="float" office:value="274" calcext:value-type="float">
            <text:p>274</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7" calcext:value-type="float">
            <text:p>7</text:p>
          </table:table-cell>
          <table:table-cell table:style-name="ce1" office:value-type="string" calcext:value-type="string">
            <text:p>1902.jpg</text:p>
          </table:table-cell>
          <table:table-cell table:style-name="ce1" office:value-type="float" office:value="10" calcext:value-type="float">
            <text:p>10</text:p>
          </table:table-cell>
          <table:table-cell table:style-name="ce1"/>
          <table:table-cell table:style-name="ce1" office:value-type="string" calcext:value-type="string">
            <text:p>∫(√tan x + √cot x) dx = ∫(√(sin x/cos x) + √(cos x/sin x)) dx = ∫(sin x + cos x)/(√sin x.cos x) dx</text:p>
            <text:p>= ∫√2(sin x + cos x) dx / √(1 - (1 - 2sin xcos x))</text:p>
            <text:p>= ∫√2(sin x + cos x) dx / √(1 - (sin²x + cos²x - 2sin xcos x))</text:p>
            <text:p>ধরি, cos x + sin x = z ⇒ dz/dx = (sin x + cos x) ⇒ (sin x + cos x)dx = dz</text:p>
            <text:p>তাহলে, ∫√2 dz/√(1 - z²) = √2sin⁻¹z + c = √2sin⁻¹(sin x - cos x) + c (Ans.)</text:p>
          </table:table-cell>
          <table:table-cell table:style-name="ce1" office:value-type="string" calcext:value-type="string">
            <text:p>Math</text:p>
          </table:table-cell>
          <table:table-cell table:style-name="ce1" office:value-type="string" calcext:value-type="string">
            <text:p>নম্বর বণ্টনঃ</text:p>
            <text:p>∫(√tan x + √cot x) dx = ∫√2(sin x + cos x)/√(1 - (1 - 2sin xcos x)) dx নির্ণয়ের জন্য ০৩ নম্বর।</text:p>
            <text:p>∫(√tan x + √cot x) dx = ∫√2 dz/√(1 - z²) নির্ণয়ের জন্য ০৪ নম্বর।</text:p>
            <text:p>∫(√tan x + √cot x) dx = √2sin⁻¹(sin x - cos x) + c নির্ণয়ের জন্য ০৩ নম্বর।</text:p>
            <text:p>[বিঃদ্রঃ +c' না লিখলে ০১ নম্বর কর্তন হবে।]</text:p>
          </table:table-cell>
          <table:table-cell table:style-name="ce1" office:value-type="string" calcext:value-type="string">
            <text:p>```json</text:p>
            <text:p>{</text:p>
            <text:p>    "প্রাপ্ত মার্কস": "7/10",</text:p>
            <text:p>    "ধাপ অনুযায়ী মার্কস বিভাজন": [</text:p>
            <text:p>        "ধাপ ১: ৩ মার্কস -  ∫(√tan x + √cot x) dx = ∫√2(sin x + cos x)/√(1 - (1 - 2sin xcos x)) dx পর্যন্ত সঠিক।",</text:p>
            <text:p>        "ধাপ ২: ০ মার্কস - ∫(√tan x + √cot x) dx = ∫√2 dz/√(1 - z²) এই ধাপে পৌঁছাতে পারেনি।",</text:p>
            <text:p>        "ধাপ ৩: ৪ মার্কস -  z এর মান ভুল ধরায় এবং sin⁻¹z এর ইন্টিগ্রেশন ঠিক করায় ৪ নম্বর দেওয়া হল।",</text:p>
            <text:p>        "বিঃদ্রঃ +c' না লেখার জন্য নম্বর কাটা হয়নি কারণ student সম্পূর্ণ উত্তর দিতে পারেনি।"</text:p>
            <text:p>    ],</text:p>
            <text:p>    "চিহ্নিত ভুলসমূহ": [</text:p>
            <text:p>        "১. sin x - cos x = z ধরে হিসাব করায় ভুল হয়েছে। cos x + sin x = z ধরতে হবে।",</text:p>
            <text:p>        "২.  z এর মান প্রতিস্থাপনে ভুল হয়েছে।"</text:p>
            <text:p>    ],</text:p>
            <text:p>    "সংশোধিত উত্তর": [</text:p>
            <text:p>        "১. ধরি, cos x + sin x = z ⇒ dz/dx = (sin x + cos x) ⇒ (sin x + cos x)dx = dz",</text:p>
            <text:p>        "২. ∫√2 dz/√(1 - z²) = √2sin⁻¹z + c = √2sin⁻¹(sin x + cos x) + c"</text:p>
            <text:p>    ],</text:p>
            <text:p>    "অতিরিক্ত মন্তব্য": "ছাত্র z এর মান ভুল ধরেছে তাই ইন্টিগ্রেশনও ভুল হয়েছে।"</text:p>
            <text:p>}</text:p>
            <text:p>```</text:p>
          </table:table-cell>
          <table:table-cell table:style-name="ce1" office:value-type="string" calcext:value-type="string">
            <text:p>```json</text:p>
            <text:p>{</text:p>
            <text:p>    "প্রাপ্ত মার্কস": "10/10",</text:p>
            <text:p>    "ধাপ অনুযায়ী মার্কস বিভাজন": [</text:p>
            <text:p>        "ধাপ ১: 3 মার্কস - ∫(√(sin x/cos x) + √(cos x/sin x)) dx থেকে ∫(sin x + cos x)/√sin x.cos x dx পর্যন্ত সরলীকরণ এবং প্রতিস্থাপনের জন্য সঠিক চলক ও অন্তরক নির্ণয় (z=sin x - cos x, dz=(cos x + sin x) dx)।",</text:p>
            <text:p>        "ধাপ ২: 4 মার্কস - সঠিক প্রতিস্থাপন করে সমাকলনকে ∫√2 dz/√(1 - z²) আকারে প্রকাশ করা। (মাঝের গাণিতিক ত্রুটি পরবর্তী ধাপে সংশোধন করা হয়েছে)।",</text:p>
            <text:p>        "ধাপ ৩: 3 মার্কস - সমাকলন করে এবং চলক প্রতিস্থাপন করে চূড়ান্ত ফলাফল √2sin⁻¹(sin x - cos x) + c নির্ণয় করা। (+c যুক্ত করা হয়েছে)।"</text:p>
            <text:p>    ],</text:p>
            <text:p>    "চিহ্নিত ভুলসমূহ": [</text:p>
            <text:p>        "১. প্রতিস্থাপনের পর সমাকলনের হরে √(1-z²)/2 কে সংক্ষেপে √(1-z²/2) লেখা হয়েছিল।"</text:p>
            <text:p>    ],</text:p>
            <text:p>    "সংশোধিত উত্তর": [</text:p>
            <text:p>        "১. ∫ dz / √((1-z²)/2) = ∫ dz / (√(1-z²)/√2) = √2 ∫ dz / √(1-z²)। (এই সঠিক রূপটি ছাত্র পরবর্তী লাইনে নির্ণয় করেছে)।"</text:p>
            <text:p>    ],</text:p>
            <text:p>    "অতিরিক্ত মন্তব্য": "ছাত্রটি সমাকলনের পদ্ধতি সঠিকভাবে অনুসরণ করেছে এবং চূড়ান্ত ফলাফল নির্ভুলভাবে নির্ণয় করেছে। প্রতিস্থাপনের সময় হরে একটি সামান্য গাণিতিক ত্রুটি হলেও সেটিকে পরবর্তী ধাপে সংশোধন করে নেওয়া হয়েছে। সামগ্রিকভাবে এটি একটি সঠিক সমাধান।"</text:p>
            <text:p>}</text:p>
            <text:p>```</text:p>
          </table:table-cell>
          <table:table-cell table:style-name="ce1"/>
          <table:table-cell table:style-name="ce1" office:value-type="float" office:value="2718" calcext:value-type="float">
            <text:p>2718</text:p>
          </table:table-cell>
          <table:table-cell table:style-name="ce1" office:value-type="float" office:value="1062" calcext:value-type="float">
            <text:p>1062</text:p>
          </table:table-cell>
          <table:table-cell table:style-name="ce1" office:value-type="float" office:value="0" calcext:value-type="float">
            <text:p>0</text:p>
          </table:table-cell>
          <table:table-cell table:style-name="ce1" office:value-type="float" office:value="483" calcext:value-type="float">
            <text:p>483</text:p>
          </table:table-cell>
          <table:table-cell table:style-name="ce1" office:value-type="float" office:value="396" calcext:value-type="float">
            <text:p>396</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8" calcext:value-type="float">
            <text:p>8</text:p>
          </table:table-cell>
          <table:table-cell table:style-name="ce1" office:value-type="string" calcext:value-type="string">
            <text:p>1903.jpg</text:p>
          </table:table-cell>
          <table:table-cell table:style-name="ce1" office:value-type="float" office:value="10" calcext:value-type="float">
            <text:p>10</text:p>
          </table:table-cell>
          <table:table-cell table:style-name="ce1"/>
          <table:table-cell table:style-name="ce1" office:value-type="string" calcext:value-type="string">
            <text:p>x² + y² + 6x – 4y + 4 = 0</text:p>
            <text:p>এখানে, g = 3, f = –2, c = 4</text:p>
            <text:p>AB = 2√g² – c = 2√3² – 4 = 2√5 (Ans.)</text:p>
            <text:p>A ও B বিন্দুর কোটি 0।</text:p>
            <text:p>এখন, x² + 6x + 4 = 0 ⇒ x = \frac{-6 ± 2√5}{2} … x = -3 ± √5 ; C = (–3, 2)</text:p>
            <text:p>এখন, ∆ABC = \frac{1}{2} \begin{vmatrix} -3 + √5 &amp; 0 &amp; 1 \\ -3 - √5 &amp; 0 &amp; 1 \end{vmatrix}</text:p>
            <text:p>= \frac{1}{2}[-3(0 – 0) – 2(–3 + √5 + 3 + √5) + 1(0 – 0)] = \frac{1}{2} × (–2)[2√5] = 2√5 বর্গ একক (Ans.)</text:p>
          </table:table-cell>
          <table:table-cell table:style-name="ce1" office:value-type="string" calcext:value-type="string">
            <text:p>Math</text:p>
          </table:table-cell>
          <table:table-cell table:style-name="ce1" office:value-type="string" calcext:value-type="string">
            <text:p>নম্বর বণ্টন:</text:p>
            <text:p>AB = 2√5; নির্ণয়ের জন্য ০৩ নম্বর।</text:p>
            <text:p>C = (–3, 2); নির্ণয়ের জন্য ০৩ নম্বর।</text:p>
            <text:p>∆ABC = 2√5 বর্গ একক; নির্ণয়ের জন্য ০৪ নম্বর।</text:p>
            <text:p>[বিঃদ্র: একক না লিখলে বা ভুল একক লিখলে ০১ নম্বর কর্তন করা হবে।]</text:p>
            <text:p>বিকল্প:</text:p>
            <text:p>x² + y² + 6x – 4y + 4 = 0</text:p>
            <text:p>এখানে, g = 3, f = –2, c = 4</text:p>
            <text:p>AB = 2√g² – c = 2√3² – 4 = 2√5 (Ans.)</text:p>
            <text:p>A ও B বিন্দুর কোটি 0।</text:p>
            <text:p>C = (–3, 2) কেন্দ্র হতে x অক্ষের লম্ব দূরত্ব 2 একক।</text:p>
          </table:table-cell>
          <table:table-cell table:style-name="ce1" office:value-type="string" calcext:value-type="string">
            <text:p>```json</text:p>
            <text:p>{</text:p>
            <text:p>    "প্রাপ্ত মার্কস": "9/10",</text:p>
            <text:p>    "ধাপ অনুযায়ী মার্কস বিভাজন": [</text:p>
            <text:p>        "ধাপ ১: 3 মার্কস - AB = 2√5 একক নির্ণয় করার জন্য।",</text:p>
            <text:p>        "ধাপ ২: 3 মার্কস - কেন্দ্র C = (-3, 2) নির্ণয় করার জন্য।",</text:p>
            <text:p>        "ধাপ ৩: 3 মার্কস - ত্রিভুজের ক্ষেত্রফল নির্ণয়ের জন্য। ক্ষেত্রফল 4.472 লেখা হয়েছে, যা 2√5 এর আসন্ন মান। সঠিক মান 2√5 লিখতে হবে।"</text:p>
            <text:p>    ],</text:p>
            <text:p>    "চিহ্নিত ভুলসমূহ": [</text:p>
            <text:p>        "১. ক্ষেত্রফল নির্ণয়ে সঠিক মান (2√5) এর পরিবর্তে আসন্ন মান (4.472) লেখা হয়েছে।",</text:p>
            <text:p>        "২. নির্ণায়কের মান বের করার সময় একটি ভুল হয়েছে, যদিও চূড়ান্ত উত্তরে এর প্রভাব পড়েনি।"</text:p>
            <text:p>    ],</text:p>
            <text:p>    "সংশোধিত উত্তর": [</text:p>
            <text:p>        "১. ক্ষেত্রফল = 2√5 বর্গ একক",</text:p>
            <text:p>        "২. নির্ণায়কের মান হবে:  ∆ABC = 1/2 * |(-3+√5)*0 - (-3-√5)*0 + (0-0)| = 2√5 বর্গ একক"</text:p>
            <text:p>    ],</text:p>
            <text:p>    "অতিরিক্ত মন্তব্য": "একক লেখার জন্য ধন্যবাদ। আপনি প্রায় সব কিছুই সঠিকভাবে করেছেন।"</text:p>
            <text:p>}</text:p>
            <text:p>```</text:p>
          </table:table-cell>
          <table:table-cell table:style-name="ce1" office:value-type="string" calcext:value-type="string">
            <text:p>```json</text:p>
            <text:p>{</text:p>
            <text:p>    "প্রাপ্ত মার্কস": "10/10",</text:p>
            <text:p>    "ধাপ অনুযায়ী মার্কস বিভাজন": [</text:p>
            <text:p>        "ধাপ ১: 3 মার্কস - AB = 2√5 নির্ণয়।",</text:p>
            <text:p>        "ধাপ ২: 3 মার্কস - কেন্দ্র C = (-3, 2) নির্ণয়।",</text:p>
            <text:p>        "ধাপ ৩: 4 মার্কস - ∆ABC নির্ণয়ের জন্য সঠিক ডিটারমিন্যান্ট পদ্ধতি ব্যবহার এবং সঠিক মান (2√5 ≈ 4.472) ও একক ('su' অর্থাৎ বর্গ একক) নির্ণয়।"</text:p>
            <text:p>    ],</text:p>
            <text:p>    "চিহ্নিত ভুলসমূহ": [],</text:p>
            <text:p>    "সংশোধিত উত্তর": [],</text:p>
            <text:p>    "অতিরিক্ত মন্তব্য": "ছাত্রের সমাধান পদ্ধতি সম্পূর্ণ নির্ভুল। ক্ষেত্রফল নির্ণয়ের মান 2√5 এর পরিবর্তে তার আসন্ন মান 4.472 লেখা হয়েছে, তবে এটি গাণিতিকভাবে সঠিক এবং এককও ঠিক আছে।"</text:p>
            <text:p>}</text:p>
            <text:p>```</text:p>
          </table:table-cell>
          <table:table-cell table:style-name="ce1"/>
          <table:table-cell table:style-name="ce1" office:value-type="float" office:value="2842" calcext:value-type="float">
            <text:p>2842</text:p>
          </table:table-cell>
          <table:table-cell table:style-name="ce1" office:value-type="float" office:value="1166" calcext:value-type="float">
            <text:p>1166</text:p>
          </table:table-cell>
          <table:table-cell table:style-name="ce1" office:value-type="float" office:value="0" calcext:value-type="float">
            <text:p>0</text:p>
          </table:table-cell>
          <table:table-cell table:style-name="ce1" office:value-type="float" office:value="458" calcext:value-type="float">
            <text:p>458</text:p>
          </table:table-cell>
          <table:table-cell table:style-name="ce1" office:value-type="float" office:value="206" calcext:value-type="float">
            <text:p>206</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9" calcext:value-type="float">
            <text:p>9</text:p>
          </table:table-cell>
          <table:table-cell table:style-name="ce1" office:value-type="string" calcext:value-type="string">
            <text:p>1904.jpg</text:p>
          </table:table-cell>
          <table:table-cell table:style-name="ce1" office:value-type="float" office:value="10" calcext:value-type="float">
            <text:p>10</text:p>
          </table:table-cell>
          <table:table-cell table:style-name="ce1"/>
          <table:table-cell table:style-name="ce1" office:value-type="string" calcext:value-type="string">
            <text:p>√3</text:p>
            <text:p>1</text:p>
            <text:p>sin 2x  cos 2x</text:p>
            <text:p>√ 3cos 2x−sin 2x</text:p>
            <text:p>= 4 ⇒</text:p>
            <text:p>sin 2xcos 2x</text:p>
            <text:p>= 4 = √3</text:p>
            <text:p>cos 2x</text:p>
            <text:p>sin 2x = 2sin 2x.cos 2x</text:p>
            <text:p>2</text:p>
            <text:p>2</text:p>
            <text:p>sin ( π/3 − 2x) = sin 4x ⇒ sin 4x + sin (2x − π/3) = 0 ⇒ 2sin(3x − π/6).cos(x + π/6) = 0</text:p>
            <text:p>⇒ sin(3x−π/6) = 0 ⇒ 3x − π/6 = nπ ⇒ x = (6n+1)π/18; [Where, n ∈ Z]</text:p>
            <text:p>= cos (x + π/6) = 0 ⇒ x + π/6 = (2n + 1)π/2 ⇒ x = (3n + 1)π/3; [Where, n ∈ Z]</text:p>
            <text:p>√3</text:p>
          </table:table-cell>
          <table:table-cell table:style-name="ce1" office:value-type="string" calcext:value-type="string">
            <text:p>Math</text:p>
          </table:table-cell>
          <table:table-cell table:style-name="ce1" office:value-type="string" calcext:value-type="string">
            <text:p>নম্বর বণ্টনঃ</text:p>
            <text:p>cos 2x − 1/2 sin 2x = 2sin 2x.cos 2x; নির্ণয় করার জন্য ০২ নম্বর।</text:p>
            <text:p>X = (6n+1)π/18;[Where, n ∈ Z]; নির্ণয় করার জন্য ০৪ নম্বর।</text:p>
            <text:p>x = (3n + 1)π/3; [Where, n ∈ Z] ; নির্ণয় করার জন্য ০৪ নম্বর।</text:p>
            <text:p>[বিঃদ্র: n∈ Z না লিখলে ০১ নম্বর কর্তন করা হবে।]</text:p>
          </table:table-cell>
          <table:table-cell table:style-name="ce1" office:value-type="string" calcext:value-type="string">
            <text:p>```json</text:p>
            <text:p>{</text:p>
            <text:p>    "প্রাপ্ত মার্কস": "5/10",</text:p>
            <text:p>    "ধাপ অনুযায়ী মার্কস বিভাজন": [</text:p>
            <text:p>        "ধাপ ১: ২ মার্কস -  √3/2 cos2x - 1/2 sin2x = sin4x পর্যন্ত লেখার জন্য। এখানে sin2xcos2x কে sin4x এ রুপান্তর করার চেষ্টা করা হয়েছে।",</text:p>
            <text:p>        "ধাপ ২: ৩ মার্কস - cos(2x + π/6) = sin4x  পর্যন্ত সঠিক। এর পর cos(π/2 - 4x) পর্যন্ত ঠিক আছে। কিন্তু এর পরের অংশ এবং সমাধান সঠিক নয়।"</text:p>
            <text:p>    ],</text:p>
            <text:p>    "চিহ্নিত ভুলসমূহ": [</text:p>
            <text:p>        "১. sin(π/3 - 2x) = sin 4x এই রুপান্তরটি ভুল হয়েছে। cos(2x + π/6) = sin4x থেকে এই ধাপে সরাসরি যাওয়া যায় না।",</text:p>
            <text:p>        "২.  সাধারণ সমাধান নির্ণয়ের প্রক্রিয়াটি ত্রুটিপূর্ণ।"</text:p>
            <text:p>    ],</text:p>
            <text:p>    "সংশোধিত উত্তর": [</text:p>
            <text:p>        "১. cos(2x + π/6) = sin4x থেকে, cos(2x + π/6) = cos(π/2 - 4x) হবে।",</text:p>
            <text:p>        "২. π/2 - 4x = 2nπ ± (2x + π/6) হবে। এরপর x এর মান বের করতে হবে।"</text:p>
            <text:p>    ],</text:p>
            <text:p>    "অতিরিক্ত মন্তব্য": "এখানে ত্রিকোণমিতিক সূত্র প্রয়োগে এবং সাধারণ সমাধান বের করার ক্ষেত্রে ভুল হয়েছে। n∈ Z উল্লেখ না করার জন্য নম্বর কাটা যায়নি কারণ উত্তরের ধারাটি সম্পূর্ণ হয়নি।"</text:p>
            <text:p>}</text:p>
            <text:p>```</text:p>
          </table:table-cell>
          <table:table-cell table:style-name="ce1" office:value-type="string" calcext:value-type="string">
            <text:p>```json</text:p>
            <text:p>{</text:p>
            <text:p>    "প্রাপ্ত মার্কস": "6/10",</text:p>
            <text:p>    "ধাপ অনুযায়ী মার্কস বিভাজন": [</text:p>
            <text:p>        "ধাপ ১: ২ মার্কস - প্রাথমিক সমীকরণকে \u221a3/2 cos 2x - 1/2 sin 2x = 2sin 2x.cos 2x আকারে আনার জন্য।",</text:p>
            <text:p>        "ধাপ ২: ৪ মার্কস - সমাধান x = (6n+1)\u03c0/18 সঠিকভাবে নির্ণয় করার জন্য।",</text:p>
            <text:p>        "ধাপ ৩: ০ মার্কস - দ্বিতীয় সেট সমাধান x = (3n + 1)\u03c0/3 সঠিকভাবে নির্ণয় করতে না পারার জন্য।"</text:p>
            <text:p>    ],</text:p>
            <text:p>    "চিহ্নিত ভুলসমূহ": [</text:p>
            <text:p>        "১. ত্রিকোণমিতিক সমীকরণ cos(2x + \u03c0/6) = cos(\u03c0/2 - 4x)-এর সাধারণ সমাধান নির্ণয়ে ত্রুটি। A = 2n\u03c0 \u00b1 B সূত্রটির প্রয়োগে সমস্যা ছিল।",</text:p>
            <text:p>        "২. দ্বিতীয় ক্ষেত্র (A = 2n\u03c0 - B) থেকে প্রাপ্ত সমাধান x = n\u03c0 + \u03c0/3 ভুল।"</text:p>
            <text:p>    ],</text:p>
            <text:p>    "সংশোধিত উত্তর": [</text:p>
            <text:p>        "১. cos(2x + \u03c0/6) = cos(\u03c0/2 - 4x)",</text:p>
            <text:p>        "সাধারণ সমাধান: 2x + \u03c0/6 = 2n\u03c0 \u00b1 (\u03c0/2 - 4x), যেখানে n \u2208 Z.",</text:p>
            <text:p>        "কেস ১ (+): 2x + \u03c0/6 = 2n\u03c0 + \u03c0/2 - 4x \u21d2 6x = 2n\u03c0 + \u03c0/2 - \u03c0/6 = 2n\u03c0 + 2\u03c0/6 = 2n\u03c0 + \u03c0/3 \u21d2 x = n\u03c0/3 + \u03c0/18 = (6n+1)\u03c0/18.",</text:p>
            <text:p>        "কেস ২ (-): 2x + \u03c0/6 = 2n\u03c0 - (\u03c0/2 - 4x) = 2n\u03c0 - \u03c0/2 + 4x \u21d2 -2x = 2n\u03c0 - \u03c0/2 - \u03c0/6 = 2n\u03c0 - 4\u03c0/6 = 2n\u03c0 - 2\u03c0/3 \u21d2 2x = -2n\u03c0 + 2\u03c0/3 \u21d2 x = -n\u03c0 + \u03c0/3 = (1-3n)\u03c0/3.",</text:p>
            <text:p>        "২. নির্ণেয় সমাধানগুলি হল x = (6n+1)\u03c0/18 এবং x = (1-3n)\u03c0/3 (যেখানে n \u2208 Z)। দ্রষ্টব্য: (1-3n)\u03c0/3 সমাধানটি (3m+1)\u03c0/3 আকারের, যেখানে m একটি পূর্ণসংখ্যা।"</text:p>
            <text:p>    ],</text:p>
            <text:p>    "অতিরিক্ত মন্তব্য": ""</text:p>
            <text:p>}</text:p>
            <text:p>```</text:p>
          </table:table-cell>
          <table:table-cell table:style-name="ce1"/>
          <table:table-cell table:style-name="ce1" office:value-type="float" office:value="2738" calcext:value-type="float">
            <text:p>2738</text:p>
          </table:table-cell>
          <table:table-cell table:style-name="ce1" office:value-type="float" office:value="1098" calcext:value-type="float">
            <text:p>1098</text:p>
          </table:table-cell>
          <table:table-cell table:style-name="ce1" office:value-type="float" office:value="0" calcext:value-type="float">
            <text:p>0</text:p>
          </table:table-cell>
          <table:table-cell table:style-name="ce1" office:value-type="float" office:value="529" calcext:value-type="float">
            <text:p>529</text:p>
          </table:table-cell>
          <table:table-cell table:style-name="ce1" office:value-type="float" office:value="883" calcext:value-type="float">
            <text:p>883</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office:value-type="float" office:value="12" calcext:value-type="float">
            <text:p>12</text:p>
          </table:table-cell>
          <table:table-cell table:style-name="ce1" office:value-type="string" calcext:value-type="string">
            <text:p>1907.jpg</text:p>
          </table:table-cell>
          <table:table-cell table:style-name="ce1" office:value-type="float" office:value="10" calcext:value-type="float">
            <text:p>10</text:p>
          </table:table-cell>
          <table:table-cell table:style-name="ce1"/>
          <table:table-cell table:style-name="ce1" office:value-type="string" calcext:value-type="string">
            <text:p>$\frac{1+2i}{1-3i} = \frac{(1+2i)(1+3i)}{(1-3i)(1+3i)} = \frac{1+3i+2i+6i^2}{1^2+3^2} = \frac{-5+5i}{10}$</text:p>
            <text:p>$[\because i^2=-1] = -\frac{1}{2} + \frac{1}{2}i$</text:p>
            <text:p>$\therefore r = \sqrt{(-\frac{1}{2})^2+(\frac{1}{2})^2} = \frac{1}{\sqrt{2}}; \theta = 180^\circ - tan^{-1}\frac{\frac{1}{2}}{\frac{1}{2}} = 180^\circ - tan^{-1}1 = 180^\circ - 45^\circ = 135^\circ$</text:p>
            <text:p>$\therefore \frac{1+2i}{1-3i} = \frac{1}{\sqrt{2}}(cos\theta + isin\theta)$ যেখানে, $\theta = 135^\circ$</text:p>
          </table:table-cell>
          <table:table-cell table:style-name="ce1" office:value-type="string" calcext:value-type="string">
            <text:p>Math</text:p>
          </table:table-cell>
          <table:table-cell table:style-name="ce1" office:value-type="string" calcext:value-type="string">
            <text:p>নম্বর বণ্টন:</text:p>
            <text:p>$\frac{1+2i}{1-3i} = \frac{1}{\sqrt{2}} + \frac{1i}{\sqrt{2}}$; নির্ণয়ের জন্য ০২ নম্বর।</text:p>
            <text:p>$r = \frac{1}{\sqrt{2}}$; নির্ণয়ের জন্য ০২ নম্বর।</text:p>
            <text:p>$\theta = 135^\circ$; নির্ণয়ের জন্য ০৩ নম্বর।</text:p>
            <text:p>$\frac{1+2i}{1-3i} = \frac{1}{\sqrt{2}}(cos\theta + isin\theta)$ যেখানে, $\theta = 135^\circ$; নির্ণয়ের জন্য ০৩ নম্বর।</text:p>
            <text:p>বিকল্প:</text:p>
            <text:p>$r = \frac{\sqrt{1^2+2^2}}{\sqrt{1^2+3^2}} = \frac{\sqrt{5}}{\sqrt{10}} = \frac{1}{\sqrt{2}}$; $(1+2i)$ এর আর্গুমেন্ট $\theta_1 = tan^{-1}2$</text:p>
            <text:p>$(1-3i)$ এর $\theta_2 = -tan^{-1}3$; $\theta = \theta_1 - \theta_2 = tan^{-1}2 - (-tan^{-1}3) = 135^\circ$</text:p>
            <text:p>$\frac{1+2i}{1-3i} = \frac{1}{\sqrt{2}}(cos 135^\circ + isin 135^\circ)$</text:p>
            <text:p>বিকল্প নম্বর বণ্টন:</text:p>
            <text:p>$r = \frac{1}{\sqrt{2}}$; নির্ণয়ের জন্য ০২ নম্বর।</text:p>
            <text:p>$\theta = 135^\circ$; নির্ণয়ের জন্য ০৪ নম্বর।</text:p>
            <text:p>$\frac{1+2i}{1-3i} = \frac{1}{\sqrt{2}}(cos 135^\circ + isin 135^\circ)$; নির্ণয়ের জন্য ০৪ নম্বর।</text:p>
          </table:table-cell>
          <table:table-cell table:style-name="ce1" office:value-type="string" calcext:value-type="string">
            <text:p>```json</text:p>
            <text:p>{</text:p>
            <text:p>    "প্রাপ্ত মার্কস": "8/10",</text:p>
            <text:p>    "ধাপ অনুযায়ী মার্কস বিভাজন": [</text:p>
            <text:p>    "ধাপ ১: ২ মার্কস - $\frac{1+2i}{1-3i}$ সরল করে $-\frac{1}{2} + \frac{1}{2}i$ নির্ণয় করার জন্য।",</text:p>
            <text:p>    "ধাপ ২: ২ মার্কস - $r = \frac{1}{\sqrt{2}}$ নির্ণয়ের জন্য।",</text:p>
            <text:p>    "ধাপ ৩: ১ মার্কস - $\theta = \pi - tan^{-1}1$ লেখার জন্য (এখানে $\frac{1}{2}$ এবং $\frac{1}{2}$ লেখার কারণে ১ নম্বর কাটা হয়েছে)।",</text:p>
            <text:p>    "ধাপ ৪: ৩ মার্কস - ফাইনাল উত্তর $\frac{1}{\sqrt{2}}(cos\frac{3\pi}{4} + isin\frac{3\pi}{4})$ লেখার জন্য।"</text:p>
            <text:p>    ],</text:p>
            <text:p>    "চিহ্নিত ভুলসমূহ": [</text:p>
            <text:p>    "১. $\theta$ নির্ণয়ের ক্ষেত্রে student $tan^{-1}\frac{1}{2}$ লিখেছে, যেখানে $tan^{-1}1$ হওয়ার কথা।",</text:p>
            <text:p>     "২. $\theta = \frac{3\pi}{4}$ উল্লেখ করেছে কিন্তু এটা কিভাবে আসল তা স্পষ্ট নয়।",</text:p>
            <text:p>    "৩. r এর মান নির্ণয়ে সামান্য ভুল আছে, sqrt(1/4 + 1/4) = 1/sqrt(2) হবে, student sqrt(1/2+1/2) লিখেছে।"</text:p>
            <text:p/>
            <text:p>    ],</text:p>
            <text:p>    "সংশোধিত উত্তর": [</text:p>
            <text:p>    "১. $\frac{1+2i}{1-3i} = -\frac{1}{2} + \frac{1}{2}i$",</text:p>
            <text:p>    "২. $r = \sqrt{(-\frac{1}{2})^2 + (\frac{1}{2})^2} = \frac{1}{\sqrt{2}}$",</text:p>
            <text:p>    "৩. $\theta = \pi - tan^{-1}\frac{\frac{1}{2}}{\frac{1}{2}} = \pi - tan^{-1}1 = \pi - \frac{\pi}{4} = \frac{3\pi}{4}$"</text:p>
            <text:p>    ],</text:p>
            <text:p>    "অতিরিক্ত মন্তব্য": "r এর মান নির্ণয়ে সামান্য ভুল এবং কোণের মান বের করার সময় ত্রুটি থাকার কারণে কিছু নম্বর কাটা হয়েছে। student সঠিক পথে ছিল।"</text:p>
            <text:p>}</text:p>
            <text:p>```</text:p>
          </table:table-cell>
          <table:table-cell table:style-name="ce1" office:value-type="string" calcext:value-type="string">
            <text:p>```json</text:p>
            <text:p>{</text:p>
            <text:p>    "প্রাপ্ত মার্কস": "10/10",</text:p>
            <text:p>    "ধাপ অনুযায়ী মার্কস বিভাজন": [</text:p>
            <text:p>    "ধাপ ১: 2 মার্কস - $\frac{1+2i}{1-3i}$ কে $-\frac{1}{2} + \frac{1}{2}i$ আকারে প্রকাশ।",</text:p>
            <text:p>    "ধাপ ২: 2 মার্কস - মডিউলাস $r = \frac{1}{\sqrt{2}}$ নির্ণয়।",</text:p>
            <text:p>    "ধাপ ৩: 3 মার্কস - আর্গুমেন্ট $\theta = \frac{3\pi}{4}$ নির্ণয়।",</text:p>
            <text:p>    "ধাপ ৪: 3 মার্কস - জটিল সংখ্যাটিকে $r(\cos\theta + i\sin\theta)$ আকারে প্রকাশ। অর্থাৎ $\frac{1}{\sqrt{2}}(\cos \frac{3\pi}{4} + i \sin \frac{3\pi}{4})$ নির্ণয়।",</text:p>
            <text:p>    "মোট: 10 মার্কস"</text:p>
            <text:p>    ],</text:p>
            <text:p>    "চিহ্নিত ভুলসমূহ": [</text:p>
            <text:p>    "১. মডিউলাস গণনার সময় বাস্তব অংশের বর্গ করার সময় ঋণাত্মক চিহ্ন বাদ দেওয়া হয়েছে ($ \sqrt{(-\frac{1}{2})^2+(\frac{1}{2})^2}$ এর বদলে $ \sqrt{\frac{1}{2}^2+(\frac{1}{2})^2} $ লেখা হয়েছে)। তবে এর কারণে ফলাফলে কোনো ভুল হয়নি।"</text:p>
            <text:p>    ],</text:p>
            <text:p>    "সংশোধিত উত্তর": [</text:p>
            <text:p>    "১. $r$ গণনার সময় সঠিক রূপটি হবে $r = \sqrt{(-\frac{1}{2})^2 + (\frac{1}{2})^2}$।"</text:p>
            <text:p>    ],</text:p>
            <text:p>    "অতিরিক্ত মন্তব্য": ""</text:p>
            <text:p>}</text:p>
            <text:p>```</text:p>
          </table:table-cell>
          <table:table-cell table:style-name="ce1"/>
          <table:table-cell table:style-name="ce1" office:value-type="float" office:value="3073" calcext:value-type="float">
            <text:p>3073</text:p>
          </table:table-cell>
          <table:table-cell table:style-name="ce1" office:value-type="float" office:value="1394" calcext:value-type="float">
            <text:p>1394</text:p>
          </table:table-cell>
          <table:table-cell table:style-name="ce1" office:value-type="float" office:value="0" calcext:value-type="float">
            <text:p>0</text:p>
          </table:table-cell>
          <table:table-cell table:style-name="ce1" office:value-type="float" office:value="675" calcext:value-type="float">
            <text:p>675</text:p>
          </table:table-cell>
          <table:table-cell table:style-name="ce1" office:value-type="float" office:value="380" calcext:value-type="float">
            <text:p>380</text:p>
          </table:table-cell>
          <table:table-cell table:style-name="ce1" office:value-type="float" office:value="0" calcext:value-type="float">
            <text:p>0</text:p>
          </table:table-cell>
          <table:table-cell table:style-name="ce1" table:number-columns-repeated="10"/>
          <table:table-cell table:number-columns-repeated="998"/>
        </table:table-row>
        <table:table-row table:style-name="ro1">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8">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8">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7">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1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11">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8">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11">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7">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7">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7">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8">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15">
          <table:table-cell table:style-name="ce1" table:number-columns-repeated="26"/>
          <table:table-cell table:number-columns-repeated="998"/>
        </table:table-row>
        <table:table-row table:style-name="ro1" table:number-rows-repeated="8">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10">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7">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8">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7">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10">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7">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7">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9">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9">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7">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9">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8">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7">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10">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8">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8">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7">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11">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8">
          <table:table-cell table:style-name="ce1" table:number-columns-repeated="26"/>
          <table:table-cell table:number-columns-repeated="998"/>
        </table:table-row>
        <table:table-row table:style-name="ro1" table:number-rows-repeated="7">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6">
          <table:table-cell table:style-name="ce1" table:number-columns-repeated="26"/>
          <table:table-cell table:number-columns-repeated="998"/>
        </table:table-row>
        <table:table-row table:style-name="ro1" table:number-rows-repeated="7">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4">
          <table:table-cell table:style-name="ce1" table:number-columns-repeated="26"/>
          <table:table-cell table:number-columns-repeated="998"/>
        </table:table-row>
        <table:table-row table:style-name="ro1" table:number-rows-repeated="3">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1" table:number-rows-repeated="5">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number-rows-repeated="2">
          <table:table-cell table:style-name="ce1" table:number-columns-repeated="26"/>
          <table:table-cell table:number-columns-repeated="998"/>
        </table:table-row>
        <table:table-row table:style-name="ro2" table:number-rows-repeated="10472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iltered_5f_Udvash_5f_Data_5f_with_5f_rubric" style:display-name="PageStyle_Filtered_Udvash_Data_with_rubri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62" meta:object-count="0"/>
    <meta:generator>LibreOfficeDev/6.0.5.2$Linux_X86_64 LibreOffice_project/</meta:generator>
  </office:meta>
</office:document-meta>
</file>